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2C000000EF5FB6D5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automatic-styles>
    <style:style style:name="Table1" style:family="table">
      <style:table-properties style:width="6.5in" table:align="margins" style:may-break-between-rows="true" table:border-model="collapsing"/>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5" style:family="table-row">
      <style:table-row-properties style:min-row-height="1.2792in" fo:keep-together="auto"/>
    </style:style>
    <style:style style:name="Table1.17" style:family="table-row">
      <style:table-row-properties style:min-row-height="0.7083in" fo:keep-together="auto"/>
    </style:style>
    <style:style style:name="Table1.18" style:family="table-row">
      <style:table-row-properties style:min-row-height="0.6875in" fo:keep-together="auto"/>
    </style:style>
    <style:style style:name="Table1.19" style:family="table-row">
      <style:table-row-properties style:min-row-height="0.5625in" fo:keep-together="auto"/>
    </style:style>
    <style:style style:name="Table1.22" style:family="table-row">
      <style:table-row-properties style:min-row-height="0.7333in" fo:keep-together="auto"/>
    </style:style>
    <style:style style:name="Table1.26" style:family="table-row">
      <style:table-row-properties style:min-row-height="0.925in" fo:keep-together="auto"/>
    </style:style>
    <style:style style:name="Table1.28" style:family="table-row">
      <style:table-row-properties style:min-row-height="0.5458in" fo:keep-together="auto"/>
    </style:style>
    <style:style style:name="Table1.30" style:family="table-row">
      <style:table-row-properties style:min-row-height="0.5333in" fo:keep-together="auto"/>
    </style:style>
    <style:style style:name="Table1.31" style:family="table-row">
      <style:table-row-properties style:min-row-height="0.3125in" fo:keep-together="auto"/>
    </style:style>
    <style:style style:name="Table1.32" style:family="table-row">
      <style:table-row-properties style:min-row-height="0.7042in" fo:keep-together="auto"/>
    </style:style>
    <style:style style:name="Table1.34" style:family="table-row">
      <style:table-row-properties style:min-row-height="0.9167in" fo:keep-together="auto"/>
    </style:style>
    <style:style style:name="Table1.35" style:family="table-row">
      <style:table-row-properties style:min-row-height="1.075in" fo:keep-together="auto"/>
    </style:style>
    <style:style style:name="Table1.36" style:family="table-row">
      <style:table-row-properties style:min-row-height="1.1083in" fo:keep-together="auto"/>
    </style:style>
    <style:style style:name="Table1.37" style:family="table-row">
      <style:table-row-properties style:min-row-height="0.4542in" fo:keep-together="auto"/>
    </style:style>
    <style:style style:name="Table3" style:family="table">
      <style:table-properties style:width="6.5in" table:align="margins" style:may-break-between-rows="true" table:border-model="collapsing"/>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375in" table:align="right" style:may-break-between-rows="true" table:border-model="collapsing"/>
    </style:style>
    <style:style style:name="Table4.A" style:family="table-column">
      <style:table-column-properties style:column-width="3.125in"/>
    </style:style>
    <style:style style:name="Table4.B" style:family="table-column">
      <style:table-column-properties style:column-width="3.2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30" style:family="table-row">
      <style:table-row-properties style:min-row-height="0.5083in" fo:keep-together="auto"/>
    </style:style>
    <style:style style:name="Table4.66" style:family="table-row">
      <style:table-row-properties style:min-row-height="0.5083in"/>
    </style:style>
    <style:style style:name="Table5" style:family="table">
      <style:table-properties style:width="6.5in" table:align="margins" style:may-break-between-rows="true" table:border-model="collapsing"/>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5" style:family="table-row">
      <style:table-row-properties style:min-row-height="0.2333in" fo:keep-together="auto"/>
    </style:style>
    <style:style style:name="Table5.34" style:family="table-row">
      <style:table-row-properties style:min-row-height="0.2333in"/>
    </style:style>
    <style:style style:name="Table6" style:family="table">
      <style:table-properties style:width="6.5in" table:align="margins" style:may-break-between-rows="true" table:border-model="collapsing"/>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5in" table:align="margins" style:may-break-between-rows="true" table:border-model="collapsing"/>
    </style:style>
    <style:style style:name="Table7.A" style:family="table-column">
      <style:table-column-properties style:column-width="3.25in" style:rel-column-width="32767*"/>
    </style:style>
    <style:style style:name="Table7.B" style:family="table-column">
      <style:table-column-properties style:column-width="3.2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33" style:family="table-row">
      <style:table-row-properties style:min-row-height="1.8333in" fo:keep-together="auto"/>
    </style:style>
    <style:style style:name="Table7.34" style:family="table-row">
      <style:table-row-properties style:min-row-height="1.0833in" fo:keep-together="auto"/>
    </style:style>
    <style:style style:name="Table7.35" style:family="table-row">
      <style:table-row-properties style:min-row-height="0.3542in" fo:keep-together="auto"/>
    </style:style>
    <style:style style:name="Table7.41" style:family="table-row">
      <style:table-row-properties style:min-row-height="0.3542in"/>
    </style:style>
    <style:style style:name="Table8" style:family="table">
      <style:table-properties style:width="6.5in" table:align="margins" style:may-break-between-rows="true" table:border-model="collapsing"/>
    </style:style>
    <style:style style:name="Table8.A" style:family="table-column">
      <style:table-column-properties style:column-width="3.25in" style:rel-column-width="32767*"/>
    </style:style>
    <style:style style:name="Table8.B" style:family="table-column">
      <style:table-column-properties style:column-width="3.25in" style:rel-column-width="32768*"/>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6" style:family="table-row">
      <style:table-row-properties style:min-row-height="3.3667in" fo:keep-together="auto"/>
    </style:style>
    <style:style style:name="Table8.7" style:family="table-row">
      <style:table-row-properties style:min-row-height="0.25in" fo:keep-together="auto"/>
    </style:style>
    <style:style style:name="Table8.47" style:family="table-row">
      <style:table-row-properties style:min-row-height="0.25in"/>
    </style:style>
    <style:style style:name="Table9" style:family="table">
      <style:table-properties style:width="6.5in" table:align="margins" style:may-break-between-rows="true" table:border-model="collapsing"/>
    </style:style>
    <style:style style:name="Table9.A" style:family="table-column">
      <style:table-column-properties style:column-width="3.25in" style:rel-column-width="32767*"/>
    </style:style>
    <style:style style:name="Table9.B" style:family="table-column">
      <style:table-column-properties style:column-width="3.25in" style:rel-column-width="32768*"/>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7" style:family="table-row">
      <style:table-row-properties style:min-row-height="0.3in" fo:keep-together="auto"/>
    </style:style>
    <style:style style:name="Table9.40" style:family="table-row">
      <style:table-row-properties style:min-row-height="0.3in"/>
    </style:style>
    <style:style style:name="Table10" style:family="table">
      <style:table-properties style:width="6.5in" table:align="margins" style:may-break-between-rows="true" table:border-model="collapsing"/>
    </style:style>
    <style:style style:name="Table10.A" style:family="table-column">
      <style:table-column-properties style:column-width="3.25in" style:rel-column-width="32767*"/>
    </style:style>
    <style:style style:name="Table10.B" style:family="table-column">
      <style:table-column-properties style:column-width="3.25in" style:rel-column-width="32768*"/>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5in" table:align="margins" style:shadow="none" style:may-break-between-rows="true" table:border-model="collapsing"/>
    </style:style>
    <style:style style:name="Table11.A" style:family="table-column">
      <style:table-column-properties style:column-width="3.25in" style:rel-column-width="32767*"/>
    </style:style>
    <style:style style:name="Table11.B" style:family="table-column">
      <style:table-column-properties style:column-width="3.2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2" style:family="table-row">
      <style:table-row-properties fo:keep-together="auto"/>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end" style:justify-single-word="false"/>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f62d5"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3d3b"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84f8" officeooo:paragraph-rsid="002684f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2ef8" officeooo:paragraph-rsid="002b2ef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2e2cd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5be1" officeooo:paragraph-rsid="00305be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0847" officeooo:paragraph-rsid="0032084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4a49"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6efe" officeooo:paragraph-rsid="00356ef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6d72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834a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c066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fce6" officeooo:paragraph-rsid="0039fce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3676"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5af8" officeooo:paragraph-rsid="003e5af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d048" officeooo:paragraph-rsid="003fd04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25cb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7e38"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0f13" officeooo:paragraph-rsid="00450f1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c688" officeooo:paragraph-rsid="004bc68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95b0" officeooo:paragraph-rsid="004f95b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1ddb" officeooo:paragraph-rsid="00551dd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d1239" officeooo:paragraph-rsid="005d123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e7dc7" officeooo:paragraph-rsid="005e7dc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51514"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e7ff"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4a26" officeooo:paragraph-rsid="00674a2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9f441" officeooo:paragraph-rsid="0069f44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a3d3" officeooo:paragraph-rsid="006fa3d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0dc69" officeooo:paragraph-rsid="0070dc69"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1ad8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2346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04e" officeooo:paragraph-rsid="0073504e"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18dc" officeooo:paragraph-rsid="007518d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63e4" officeooo:paragraph-rsid="007563e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6d0f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9155"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d752" officeooo:paragraph-rsid="0077d75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ecf8" officeooo:paragraph-rsid="0077ecf8"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f8af" officeooo:paragraph-rsid="0079f8a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af49" officeooo:paragraph-rsid="007eaf49"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abbc" officeooo:paragraph-rsid="0081abbc"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145a" officeooo:paragraph-rsid="0085145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d14f" officeooo:paragraph-rsid="0085d14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67a3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8292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d3c6" officeooo:paragraph-rsid="0088d3c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1b9d" officeooo:paragraph-rsid="008c1b9d"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b239" officeooo:paragraph-rsid="008cb23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ed2a5" officeooo:paragraph-rsid="008ed2a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c598a" officeooo:paragraph-rsid="009c598a"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a4668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c50b" officeooo:paragraph-rsid="009fc50b"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1142" officeooo:paragraph-rsid="00aa114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b34a4" officeooo:paragraph-rsid="00ab34a4"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6fe53" officeooo:paragraph-rsid="00b6fe5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7dc1" officeooo:paragraph-rsid="00b87dc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9371" officeooo:paragraph-rsid="00ba937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d0fae" officeooo:paragraph-rsid="00bd0fa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e300f" officeooo:paragraph-rsid="00be300f"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0b48a" officeooo:paragraph-rsid="00c0b48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35b83" officeooo:paragraph-rsid="00c6c3f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f695" officeooo:paragraph-rsid="00c6f69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13f68" officeooo:paragraph-rsid="00d13f6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efe8" officeooo:paragraph-rsid="00d2efe8"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4e39f" officeooo:paragraph-rsid="00d4e39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58beb" officeooo:paragraph-rsid="00d58beb"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4f42" officeooo:paragraph-rsid="00da4f4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bc3ad" officeooo:paragraph-rsid="00dbc3ad"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6f8f" officeooo:paragraph-rsid="00dd6f8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ec12d" officeooo:paragraph-rsid="00dec12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003a" officeooo:paragraph-rsid="00e0003a"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66fc" officeooo:paragraph-rsid="00e066fc"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23bac" officeooo:paragraph-rsid="00e23bac"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315da" officeooo:paragraph-rsid="00e315da"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3f29e" officeooo:paragraph-rsid="00e3f29e"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598d5" officeooo:paragraph-rsid="00e598d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3e7" officeooo:paragraph-rsid="00e633e7"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9e23" officeooo:paragraph-rsid="00e69e2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c03e" officeooo:paragraph-rsid="00e6c03e"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83f96" officeooo:paragraph-rsid="00e83f96"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992be" officeooo:paragraph-rsid="00e992be"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c7ba" officeooo:paragraph-rsid="00ecc7ba"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c7ba" officeooo:paragraph-rsid="00f4537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edb6" officeooo:paragraph-rsid="00ecedb6"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edb6" officeooo:paragraph-rsid="00ee8cbd"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8a48" officeooo:paragraph-rsid="00f28a4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4d0b6" officeooo:paragraph-rsid="00f4d0b6"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90294" officeooo:paragraph-rsid="00f90294"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9b978" officeooo:paragraph-rsid="00f9b978"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a3e26" officeooo:paragraph-rsid="00fa3e26"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af287" officeooo:paragraph-rsid="00faf287"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c8525" officeooo:paragraph-rsid="00fc8525"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0fe39f3"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ff57e" officeooo:paragraph-rsid="00fff57e"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3f8a6" officeooo:paragraph-rsid="0103f8a6"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language="es" fo:country="VE" officeooo:rsid="0014ad05" officeooo:paragraph-rsid="0014ad05"/>
    </style:style>
    <style:style style:name="P110" style:family="paragraph" style:parent-style-name="Text_20_body">
      <style:paragraph-properties fo:text-indent="0in" style:auto-text-indent="false"/>
      <style:text-properties fo:language="es" fo:country="VE" officeooo:rsid="0014ad05" officeooo:paragraph-rsid="0014ad05"/>
    </style:style>
    <style:style style:name="P111" style:family="paragraph" style:parent-style-name="Text_20_body">
      <style:text-properties fo:language="es" fo:country="VE" officeooo:rsid="0014ba66" officeooo:paragraph-rsid="0014ba66"/>
    </style:style>
    <style:style style:name="P112" style:family="paragraph" style:parent-style-name="Text_20_body">
      <style:paragraph-properties fo:text-align="center" style:justify-single-word="false"/>
      <style:text-properties fo:language="es" fo:country="VE" fo:font-weight="bold" style:font-weight-asian="bold" style:font-weight-complex="bold"/>
    </style:style>
    <style:style style:name="P113" style:family="paragraph" style:parent-style-name="Text_20_body">
      <style:paragraph-properties fo:line-height="100%" fo:text-align="center" style:justify-single-word="false"/>
      <style:text-properties fo:language="es" fo:country="VE" fo:font-weight="bold" style:font-weight-asian="bold" style:font-weight-complex="bold"/>
    </style:style>
    <style:style style:name="P114" style:family="paragraph" style:parent-style-name="Text_20_body">
      <style:paragraph-properties fo:line-height="100%" fo:text-align="center" style:justify-single-word="false" fo:text-indent="0in" style:auto-text-indent="false"/>
      <style:text-properties fo:language="es" fo:country="VE" fo:font-weight="bold" officeooo:rsid="0014ad05" officeooo:paragraph-rsid="0014ad05" style:font-weight-asian="bold" style:font-weight-complex="bold"/>
    </style:style>
    <style:style style:name="P115" style:family="paragraph" style:parent-style-name="Text_20_body">
      <style:paragraph-properties fo:line-height="100%" fo:text-align="center" style:justify-single-word="false"/>
      <style:text-properties fo:language="es" fo:country="VE" fo:font-weight="normal" officeooo:paragraph-rsid="00106baf" style:font-weight-asian="normal" style:font-weight-complex="normal"/>
    </style:style>
    <style:style style:name="P116" style:family="paragraph" style:parent-style-name="Text_20_body">
      <style:paragraph-properties fo:line-height="100%" fo:text-align="center" style:justify-single-word="false"/>
      <style:text-properties fo:language="es" fo:country="VE" fo:font-weight="normal" officeooo:rsid="00106baf" officeooo:paragraph-rsid="00106baf" style:font-weight-asian="normal" style:font-weight-complex="normal"/>
    </style:style>
    <style:style style:name="P117" style:family="paragraph" style:parent-style-name="Text_20_body">
      <style:text-properties fo:language="es" fo:country="VE"/>
    </style:style>
    <style:style style:name="P118" style:family="paragraph" style:parent-style-name="Text_20_body">
      <style:text-properties fo:language="es" fo:country="VE" officeooo:paragraph-rsid="0014ba66"/>
    </style:style>
    <style:style style:name="P119" style:family="paragraph" style:parent-style-name="Text_20_body">
      <style:paragraph-properties fo:text-indent="0in" style:auto-text-indent="false"/>
      <style:text-properties fo:language="es" fo:country="VE"/>
    </style:style>
    <style:style style:name="P120" style:family="paragraph" style:parent-style-name="Text_20_body">
      <style:text-properties fo:language="es" fo:country="VE" fo:font-style="normal" officeooo:rsid="001c2709" officeooo:paragraph-rsid="001c2709" style:font-style-asian="normal" style:font-style-complex="normal"/>
    </style:style>
    <style:style style:name="P121" style:family="paragraph" style:parent-style-name="Text_20_body">
      <style:paragraph-properties fo:break-before="page"/>
      <style:text-properties fo:language="es" fo:country="VE" fo:font-style="normal" officeooo:rsid="001c2709" officeooo:paragraph-rsid="001c2709" style:font-style-asian="normal" style:font-style-complex="normal"/>
    </style:style>
    <style:style style:name="P122" style:family="paragraph" style:parent-style-name="Text_20_body">
      <style:paragraph-properties style:writing-mode="lr-tb"/>
      <style:text-properties fo:language="es" fo:country="VE" fo:font-style="normal" officeooo:paragraph-rsid="001c2709" style:font-style-asian="normal" style:font-style-complex="normal"/>
    </style:style>
    <style:style style:name="P123" style:family="paragraph" style:parent-style-name="Text_20_body">
      <style:paragraph-properties fo:text-align="center" style:justify-single-word="false"/>
      <style:text-properties style:font-name="Liberation Serif" fo:font-size="12pt" fo:language="es" fo:country="VE" officeooo:rsid="000d4370" officeooo:paragraph-rsid="000d4370" style:font-size-asian="12pt" style:font-size-complex="12pt"/>
    </style:style>
    <style:style style:name="P124" style:family="paragraph" style:parent-style-name="Text_20_body">
      <style:paragraph-properties fo:line-height="100%" fo:text-align="center" style:justify-single-word="false"/>
      <style:text-properties style:font-name="Liberation Serif" fo:font-size="12pt" fo:language="es" fo:country="VE" officeooo:rsid="000e9fe5" officeooo:paragraph-rsid="000e9fe5" style:font-size-asian="12pt" style:font-size-complex="12pt"/>
    </style:style>
    <style:style style:name="P125" style:family="paragraph" style:parent-style-name="Text_20_body">
      <style:paragraph-properties fo:line-height="100%" fo:text-align="center" style:justify-single-word="false"/>
      <style:text-properties style:font-name="Liberation Serif" fo:language="es" fo:country="VE" fo:font-weight="normal" officeooo:rsid="00106baf" officeooo:paragraph-rsid="00106baf" style:font-weight-asian="normal" style:font-name-complex="Arial" style:font-weight-complex="normal"/>
    </style:style>
    <style:style style:name="P126" style:family="paragraph" style:parent-style-name="Text_20_body">
      <style:paragraph-properties fo:line-height="150%" fo:text-align="center" style:justify-single-word="false"/>
      <style:text-properties style:font-name="Liberation Serif" fo:language="es" fo:country="VE" fo:font-weight="bold" officeooo:rsid="00106baf" style:font-weight-asian="bold" style:font-name-complex="Arial" style:font-weight-complex="bold"/>
    </style:style>
    <style:style style:name="P127" style:family="paragraph" style:parent-style-name="Contents_20_1">
      <style:paragraph-properties>
        <style:tab-stops>
          <style:tab-stop style:position="6.5in" style:type="right" style:leader-style="dotted" style:leader-text="."/>
        </style:tab-stops>
      </style:paragraph-properties>
    </style:style>
    <style:style style:name="P128" style:family="paragraph" style:parent-style-name="Contents_20_2">
      <style:paragraph-properties>
        <style:tab-stops>
          <style:tab-stop style:position="6.3035in" style:type="right" style:leader-style="dotted" style:leader-text="."/>
        </style:tab-stops>
      </style:paragraph-properties>
    </style:style>
    <style:style style:name="P129" style:family="paragraph" style:parent-style-name="Contents_20_3">
      <style:paragraph-properties>
        <style:tab-stops>
          <style:tab-stop style:position="6.1063in" style:type="right" style:leader-style="dotted" style:leader-text="."/>
        </style:tab-stops>
      </style:paragraph-properties>
    </style:style>
    <style:style style:name="P130" style:family="paragraph" style:parent-style-name="Text_20_body">
      <style:text-properties officeooo:rsid="001c2709" officeooo:paragraph-rsid="001c2709"/>
    </style:style>
    <style:style style:name="P131" style:family="paragraph" style:parent-style-name="Text_20_body">
      <style:text-properties officeooo:paragraph-rsid="001c2709"/>
    </style:style>
    <style:style style:name="P132" style:family="paragraph" style:parent-style-name="Text_20_body">
      <style:paragraph-properties style:writing-mode="lr-tb"/>
      <style:text-properties officeooo:paragraph-rsid="001c2709"/>
    </style:style>
    <style:style style:name="P133" style:family="paragraph" style:parent-style-name="Text_20_body">
      <style:text-properties officeooo:rsid="0019af16" officeooo:paragraph-rsid="001c2709"/>
    </style:style>
    <style:style style:name="P134" style:family="paragraph" style:parent-style-name="Text_20_body">
      <style:text-properties officeooo:paragraph-rsid="001dec4d"/>
    </style:style>
    <style:style style:name="P135" style:family="paragraph" style:parent-style-name="Text_20_body">
      <style:text-properties officeooo:paragraph-rsid="001ef614"/>
    </style:style>
    <style:style style:name="P136" style:family="paragraph" style:parent-style-name="Text_20_body">
      <style:text-properties officeooo:rsid="00238ff3" officeooo:paragraph-rsid="00238ff3"/>
    </style:style>
    <style:style style:name="P137" style:family="paragraph" style:parent-style-name="Text_20_body">
      <style:text-properties officeooo:rsid="004b5234" officeooo:paragraph-rsid="004b5234"/>
    </style:style>
    <style:style style:name="P138" style:family="paragraph" style:parent-style-name="Text_20_body">
      <style:text-properties officeooo:rsid="00838fa7" officeooo:paragraph-rsid="00838fa7"/>
    </style:style>
    <style:style style:name="P139" style:family="paragraph" style:parent-style-name="Text_20_body">
      <style:text-properties officeooo:rsid="008f422c" officeooo:paragraph-rsid="008f422c"/>
    </style:style>
    <style:style style:name="P140" style:family="paragraph" style:parent-style-name="Text_20_body">
      <style:text-properties officeooo:rsid="00bdf5a3" officeooo:paragraph-rsid="00bdf5a3"/>
    </style:style>
    <style:style style:name="P141" style:family="paragraph" style:parent-style-name="Text_20_body">
      <style:text-properties officeooo:rsid="00d46b08" officeooo:paragraph-rsid="00d46b08"/>
    </style:style>
    <style:style style:name="P142" style:family="paragraph" style:parent-style-name="Text_20_body">
      <style:text-properties officeooo:rsid="00e992be" officeooo:paragraph-rsid="00e992be"/>
    </style:style>
    <style:style style:name="P143" style:family="paragraph" style:parent-style-name="Text_20_body">
      <style:text-properties officeooo:rsid="00fe39f3" officeooo:paragraph-rsid="00fe39f3"/>
    </style:style>
    <style:style style:name="P144" style:family="paragraph" style:parent-style-name="Heading" style:master-page-name="First_20_Page">
      <style:paragraph-properties fo:text-align="center" style:justify-single-word="false" style:page-number="1"/>
      <style:text-properties style:font-name="Liberation Serif" fo:font-size="12pt" fo:language="es" fo:country="VE" officeooo:rsid="000d4370" officeooo:paragraph-rsid="000d4370" style:font-size-asian="12pt" style:font-size-complex="12pt"/>
    </style:style>
    <style:style style:name="P145" style:family="paragraph" style:parent-style-name="Heading_20_1" style:list-style-name="">
      <style:paragraph-properties fo:text-align="center" style:justify-single-word="false" fo:break-before="page"/>
      <style:text-properties fo:language="es" fo:country="VE" officeooo:rsid="001329eb" officeooo:paragraph-rsid="001329eb"/>
    </style:style>
    <style:style style:name="P146" style:family="paragraph" style:parent-style-name="Heading_20_1">
      <style:paragraph-properties fo:break-before="page"/>
      <style:text-properties fo:language="es" fo:country="VE" officeooo:rsid="0014ad05" officeooo:paragraph-rsid="0014ad05"/>
    </style:style>
    <style:style style:name="P147" style:family="paragraph" style:parent-style-name="Heading_20_1">
      <style:paragraph-properties fo:break-before="page"/>
      <style:text-properties fo:language="es" fo:country="VE" officeooo:rsid="0014ba66" officeooo:paragraph-rsid="0014ba66"/>
    </style:style>
    <style:style style:name="P148" style:family="paragraph" style:parent-style-name="Heading_20_1">
      <style:text-properties fo:language="es" fo:country="VE" officeooo:rsid="0014ba66" officeooo:paragraph-rsid="0014ba66"/>
    </style:style>
    <style:style style:name="P149" style:family="paragraph" style:parent-style-name="Heading_20_1" style:list-style-name="">
      <style:paragraph-properties fo:text-align="center" style:justify-single-word="false" fo:break-before="page"/>
      <style:text-properties fo:language="es" fo:country="VE" officeooo:rsid="0014ba66" officeooo:paragraph-rsid="0014ba66"/>
    </style:style>
    <style:style style:name="P150" style:family="paragraph" style:parent-style-name="Heading_20_1">
      <style:paragraph-properties fo:break-before="page"/>
      <style:text-properties fo:language="es" fo:country="VE"/>
    </style:style>
    <style:style style:name="P151" style:family="paragraph" style:parent-style-name="Heading_20_1">
      <style:paragraph-properties fo:break-before="page"/>
    </style:style>
    <style:style style:name="P152" style:family="paragraph" style:parent-style-name="Heading_20_2">
      <style:text-properties fo:language="es" fo:country="VE" officeooo:rsid="0014ba66" officeooo:paragraph-rsid="0014ba66"/>
    </style:style>
    <style:style style:name="P153" style:family="paragraph" style:parent-style-name="Heading_20_2">
      <style:paragraph-properties fo:break-before="page"/>
    </style:style>
    <style:style style:name="P154" style:family="paragraph" style:parent-style-name="Heading_20_3">
      <style:text-properties fo:language="es" fo:country="VE"/>
    </style:style>
    <style:style style:name="P155" style:family="paragraph" style:parent-style-name="Standard">
      <style:paragraph-properties fo:text-align="end" style:justify-single-word="false"/>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3f8a6" officeooo:paragraph-rsid="0103f8a6"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dd05" officeooo:paragraph-rsid="0106dd05"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dd05" officeooo:paragraph-rsid="010be50a"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8884a" officeooo:paragraph-rsid="0108884a"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af19" officeooo:paragraph-rsid="0112af19"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list-style-name="">
      <style:paragraph-properties fo:text-align="center" style:justify-single-word="false"/>
      <style:text-properties fo:language="es" fo:country="VE" officeooo:rsid="001329eb" officeooo:paragraph-rsid="001329eb"/>
    </style:style>
    <style:style style:name="P162" style:family="paragraph" style:parent-style-name="Text_20_body" style:list-style-name="">
      <style:paragraph-properties fo:text-align="center" style:justify-single-word="false"/>
      <style:text-properties fo:language="es" fo:country="VE" officeooo:rsid="0014ba66" officeooo:paragraph-rsid="0014ba66"/>
    </style:style>
    <style:style style:name="T1" style:family="text">
      <style:text-properties style:font-name="Liberation Serif" style:font-name-complex="Arial"/>
    </style:style>
    <style:style style:name="T2" style:family="text">
      <style:text-properties style:font-name="Liberation Serif" officeooo:rsid="00106baf" style:font-name-complex="Arial"/>
    </style:style>
    <style:style style:name="T3" style:family="text">
      <style:text-properties style:font-name="Liberation Serif" officeooo:rsid="001329eb" style:font-name-complex="Arial"/>
    </style:style>
    <style:style style:name="T4" style:family="text">
      <style:text-properties style:font-name="Liberation Serif" officeooo:rsid="006e3093" style:font-name-complex="Arial"/>
    </style:style>
    <style:style style:name="T5" style:family="text">
      <style:text-properties officeooo:rsid="001329eb"/>
    </style:style>
    <style:style style:name="T6" style:family="text">
      <style:text-properties fo:font-weight="bold" style:font-weight-asian="bold" style:font-weight-complex="bold"/>
    </style:style>
    <style:style style:name="T7" style:family="text">
      <style:text-properties officeooo:rsid="0014ad05"/>
    </style:style>
    <style:style style:name="T8" style:family="text">
      <style:text-properties officeooo:rsid="0015a398"/>
    </style:style>
    <style:style style:name="T9" style:family="text">
      <style:text-properties fo:font-style="italic" style:font-style-asian="italic"/>
    </style:style>
    <style:style style:name="T10" style:family="text">
      <style:text-properties fo:language="es" fo:country="VE"/>
    </style:style>
    <style:style style:name="T11" style:family="text">
      <style:text-properties fo:language="es" fo:country="VE" officeooo:rsid="0014ba66"/>
    </style:style>
    <style:style style:name="T12" style:family="text">
      <style:text-properties fo:language="es" fo:country="VE" officeooo:rsid="001801cc"/>
    </style:style>
    <style:style style:name="T13" style:family="text">
      <style:text-properties fo:language="es" fo:country="VE" fo:font-style="italic" officeooo:rsid="001c2709" style:font-style-asian="italic" style:font-style-complex="italic"/>
    </style:style>
    <style:style style:name="T14" style:family="text">
      <style:text-properties fo:language="es" fo:country="VE" fo:font-style="italic" officeooo:rsid="00216a72" style:font-style-asian="italic" style:font-style-complex="italic"/>
    </style:style>
    <style:style style:name="T15" style:family="text">
      <style:text-properties fo:language="es" fo:country="VE" fo:font-style="normal" style:font-style-asian="normal" style:font-style-complex="normal"/>
    </style:style>
    <style:style style:name="T16" style:family="text">
      <style:text-properties fo:language="es" fo:country="VE" fo:font-style="normal" officeooo:rsid="0018ad3c" style:font-style-asian="normal" style:font-style-complex="normal"/>
    </style:style>
    <style:style style:name="T17" style:family="text">
      <style:text-properties fo:language="es" fo:country="VE" fo:font-style="normal" officeooo:rsid="001a5ce2" style:font-style-asian="normal" style:font-style-complex="normal"/>
    </style:style>
    <style:style style:name="T18" style:family="text">
      <style:text-properties fo:language="es" fo:country="VE" fo:font-style="normal" officeooo:rsid="001c2709" style:font-style-asian="normal" style:font-style-complex="normal"/>
    </style:style>
    <style:style style:name="T19" style:family="text">
      <style:text-properties fo:language="es" fo:country="VE" fo:font-style="normal" officeooo:rsid="001d6059" style:font-style-asian="normal" style:font-style-complex="normal"/>
    </style:style>
    <style:style style:name="T20" style:family="text">
      <style:text-properties fo:language="es" fo:country="VE" fo:font-style="normal" officeooo:rsid="001dec4d" style:font-style-asian="normal" style:font-style-complex="normal"/>
    </style:style>
    <style:style style:name="T21" style:family="text">
      <style:text-properties fo:language="es" fo:country="VE" fo:font-style="normal" officeooo:rsid="00216a72" style:font-style-asian="normal" style:font-style-complex="normal"/>
    </style:style>
    <style:style style:name="T22" style:family="text">
      <style:text-properties fo:language="es" fo:country="VE" fo:font-style="normal" officeooo:rsid="0020d545" style:font-style-asian="normal" style:font-style-complex="normal"/>
    </style:style>
    <style:style style:name="T23" style:family="text">
      <style:text-properties fo:language="es" fo:country="VE" fo:font-style="normal" fo:background-color="#ffff00" loext:char-shading-value="0" style:font-style-asian="normal" style:font-style-complex="normal"/>
    </style:style>
    <style:style style:name="T24" style:family="text">
      <style:text-properties fo:language="es" fo:country="VE" officeooo:rsid="001c2709"/>
    </style:style>
    <style:style style:name="T25" style:family="text">
      <style:text-properties fo:language="es" fo:country="VE" officeooo:rsid="001d6059"/>
    </style:style>
    <style:style style:name="T26" style:family="text">
      <style:text-properties fo:font-variant="normal" fo:text-transform="none" style:text-position="0% 100%" fo:language="es" fo:country="VE" fo:font-style="normal" style:text-underline-style="none" fo:font-weight="normal" officeooo:rsid="0018ad3c" style:font-style-asian="normal" style:font-style-complex="normal"/>
    </style:style>
    <style:style style:name="T27" style:family="text">
      <style:text-properties fo:font-variant="normal" fo:text-transform="none" style:text-position="0% 100%" fo:language="es" fo:country="VE" fo:font-style="normal" style:text-underline-style="none" fo:font-weight="normal" officeooo:rsid="001dec4d" style:font-style-asian="normal" style:font-style-complex="normal"/>
    </style:style>
    <style:style style:name="T28" style:family="text">
      <style:text-properties fo:font-variant="normal" fo:text-transform="none" style:text-position="0% 100%" fo:language="es" fo:country="VE" style:text-underline-style="none" fo:font-weight="normal" officeooo:rsid="00216a72" style:font-style-asian="normal" style:font-style-complex="normal"/>
    </style:style>
    <style:style style:name="T29" style:family="text">
      <style:text-properties fo:font-variant="normal" fo:text-transform="none" style:text-position="0% 100%" fo:font-style="normal" style:text-underline-style="none" fo:font-weight="normal"/>
    </style:style>
    <style:style style:name="T30" style:family="text">
      <style:text-properties fo:font-variant="normal" fo:text-transform="none" style:text-position="0% 100%" fo:font-style="italic" style:text-underline-style="none" fo:font-weight="normal" style:font-style-asian="italic"/>
    </style:style>
    <style:style style:name="T31" style:family="text">
      <style:text-properties fo:font-variant="normal" fo:text-transform="none" style:text-position="0% 100%" style:text-underline-style="none" fo:font-weight="normal"/>
    </style:style>
    <style:style style:name="T32" style:family="text">
      <style:text-properties fo:font-variant="normal" fo:text-transform="none" fo:color="#030303" loext:opacity="100%" style:font-name="ProximaVara-Roman" fo:font-size="12pt" fo:letter-spacing="normal" fo:font-style="normal" fo:font-weight="normal"/>
    </style:style>
    <style:style style:name="T33" style:family="text">
      <style:text-properties fo:font-variant="normal" fo:text-transform="none" fo:color="#030303" loext:opacity="100%" style:font-name="ProximaVara-Roman" fo:font-size="12pt" fo:letter-spacing="normal" fo:language="es" fo:country="VE" fo:font-style="normal" fo:font-weight="normal" style:font-style-asian="normal" style:font-style-complex="normal"/>
    </style:style>
    <style:style style:name="T34" style:family="text">
      <style:text-properties officeooo:rsid="002684f8"/>
    </style:style>
    <style:style style:name="T35" style:family="text">
      <style:text-properties officeooo:rsid="0027d8a9"/>
    </style:style>
    <style:style style:name="T36" style:family="text">
      <style:text-properties officeooo:rsid="0029ae72"/>
    </style:style>
    <style:style style:name="T37" style:family="text">
      <style:text-properties officeooo:rsid="002b2ef8"/>
    </style:style>
    <style:style style:name="T38" style:family="text">
      <style:text-properties officeooo:rsid="002b5292"/>
    </style:style>
    <style:style style:name="T39" style:family="text">
      <style:text-properties officeooo:rsid="002cf58f"/>
    </style:style>
    <style:style style:name="T40" style:family="text">
      <style:text-properties officeooo:rsid="002e2cd4"/>
    </style:style>
    <style:style style:name="T41" style:family="text">
      <style:text-properties officeooo:rsid="002e59f7"/>
    </style:style>
    <style:style style:name="T42" style:family="text">
      <style:text-properties officeooo:rsid="002efecb"/>
    </style:style>
    <style:style style:name="T43" style:family="text">
      <style:text-properties officeooo:rsid="00305be1"/>
    </style:style>
    <style:style style:name="T44" style:family="text">
      <style:text-properties officeooo:rsid="00320847"/>
    </style:style>
    <style:style style:name="T45" style:family="text">
      <style:text-properties officeooo:rsid="003263b5"/>
    </style:style>
    <style:style style:name="T46" style:family="text">
      <style:text-properties officeooo:rsid="00344a49"/>
    </style:style>
    <style:style style:name="T47" style:family="text">
      <style:text-properties officeooo:rsid="00356efe"/>
    </style:style>
    <style:style style:name="T48" style:family="text">
      <style:text-properties officeooo:rsid="0036d72a"/>
    </style:style>
    <style:style style:name="T49" style:family="text">
      <style:text-properties officeooo:rsid="003834a5"/>
    </style:style>
    <style:style style:name="T50" style:family="text">
      <style:text-properties officeooo:rsid="0038bd26"/>
    </style:style>
    <style:style style:name="T51" style:family="text">
      <style:text-properties officeooo:rsid="0039fce6"/>
    </style:style>
    <style:style style:name="T52" style:family="text">
      <style:text-properties officeooo:rsid="003a890b"/>
    </style:style>
    <style:style style:name="T53" style:family="text">
      <style:text-properties officeooo:rsid="003b3676"/>
    </style:style>
    <style:style style:name="T54" style:family="text">
      <style:text-properties officeooo:rsid="003c0667"/>
    </style:style>
    <style:style style:name="T55" style:family="text">
      <style:text-properties officeooo:rsid="003e5af8"/>
    </style:style>
    <style:style style:name="T56" style:family="text">
      <style:text-properties officeooo:rsid="003fd048"/>
    </style:style>
    <style:style style:name="T57" style:family="text">
      <style:text-properties officeooo:rsid="0040e233"/>
    </style:style>
    <style:style style:name="T58" style:family="text">
      <style:text-properties officeooo:rsid="00425cb4"/>
    </style:style>
    <style:style style:name="T59" style:family="text">
      <style:text-properties officeooo:rsid="004374fd"/>
    </style:style>
    <style:style style:name="T60" style:family="text">
      <style:text-properties officeooo:rsid="0043acc7"/>
    </style:style>
    <style:style style:name="T61" style:family="text">
      <style:text-properties officeooo:rsid="00447e38"/>
    </style:style>
    <style:style style:name="T62" style:family="text">
      <style:text-properties officeooo:rsid="00450f13"/>
    </style:style>
    <style:style style:name="T63" style:family="text">
      <style:text-properties officeooo:rsid="00253d3b"/>
    </style:style>
    <style:style style:name="T64" style:family="text">
      <style:text-properties officeooo:rsid="0047478e"/>
    </style:style>
    <style:style style:name="T65" style:family="text">
      <style:text-properties officeooo:rsid="00481dcb"/>
    </style:style>
    <style:style style:name="T66" style:family="text">
      <style:text-properties officeooo:rsid="00483e17"/>
    </style:style>
    <style:style style:name="T67" style:family="text">
      <style:text-properties officeooo:rsid="0049bc73"/>
    </style:style>
    <style:style style:name="T68" style:family="text">
      <style:text-properties officeooo:rsid="004b5234"/>
    </style:style>
    <style:style style:name="T69" style:family="text">
      <style:text-properties officeooo:rsid="004bd65e"/>
    </style:style>
    <style:style style:name="T70" style:family="text">
      <style:text-properties officeooo:rsid="004dae5d"/>
    </style:style>
    <style:style style:name="T71" style:family="text">
      <style:text-properties officeooo:rsid="004f8127"/>
    </style:style>
    <style:style style:name="T72" style:family="text">
      <style:text-properties officeooo:rsid="004f95b0"/>
    </style:style>
    <style:style style:name="T73" style:family="text">
      <style:text-properties officeooo:rsid="0050c691"/>
    </style:style>
    <style:style style:name="T74" style:family="text">
      <style:text-properties officeooo:rsid="0050c6a7"/>
    </style:style>
    <style:style style:name="T75" style:family="text">
      <style:text-properties officeooo:rsid="0051b7a3"/>
    </style:style>
    <style:style style:name="T76" style:family="text">
      <style:text-properties officeooo:rsid="0053a190"/>
    </style:style>
    <style:style style:name="T77" style:family="text">
      <style:text-properties officeooo:rsid="00551ddb"/>
    </style:style>
    <style:style style:name="T78" style:family="text">
      <style:text-properties officeooo:rsid="0055d5f2"/>
    </style:style>
    <style:style style:name="T79" style:family="text">
      <style:text-properties officeooo:rsid="00575b21"/>
    </style:style>
    <style:style style:name="T80" style:family="text">
      <style:text-properties officeooo:rsid="0058cd8e"/>
    </style:style>
    <style:style style:name="T81" style:family="text">
      <style:text-properties officeooo:rsid="005a721e"/>
    </style:style>
    <style:style style:name="T82" style:family="text">
      <style:text-properties officeooo:rsid="005c49ad"/>
    </style:style>
    <style:style style:name="T83" style:family="text">
      <style:text-properties officeooo:rsid="005d1239"/>
    </style:style>
    <style:style style:name="T84" style:family="text">
      <style:text-properties officeooo:rsid="005e7dc7"/>
    </style:style>
    <style:style style:name="T85" style:family="text">
      <style:text-properties officeooo:rsid="005ff867"/>
    </style:style>
    <style:style style:name="T86" style:family="text">
      <style:text-properties officeooo:rsid="006134b6"/>
    </style:style>
    <style:style style:name="T87" style:family="text">
      <style:text-properties officeooo:rsid="0061cf70"/>
    </style:style>
    <style:style style:name="T88" style:family="text">
      <style:text-properties officeooo:rsid="00632513"/>
    </style:style>
    <style:style style:name="T89" style:family="text">
      <style:text-properties officeooo:rsid="00650fe0"/>
    </style:style>
    <style:style style:name="T90" style:family="text">
      <style:text-properties officeooo:rsid="00651514"/>
    </style:style>
    <style:style style:name="T91" style:family="text">
      <style:text-properties officeooo:rsid="0066e7ff"/>
    </style:style>
    <style:style style:name="T92" style:family="text">
      <style:text-properties officeooo:rsid="00674a26"/>
    </style:style>
    <style:style style:name="T93" style:family="text">
      <style:text-properties officeooo:rsid="0068dad5"/>
    </style:style>
    <style:style style:name="T94" style:family="text">
      <style:text-properties officeooo:rsid="0069f441"/>
    </style:style>
    <style:style style:name="T95" style:family="text">
      <style:text-properties officeooo:rsid="006a9f43"/>
    </style:style>
    <style:style style:name="T96" style:family="text">
      <style:text-properties officeooo:rsid="0071ad80"/>
    </style:style>
    <style:style style:name="T97" style:family="text">
      <style:text-properties officeooo:rsid="0072346f"/>
    </style:style>
    <style:style style:name="T98" style:family="text">
      <style:text-properties officeooo:rsid="0073504e"/>
    </style:style>
    <style:style style:name="T99" style:family="text">
      <style:text-properties officeooo:rsid="00748c87"/>
    </style:style>
    <style:style style:name="T100" style:family="text">
      <style:text-properties officeooo:rsid="007518dc"/>
    </style:style>
    <style:style style:name="T101" style:family="text">
      <style:text-properties officeooo:rsid="007563e4"/>
    </style:style>
    <style:style style:name="T102" style:family="text">
      <style:text-properties officeooo:rsid="0076d0f2"/>
    </style:style>
    <style:style style:name="T103" style:family="text">
      <style:text-properties officeooo:rsid="00779155"/>
    </style:style>
    <style:style style:name="T104" style:family="text">
      <style:text-properties officeooo:rsid="0077d752"/>
    </style:style>
    <style:style style:name="T105" style:family="text">
      <style:text-properties officeooo:rsid="0078824b"/>
    </style:style>
    <style:style style:name="T106" style:family="text">
      <style:text-properties officeooo:rsid="00792338"/>
    </style:style>
    <style:style style:name="T107" style:family="text">
      <style:text-properties officeooo:rsid="0079f8af"/>
    </style:style>
    <style:style style:name="T108" style:family="text">
      <style:text-properties officeooo:rsid="007d000f"/>
    </style:style>
    <style:style style:name="T109" style:family="text">
      <style:text-properties officeooo:rsid="007eaf49"/>
    </style:style>
    <style:style style:name="T110" style:family="text">
      <style:text-properties officeooo:rsid="0080a1c6"/>
    </style:style>
    <style:style style:name="T111" style:family="text">
      <style:text-properties officeooo:rsid="0081abbc"/>
    </style:style>
    <style:style style:name="T112" style:family="text">
      <style:text-properties officeooo:rsid="00834b95"/>
    </style:style>
    <style:style style:name="T113" style:family="text">
      <style:text-properties officeooo:rsid="00838fa7"/>
    </style:style>
    <style:style style:name="T114" style:family="text">
      <style:text-properties officeooo:rsid="0085145a"/>
    </style:style>
    <style:style style:name="T115" style:family="text">
      <style:text-properties officeooo:rsid="0085d14f"/>
    </style:style>
    <style:style style:name="T116" style:family="text">
      <style:text-properties officeooo:rsid="00867a30"/>
    </style:style>
    <style:style style:name="T117" style:family="text">
      <style:text-properties officeooo:rsid="00873e5d"/>
    </style:style>
    <style:style style:name="T118" style:family="text">
      <style:text-properties officeooo:rsid="00882924"/>
    </style:style>
    <style:style style:name="T119" style:family="text">
      <style:text-properties officeooo:rsid="0088d3c6"/>
    </style:style>
    <style:style style:name="T120" style:family="text">
      <style:text-properties officeooo:rsid="008aa943"/>
    </style:style>
    <style:style style:name="T121" style:family="text">
      <style:text-properties officeooo:rsid="008c1b9d"/>
    </style:style>
    <style:style style:name="T122" style:family="text">
      <style:text-properties officeooo:rsid="008cb239"/>
    </style:style>
    <style:style style:name="T123" style:family="text">
      <style:text-properties officeooo:rsid="008cc728"/>
    </style:style>
    <style:style style:name="T124" style:family="text">
      <style:text-properties officeooo:rsid="008d0f48"/>
    </style:style>
    <style:style style:name="T125" style:family="text">
      <style:text-properties officeooo:rsid="008ed2a5"/>
    </style:style>
    <style:style style:name="T126" style:family="text">
      <style:text-properties officeooo:rsid="008f62d5"/>
    </style:style>
    <style:style style:name="T127" style:family="text">
      <style:text-properties officeooo:rsid="00904354"/>
    </style:style>
    <style:style style:name="T128" style:family="text">
      <style:text-properties officeooo:rsid="0090b32d"/>
    </style:style>
    <style:style style:name="T129" style:family="text">
      <style:text-properties officeooo:rsid="0091b74b"/>
    </style:style>
    <style:style style:name="T130" style:family="text">
      <style:text-properties officeooo:rsid="009360c8"/>
    </style:style>
    <style:style style:name="T131" style:family="text">
      <style:text-properties officeooo:rsid="0093d460"/>
    </style:style>
    <style:style style:name="T132" style:family="text">
      <style:text-properties officeooo:rsid="00954e31"/>
    </style:style>
    <style:style style:name="T133" style:family="text">
      <style:text-properties officeooo:rsid="00973f89"/>
    </style:style>
    <style:style style:name="T134" style:family="text">
      <style:text-properties officeooo:rsid="009740f6"/>
    </style:style>
    <style:style style:name="T135" style:family="text">
      <style:text-properties officeooo:rsid="00979764"/>
    </style:style>
    <style:style style:name="T136" style:family="text">
      <style:text-properties officeooo:rsid="0099e122"/>
    </style:style>
    <style:style style:name="T137" style:family="text">
      <style:text-properties officeooo:rsid="009a919b"/>
    </style:style>
    <style:style style:name="T138" style:family="text">
      <style:text-properties officeooo:rsid="009c1c83"/>
    </style:style>
    <style:style style:name="T139" style:family="text">
      <style:text-properties officeooo:rsid="009c598a"/>
    </style:style>
    <style:style style:name="T140" style:family="text">
      <style:text-properties officeooo:rsid="009ce0e6"/>
    </style:style>
    <style:style style:name="T141" style:family="text">
      <style:text-properties officeooo:rsid="009d50e0"/>
    </style:style>
    <style:style style:name="T142" style:family="text">
      <style:text-properties officeooo:rsid="009e7836"/>
    </style:style>
    <style:style style:name="T143" style:family="text">
      <style:text-properties officeooo:rsid="009f178a"/>
    </style:style>
    <style:style style:name="T144" style:family="text">
      <style:text-properties officeooo:rsid="009fc50b"/>
    </style:style>
    <style:style style:name="T145" style:family="text">
      <style:text-properties officeooo:rsid="00a02d7a"/>
    </style:style>
    <style:style style:name="T146" style:family="text">
      <style:text-properties officeooo:rsid="00a1e055"/>
    </style:style>
    <style:style style:name="T147" style:family="text">
      <style:text-properties officeooo:rsid="00a27e05"/>
    </style:style>
    <style:style style:name="T148" style:family="text">
      <style:text-properties officeooo:rsid="00a33d33"/>
    </style:style>
    <style:style style:name="T149" style:family="text">
      <style:text-properties officeooo:rsid="00a46683"/>
    </style:style>
    <style:style style:name="T150" style:family="text">
      <style:text-properties officeooo:rsid="00a66376"/>
    </style:style>
    <style:style style:name="T151" style:family="text">
      <style:text-properties officeooo:rsid="00a7e087"/>
    </style:style>
    <style:style style:name="T152" style:family="text">
      <style:text-properties officeooo:rsid="00a9c9fd"/>
    </style:style>
    <style:style style:name="T153" style:family="text">
      <style:text-properties officeooo:rsid="00aa1142"/>
    </style:style>
    <style:style style:name="T154" style:family="text">
      <style:text-properties officeooo:rsid="00ab34a4"/>
    </style:style>
    <style:style style:name="T155" style:family="text">
      <style:text-properties officeooo:rsid="00ac73ab"/>
    </style:style>
    <style:style style:name="T156" style:family="text">
      <style:text-properties officeooo:rsid="00acb20d"/>
    </style:style>
    <style:style style:name="T157" style:family="text">
      <style:text-properties officeooo:rsid="00acb818"/>
    </style:style>
    <style:style style:name="T158" style:family="text">
      <style:text-properties officeooo:rsid="00ade691"/>
    </style:style>
    <style:style style:name="T159" style:family="text">
      <style:text-properties officeooo:rsid="00af430c"/>
    </style:style>
    <style:style style:name="T160" style:family="text">
      <style:text-properties officeooo:rsid="00b0c56c"/>
    </style:style>
    <style:style style:name="T161" style:family="text">
      <style:text-properties officeooo:rsid="00b0eb0b"/>
    </style:style>
    <style:style style:name="T162" style:family="text">
      <style:text-properties officeooo:rsid="00b1d26b"/>
    </style:style>
    <style:style style:name="T163" style:family="text">
      <style:text-properties officeooo:rsid="00b297ae"/>
    </style:style>
    <style:style style:name="T164" style:family="text">
      <style:text-properties officeooo:rsid="00b2af3d"/>
    </style:style>
    <style:style style:name="T165" style:family="text">
      <style:text-properties officeooo:rsid="00b362a7"/>
    </style:style>
    <style:style style:name="T166" style:family="text">
      <style:text-properties officeooo:rsid="00b50c65"/>
    </style:style>
    <style:style style:name="T167" style:family="text">
      <style:text-properties officeooo:rsid="00b6fe53"/>
    </style:style>
    <style:style style:name="T168" style:family="text">
      <style:text-properties officeooo:rsid="00b87dc1"/>
    </style:style>
    <style:style style:name="T169" style:family="text">
      <style:text-properties officeooo:rsid="00b9712f"/>
    </style:style>
    <style:style style:name="T170" style:family="text">
      <style:text-properties officeooo:rsid="00ba9371"/>
    </style:style>
    <style:style style:name="T171" style:family="text">
      <style:text-properties officeooo:rsid="00bd0fae"/>
    </style:style>
    <style:style style:name="T172" style:family="text">
      <style:text-properties officeooo:rsid="00bdb03b"/>
    </style:style>
    <style:style style:name="T173" style:family="text">
      <style:text-properties officeooo:rsid="00bdf5a3"/>
    </style:style>
    <style:style style:name="T174" style:family="text">
      <style:text-properties officeooo:rsid="00be300f"/>
    </style:style>
    <style:style style:name="T175" style:family="text">
      <style:text-properties officeooo:rsid="00bf6b63"/>
    </style:style>
    <style:style style:name="T176" style:family="text">
      <style:text-properties officeooo:rsid="00c0b48a"/>
    </style:style>
    <style:style style:name="T177" style:family="text">
      <style:text-properties officeooo:rsid="00c19252"/>
    </style:style>
    <style:style style:name="T178" style:family="text">
      <style:text-properties officeooo:rsid="00c24be1"/>
    </style:style>
    <style:style style:name="T179" style:family="text">
      <style:text-properties officeooo:rsid="00c508be"/>
    </style:style>
    <style:style style:name="T180" style:family="text">
      <style:text-properties officeooo:rsid="00c5c4cb"/>
    </style:style>
    <style:style style:name="T181" style:family="text">
      <style:text-properties officeooo:rsid="00c6c3fa"/>
    </style:style>
    <style:style style:name="T182" style:family="text">
      <style:text-properties officeooo:rsid="00c6f695"/>
    </style:style>
    <style:style style:name="T183" style:family="text">
      <style:text-properties officeooo:rsid="00c979c1"/>
    </style:style>
    <style:style style:name="T184" style:family="text">
      <style:text-properties officeooo:rsid="00cb3678"/>
    </style:style>
    <style:style style:name="T185" style:family="text">
      <style:text-properties officeooo:rsid="00cc60dc"/>
    </style:style>
    <style:style style:name="T186" style:family="text">
      <style:text-properties officeooo:rsid="00cc88b5"/>
    </style:style>
    <style:style style:name="T187" style:family="text">
      <style:text-properties officeooo:rsid="00cde36c"/>
    </style:style>
    <style:style style:name="T188" style:family="text">
      <style:text-properties officeooo:rsid="00ceec8d"/>
    </style:style>
    <style:style style:name="T189" style:family="text">
      <style:text-properties officeooo:rsid="00cf6b82"/>
    </style:style>
    <style:style style:name="T190" style:family="text">
      <style:text-properties officeooo:rsid="00d13f68"/>
    </style:style>
    <style:style style:name="T191" style:family="text">
      <style:text-properties officeooo:rsid="00d2efe8"/>
    </style:style>
    <style:style style:name="T192" style:family="text">
      <style:text-properties officeooo:rsid="00d384bb"/>
    </style:style>
    <style:style style:name="T193" style:family="text">
      <style:text-properties officeooo:rsid="00d46b08"/>
    </style:style>
    <style:style style:name="T194" style:family="text">
      <style:text-properties officeooo:rsid="00d82437"/>
    </style:style>
    <style:style style:name="T195" style:family="text">
      <style:text-properties officeooo:rsid="00d92a03"/>
    </style:style>
    <style:style style:name="T196" style:family="text">
      <style:text-properties officeooo:rsid="00da4f42"/>
    </style:style>
    <style:style style:name="T197" style:family="text">
      <style:text-properties officeooo:rsid="00dbc3ad"/>
    </style:style>
    <style:style style:name="T198" style:family="text">
      <style:text-properties officeooo:rsid="00dd6f8f"/>
    </style:style>
    <style:style style:name="T199" style:family="text">
      <style:text-properties officeooo:rsid="00dec12d"/>
    </style:style>
    <style:style style:name="T200" style:family="text">
      <style:text-properties officeooo:rsid="00e0003a"/>
    </style:style>
    <style:style style:name="T201" style:family="text">
      <style:text-properties officeooo:rsid="00e066fc"/>
    </style:style>
    <style:style style:name="T202" style:family="text">
      <style:text-properties officeooo:rsid="00e23bac"/>
    </style:style>
    <style:style style:name="T203" style:family="text">
      <style:text-properties officeooo:rsid="00e315da"/>
    </style:style>
    <style:style style:name="T204" style:family="text">
      <style:text-properties officeooo:rsid="00e3f29e"/>
    </style:style>
    <style:style style:name="T205" style:family="text">
      <style:text-properties officeooo:rsid="00e598d5"/>
    </style:style>
    <style:style style:name="T206" style:family="text">
      <style:text-properties officeooo:rsid="00e633e7"/>
    </style:style>
    <style:style style:name="T207" style:family="text">
      <style:text-properties officeooo:rsid="00e69e23"/>
    </style:style>
    <style:style style:name="T208" style:family="text">
      <style:text-properties officeooo:rsid="00e6c03e"/>
    </style:style>
    <style:style style:name="T209" style:family="text">
      <style:text-properties officeooo:rsid="00e83f96"/>
    </style:style>
    <style:style style:name="T210" style:family="text">
      <style:text-properties officeooo:rsid="00e992be"/>
    </style:style>
    <style:style style:name="T211" style:family="text">
      <style:text-properties officeooo:rsid="00ead445"/>
    </style:style>
    <style:style style:name="T212" style:family="text">
      <style:text-properties officeooo:rsid="00ecc7ba"/>
    </style:style>
    <style:style style:name="T213" style:family="text">
      <style:text-properties officeooo:rsid="00ecd44e"/>
    </style:style>
    <style:style style:name="T214" style:family="text">
      <style:text-properties officeooo:rsid="00ecedb6"/>
    </style:style>
    <style:style style:name="T215" style:family="text">
      <style:text-properties officeooo:rsid="00ee8cbd"/>
    </style:style>
    <style:style style:name="T216" style:family="text">
      <style:text-properties officeooo:rsid="00eebc2b"/>
    </style:style>
    <style:style style:name="T217" style:family="text">
      <style:text-properties officeooo:rsid="00f07b55"/>
    </style:style>
    <style:style style:name="T218" style:family="text">
      <style:text-properties officeooo:rsid="00f09b13"/>
    </style:style>
    <style:style style:name="T219" style:family="text">
      <style:text-properties officeooo:rsid="00f28a48"/>
    </style:style>
    <style:style style:name="T220" style:family="text">
      <style:text-properties officeooo:rsid="00f45378"/>
    </style:style>
    <style:style style:name="T221" style:family="text">
      <style:text-properties officeooo:rsid="00f4d0b6"/>
    </style:style>
    <style:style style:name="T222" style:family="text">
      <style:text-properties officeooo:rsid="00f67370"/>
    </style:style>
    <style:style style:name="T223" style:family="text">
      <style:text-properties officeooo:rsid="00f7d6b5"/>
    </style:style>
    <style:style style:name="T224" style:family="text">
      <style:text-properties officeooo:rsid="00f82958"/>
    </style:style>
    <style:style style:name="T225" style:family="text">
      <style:text-properties officeooo:rsid="00f90294"/>
    </style:style>
    <style:style style:name="T226" style:family="text">
      <style:text-properties officeooo:rsid="00f9b978"/>
    </style:style>
    <style:style style:name="T227" style:family="text">
      <style:text-properties officeooo:rsid="00fa3e26"/>
    </style:style>
    <style:style style:name="T228" style:family="text">
      <style:text-properties officeooo:rsid="00faf287"/>
    </style:style>
    <style:style style:name="T229" style:family="text">
      <style:text-properties officeooo:rsid="00fc8525"/>
    </style:style>
    <style:style style:name="T230" style:family="text">
      <style:text-properties officeooo:rsid="00fe39f3"/>
    </style:style>
    <style:style style:name="T231" style:family="text">
      <style:text-properties officeooo:rsid="00ff0487"/>
    </style:style>
    <style:style style:name="T232" style:family="text">
      <style:text-properties officeooo:rsid="00fff57e"/>
    </style:style>
    <style:style style:name="T233" style:family="text">
      <style:text-properties officeooo:rsid="01015ab8"/>
    </style:style>
    <style:style style:name="T234" style:family="text">
      <style:text-properties officeooo:rsid="0102792a"/>
    </style:style>
    <style:style style:name="T235" style:family="text">
      <style:text-properties officeooo:rsid="01035373"/>
    </style:style>
    <style:style style:name="T236" style:family="text">
      <style:text-properties officeooo:rsid="01035e59"/>
    </style:style>
    <style:style style:name="T237" style:family="text">
      <style:text-properties officeooo:rsid="0103f8a6"/>
    </style:style>
    <style:style style:name="T238" style:family="text">
      <style:text-properties officeooo:rsid="0105bbd6"/>
    </style:style>
    <style:style style:name="T239" style:family="text">
      <style:text-properties officeooo:rsid="0106dd05"/>
    </style:style>
    <style:style style:name="T240" style:family="text">
      <style:text-properties officeooo:rsid="0107eb4b"/>
    </style:style>
    <style:style style:name="T241" style:family="text">
      <style:text-properties officeooo:rsid="0108884a"/>
    </style:style>
    <style:style style:name="T242" style:family="text">
      <style:text-properties officeooo:rsid="01090e8d"/>
    </style:style>
    <style:style style:name="T243" style:family="text">
      <style:text-properties officeooo:rsid="010a1187"/>
    </style:style>
    <style:style style:name="T244" style:family="text">
      <style:text-properties officeooo:rsid="010be50a"/>
    </style:style>
    <style:style style:name="T245" style:family="text">
      <style:text-properties officeooo:rsid="010c7a1a"/>
    </style:style>
    <style:style style:name="T246" style:family="text">
      <style:text-properties officeooo:rsid="010d3199"/>
    </style:style>
    <style:style style:name="T247" style:family="text">
      <style:text-properties officeooo:rsid="010e67b6"/>
    </style:style>
    <style:style style:name="T248" style:family="text">
      <style:text-properties officeooo:rsid="011063a5"/>
    </style:style>
    <style:style style:name="T249" style:family="text">
      <style:text-properties officeooo:rsid="01106cd5"/>
    </style:style>
    <style:style style:name="T250" style:family="text">
      <style:text-properties officeooo:rsid="0111e2b6"/>
    </style:style>
    <style:style style:name="T251" style:family="text">
      <style:text-properties officeooo:rsid="0112af19"/>
    </style:style>
    <style:style style:name="T252" style:family="text">
      <style:text-properties officeooo:rsid="011498b6"/>
    </style:style>
    <style:style style:name="T253" style:family="text">
      <style:text-properties officeooo:rsid="0114a65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draw:frame draw:style-name="fr1" draw:name="Image1" text:anchor-type="char" svg:width="5.4862in" svg:height="0.8299in" draw:z-index="0"><draw:image xlink:href="Pictures/100000010000062C000000EF5FB6D5D4.png" xlink:type="simple" xlink:show="embed" xlink:actuate="onLoad" draw:mime-type="image/png"/></draw:frame></text:p>
      <text:p text:style-name="P124">Dirección General de los Estudios de Postgrado</text:p>
      <text:p text:style-name="P124">Área de Humanidades y Educación</text:p>
      <text:p text:style-name="P124">Doctorado en Educación</text:p>
      <text:p text:style-name="P123"/>
      <text:p text:style-name="P123"/>
      <text:p text:style-name="P126">ORIENTACIONES TEÓRICAS PARA EL APRENDIZAJE DE LA PROGRAMACIÓN DE COMPUTADORAS EN ESTUDIANTES DE CARRERAS DIFERENTES</text:p>
      <text:p text:style-name="P126"><text:s/>A LAS DE CIENCIAS DE LA COMPUTACIÓN</text:p>
      <text:p text:style-name="P112"><text:span text:style-name="T2"/></text:p>
      <text:p text:style-name="P115"><text:span text:style-name="T3">Proyecto de</text:span><text:span text:style-name="T2">Tesis Doctoral presentad</text:span><text:span text:style-name="T3">o</text:span><text:span text:style-name="T2"> por:</text:span></text:p>
      <text:p text:style-name="P125">José Gregorio Castillo Pacheco</text:p>
      <text:p text:style-name="P116"><text:span text:style-name="T1"/></text:p>
      <text:p text:style-name="P116"><text:span text:style-name="T1"/></text:p>
      <text:p text:style-name="P116"><text:span text:style-name="T3">Profesor</text:span><text:span text:style-name="T4">a</text:span><text:span text:style-name="T3"> </text:span><text:span text:style-name="T1">Tutor</text:span><text:span text:style-name="T4">a</text:span></text:p>
      <text:p text:style-name="P116"><text:span text:style-name="T1">Dr</text:span><text:span text:style-name="T3">a</text:span><text:span text:style-name="T1">. Betsy Fernández</text:span></text:p>
      <text:p text:style-name="P113"><text:span text:style-name="T2"/></text:p>
      <text:p text:style-name="P113"><text:span text:style-name="T2"/></text:p>
      <text:p text:style-name="P113"><text:span text:style-name="T2"/></text:p>
      <text:p text:style-name="P125">Tesis Doctoral Presentada al</text:p>
      <text:p text:style-name="P125">Programa de Doctorado en Educación</text:p>
      <text:p text:style-name="P125">en Cumplimiento Parcial de los Requisitos</text:p>
      <text:p text:style-name="P125">para Optar al Título de Doctor en Educación</text:p>
      <text:p text:style-name="P116"><text:span text:style-name="T1"/></text:p>
      <text:p text:style-name="P125">Caracas, xxxx 2024</text:p>
      <text:h text:style-name="P145" text:outline-level="1"><text:bookmark-start text:name="__RefHeading___Toc979_3403126934"/>Aceptación del Tutor<text:bookmark-end text:name="__RefHeading___Toc979_3403126934"/></text:h>
      <text:h text:style-name="P161" text:outline-level="1"/>
      <text:p text:style-name="P117">En mi carácter de Tutora del presente Trabajo de Tesis Doctoral, presentado por el ciudadano <text:span text:style-name="T5">José Gregorio Castillo Pacheco</text:span>, como un requisito parcial para obtener el grado de: Doctor en Educación, que lleva como título: <text:span text:style-name="T6">Orientaciones Teóricas para el Aprendizaje <text:s/>de la Programación de Computadoras en Estudiantes de Carreras Diferentes a las de Ciencias de la Computación</text:span>, considero que el presente trabajo reúne los requisitos y méritos suficientes para ser sometido a la evaluación por parte del jurado evaluador que se designe.</text:p>
      <text:p text:style-name="P117"/>
      <text:p text:style-name="P117"/>
      <text:p text:style-name="P117">En la ciudad de Caracas, a los <text:span text:style-name="T7">__</text:span> días del mes de <text:span text:style-name="T7">_____</text:span> de 202<text:span text:style-name="T7">4</text:span></text:p>
      <text:p text:style-name="P117"/>
      <text:p text:style-name="P117"/>
      <text:p text:style-name="P117"/>
      <text:p text:style-name="P114">______________________________</text:p>
      <text:p text:style-name="P114">Dra. Betsi Fernández</text:p>
      <text:p text:style-name="P114">C.I.: 6.246.785</text:p>
      <text:p text:style-name="P114"/>
      <text:h text:style-name="P146" text:outline-level="1"><text:bookmark-start text:name="__RefHeading___Toc981_3403126934"/>dedicatoria<text:bookmark-end text:name="__RefHeading___Toc981_3403126934"/></text:h>
      <text:p text:style-name="P109">Aqui va la dedicatoria</text:p>
      <text:p text:style-name="P110"/>
      <text:h text:style-name="P146" text:outline-level="1"><text:bookmark-start text:name="__RefHeading___Toc983_3403126934"/>Agradecimientos<text:bookmark-end text:name="__RefHeading___Toc983_3403126934"/></text:h>
      <text:p text:style-name="P109">Aqui van los agradecimientos</text:p>
      <text:p text:style-name="P110"/>
      <text:h text:style-name="P147" text:outline-level="1"><text:bookmark-start text:name="__RefHeading___Toc985_3403126934"/>Tabla de Contenidos<text:bookmark-end text:name="__RefHeading___Toc985_340312693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7"><text:a xlink:type="simple" xlink:href="#__RefHeading___Toc979_3403126934" text:style-name="Index_20_Link" text:visited-style-name="Index_20_Link">Aceptación del Tutor<text:tab/>2</text:a></text:p>
          <text:p text:style-name="P127"><text:a xlink:type="simple" xlink:href="#__RefHeading___Toc981_3403126934" text:style-name="Index_20_Link" text:visited-style-name="Index_20_Link">dedicatoria<text:tab/>3</text:a></text:p>
          <text:p text:style-name="P127"><text:a xlink:type="simple" xlink:href="#__RefHeading___Toc983_3403126934" text:style-name="Index_20_Link" text:visited-style-name="Index_20_Link">Agradecimientos<text:tab/>4</text:a></text:p>
          <text:p text:style-name="P127"><text:a xlink:type="simple" xlink:href="#__RefHeading___Toc985_3403126934" text:style-name="Index_20_Link" text:visited-style-name="Index_20_Link">Tabla de Contenidos<text:tab/>5</text:a></text:p>
          <text:p text:style-name="P127"><text:a xlink:type="simple" xlink:href="#__RefHeading___Toc987_3403126934" text:style-name="Index_20_Link" text:visited-style-name="Index_20_Link">Resumen<text:tab/>6</text:a></text:p>
          <text:p text:style-name="P127"><text:a xlink:type="simple" xlink:href="#__RefHeading___Toc989_3403126934" text:style-name="Index_20_Link" text:visited-style-name="Index_20_Link">Abstract<text:tab/>7</text:a></text:p>
          <text:p text:style-name="P127"><text:a xlink:type="simple" xlink:href="#__RefHeading___Toc991_3403126934" text:style-name="Index_20_Link" text:visited-style-name="Index_20_Link">Introducción<text:tab/>8</text:a></text:p>
          <text:p text:style-name="P127"><text:a xlink:type="simple" xlink:href="#__RefHeading___Toc993_3403126934" text:style-name="Index_20_Link" text:visited-style-name="Index_20_Link">Capítulo 1<text:tab/>9</text:a></text:p>
          <text:p text:style-name="P127"><text:a xlink:type="simple" xlink:href="#__RefHeading___Toc995_3403126934" text:style-name="Index_20_Link" text:visited-style-name="Index_20_Link">Situación Problemática<text:tab/>9</text:a></text:p>
          <text:p text:style-name="P128"><text:a xlink:type="simple" xlink:href="#__RefHeading___Toc997_3403126934" text:style-name="Index_20_Link" text:visited-style-name="Index_20_Link">Planteamiento y delimitación del Problema<text:tab/>9</text:a></text:p>
          <text:p text:style-name="P127"><text:a xlink:type="simple" xlink:href="#__RefHeading___Toc999_3403126934" text:style-name="Index_20_Link" text:visited-style-name="Index_20_Link">Referencias biblográficas<text:tab/>21</text:a></text:p>
          <text:p text:style-name="P127"><text:a xlink:type="simple" xlink:href="#__RefHeading___Toc4719_37926492" text:style-name="Index_20_Link" text:visited-style-name="Index_20_Link">Apéndices<text:tab/>22</text:a></text:p>
          <text:p text:style-name="P128"><text:a xlink:type="simple" xlink:href="#__RefHeading___Toc4721_37926492" text:style-name="Index_20_Link" text:visited-style-name="Index_20_Link">Estudiantes:<text:tab/>22</text:a></text:p>
          <text:p text:style-name="P129"><text:a xlink:type="simple" xlink:href="#__RefHeading___Toc4723_37926492" text:style-name="Index_20_Link" text:visited-style-name="Index_20_Link">Estudiante 1<text:tab/>22</text:a></text:p>
          <text:p text:style-name="P129"><text:a xlink:type="simple" xlink:href="#__RefHeading___Toc4725_37926492" text:style-name="Index_20_Link" text:visited-style-name="Index_20_Link">Estudiante 2:<text:tab/>30</text:a></text:p>
          <text:p text:style-name="P129"><text:a xlink:type="simple" xlink:href="#__RefHeading___Toc4727_37926492" text:style-name="Index_20_Link" text:visited-style-name="Index_20_Link">Estudiante 3:<text:tab/>39</text:a></text:p>
          <text:p text:style-name="P129"><text:a xlink:type="simple" xlink:href="#__RefHeading___Toc8435_98287266" text:style-name="Index_20_Link" text:visited-style-name="Index_20_Link">Estudiante 5:<text:tab/>54</text:a></text:p>
          <text:p text:style-name="P129"><text:a xlink:type="simple" xlink:href="#__RefHeading___Toc25413_3437975647" text:style-name="Index_20_Link" text:visited-style-name="Index_20_Link">Estudiante 6:<text:tab/>66</text:a></text:p>
          <text:p text:style-name="P129"><text:a xlink:type="simple" xlink:href="#__RefHeading___Toc25415_3437975647" text:style-name="Index_20_Link" text:visited-style-name="Index_20_Link">Estudiante 7:<text:tab/>75</text:a></text:p>
          <text:p text:style-name="P129"><text:a xlink:type="simple" xlink:href="#__RefHeading___Toc25417_3437975647" text:style-name="Index_20_Link" text:visited-style-name="Index_20_Link">Estudiante 8:<text:tab/>82</text:a></text:p>
          <text:p text:style-name="P129"><text:a xlink:type="simple" xlink:href="#__RefHeading___Toc25419_3437975647" text:style-name="Index_20_Link" text:visited-style-name="Index_20_Link">Estudiante 9<text:tab/>87</text:a></text:p>
          <text:p text:style-name="P128"><text:a xlink:type="simple" xlink:href="#__RefHeading___Toc25421_3437975647" text:style-name="Index_20_Link" text:visited-style-name="Index_20_Link">Profesores:<text:tab/>97</text:a></text:p>
          <text:p text:style-name="P129"><text:a xlink:type="simple" xlink:href="#__RefHeading___Toc25423_3437975647" text:style-name="Index_20_Link" text:visited-style-name="Index_20_Link">Profesor 1:<text:tab/>97</text:a></text:p>
        </text:index-body>
      </text:table-of-content>
      <text:p text:style-name="P118"/>
      <text:h text:style-name="P149" text:outline-level="1"><text:bookmark-start text:name="__RefHeading___Toc987_3403126934"/>Resumen<text:bookmark-end text:name="__RefHeading___Toc987_3403126934"/></text:h>
      <text:h text:style-name="P162" text:outline-level="1"/>
      <text:h text:style-name="P150" text:outline-level="1"><text:bookmark-start text:name="__RefHeading___Toc989_3403126934"/>Abstract<text:bookmark-end text:name="__RefHeading___Toc989_3403126934"/></text:h>
      <text:p text:style-name="P117"/>
      <text:h text:style-name="P150" text:outline-level="1"><text:bookmark-start text:name="__RefHeading___Toc991_3403126934"/>Introducción<text:bookmark-end text:name="__RefHeading___Toc991_3403126934"/></text:h>
      <text:p text:style-name="P111">Aqui va la introducción</text:p>
      <text:h text:style-name="P147" text:outline-level="1"><text:bookmark-start text:name="__RefHeading___Toc993_3403126934"/>Capítulo 1<text:bookmark-end text:name="__RefHeading___Toc993_3403126934"/></text:h>
      <text:h text:style-name="P148" text:outline-level="1"><text:bookmark-start text:name="__RefHeading___Toc995_3403126934"/>Situación Problemática<text:bookmark-end text:name="__RefHeading___Toc995_3403126934"/></text:h>
      <text:h text:style-name="P152" text:outline-level="2"><text:bookmark-start text:name="__RefHeading___Toc997_3403126934"/>Planteamie<text:span text:style-name="T8">n</text:span>to y delimitación del Problema<text:bookmark-end text:name="__RefHeading___Toc997_3403126934"/></text:h>
      <text:p text:style-name="Text_20_body"><text:span text:style-name="T11">En la llamada Era de la Información </text:span><text:reference-mark-start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1">(Castells, 1996)</text:span><text:reference-mark-end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1"> en la que vivimos </text:span><text:span text:style-name="T12">actualmente, </text:span><text:span text:style-name="T24">donde proliferan gran cantidad de tecnologías avanzadas, tales como la Inteligencia Artificial, el </text:span><text:span text:style-name="T13">Big Data</text:span><text:span text:style-name="T18">, la Internet de las Cosas, la Realidad Virtual, la Computación en la Nube, el </text:span><text:span text:style-name="T13">BlockChain</text:span><text:span text:style-name="T18"> entre otras, las habilidades y destrezas </text:span><text:span text:style-name="T19">exigidas a</text:span><text:span text:style-name="T18">l profesional moderno han crecido substancialmente. De allí que </text:span><text:span text:style-name="T19">las capacidades de manejar herramientas para el procesamiento de una cantidad cada vez mayor de datos, se han vuelto cada vez más necesarias en muchos campos profesionales</text:span><text:span text:style-name="T16"> </text:span><text:reference-mark-start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span text:style-name="T26">(Binkley et</text:span><text:span text:style-name="T29"> al., 2012)</text:span><text:reference-mark-end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p>
      <text:p text:style-name="Text_20_body"><text:span text:style-name="T12">A</text:span><text:span text:style-name="T25">hora bien esto exige contar con competencias profesionales adecuadas entre las que se destacan </text:span><text:span text:style-name="T18">el </text:span><text:span text:style-name="T19">pensamiento crítico, el pensamiento computacional y el pensamiento algorítmico, que son fundamentales para sobresalir en un entorno laboral cada vez más complejo y tecnológicamente orientado </text:span><text:reference-mark-start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J. Wing, 2017)<text:reference-mark-end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text:span text:style-name="T17">. </text:span><text:span text:style-name="T19">Tales </text:span><text:span text:style-name="T17">habilidades no solo son esenciales para los profesionales en ciencias de la computación, sino que han ganado relevancia en diversas disciplinas, motivando a </text:span><text:span text:style-name="T19">profesionales</text:span><text:span text:style-name="T17"> de áreas no relacionadas con la informática a aprender programación.</text:span></text:p>
      <text:p text:style-name="P134"><text:span text:style-name="T17">El pensamiento computacional, entendido como la habilidad para descomponer problemas complejos en partes más pequeñas, diseñar soluciones y expresarlas de forma que una máquina pueda ejecutarlas </text:span><text:reference-mark-start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7">(J. M. Wing, 2006)</text:span><text:reference-mark-end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7">, se ha erigido como una competencia transversal fundamental. Al igual que el pensamiento crítico y el pensamiento algorítmico, el pensamiento </text:span><text:soft-page-break/><text:span text:style-name="T17">computacional dota a los individuos de herramientas cognitivas poderosas para analizar información, resolver problemas y tomar decisiones informadas. </text:span><text:span text:style-name="T20">En este contexto, surge la programación como una herramienta poderosa en el arsenal del profesional actual. Dominar algún lenguaje de programación no solo permite la creación de aplicaciones y/o software, sino que además fomenta la creativida, la capacidad de abstracción y la resolución de problemas. Como señalan Resnick et al. (2017), la programación puede ser vista como una forma de expresión creativa, similar a la escritura o la música.</text:span></text:p>
      <text:p text:style-name="P135"><text:span text:style-name="T20">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text:span><text:reference-mark-start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0">(2009)</text:span><text:reference-mark-end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0">, la programación puede ser vista como una forma de expresión creativa, similar a la escritura o la mús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text:span><text:reference-mark-start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7">(Garc</text:span><text:span text:style-name="T29">ía-Peñalvo &amp; Mendes, 2018)</text:span><text:reference-mark-end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0">.</text:span></text:p>
      <text:p text:style-name="Text_20_body"><text:span text:style-name="T22">Ante esta realidad, muchas instituciones educativas alrededor del mundo ofrecen cursos de programación a estudiantes de carreras no relacionadas directamente a las ciencias de la computación. Ejemplo de ello lo tenemos en Estados Unidos, donde </text:span><text:span text:style-name="T21">la <text:s/>Harvard University ofrece el curso “</text:span><text:span text:style-name="T14">CS50: Introduction to Computer Science</text:span><text:span text:style-name="T21">” para varias disciplinas incluyendo humanidades y ciencias sociales </text:span><text:reference-mark-start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text:span text:style-name="T28">(</text:span><text:span text:style-name="T30">CS50</text:span><text:span text:style-name="T31">, s/f)</text:span><text:reference-mark-end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 </text:p>
      <text:p text:style-name="P130"><text:span text:style-name="T15"/></text:p>
      <text:p text:style-name="P130"><text:soft-page-break/><text:span text:style-name="T15">Reconociendo esta tendencia, diversas instituciones educativas alrededor del mundo han comenzado a ofrecer cursos de programación a estudiantes de carreras no relacionadas directamente con las ciencias de la computación. </text:span><text:span text:style-name="T23">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p>
      <text:p text:style-name="P130"><text:span text:style-name="T15"/></text:p>
      <text:p text:style-name="P120">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p>
      <text:p text:style-name="P121">revisiones:</text:p>
      <text:p text:style-name="P132">En la era de la información, caracterizada por una acelerada transformación tecnológica y digital, la programación ha dejado de ser una habilidad exclusiva de los científicos de la computación. Cada vez más, estudiantes de diversas disciplinas expresan un genuino interés en aprender a programar. Este fenómeno, lejos de ser casual, refleja un cambio paradigmático en la concepción de las habilidades necesarias para desenvolverse en el mundo profesional del siglo XXI.</text:p>
      <text:p text:style-name="P132">El pensamiento computacional, entendido como la habilidad para descomponer problemas complejos en partes más pequeñas, diseñar soluciones y expresarlas de forma que una máquina pueda ejecutarlas (Wing, 2006), se ha erigido como una competencia transversal fundamental. Al igual que el pensamiento crítico y el pensamiento algorítmico, el pensamiento computacional dota a los individuos de herramientas cognitivas poderosas para analizar información, resolver problemas y tomar decisiones informadas.</text:p>
      <text:p text:style-name="P132">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2017), la programación puede ser vista como una forma de expresión creativa, similar a la escritura o la música.</text:p>
      <text:p text:style-name="P132">La demanda de profesionales capaces de manejar herramientas de programación ha experimentado un crecimiento exponencial en diversos sectores. Desde las ciencias sociales hasta las humanidades, pasando por las ingenierías y las artes, la capacidad de automatizar <text:soft-page-break/>tareas, analizar grandes volúmenes de datos y desarrollar soluciones personalizadas se ha convertido en un diferencial competitivo.</text:p>
      <text:p text:style-name="P122">Ante este escenario, numerosas instituciones educativas han respondido a la demanda de formación en programación. En Estados Unidos, iniciativas como Code.org y Hour of Code han popularizado la enseñanza de la programación desde edades tempranas. En Europa, universidades y centros de investigación han desarrollado programas de formación en programación para no informáticos. En Venezuela, aunque con mayores desafíos, también se observan esfuerzos por integrar la programación en los currículos educativos.</text:p>
      <text:p text:style-name="P122">---------</text:p>
      <text:p text:style-name="P133"><text:span text:style-name="Strong_20_Emphasis"><text:span text:style-name="T32">En la era de la información, las habilidades y destrezas necesarias para el profesional del siglo XXI han evolucionado significativamente. La capacidad de manejar y procesar grandes cantidades de datos, así como la habilidad para utilizar herramientas tecnológicas avanzadas, se han vuelto fundamentales en prácticamente todos los campos profesionales (Binkley et al., 2022). En este contexto, el pensamiento computacional ha emergido como una competencia esencial, no solo para los profesionales de las ciencias de la computación, sino para una amplia gama de disciplinas.</text:span></text:span></text:p>
      <text:p text:style-name="P133"><text:span text:style-name="Strong_20_Emphasis"><text:span text:style-name="T32"/></text:span></text:p>
      <text:p text:style-name="P133"><text:soft-page-break/><text:span text:style-name="Strong_20_Emphasis"><text:span text:style-name="T32">El pensamiento computacional, definido como "los procesos de pensamiento involucrados en la formulación de problemas y sus soluciones de manera que las soluciones estén representadas en una forma que pueda ser efectivamente llevada a cabo por un agente de procesamiento de información" (Wing, 2020, p. 3), se ha convertido en una habilidad transversal altamente valorada. Este tipo de pensamiento se relaciona estrechamente con el pensamiento crítico y el pensamiento algorítmico, proporcionando un marco para abordar problemas complejos de manera sistemática y eficiente.</text:span></text:span></text:p>
      <text:p text:style-name="P133"><text:span text:style-name="Strong_20_Emphasis"><text:span text:style-name="T32"/></text:span></text:p>
      <text:p text:style-name="P133"><text:span text:style-name="Strong_20_Emphasis"><text:span text:style-name="T32">En el ámbito profesional actual, la necesidad de manejar herramientas de programación se ha extendido más allá de las carreras tradicionalmente asociadas con la informát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García-Peñalvo &amp; Mendes, 2021).</text:span></text:span></text:p>
      <text:p text:style-name="P133"><text:span text:style-name="Strong_20_Emphasis"><text:span text:style-name="T32"/></text:span></text:p>
      <text:p text:style-name="P133"><text:soft-page-break/><text:span text:style-name="Strong_20_Emphasis"><text:span text:style-name="T32">Reconociendo esta tendencia, diversas instituciones educativas alrededor del mundo han comenzado a ofrecer cursos de programación a estudiantes de carreras no relacionadas directamente con las ciencias de la computación. 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span></text:p>
      <text:p text:style-name="P133"><text:span text:style-name="Strong_20_Emphasis"><text:span text:style-name="T32">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span></text:span></text:p>
      <text:p text:style-name="P133"><text:span text:style-name="Strong_20_Emphasis"><text:span text:style-name="T32">Los beneficios de aprender a programar computadoras se extienden más allá de la mera adquisición de una habilidad técnica. Desde el punto de vista analítico, la programación fomenta un enfoque estructurado para la resolución de problemas, permitiendo a los estudiantes descomponer problemas complejos en componentes manejables (Grover &amp; Pea, 2021). Este enfoque sistemático puede transferirse a una variedad de contextos profesionales y académicos.</text:span></text:span></text:p>
      <text:p text:style-name="P133"><text:soft-page-break/><text:span text:style-name="Strong_20_Emphasis"><text:span text:style-name="T32">Además, la programación promueve el desarrollo del pensamiento lógico y la capacidad de abstracción. Los estudiantes que aprenden a programar a menudo muestran mejoras en su capacidad para identificar patrones, formular hipótesis y diseñar experimentos para probar sus ideas (Román-González et al., 2019). Estas habilidades son invaluables en campos que requieren un análisis riguroso de datos y la toma de decisiones basada en evidencia.</text:span></text:span></text:p>
      <text:p text:style-name="P133"><text:span text:style-name="Strong_20_Emphasis"><text:span text:style-name="T32">En términos de resolución de problemas, la programación ofrece un conjunto de herramientas y estrategias que pueden aplicarse en diversos contextos. Los estudiantes aprenden a dividir problemas grandes en subproblemas más manejables, a identificar y corregir errores de manera sistemática, y a optimizar soluciones para mejorar la eficiencia (Lye &amp; Koh, 2020). Estas habilidades son altamente transferibles y pueden mejorar significativamente la capacidad de un profesional para abordar desafíos complejos en su campo de especialización.</text:span></text:span></text:p>
      <text:p text:style-name="P133"><text:span text:style-name="Strong_20_Emphasis"><text:span text:style-name="T32">El manejo de procesos es otro aspecto crucial que se desarrolla a través del aprendizaje de la programación. Los estudiantes adquieren una comprensión profunda de cómo diseñar, implementar y optimizar flujos de trabajo, lo cual es aplicable a una amplia gama de escenarios profesionales. Esta habilidad para conceptualizar y gestionar procesos complejos es particularmente valiosa en </text:span></text:span><text:soft-page-break/><text:span text:style-name="Strong_20_Emphasis"><text:span text:style-name="T32">entornos empresariales y de investigación donde la eficiencia y la escalabilidad son fundamentales (Weintrop et al., 2021).</text:span></text:span></text:p>
      <text:p text:style-name="P133"><text:span text:style-name="Strong_20_Emphasis"><text:span text:style-name="T33">Finalmente, es importante destacar que el aprendizaje de la programación no solo proporciona habilidades técnicas, sino que también fomenta una mentalidad de aprendizaje continuo y adaptabilidad. En un mundo donde la tecnología evoluciona rápidamente, la capacidad de aprender nuevos lenguajes y herramientas de programación prepara a los estudiantes para adaptarse a los cambios futuros en sus campos profesionales (Bocconi et al., 2022).</text:span></text:span></text:p>
      <text:p text:style-name="P133"><text:span text:style-name="Strong_20_Emphasis"><text:span text:style-name="T33">-------</text:span></text:span></text:p>
      <text:p text:style-name="P131">En la actual era de la información, caracterizada por la digitalización y la proliferación de tecnologías avanzadas, las habilidades necesarias para el profesional del siglo XXI han evolucionado significativamente. Entre las competencias más destacadas se encuentran el pensamiento crítico, el pensamiento computacional y el pensamiento algorítmico, que son fundamentales para navegar y sobresalir en un entorno laboral cada vez más complejo y tecnológicamente orientado (Wing, 2017). Estas habilidades no solo son esenciales para los profesionales en ciencias de la computación, sino que han ganado relevancia en diversas disciplinas, motivando a estudiantes de áreas no relacionadas con la informática a aprender programación.</text:p>
      <text:p text:style-name="P131">El pensamiento computacional, definido como el proceso de formulación de problemas de manera que sus soluciones puedan ser representadas como secuencias de pasos o algoritmos, <text:soft-page-break/>se ha convertido en una habilidad transversal relevante para múltiples campos del conocimiento. Este tipo de pensamiento permite a los individuos abordar problemas de manera estructurada, descomponiéndolos en partes manejables y aplicando lógica para encontrar soluciones eficientes (Shute et al., 2017). La creciente importancia de estas habilidades ha impulsado a instituciones educativas en todo el mundo, desde Estados Unidos y Europa hasta Venezuela, a incluir la enseñanza de la programación en programas dirigidos a estudiantes de diversas disciplinas (Grover &amp; Pea, 2018).</text:p>
      <text:p text:style-name="P131">En este contexto, es crucial comprender las motivaciones que llevan a estudiantes de carreras ajenas a la computación a aprender a programar. Estas motivaciones pueden incluir la necesidad de adquirir habilidades competitivas para el mercado laboral, el deseo de desarrollar capacidades analíticas y de resolución de problemas, y la percepción de la programación como una herramienta que permite una mayor autonomía y creatividad en la solución de problemas específicos a sus campos de estudio (Basu et al., 2020). Según un estudio realizado por García-Peñalvo et al. (2016), el manejo de herramientas de programación se ha convertido en una competencia valorada no solo en la industria tecnológica, sino también en áreas como las ciencias sociales, las humanidades y las artes.</text:p>
      <text:p text:style-name="P131">Las instituciones educativas, conscientes de estas necesidades, han comenzado a ofrecer programas específicos que enseñan programación a estudiantes de carreras no relacionadas con la informática. Por ejemplo, la Universidad de Harvard ofrece el curso CS50, que ha sido adaptado para estudiantes de distintas disciplinas, mientras que en Europa, la Universidad de Helsinki ha desarrollado el curso "Introduction to Programming" que se enfoca en estudiantes sin experiencia previa en ciencias de la computación (Lahtinen et al., 2016). En Venezuela, <text:soft-page-break/>iniciativas como el Programa Nacional de Formación en Informática (PNFI) han sido diseñadas para incluir a estudiantes de diversas áreas, fomentando una cultura de programación inclusiva (Rondón et al., 2019).</text:p>
      <text:p text:style-name="P131">La adquisición de habilidades en programación por parte de estudiantes de disciplinas no relacionadas con la computación tiene el potencial de generar beneficios significativos desde una perspectiva analítica. Por ejemplo, la capacidad de abordar problemas complejos utilizando un enfoque algorítmico puede mejorar el rendimiento en tareas que requieren un alto grado de organización y precisión, como la investigación científica o la gestión de proyectos (Brennan &amp; Resnick, 2017). Además, el manejo de procesos mediante herramientas de programación puede facilitar la automatización de tareas repetitivas, permitiendo a los profesionales concentrarse en actividades más creativas y estratégicas.</text:p>
      <text:p text:style-name="P131">Desde un enfoque epistemológico y hermenéutico, es interesante considerar cómo estas nuevas habilidades impactan la forma en que los estudiantes interpretan y producen conocimiento en sus respectivos campos. La programación no solo se convierte en una herramienta técnica, sino también en un medio a través del cual se pueden explorar nuevas formas de representación y análisis de la información. Este fenómeno resuena con las teorías cognitivas que postulan que el aprendizaje de habilidades complejas, como la programación, puede transformar la estructura cognitiva del individuo, fomentando un pensamiento más sistemático y orientado a la resolución de problemas (Papert, 1996).</text:p>
      <text:p text:style-name="P131"><text:span text:style-name="Strong_20_Emphasis"><text:span text:style-name="T33">En resumen, la creciente demanda de habilidades de programación entre estudiantes de carreras no relacionadas con la informática refleja una </text:span></text:span><text:soft-page-break/><text:span text:style-name="Strong_20_Emphasis"><text:span text:style-name="T33">transformación en las expectativas del mercado laboral y en las competencias requeridas para el profesional del siglo XXI. Comprender las motivaciones, incentivos y desafíos que enfrentan estos estudiantes al aprender a programar es esencial para diseñar programas educativos que respondan eficazmente a sus necesidades y maximicen los beneficios potenciales de esta habilidad.</text:span></text:span></text:p>
      <text:h text:style-name="P147" text:outline-level="1"><text:bookmark-start text:name="__RefHeading___Toc999_3403126934"/>Referencias biblográficas<text:bookmark-end text:name="__RefHeading___Toc999_3403126934"/></text:h>
      <text:p text:style-name="Bibliography_20_1"/>
      <text:p text:style-name="Bibliography_20_1">Binkley, M., Erstad, O., Herman, J., Raizen, S., Ripley, M., Miller-Ricci, M., &amp; Rumble, M. (2012). Defining Twenty-First Century Skills. En P. Griffin, B. McGaw, &amp; E. Care (Eds.), <text:span text:style-name="T9">Assessment and Teaching of 21st Century Skills</text:span> (pp. 17–66). Springer Netherlands. https://doi.org/10.1007/978-94-007-2324-5_2</text:p>
      <text:p text:style-name="Bibliography_20_1">Castells, M. (1996). <text:span text:style-name="T9">The information age: Economy, society, and culture (Vols.1-3)</text:span>. Blckwell Publishing.</text:p>
      <text:p text:style-name="Bibliography_20_1"><text:span text:style-name="T9">CS50: Computer Science Courses and Programs from Harvard</text:span>. (s/f). edX. Recuperado el 16 de agosto de 2024, de https://www.edx.org/cs50</text:p>
      <text:p text:style-name="Bibliography_20_1">García-Peñalvo, F. J., &amp; Mendes, A. J. (2018). Exploring the computational thinking effects in pre-university education. <text:span text:style-name="T9">Computers in Human Behavior</text:span>, <text:span text:style-name="T9">80</text:span>, 407–411. https://doi.org/10.1016/j.chb.2017.12.005</text:p>
      <text:p text:style-name="Bibliography_20_1">Resnick, M., Maloney, J., Monroy-Hernández, A., Rusk, N., Eastmond, E., Brennan, K., Millner, A., Rosenbaum, E., Silver, J., Silverman, B., &amp; Kafai, Y. (2009). Scratch: Programming for all. <text:span text:style-name="T9">Communications of the ACM</text:span>, <text:span text:style-name="T9">52</text:span>(11), 60–67. https://doi.org/10.1145/1592761.1592779</text:p>
      <text:p text:style-name="Bibliography_20_1">Wing, J. (2017). Computational Thinking’s Influence on Research and Education for All. <text:span text:style-name="T9">Italian Journal of Educational Technology</text:span>, <text:span text:style-name="T9">1</text:span>(1). https://doi.org/10.17471/2499-4324/922</text:p>
      <text:p text:style-name="Bibliography_20_1">Wing, J. M. (2006). Computational thinking. <text:span text:style-name="T9">Communications of the ACM</text:span>, <text:span text:style-name="T9">49</text:span>(3), 33–35. https://doi.org/10.1145/1118178.1118215</text:p>
      <text:h text:style-name="P151" text:outline-level="1"><text:bookmark-start text:name="__RefHeading___Toc4719_37926492"/>Apéndices<text:bookmark-end text:name="__RefHeading___Toc4719_37926492"/></text:h>
      <text:p text:style-name="P136">A continuación se encuentran las transcripciones las entrevistas realizadas.</text:p>
      <text:h text:style-name="Heading_20_2" text:outline-level="2"><text:bookmark-start text:name="__RefHeading___Toc4721_37926492"/>Estudiantes:<text:bookmark-end text:name="__RefHeading___Toc4721_37926492"/></text:h>
      <text:h text:style-name="Heading_20_3" text:outline-level="3"><text:bookmark-start text:name="__RefHeading___Toc4723_37926492"/>Estudiant<text:span text:style-name="T64">e</text:span> 1<text:bookmark-end text:name="__RefHeading___Toc4723_37926492"/></text:h>
      <table:table table:name="Table1" table:style-name="Table1" table:template-name="Default Style">
        <table:table-column table:style-name="Table1.A"/>
        <table:table-column table:style-name="Table1.B"/>
        <table:table-row table:style-name="Table1.1">
          <table:table-cell table:style-name="Table1.A1" office:value-type="string">
            <text:p text:style-name="P5">Entrevistador: Entr</text:p>
          </table:table-cell>
          <table:table-cell table:style-name="Table1.B1" office:value-type="string">
            <text:p text:style-name="P5">Estudiante 1: Est1</text:p>
          </table:table-cell>
        </table:table-row>
        <table:table-row>
          <table:table-cell table:style-name="Table1.A2" office:value-type="string">
            <text:p text:style-name="P18">Entrevista realizada en remoto, vía plataforma zoom</text:p>
          </table:table-cell>
          <table:table-cell table:style-name="Table1.B2" office:value-type="string">
            <text:p text:style-name="P18">Estudiante de Ingeniería Industrial</text:p>
          </table:table-cell>
        </table:table-row>
        <table:table-row table:style-name="Table1.1">
          <table:table-cell table:style-name="Table1.A2" office:value-type="string">
            <text:p text:style-name="P5">Primero que nada agradecerte que te tomes el tiempo de que me permita hacer esta entrevista que colabore con mi trabajo doctoral. Esto va a ser muy sencillo. Simplemente lo que te voy a pedir, <text:s/>que te expreses con respecto a algunas cosas, Que te voy a indicar y tú, que se te ocurra, lo que sientas en ese momento, okey.</text:p>
          </table:table-cell>
          <table:table-cell table:style-name="Table1.B2" office:value-type="string">
            <text:p text:style-name="P5">Ok</text:p>
          </table:table-cell>
        </table:table-row>
        <table:table-row table:style-name="Table1.1">
          <table:table-cell table:style-name="Table1.A2" office:value-type="string">
            <text:p text:style-name="P5">¿Háblame un poquito acerca de porque quieres aprender a programar una computadora?</text:p>
          </table:table-cell>
          <table:table-cell table:style-name="Table1.B2" office:value-type="string">
            <text:p text:style-name="P5">Bueno, <text:span text:style-name="T34">profe,</text:span> porque... ahorita... <text:span text:style-name="T34">y</text:span>o <text:span text:style-name="T34">soy...</text:span> que el mundo va para eso... <text:span text:style-name="T34"><text:s/>que</text:span> todo el mundo <text:span text:style-name="T34">debe saber</text:span> del programar. ¿Por qué? Eso va de acuerdo al al al al incremento del mundo del mundo tecnológico. Aparte, mi tío siempre <text:span text:style-name="T35">me </text:span>ha impulsado a eso, <text:span text:style-name="T35">mi tío es</text:span> ingeniero informático, <text:span text:style-name="T35">e</text:span>stá en Uruguay y, <text:s/>bueno, siempre me ha dicho sobrino: <text:span text:style-name="T35">debes a</text:span>prender a <text:span text:style-name="T35">hacer un</text:span> programa, debe saber aprender a programar… . Siempre me incentivaba en eso, <text:span text:style-name="T35">¿</text:span>no? Bueno, yo siento que.. yo como ingeniero industrial está viendo, o manejando un lenguaje de programación, va a ser un plus para mi carrera.</text:p>
          </table:table-cell>
        </table:table-row>
        <table:table-row table:style-name="Table1.1">
          <table:table-cell table:style-name="Table1.A2" office:value-type="string">
            <text:p text:style-name="P5">Es decir que tus motivaciones son de parte de un familiar tuyo que te que te impulso a esto. Y tú mismo ves <text:s/>qu<text:span text:style-name="T35">e</text:span> te puede resultar interesante para tu carrera</text:p>
          </table:table-cell>
          <table:table-cell table:style-name="Table1.B2" office:value-type="string">
            <text:p text:style-name="P5">Ahí a que eso sea es necesario la <text:span text:style-name="T34">programación,</text:span> esto es como <text:span text:style-name="T34">u</text:span>n agregado que que yo voy a tener ante mis compañeros porque voy a saber programar antes… </text:p>
          </table:table-cell>
        </table:table-row>
        <table:table-row table:style-name="Table1.1">
          <table:table-cell table:style-name="Table1.A2" office:value-type="string">
            <text:p text:style-name="P6">¿Mira y qué te hace pensar que el mundo va hacia allá, de dónde sacas esa idea?</text:p>
          </table:table-cell>
          <table:table-cell table:style-name="Table1.B2" office:value-type="string">
            <text:p text:style-name="P5">Bueno, como siempre <text:span text:style-name="T34">(usted) </text:span>comentó en clase que la mayoría de las aplicaciones, <text:span text:style-name="T34">como</text:span> Instagram, todo eso está con lenguajes de programación, aplicaciones Android, teléfonos, <text:span text:style-name="T35">ehhh,</text:span> <text:span text:style-name="T35">t</text:span>odos los dispositivos móviles, <text:span text:style-name="T34">e</text:span>stán <text:soft-page-break/>regidos por eso.</text:p>
          </table:table-cell>
        </table:table-row>
        <table:table-row table:style-name="Table1.1">
          <table:table-cell table:style-name="Table1.A2" office:value-type="string">
            <text:p text:style-name="P6">Es decir, no es algo que tú hayas leído en alguna parte o te lo haya dicho a alguien, simplemente que tú lo has visto desde de tu propia experiencia en la clase y lo que has escuchado de lo que se dice en clase.</text:p>
          </table:table-cell>
          <table:table-cell table:style-name="Table1.B2" office:value-type="string">
            <text:p text:style-name="P5">No y también y también lo he leído en...<text:span text:style-name="T34"> </text:span><text:span text:style-name="T35">lo </text:span><text:s/>leído en páginas y todo.</text:p>
            <text:p text:style-name="P5"/>
            <text:p text:style-name="P5"/>
          </table:table-cell>
        </table:table-row>
        <table:table-row table:style-name="Table1.1">
          <table:table-cell table:style-name="Table1.A2" office:value-type="string">
            <text:p text:style-name="P6">OK</text:p>
          </table:table-cell>
          <table:table-cell table:style-name="Table1.B2" office:value-type="string">
            <text:p text:style-name="P5"><text:span text:style-name="T35">Bueno,</text:span> tu ves que...por lo menos... el, o sea, <text:span text:style-name="T35">a</text:span> mí me interesó Python porque <text:span text:style-name="T35">muchas, uhmm...</text:span> tiene muchos... <text:span text:style-name="T35">e</text:span>s muy útil, se <text:span text:style-name="T35">puede </text:span>utiliza<text:span text:style-name="T35">r</text:span> para análisis de datos, para finanzas. Por lo menos había un curso... <text:span text:style-name="T35">e</text:span>ste... Python aplicado a finanzas, <text:span text:style-name="T35">P</text:span>yt<text:span text:style-name="T35">h</text:span>on aplicado análisis de datos, <text:s/><text:span text:style-name="T35">e</text:span>s muy... es muy útil <text:span text:style-name="T35">s</text:span>aber <text:span text:style-name="T35">eso, </text:span>por eso, por eso escogí la elec<text:span text:style-name="T35">tiva</text:span></text:p>
          </table:table-cell>
        </table:table-row>
        <table:table-row table:style-name="Table1.1">
          <table:table-cell table:style-name="Table1.A2" office:value-type="string">
            <text:p text:style-name="P6">Ok perfecto. Mira, <text:span text:style-name="T36">este… a</text:span>hora hablando un poco más acerca de tu... <text:span text:style-name="T36">tu </text:span>experiencia en el estudio. ¿Cómo ha sido tu relación <text:span text:style-name="T36">c</text:span>on la matemática?</text:p>
          </table:table-cell>
          <table:table-cell table:style-name="Table1.B2" office:value-type="string">
            <text:p text:style-name="P5">Bien me gusta bastante, bueno <text:span text:style-name="T36">d</text:span>e hecho yo doy clases de matemáticas <text:span text:style-name="T36">en </text:span>particulares. Doy clases de... <text:span text:style-name="T36">d</text:span>e matemática <text:span text:style-name="T36">básica </text:span>para <text:span text:style-name="T36">pr</text:span>eparar... <text:s/>para el colegio <text:span text:style-name="T36">en</text:span> bachillerato. También doy clases para la <text:span text:style-name="T36">u</text:span>niversidad... matemática básica... cálculo 1, cálculo <text:span text:style-name="T36">2</text:span> <text:span text:style-name="T36">ehhh..</text:span>, cálculo diferencial e integral todo eso.</text:p>
          </table:table-cell>
        </table:table-row>
        <table:table-row table:style-name="Table1.1">
          <table:table-cell table:style-name="Table1.A2" office:value-type="string">
            <text:p text:style-name="P6">Este, es decir, que la comprensión matemática en <text:span text:style-name="T36">e</text:span>l caso tuyo <text:span text:style-name="T36">se te</text:span> es fácil, pues no tiene problemas con eso. </text:p>
          </table:table-cell>
          <table:table-cell table:style-name="Table1.B2" office:value-type="string">
            <text:p text:style-name="P5">No, y me gusta, o sea me gusta, me gusta bastante.</text:p>
          </table:table-cell>
        </table:table-row>
        <table:table-row table:style-name="Table1.1">
          <table:table-cell table:style-name="Table1.A2" office:value-type="string">
            <text:p text:style-name="P6">Te gusta. ¿Has tenido alguna?… <text:span text:style-name="T36">ehhh</text:span> ¿Tú ves alguna relación entre la comprensión matemática <text:span text:style-name="T36">y </text:span>aprender a programar?</text:p>
          </table:table-cell>
          <table:table-cell table:style-name="Table1.B2" office:value-type="string">
            <text:p text:style-name="P2"><text:span text:style-name="T63">Sí, porque... o sea, yo creo que más que todo de comprensión matemática, el resultado final de eso es </text:span><text:span text:style-name="T36">la</text:span><text:span text:style-name="T63"> agilidad, agilidad mental y tú... y tú para saber programar debe</text:span><text:span text:style-name="T36">s</text:span><text:span text:style-name="T63"> ser una persona ágil </text:span><text:span text:style-name="T36">m</text:span><text:span text:style-name="T63">entalmente para saber este... Conseguir el problema... cómo... cómo. <text:s/></text:span><text:span text:style-name="T36">p</text:span><text:span text:style-name="T63">ara visualizar la r</text:span><text:span text:style-name="T36">u</text:span><text:span text:style-name="T63">ta, <text:s/></text:span><text:span text:style-name="T37">¿</text:span><text:span text:style-name="T63">no?, para desarrollar el programa y eso es lo mismo que tú haces cuando </text:span><text:span text:style-name="T37">vas </text:span><text:span text:style-name="T63">resolver </text:span><text:span text:style-name="T37">un ejercicio de</text:span><text:span text:style-name="T63"> </text:span><text:span text:style-name="T37">ma</text:span><text:span text:style-name="T63">temática, o sea, tú visualiza </text:span><text:span text:style-name="T37">s</text:span><text:span text:style-name="T63">una ruta, me meto por aquí..., </text:span><text:span text:style-name="T37">p</text:span><text:span text:style-name="T63">orque </text:span><text:span text:style-name="T37">y</text:span><text:span text:style-name="T63">o, porque yo sé que </text:span><text:span text:style-name="T37">si</text:span><text:span text:style-name="T63"> me meto por aquí, resuelv</text:span><text:span text:style-name="T37">o</text:span><text:span text:style-name="T63"> el ejercicio. Así es lo mismo con... con </text:span><text:span text:style-name="T37">la</text:span><text:span text:style-name="T63"> programación, </text:span><text:span text:style-name="T37">para <text:s/>ver</text:span><text:span text:style-name="T63"> cómo ai</text:span><text:span text:style-name="T37">sl</text:span><text:span text:style-name="T63">o..., pongo cómo para ver el camino a seguir.</text:span></text:p>
          </table:table-cell>
        </table:table-row>
        <table:table-row table:style-name="Table1.1">
          <table:table-cell table:style-name="Table1.A2" office:value-type="string">
            <text:p text:style-name="P6">Es<text:span text:style-name="T37">t</text:span>e... <text:span text:style-name="T37">¿</text:span>si tú piensas? ¿Qué el manejo de la matemática que ha ayudado a comprender <text:span text:style-name="T37">o ha</text:span> aprender más fácil a programar en las <text:soft-page-break/>computadoras?</text:p>
          </table:table-cell>
          <table:table-cell table:style-name="Table1.B2" office:value-type="string">
            <text:p text:style-name="P7">Si, uhu…</text:p>
            <text:p text:style-name="P7"><text:line-break/>Sí, bueno, también está en el proceso de <text:soft-page-break/>aprendizaje, ehhhh, <text:s/>programación.</text:p>
          </table:table-cell>
        </table:table-row>
        <table:table-row table:style-name="Table1.1">
          <table:table-cell table:style-name="Table1.A2" office:value-type="string">
            <text:p text:style-name="P6">Ok, este…, <text:s/>ahora. Como todo ahí siempre en algunas cosas se presentan algunos, algunos problemas de... <text:span text:style-name="T41">e</text:span>ste... o algunas dificultades. ¿Qué dificultades has encontrado tu? ¿En el proceso de aprendizaje de la programación que se te ha resultado dificultoso o qué crees tú que debe<text:span text:style-name="T38">s</text:span> reforzar para manejar esta... esta… esta nueva habilidad?</text:p>
          </table:table-cell>
          <table:table-cell table:style-name="Table1.B2" office:value-type="string">
            <text:p text:style-name="P7">Ya, dame un segundo... <text:span text:style-name="T41">(pausa) </text:span><text:span text:style-name="T39">ehh, y</text:span>o creo que la..., la dedicación, porque programa<text:span text:style-name="T39">r</text:span> <text:span text:style-name="T39">es </text:span>sabe<text:span text:style-name="T39">r</text:span> dedicarte, es practicar, practicar y practicar. Y... <text:span text:style-name="T39">es </text:span>eso, siento que... voy a incrementar más esa parte, dedicarme más a... ha<text:span text:style-name="T39">cia</text:span> la programación, cosa que ahorita, <text:span text:style-name="T39">s</text:span>e me hace un pelo complicado también, <text:span text:style-name="T39">p</text:span>orque las materias…, todo.</text:p>
          </table:table-cell>
        </table:table-row>
        <table:table-row table:style-name="Table1.1">
          <table:table-cell table:style-name="Table1.A2" office:value-type="string">
            <text:p text:style-name="P6"><text:span text:style-name="T40">Tu dices</text:span> qu<text:span text:style-name="T40">e</text:span>.... <text:span text:style-name="T40">e</text:span>ste.... <text:span text:style-name="T41">en</text:span><text:span text:style-name="T40"> l</text:span>a parte de la dedicación ha sido un obstáculo para ti, <text:span text:style-name="T40">¿</text:span>que no le has dedicado suficiente tiempo?</text:p>
          </table:table-cell>
          <table:table-cell table:style-name="Table1.B2" office:value-type="string">
            <text:p text:style-name="P8"><text:span text:style-name="T41">U</text:span>hu…, sí como yo, como yo quisiera.</text:p>
          </table:table-cell>
        </table:table-row>
        <table:table-row table:style-name="Table1.15">
          <table:table-cell table:style-name="Table1.A2" office:value-type="string">
            <text:p text:style-name="P6">¿Qué significa eso? Puedes hablarme un poquito más de eso.</text:p>
          </table:table-cell>
          <table:table-cell table:style-name="Table1.B2" office:value-type="string">
            <text:p text:style-name="P8">O sea que me <text:span text:style-name="T41">he </text:span>dedicado a... dedicarle más tiempo a la, <text:span text:style-name="T41">a</text:span> la, o sea, a la programación, <text:span text:style-name="T41">e</text:span>ste… practicar más todo, <text:span text:style-name="T41">osea,</text:span> <text:span text:style-name="T41">e</text:span>n el transcurso, de o sea, te lo digo, en el transcurso de que... <text:span text:style-name="T41">d</text:span>el del del tiempo en el que va l<text:span text:style-name="T41">a</text:span> electiva..., <text:span text:style-name="T41">q</text:span>ue hemos tenido clase.</text:p>
          </table:table-cell>
        </table:table-row>
        <table:table-row table:style-name="Table1.15">
          <table:table-cell table:style-name="Table1.A2" office:value-type="string">
            <text:p text:style-name="P6">Okey. ¿Pero algún otro tipo de de de...? ¿...De dificultad no has tenido? <text:span text:style-name="T42">A</text:span>cceso a los programas... este... acceso a la información..., comprensión de lo que se explica básicamente..., <text:span text:style-name="T41">tu básicamente (interrumpido por el entrevistado)...</text:span></text:p>
          </table:table-cell>
          <table:table-cell table:style-name="Table1.B2" office:value-type="string">
            <text:p text:style-name="P8">También a veces es sí, a veces se tenido dificultades para comprender al<text:span text:style-name="T42">go y</text:span> <text:span text:style-name="T42">p</text:span>ara comprender los programas <text:span text:style-name="T42">o</text:span> entenderlos, por así decirlo, <text:span text:style-name="T42">para</text:span> entender la lógica.</text:p>
          </table:table-cell>
        </table:table-row>
        <table:table-row table:style-name="Table1.17">
          <table:table-cell table:style-name="Table1.A2" office:value-type="string">
            <text:p text:style-name="P6">Ajá, <text:span text:style-name="T42">¿cómo es eso?</text:span></text:p>
          </table:table-cell>
          <table:table-cell table:style-name="Table1.B2" office:value-type="string">
            <text:p text:style-name="P8">no es algo que se me hace tan evidente, <text:span text:style-name="T42">o</text:span> sea, pero sí... <text:span text:style-name="T42">a mi hay los</text:span> que me resultan fáciles de entender, <text:span text:style-name="T42">h</text:span>ay otros que no. Como todo.</text:p>
          </table:table-cell>
        </table:table-row>
        <table:table-row table:style-name="Table1.18">
          <table:table-cell table:style-name="Table1.A2" office:value-type="string">
            <text:p text:style-name="P6">¿Ok, tú crees que eso lo resolverías entonces con práctica? <text:span text:style-name="T42">Este...</text:span> <text:span text:style-name="T42">este...</text:span> <text:span text:style-name="T42">se te</text:span> facilitaría mucho más eso?</text:p>
          </table:table-cell>
          <table:table-cell table:style-name="Table1.B2" office:value-type="string">
            <text:p text:style-name="P8">Sí, claro, sí.</text:p>
          </table:table-cell>
        </table:table-row>
        <table:table-row table:style-name="Table1.19">
          <table:table-cell table:style-name="Table1.A2" office:value-type="string">
            <text:p text:style-name="P6">Okey. Ahora una cosa, <text:span text:style-name="T42">e</text:span>ste.... Imagínate que ya sabes programar.</text:p>
          </table:table-cell>
          <table:table-cell table:style-name="Table1.B2" office:value-type="string">
            <text:p text:style-name="P8">Okey.</text:p>
          </table:table-cell>
        </table:table-row>
        <table:table-row table:style-name="Table1.15">
          <table:table-cell table:style-name="Table1.A2" office:value-type="string">
            <text:p text:style-name="P6">Que ya aprendiste, este... que te devuelve <text:span text:style-name="T42">(corrigiendo)</text:span>, que <text:span text:style-name="T42">t</text:span>e desenvuelve<text:span text:style-name="T42">s</text:span> muy bien en la programación. Digamos que ya dominas bastante bien Python. ¿Verdad? ¿Para qué <text:span text:style-name="T43">te</text:span> va a servir, esa, ese nuevo conocimiento, por ejemplo?</text:p>
          </table:table-cell>
          <table:table-cell table:style-name="Table1.B2" office:value-type="string">
            <text:p text:style-name="P8">Yo pienso que es para como le dije, para <text:span text:style-name="T43">(pausa), para</text:span> <text:span text:style-name="T43">p</text:span>rimero, para tenerlo como una, una alternativa también en mi carrera, no? A la hora de de trabajar, o sea, eso me va a dar un plus a mi, cónchale!!, porque <text:span text:style-name="T43">el,</text:span> él sabe<text:span text:style-name="T43">,</text:span> <text:s/>programar. Y... to<text:span text:style-name="T43">das las… uhm, </text:span>y todas las… Y que <text:span text:style-name="T43">e</text:span>l <text:span text:style-name="T43">m</text:span>undo va para eso, que una persona <text:soft-page-break/><text:span text:style-name="T43">sepa</text:span> programar, <text:span text:style-name="T43">e</text:span>ste…. <text:span text:style-name="T43">Eso </text:span>mismo lo decía ayer en la clase este..., que le sorprendió ver a una, persona<text:span text:style-name="T43">s</text:span> de Psicología <text:span text:style-name="T43">en </text:span>programación en su <text:span text:style-name="T43">electiva</text:span>.</text:p>
          </table:table-cell>
        </table:table-row>
        <table:table-row table:style-name="Table1.15">
          <table:table-cell table:style-name="Table1.A2" office:value-type="string">
            <text:p text:style-name="P10">Okey (interrumpiendo)</text:p>
          </table:table-cell>
          <table:table-cell table:style-name="Table1.B2" office:value-type="string">
            <text:p text:style-name="P8">... <text:span text:style-name="T43">e</text:span>l <text:span text:style-name="T43">m</text:span>undo, <text:span text:style-name="T43">e</text:span>l <text:span text:style-name="T43">m</text:span>undo va para eso... a las nuevas tecnologías, a saber, <text:span text:style-name="T43">a </text:span>estar <text:span text:style-name="T43">uhmm...,</text:span> <text:span text:style-name="T43">e</text:span>s importante. Porqu<text:span text:style-name="T43">e</text:span> no solamente saber programar el <text:span text:style-name="T43">Py</text:span>t<text:span text:style-name="T43">ho</text:span>n <text:span text:style-name="T43">vaaa...</text:span>, el pitón es muy, es muy amplio: <text:span text:style-name="T43">p</text:span>ara <text:span text:style-name="T43">análisis</text:span> de datos, finanzas, <text:span text:style-name="T43">o</text:span> sea. Por eso… <text:span text:style-name="T43">(no finalizó la idea)</text:span></text:p>
          </table:table-cell>
        </table:table-row>
        <table:table-row table:style-name="Table1.22">
          <table:table-cell table:style-name="Table1.A2" office:value-type="string">
            <text:p text:style-name="P10">¿Tu Crees entonces que ese nuevo conocimiento te va a permitir resolver problemas a futuro?</text:p>
          </table:table-cell>
          <table:table-cell table:style-name="Table1.B2" office:value-type="string">
            <text:p text:style-name="P11">Si, correcto.</text:p>
          </table:table-cell>
        </table:table-row>
        <table:table-row table:style-name="Table1.15">
          <table:table-cell table:style-name="Table1.A2" office:value-type="string">
            <text:p text:style-name="P10">¿En qué…, en qué... cómo por ejemplo háblame un poquito de eso, qué qué, qué aplicaciones <text:span text:style-name="T44">crees</text:span> tú que debería<text:span text:style-name="T44">s</text:span> saber programar en Python, por ejemplo, de cara a lo que a lo que tú estás estudiando o lo que tú vas a hacer en el futuro?</text:p>
          </table:table-cell>
          <table:table-cell table:style-name="Table1.B2" office:value-type="string">
            <text:p text:style-name="P8">E<text:span text:style-name="T43">hhh, </text:span><text:span text:style-name="T44">bueno</text:span> por lo menos analizar datos. <text:span text:style-name="T43">A</text:span>horita, en <text:span text:style-name="T43">e</text:span>l <text:span text:style-name="T43">m</text:span>undo del Business <text:span text:style-name="T43">I</text:span>ntelligent, el <text:span text:style-name="T44">BI,</text:span> eso es muy importante y mane... <text:span text:style-name="T44">s</text:span>aber Python para eso parece, que está bien. Ahorita el... el... <text:span text:style-name="T43">e</text:span>l <text:span text:style-name="T43">m</text:span>undo de las finanzas está <text:span text:style-name="T45">uhm, </text:span>está en crecimiento. Hay hay muchos cursos de... de Python relacionados a las finanzas...</text:p>
          </table:table-cell>
        </table:table-row>
        <table:table-row table:style-name="Table1.15">
          <table:table-cell table:style-name="Table1.A2" office:value-type="string">
            <text:p text:style-name="P10">Okey. Mira este..., <text:span text:style-name="T45">pero ¿qué crees tú que te vas a dedicar… cuando finalices la carrera?</text:span></text:p>
          </table:table-cell>
          <table:table-cell table:style-name="Table1.B2" office:value-type="string">
            <text:p text:style-name="P8"><text:span text:style-name="T45">A mi </text:span>me gusta mucho lo que es el análisis de datos. El el Business Intelligence, el departamento de, o sea..., el departamento de ventas. Me gusta mucho, eso es lo que es la parte estadística…, <text:s/>la parte de datos. También me gusta mucho el área de Finanzas…</text:p>
          </table:table-cell>
        </table:table-row>
        <table:table-row table:style-name="Table1.15">
          <table:table-cell table:style-name="Table1.A2" office:value-type="string">
            <text:p text:style-name="P10">¿Y, cómo crees tú que el que la herramienta te va a ayudar en eso?... O <text:span text:style-name="T45">¿</text:span>el saber programar te va a ayudar en eso?. ¿Tú crees que te va a facilitar, este…, <text:span text:style-name="T45">l</text:span>a forma como tú, como tú atacas un problema en programación, <text:span text:style-name="T45">t</text:span>e facilitaría la forma de atacar un problema que a futuro tenga<text:span text:style-name="T45">s</text:span>, por ejemplo, analizando estadísticas de... de ventas, <text:span text:style-name="T45">o</text:span> proyecciones de de mercadeo y cosas de estas.</text:p>
          </table:table-cell>
          <table:table-cell table:style-name="Table1.B2" office:value-type="string">
            <text:p text:style-name="P8">Sí, bueno, bueno, <text:span text:style-name="T46">usted</text:span> también dijo que que el <text:span text:style-name="T46">Python</text:span> se utiliza mucho para analizar datos. </text:p>
          </table:table-cell>
        </table:table-row>
        <table:table-row table:style-name="Table1.26">
          <table:table-cell table:style-name="Table1.A2" office:value-type="string">
            <text:p text:style-name="P12">Ajá?...</text:p>
          </table:table-cell>
          <table:table-cell table:style-name="Table1.B2" office:value-type="string">
            <text:p text:style-name="P9"><text:span text:style-name="T46">P</text:span>or eso pienso que el que el programa me va a… saber <text:span text:style-name="T46">usar</text:span> la herramienta me va a ayudar en eso... Est<text:span text:style-name="T46">e...</text:span> <text:span text:style-name="T46">d</text:span>e hecho, hay muchos cursos de Python para análisis de datos y...</text:p>
          </table:table-cell>
        </table:table-row>
        <table:table-row table:style-name="Table1.15">
          <table:table-cell table:style-name="Table1.A2" office:value-type="string">
            <text:p text:style-name="P10">Ok…</text:p>
          </table:table-cell>
          <table:table-cell table:style-name="Table1.B2" office:value-type="string">
            <text:p text:style-name="P8">...<text:span text:style-name="T46">y (interrumpiedo)</text:span>, <text:span text:style-name="T47">a</text:span><text:span text:style-name="T46">parte de análisis..., de </text:span><text:soft-page-break/><text:span text:style-name="T46">análisis de datos, de saber…, </text:span>así saber... con... <text:span text:style-name="T47">programar</text:span> también te da como…. U<text:span text:style-name="T47">h</text:span>n, o sea, te hace ver la vida... <text:span text:style-name="T47">o </text:span>sea más... solucionar problemas, <text:span text:style-name="T47">o </text:span>sea <text:span text:style-name="T47">el </text:span>programa<text:span text:style-name="T47">r</text:span> e<text:span text:style-name="T47">s</text:span> solucionar un problema, <text:span text:style-name="T47">y…. darselo a tu cliente, esa alternativa, uhm, lo hace mucho más fácil. O sea, que… le resuelves un problema un cliente…</text:span></text:p>
          </table:table-cell>
        </table:table-row>
        <table:table-row table:style-name="Table1.28">
          <table:table-cell table:style-name="Table1.A2" office:value-type="string">
            <text:p text:style-name="P10">¿Tú estás <text:span text:style-name="T47">vi</text:span>endo ahorita, una relación entre saber programar y saber resolver problemas?</text:p>
          </table:table-cell>
          <table:table-cell table:style-name="Table1.B2" office:value-type="string">
            <text:p text:style-name="P13">Si</text:p>
          </table:table-cell>
        </table:table-row>
        <table:table-row table:style-name="Table1.15">
          <table:table-cell table:style-name="Table1.A2" office:value-type="string">
            <text:p text:style-name="P10">Puedes hablarme un poquito más de eso porque suena interesante eso que me acabas de decir.</text:p>
          </table:table-cell>
          <table:table-cell table:style-name="Table1.B2" office:value-type="string">
            <text:p text:style-name="P13">O sea porque... Cuando, cuando por lo menos están trabajando en el mundo de la programación...un cliente te pìde algo, ¿no?, y tu se lo resuelves <text:span text:style-name="T48">en</text:span> un programa, un <text:span text:style-name="T48">pro</text:span>grama... <text:span text:style-name="T48">con ese programa </text:span>que le va a hacer <text:span text:style-name="T48">la vida mucho más fácil…</text:span></text:p>
          </table:table-cell>
        </table:table-row>
        <table:table-row table:style-name="Table1.30">
          <table:table-cell table:style-name="Table1.A2" office:value-type="string">
            <text:p text:style-name="P14">Ahhh, Ok, <text:s/>¿Estás viendo ya, que a futuro podrías automatizar algunas cosas?</text:p>
          </table:table-cell>
          <table:table-cell table:style-name="Table1.B2" office:value-type="string">
            <text:p text:style-name="P14">(interrupiendo)… exactamente</text:p>
          </table:table-cell>
        </table:table-row>
        <table:table-row table:style-name="Table1.31">
          <table:table-cell table:style-name="Table1.A2" office:value-type="string">
            <text:p text:style-name="P14">Al realizar un programa...</text:p>
          </table:table-cell>
          <table:table-cell table:style-name="Table1.B2" office:value-type="string">
            <text:p text:style-name="P14">Uju… y le solucionas un problema.</text:p>
          </table:table-cell>
        </table:table-row>
        <table:table-row table:style-name="Table1.32">
          <table:table-cell table:style-name="Table1.A2" office:value-type="string">
            <text:p text:style-name="P14">Para solucionar un probl<text:span text:style-name="T49">e</text:span>m<text:span text:style-name="T49">a</text:span>… a una persona, que te está solicitando algo, a la que tu llamaste?</text:p>
          </table:table-cell>
          <table:table-cell table:style-name="Table1.B2" office:value-type="string">
            <text:p text:style-name="P14">(interrumpiendo…) exactamente, exactamente.</text:p>
          </table:table-cell>
        </table:table-row>
        <table:table-row table:style-name="Table1.15">
          <table:table-cell table:style-name="Table1.A2" office:value-type="string">
            <text:p text:style-name="P14">Okey. Ahora en lo personal, tuyo. ¿Tú crees que al aprender esa herramienta? Tu vas a... tu vas a... o mejor dicho..., al adquirir ese esa esa habilidad de saber programar te va a permitir ofrecer esas soluciones más... de forma más adecuada? o más rápida?, más precisa?. ¿Cuál…? ¿qué crees tú que estarías haciendo tu ahí? ¿Cuál sería la... el... lo que te aportaría el saber programar?</text:p>
          </table:table-cell>
          <table:table-cell table:style-name="Table1.B2" office:value-type="string">
            <text:p text:style-name="P14">Bueno profe... a un.. auna<text:span text:style-name="T49">d</text:span>o <text:span text:style-name="T49">a eso</text:span>, o sea, yo también… <text:span text:style-name="T49">y</text:span>o también escogí, <text:span text:style-name="T49">o </text:span>sea, me interesó saber programar también porque, <text:span text:style-name="T49">o</text:span> sea, yo yo estaba interesado en trabajar, <text:span text:style-name="T49">¿</text:span>no? en trabajar, <text:span text:style-name="T49">y en</text:span> la mayoría de los trabajos freelance que hay ahorita en la actualidad, <text:span text:style-name="T49">y</text:span> la mayoría son... son relacionados a la informática, <text:span text:style-name="T49">¿</text:span>si? son relacionados <text:span text:style-name="T49">a</text:span> saber manejar un programa, <text:span text:style-name="T49">cosa</text:span> que…, que…, que para mi carrera <text:span text:style-name="T49">en</text:span> Ingeniería Industrial, no hay tantos trabajos freelance, para trabajar ahorita por internet, en vacaciones y eso. <text:span text:style-name="T49">E</text:span>ntonces por eso dije, quiero aprender a saber que quiero manejar un programa para para poder...<text:span text:style-name="T50">este...</text:span> <text:span text:style-name="T49">a</text:span>plicar a una vacante... <text:span text:style-name="T50">d</text:span>e<text:span text:style-name="T49">hhh,</text:span> laboral de esa magnitud.</text:p>
          </table:table-cell>
        </table:table-row>
        <text:soft-page-break/>
        <table:table-row table:style-name="Table1.34">
          <table:table-cell table:style-name="Table1.A2" office:value-type="string">
            <text:p text:style-name="P15">Ok pero manejar un programa podría ser... este..., por ejemplo, Excel.</text:p>
          </table:table-cell>
          <table:table-cell table:style-name="Table1.B2" office:value-type="string">
            <text:p text:style-name="P14">Sí, pero como le digo, <text:span text:style-name="T49">o</text:span> sea las vacantes que yo ví, ví free lance, no eran todo... este... saber programar Python, <text:s/><text:span text:style-name="T49">también ví</text:span> <text:span text:style-name="T49">un</text:span> <text:span text:style-name="T49">d</text:span>esarrollador web, <text:span text:style-name="T50">front end, </text:span>todo eso.</text:p>
          </table:table-cell>
        </table:table-row>
        <table:table-row table:style-name="Table1.35">
          <table:table-cell table:style-name="Table1.A2" office:value-type="string">
            <text:p text:style-name="P15">A<text:span text:style-name="T50">hhh,</text:span> eso suena interesante, o sea que. ¿Tú estás viendo una posibilidad, <text:span text:style-name="T50">c</text:span>omo paralela a tu carrera, que te ofrece el saber programar?</text:p>
          </table:table-cell>
          <table:table-cell table:style-name="Table1.B2" office:value-type="string">
            <text:p text:style-name="P14">Claro, claro está. De hecho, a mí me interesa <text:span text:style-name="T50">e</text:span>l <text:span text:style-name="T50">m</text:span>undo del trabajo freelance, <text:span text:style-name="T51">t</text:span>rabajo remoto, entonces, por eso yo veo que... que <text:span text:style-name="T50">e</text:span>l <text:span text:style-name="T50">Python</text:span> <text:span text:style-name="T50">te da esas </text:span>alternativas, o sea el... el…, la programación en sí.</text:p>
          </table:table-cell>
        </table:table-row>
        <table:table-row table:style-name="Table1.36">
          <table:table-cell table:style-name="Table1.A2" office:value-type="string">
            <text:p text:style-name="P15">Okey. Es decir que en un futuro, además de aprender Python, <text:span text:style-name="T51">¿</text:span>seguiría desarrollándo<text:span text:style-name="T51">t</text:span>e en <text:span text:style-name="T51">e</text:span>l <text:span text:style-name="T51">m</text:span>undo de la informática?, <text:span text:style-name="T51">¿Te verías</text:span> de esa manera?</text:p>
          </table:table-cell>
          <table:table-cell table:style-name="Table1.B2" office:value-type="string">
            <text:p text:style-name="P14">Sí, me gustaría, en realidad es algo que me llama la atención. O sea, porque... es un análisis, es una... porque programa<text:span text:style-name="T51">r</text:span> es es un análisis lógico... que, <text:span text:style-name="T51">uhmm</text:span> e<text:span text:style-name="T51">s</text:span> analizar, <text:span text:style-name="T51">agiliza</text:span>, agilidad mental. <text:span text:style-name="T51">Es</text:span>o me gusta bastante.</text:p>
          </table:table-cell>
        </table:table-row>
        <table:table-row table:style-name="Table1.37">
          <table:table-cell table:style-name="Table1.A2" office:value-type="string">
            <text:p text:style-name="P15">¿Ustedes ven en la carrera una materia relacionada con lógica, verdad?</text:p>
          </table:table-cell>
          <table:table-cell table:style-name="Table1.B2" office:value-type="string">
            <text:p text:style-name="P14">Sí, lógica, si. En segundo semestre de Ingeniería Industrial en <text:span text:style-name="T51">UCAB</text:span>.</text:p>
          </table:table-cell>
        </table:table-row>
        <table:table-row table:style-name="Table1.37">
          <table:table-cell table:style-name="Table1.A2" office:value-type="string">
            <text:p text:style-name="P15">Okey, <text:span text:style-name="T51">¿</text:span>tú crees que esa... esa... esa... esa materia te ha ayudado de alguna manera, <text:span text:style-name="T51">t</text:span>ambién <text:span text:style-name="T51">a la</text:span> resolución... a resolver problemas?, <text:span text:style-name="T51">¿qué</text:span> de... de alguna forma <text:span text:style-name="T51">u</text:span> otra a la que... ha ayudado a plantearte mejor los problemas que pueda tener, no solamente en el área matemática, sino en el área de programación <text:span text:style-name="T51">a</text:span>hora, <text:s/><text:span text:style-name="T51">¿</text:span>cómo ves es...? <text:span text:style-name="T51">(interrumpido)</text:span></text:p>
          </table:table-cell>
          <table:table-cell table:style-name="Table1.B2" office:value-type="string">
            <text:p text:style-name="P14"><text:span text:style-name="T51">Si c</text:span>laro, fundamental. <text:span text:style-name="T51">E</text:span>sa materia fundamental para para saber programar. Porque... es como un <text:span text:style-name="T51">pre...</text:span> <text:span text:style-name="T51">uhm</text:span>, a lo que es la programación, que nos enseñan todo lo que son los lenguajes lógicos este... <text:span text:style-name="T52">ehhh,</text:span> lo que usted explica en clase el... el, el <text:span text:style-name="T52">and el or,</text:span> Todo eso. <text:span text:style-name="T52">Uno</text:span> ya lo, <text:s/><text:span text:style-name="T52">uno ya</text:span> lo manejaba gracias a esa materia.</text:p>
          </table:table-cell>
        </table:table-row>
        <table:table-row table:style-name="Table1.37">
          <table:table-cell table:style-name="Table1.A2" office:value-type="string">
            <text:p text:style-name="P15">O sea que <text:span text:style-name="T52">¿</text:span>el tener ese conocimiento previo te ha servido de ayuda para entender un poco mejor lo que es la programación?</text:p>
          </table:table-cell>
          <table:table-cell table:style-name="Table1.B2" office:value-type="string">
            <text:p text:style-name="P14">Se me ha hecho, a mí me ha hecho, por así decirlo, la vida más fácil en la materia.</text:p>
          </table:table-cell>
        </table:table-row>
        <table:table-row table:style-name="Table1.37">
          <table:table-cell table:style-name="Table1.A2" office:value-type="string">
            <text:p text:style-name="P19">Ees decir… (interrumpido)</text:p>
          </table:table-cell>
          <table:table-cell table:style-name="Table1.B2" office:value-type="string">
            <text:p text:style-name="P14">Por lo menos, que tengo esa ventaja, tengo, sabe<text:span text:style-name="T53">s</text:span>, tenía esa ventaja <text:span text:style-name="T53">¿</text:span>no?, ante un compañero que no ha<text:span text:style-name="T53">y</text:span>a visto esa materia.</text:p>
          </table:table-cell>
        </table:table-row>
        <table:table-row table:style-name="Table1.37">
          <table:table-cell table:style-name="Table1.A2" office:value-type="string">
            <text:p text:style-name="P19">Okey. ¿Tú recomendarías a alguien, que quiera aprender a programar, que primero haga un curso de lógica?</text:p>
          </table:table-cell>
          <table:table-cell table:style-name="Table1.B2" office:value-type="string">
            <text:p text:style-name="P14"><text:span text:style-name="T53">¿</text:span>De lógica?</text:p>
          </table:table-cell>
        </table:table-row>
        <table:table-row table:style-name="Table1.37">
          <table:table-cell table:style-name="Table1.A2" office:value-type="string">
            <text:p text:style-name="P19">Si!</text:p>
          </table:table-cell>
          <table:table-cell table:style-name="Table1.B2" office:value-type="string">
            <text:p text:style-name="P14">Porque no sé... O sea, capaz, capaz no tan extenso, cómo lo vivi <text:span text:style-name="T53">yo</text:span>, <text:span text:style-name="T53">¿</text:span>verdad? Pero, pero sí, o sea una... un curso de lógica aplicada a la programación, porque yo, yo yo aparte <text:span text:style-name="T53">yo ví</text:span> más..., más cosas.</text:p>
          </table:table-cell>
        </table:table-row>
        <text:soft-page-break/>
        <table:table-row table:style-name="Table1.37">
          <table:table-cell table:style-name="Table1.A2" office:value-type="string">
            <text:p text:style-name="P19">Explícame un poquito más de eso, a ver, expuesta..., por lo menos en lo que me estás diciendo, que por eso quisiera que... que... que.. que... que extendieras un poquito más con eso.</text:p>
          </table:table-cell>
          <table:table-cell table:style-name="Table1.B2" office:value-type="string">
            <text:p text:style-name="P16">Por lo menos yo vi, yo vi mucho que sí, árbol, los árboles..., todo los que son... <text:span text:style-name="T53">e</text:span>ste…, <text:span text:style-name="T53">ehhh l</text:span>as demostraciones, esas que <text:span text:style-name="T53">uno...</text:span> hace con... <text:span text:style-name="T53">a</text:span>horita no recuerdo bien cómo se llaman los nombres, pero <text:span text:style-name="T53">las</text:span> demostraci<text:span text:style-name="T53">ones</text:span> en todos <text:span text:style-name="T53">es</text:span>os ejercicios. Me parece que... hay cosas que se aplican a la programación, hay cosas que no. <text:span text:style-name="T53">por lo menos la parte importante es... los and los or los if, el if es el si condicional, importante.</text:span></text:p>
          </table:table-cell>
        </table:table-row>
        <table:table-row table:style-name="Table1.37">
          <table:table-cell table:style-name="Table1.A2" office:value-type="string">
            <text:p text:style-name="P19">Ok perfecto, <text:span text:style-name="T54">(carraspeando)</text:span> <text:span text:style-name="T54">e</text:span>ste… ahora. ¿Cuál es la importancia que le das al hecho de saber programar?</text:p>
          </table:table-cell>
          <table:table-cell table:style-name="Table1.B2" office:value-type="string">
            <text:p text:style-name="P17"><text:span text:style-name="T54">(silencio largo ) </text:span>Bueno... Creo que es importante, <text:span text:style-name="T54">¿</text:span>no? es como... <text:span text:style-name="T54">y ahorita...</text:span> y porque <text:span text:style-name="T54">e</text:span>l <text:span text:style-name="T54">m</text:span>undo va para eso, profe <text:span text:style-name="T54">e</text:span>l <text:span text:style-name="T54">m</text:span>undo va para... <text:span text:style-name="T54">e</text:span>l <text:span text:style-name="T54">m</text:span>undo <text:span text:style-name="T55">t</text:span><text:span text:style-name="T54">e</text:span> impulsa a, <text:span text:style-name="T54">a</text:span> eso porque todos a las…. <text:span text:style-name="T54">Todo el… Incremento tecnológico como le digo, lo que es importante. saber programar.</text:span></text:p>
          </table:table-cell>
        </table:table-row>
        <table:table-row table:style-name="Table1.37">
          <table:table-cell table:style-name="Table1.A2" office:value-type="string">
            <text:p text:style-name="P19">Suponte tú qu<text:span text:style-name="T55">e...</text:span> qu<text:span text:style-name="T55">e..</text:span> Que tú trabajarás.., <text:span text:style-name="T55">e</text:span>ste... en una granja. Ok sembrando café quieres una granja que siembra café <text:span text:style-name="T55">y </text:span>cacao.</text:p>
          </table:table-cell>
          <table:table-cell table:style-name="Table1.B2" office:value-type="string">
            <text:p text:style-name="P20">OK</text:p>
          </table:table-cell>
        </table:table-row>
        <table:table-row table:style-name="Table1.37">
          <table:table-cell table:style-name="Table1.A2" office:value-type="string">
            <text:p text:style-name="P19">¿Qué importancia tendría para ti saber programar, si lo que hace es sembrar café <text:span text:style-name="T55">y</text:span> cacao? <text:span text:style-name="T55">Por ejemplo</text:span></text:p>
          </table:table-cell>
          <table:table-cell table:style-name="Table1.B2" office:value-type="string">
            <text:p text:style-name="P20">Bueno, puedo optimizar ese proceso, puedo hacer un programa que me... que me optimice la cantidad de café..., la cantidad de café y cacao que siempre al día, por ejemplo. Ok, pero siempre, siempre es una ventaja creo yo.</text:p>
          </table:table-cell>
        </table:table-row>
        <table:table-row table:style-name="Table1.37">
          <table:table-cell table:style-name="Table1.A2" office:value-type="string">
            <text:p text:style-name="P19">O sea, que tú le <text:span text:style-name="T55">v</text:span>es múltiples aplicaciones a la <text:span text:style-name="T55">a</text:span> la programación.</text:p>
          </table:table-cell>
          <table:table-cell table:style-name="Table1.B2" office:value-type="string">
            <text:p text:style-name="P20">Exactamente, Ajá.</text:p>
          </table:table-cell>
        </table:table-row>
        <table:table-row table:style-name="Table1.37">
          <table:table-cell table:style-name="Table1.A2" office:value-type="string">
            <text:p text:style-name="P19">No es simplemente los ejercicios que, por ejemplo, hacemos en clase, que son muy sencillitos, sino que tú le ves muchísimas más aplicaciones...</text:p>
          </table:table-cell>
          <table:table-cell table:style-name="Table1.B2" office:value-type="string">
            <text:p text:style-name="P20">Exactamente. Si</text:p>
          </table:table-cell>
        </table:table-row>
        <table:table-row table:style-name="Table1.37">
          <table:table-cell table:style-name="Table1.A2" office:value-type="string">
            <text:p text:style-name="P19">Supo<text:span text:style-name="T55">n</text:span> que tú que tú fueras médico. Digamos que tú fueras un médico <text:span text:style-name="T55">de</text:span> alguna especialidad. <text:span text:style-name="T55">Coye, un</text:span> médico tiene que saber muchísimo de... de... de patologías y de... y de biología y de... no sé... de muchas cosas, pero <text:span text:style-name="T56">¿</text:span>realmente le sería útil a un medico sabe<text:span text:style-name="T55">r</text:span> <text:span text:style-name="T55">d</text:span>e programación?, <text:span text:style-name="T55">¿</text:span>qué crees tú?</text:p>
          </table:table-cell>
          <table:table-cell table:style-name="Table1.B2" office:value-type="string">
            <text:p text:style-name="P20"><text:span text:style-name="T56">(Pausa larga, pensando su respuesta) </text:span>Bueno, <text:span text:style-name="T56">a mi me parece</text:span> que en este ca<text:span text:style-name="T56">mp</text:span>o, <text:span text:style-name="T56">este...</text:span> <text:s/><text:span text:style-name="T56">p</text:span>rincipalmente no es algo... <text:span text:style-name="T56">f</text:span>undamental, no en su carrera, pero... ¿Pero, por qué no? <text:span text:style-name="T56">O e</text:span>ea, bueno, para aplicarlo su vida profesional, <text:span text:style-name="T56">yo diría,</text:span> no sé, <text:span text:style-name="T56">¿</text:span>qué <text:span text:style-name="T56">se </text:span>yo? yo diría que no tanto.</text:p>
          </table:table-cell>
        </table:table-row>
        <table:table-row table:style-name="Table1.37">
          <table:table-cell table:style-name="Table1.A2" office:value-type="string">
            <text:p text:style-name="P21">Entonces, ¿Tú crees que un médico no le no le resultaría muy útil saber programar?</text:p>
          </table:table-cell>
          <table:table-cell table:style-name="Table1.B2" office:value-type="string">
            <text:p text:style-name="P20">O sea en.. en <text:span text:style-name="T56">si no,</text:span> <text:span text:style-name="T56">en si no.</text:span> O sea, <text:span text:style-name="T56">hum </text:span>en esa... creo que no sería el factor principal de... de la de la carrera. <text:span text:style-name="T56">Para mi.</text:span></text:p>
          </table:table-cell>
        </table:table-row>
        <text:soft-page-break/>
        <table:table-row table:style-name="Table1.37">
          <table:table-cell table:style-name="Table1.A2" office:value-type="string">
            <text:p text:style-name="P21">Y si te digo que el médico se dedica a analizar las diferentes epidemias, y recolectar datos para hacer análisis epidémico y todo esto.</text:p>
          </table:table-cell>
          <table:table-cell table:style-name="Table1.B2" office:value-type="string">
            <text:p text:style-name="P20"><text:span text:style-name="T56">Ahhh, </text:span>sí , <text:span text:style-name="T56">Ahí</text:span> sí, <text:span text:style-name="T56">pero si es </text:span>un cardiólogo que lo que hace es <text:span text:style-name="T56">o</text:span>perar en <text:span text:style-name="T56">un</text:span> quirófano? No, no, no tanto.</text:p>
          </table:table-cell>
        </table:table-row>
        <table:table-row table:style-name="Table1.37">
          <table:table-cell table:style-name="Table1.A2" office:value-type="string">
            <text:p text:style-name="P21">Pero las máquinas de... de... de <text:span text:style-name="T57">un</text:span> quirófano cada vez son más tecnológicas, tienen muchísima, este... tecnología e<text:span text:style-name="T57">ste...</text:span> incluida. <text:span text:style-name="T58">(silencio largo)</text:span> Este.... Porque... tal como tú lo decías, Ahí ahí, aunque parece... por eso <text:span text:style-name="T58">m</text:span>e fui el caso extremo de un de una persona que fuera un vendedor <text:span text:style-name="T58">(corrigiendo)</text:span>..., un... un agricultor y ahora un caso bastante tecnológico. Porque, parece mentira, pero la medicina está muy... muy relacionado a la tecnología, <text:span text:style-name="T58">e</text:span>ste... me fui a los dos casos extremos, <text:span text:style-name="T58">¿</text:span>no? donde <text:span text:style-name="T58">uno</text:span> <text:span text:style-name="T58">tiene</text:span> <text:span text:style-name="T58">bastante, </text:span><text:s/>muy…. pare<text:span text:style-name="T58">cería</text:span>, que tienen muy poca relación y sin embargo tú la viste. Y, en el caso de alta tecnología y que, como es la medicina que se utilizan muchísimas cosas tecnológicas, <text:span text:style-name="T58">no</text:span> la lograste de inmediato, hasta que <text:span text:style-name="T58">t</text:span>e pusieron a una... una cuestión, pero tú sí crees que hay…. el saber programar, <text:span text:style-name="T58">e</text:span>ste.. <text:span text:style-name="T58">¿</text:span>es de suma importancia o <text:span text:style-name="T58">tiene</text:span> bastante importancia, independientemente de la carrera?</text:p>
          </table:table-cell>
          <table:table-cell table:style-name="Table1.B2" office:value-type="string">
            <text:p text:style-name="P22">Si</text:p>
          </table:table-cell>
        </table:table-row>
        <table:table-row table:style-name="Table1.37">
          <table:table-cell table:style-name="Table1.A2" office:value-type="string">
            <text:p text:style-name="P21">Este... Digamos un periodista. ¿Qué crees tú que el periodista pueda aportarle el saber programar?</text:p>
          </table:table-cell>
          <table:table-cell table:style-name="Table1.B2" office:value-type="string">
            <text:p text:style-name="P22">Este... A todo lo que <text:span text:style-name="T59">me </text:span>imagino que el flujo de información, todo eso se puede llevar a cabo con Python y con otros programas, por lo menos el Instagram es una red social, está hecha con... Con un lenguaje <text:span text:style-name="T59">de</text:span> programación. Por eso <text:span text:style-name="T59">e</text:span>l <text:span text:style-name="T59">m</text:span>undo... <text:span text:style-name="T59">o </text:span>sea mucho..., muchos... <text:span text:style-name="T59">m</text:span>uchos factores o muchos instrumentos de mundo <text:span text:style-name="T59">de</text:span> un comunicador social, están hechos con... con Python.</text:p>
          </table:table-cell>
        </table:table-row>
        <table:table-row table:style-name="Table1.37">
          <table:table-cell table:style-name="Table1.A2" office:value-type="string">
            <text:p text:style-name="P21">Ok ya te entiendo, el punto tuyo. <text:span text:style-name="T59">M</text:span>ira este... Pero básicamente esto es lo que lo que éste quería hablar contigo, <text:span text:style-name="T59">¿</text:span>no? Ahora bien. <text:span text:style-name="T59">¿</text:span>Qué... qué..., qué cosa adicional, tú me dirías que... que... que contribuiría un poco <text:span text:style-name="T59">a</text:span> entender un poquito más la posición que tienes actualmente con respecto a aprender a programar?, pues.</text:p>
          </table:table-cell>
          <table:table-cell table:style-name="Table1.B2" office:value-type="string">
            <text:p text:style-name="P22">Bueno profe, primero este... ¿Cómo le digo? Yo escogí programación, <text:span text:style-name="T59">¿</text:span>no? Porque <text:span text:style-name="T59">e</text:span>l <text:span text:style-name="T59">m</text:span>undo va para eso. ¿No? o sea, me parece importante <text:span text:style-name="T59">¿</text:span>no?, saber programar porqu<text:span text:style-name="T59">e,</text:span> Porqu<text:span text:style-name="T59">e</text:span> <text:span text:style-name="T59">es</text:span> <text:span text:style-name="T59">a</text:span>l<text:span text:style-name="T59">g</text:span>o que tú puedes aplicar a muchos... <text:span text:style-name="T60">a</text:span> <text:span text:style-name="T60">muchas áreas </text:span>de la vida... a muchas áreas, no da tanto de la vida profesional, <text:span text:style-name="T60">co</text:span>mo…, <text:span text:style-name="T60">c</text:span>omo <text:span text:style-name="T60">de </text:span>la vida personal. <text:span text:style-name="T60">P</text:span>uede<text:span text:style-name="T60">s</text:span> hacer un programa para... para ayudarte a ti a hacer algo, <text:span text:style-name="T60">¿</text:span>no? personal, <text:span text:style-name="T60">¿</text:span>sí?. Bueno aparte tengo, tengo mi tío que siempre me ha <text:soft-page-break/>dicho <text:span text:style-name="T60">q</text:span>ue … <text:span text:style-name="T60">que siempre me ha.. </text:span>me h<text:span text:style-name="T60">a incentivado en esto</text:span> . Y, como le digo, es un es un agregado... agregado para para tu currículum, <text:span text:style-name="T60">¿</text:span>no? ser ingeniero industrial y saber manejar un programa, un programa. Creo que es requisito indispensable. <text:span text:style-name="T61">A</text:span>horita, como todo <text:span text:style-name="T60">e</text:span>l <text:span text:style-name="T60">m</text:span>undo pide saber Excel, <text:s/><text:span text:style-name="T60">t</text:span>ambién me imagino que deberían pedir<text:span text:style-name="T60"> saber</text:span> manejar un lenguaje de programación.</text:p>
          </table:table-cell>
        </table:table-row>
        <table:table-row table:style-name="Table1.37">
          <table:table-cell table:style-name="Table1.A2" office:value-type="string">
            <text:p text:style-name="P21">¿Tú crees que debería ir hacia allá? La... va<text:span text:style-name="T61">n</text:span>... en un futuro…., van a pedir que la gente <text:span text:style-name="T61">ehhh</text:span>. ¿El profesional sepa algún lenguaje de programación?</text:p>
          </table:table-cell>
          <table:table-cell table:style-name="Table1.B2" office:value-type="string">
            <text:p text:style-name="P22">Me parece importante. Sí, <text:s/>bueno Sí </text:p>
          </table:table-cell>
        </table:table-row>
        <table:table-row table:style-name="Table1.37">
          <table:table-cell table:style-name="Table1.A2" office:value-type="string">
            <text:p text:style-name="P23"><text:span text:style-name="T61">L</text:span>a <text:span text:style-name="T61">m</text:span>ayoría de los que <text:span text:style-name="T61">tu </text:span>cree<text:span text:style-name="T61">s</text:span> que lo van a pedir. </text:p>
          </table:table-cell>
          <table:table-cell table:style-name="Table1.B2" office:value-type="string">
            <text:p text:style-name="P23"><text:span text:style-name="T61">M</text:span>e me parece, súper importante de eso.</text:p>
          </table:table-cell>
        </table:table-row>
        <table:table-row table:style-name="Table1.37">
          <table:table-cell table:style-name="Table1.A2" office:value-type="string">
            <text:p text:style-name="P24">Ok, perfecto.</text:p>
          </table:table-cell>
          <table:table-cell table:style-name="Table1.B2" office:value-type="string">
            <text:p text:style-name="P23">O sea para s<text:span text:style-name="T61">ellar</text:span>, para que veas la magnitud e importancia que yo le veo.</text:p>
          </table:table-cell>
        </table:table-row>
        <table:table-row table:style-name="Table1.37">
          <table:table-cell table:style-name="Table1.A2" office:value-type="string">
            <text:p text:style-name="P24">Ok exelente. Bueno este... (nombre omitido), te agradezco tu tiempo. Espero que... que... Qué bueno que…. En lo que yo te pueda aportar en la... en la... en la materia te sea útil. <text:span text:style-name="T62">(eliminado diálogo de despedida y conversación irrelevante a la investigación)</text:span></text:p>
          </table:table-cell>
          <table:table-cell table:style-name="Table1.B2" office:value-type="string">
            <text:p text:style-name="P25">Gracias, hasta luego</text:p>
          </table:table-cell>
        </table:table-row>
      </table:table>
      <text:p text:style-name="Text_20_body"><text:tab/>.<text:tab/> </text:p>
      <text:h text:style-name="Heading_20_3" text:outline-level="3"><text:bookmark-start text:name="__RefHeading___Toc4725_37926492"/>Estudiante 2:<text:bookmark-end text:name="__RefHeading___Toc4725_37926492"/></text:h>
      <table:table table:name="Table3" table:style-name="Table3" table:template-name="Default Style">
        <table:table-column table:style-name="Table3.A"/>
        <table:table-column table:style-name="Table3.B"/>
        <table:table-row>
          <table:table-cell table:style-name="Table3.A1" office:value-type="string">
            <text:p text:style-name="P5">Entrevistador: Entr</text:p>
          </table:table-cell>
          <table:table-cell table:style-name="Table3.B1" office:value-type="string">
            <text:p text:style-name="P5">Estudiante <text:span text:style-name="T64">2</text:span>: Est<text:span text:style-name="T64">2</text:span></text:p>
          </table:table-cell>
        </table:table-row>
        <table:table-row table:style-name="Table3.2">
          <table:table-cell table:style-name="Table3.A2" office:value-type="string">
            <text:p text:style-name="P18">Entrevista realizada en remoto, vía plataforma zoom</text:p>
          </table:table-cell>
          <table:table-cell table:style-name="Table3.B2" office:value-type="string">
            <text:p text:style-name="P18">Estudiante de <text:span text:style-name="T67">Economía</text:span></text:p>
          </table:table-cell>
        </table:table-row>
        <table:table-row table:style-name="Table3.2">
          <table:table-cell table:style-name="Table3.A2" office:value-type="string">
            <text:p text:style-name="P18">Pero primero que nada agradecerte. El tiempo que me estás concediendo al aceptar hacer esta entrevista para mí.</text:p>
          </table:table-cell>
          <table:table-cell table:style-name="Table3.B2" office:value-type="string">
            <text:p text:style-name="P18">No no se preocupe profe.</text:p>
          </table:table-cell>
        </table:table-row>
        <table:table-row table:style-name="Table3.2">
          <table:table-cell table:style-name="Table3.A2" office:value-type="string">
            <text:p text:style-name="P18">Y este contribuir también con mi trabajo doctoral, pues... Tesis doctoral... esta investigación que estoy realizando. Mira. Vamos a empezar rapidito, <text:span text:style-name="T65">e</text:span>ste... Háblame acerca de <text:span text:style-name="T65">¿</text:span>por qué quieres aprender a programar con una computadora?, ¿Qué te motivó esto?</text:p>
          </table:table-cell>
          <table:table-cell table:style-name="Table3.B2" office:value-type="string">
            <text:p text:style-name="P18">Vale <text:span text:style-name="T66">pues profe</text:span>, <text:span text:style-name="T66">ehhh </text:span>principalmente <text:span text:style-name="T66">ehhh </text:span>inscribí <text:s/>la electiva... la materia, porque me llamó bastante la atención <text:span text:style-name="T66">ya </text:span>que, <text:span text:style-name="T66">como estudiante,</text:span> también quería hacer cosas que no estuvieran tan ligadas a mi carrera, a mi área quería, adquirir conocimientos extra<text:span text:style-name="T66">s y</text:span> siento que ahorita la programación es bastante <text:soft-page-break/>importante para para todo, para cualquier carrera, <text:span text:style-name="T66">emprendedor</text:span> en realidad, entonces creo que eso fue parte de lo que me impulsó a escribir las materia.</text:p>
          </table:table-cell>
        </table:table-row>
        <table:table-row table:style-name="Table3.2">
          <table:table-cell table:style-name="Table3.A2" office:value-type="string">
            <text:p text:style-name="P18">Okey. ¿Pero es porque algo te<text:span text:style-name="T66">ee,</text:span> te, te motivó, <text:span text:style-name="T66">o</text:span> que algo que has leído, alguna persona <text:span text:style-name="T66">te</text:span> ha impulsado, te ha dicho, algo que tú <text:span text:style-name="T66">h</text:span>as a investigado? ¿Has leído en alguna parte? ¿Básicamente cuál <text:span text:style-name="T66">sería la motivación</text:span>? <text:span text:style-name="T66">(interrunpido)</text:span></text:p>
          </table:table-cell>
          <table:table-cell table:style-name="Table3.B2" office:value-type="string">
            <text:p text:style-name="P18"><text:span text:style-name="T67">(inteligible)... B</text:span>ueno, básicamente la inscribí porque primero me llamó la atención, segundo, sé que en mi área también se puede aplicar bastante en la programación pa<text:span text:style-name="T67">r</text:span>a.. <text:span text:style-name="T67">todo e</text:span>l área de análisis de datos y…. bueno, tengo un primo en otra Universidad que también está estudiando ingeniería informática. Le comenté a ver qué..., qué..., qué tal era la... la materia, que tal era…. la programación con Python y me dijo que bueno que... era bastante sencilla si se quiere, claro para él <text:span text:style-name="T67">d</text:span>esde otro punto de vista, él si va más de lleno en esto, pero si me dijo que que no, que no le tuviera miedo que... <text:span text:style-name="T67">e</text:span>ra bastante sencilla. <text:span text:style-name="T67">En r</text:span>eferencia que me… <text:span text:style-name="T67">a</text:span> <text:s/>mi, <text:span text:style-name="T67">v</text:span>oy a aprovechar, <text:span text:style-name="T67">p</text:span>ara…. bueno, frente…., <text:span text:style-name="T67">para….</text:span> al final me van a ser útiles a lo largo de mi carrera.</text:p>
          </table:table-cell>
        </table:table-row>
        <table:table-row table:style-name="Table3.2">
          <table:table-cell table:style-name="Table3.A2" office:value-type="string">
            <text:p text:style-name="P18">Ok, o sea que tu ve<text:span text:style-name="T67">s</text:span> que <text:span text:style-name="T67">e</text:span>l..., tú piensas que que cuando está<text:span text:style-name="T67">s</text:span> <text:span text:style-name="T67">adquir</text:span>iendo esta nueva destreza te va a ser de utilidad?</text:p>
          </table:table-cell>
          <table:table-cell table:style-name="Table3.B2" office:value-type="string">
            <text:p text:style-name="P18">Sí, sí, sí, bastante.</text:p>
          </table:table-cell>
        </table:table-row>
        <table:table-row table:style-name="Table3.2">
          <table:table-cell table:style-name="Table3.A2" office:value-type="string">
            <text:p text:style-name="P18">Cuando dice bastante <text:span text:style-name="T67">¿</text:span>a qué te refieres que...que útil…. <text:s/>qué utilidad le estás viendo?, <text:span text:style-name="T67">¿</text:span>por ejemplo? A ver.</text:p>
          </table:table-cell>
          <table:table-cell table:style-name="Table3.B2" office:value-type="string">
            <text:p text:style-name="P18">Bueno yo veo, <text:span text:style-name="T68">ehhh, p</text:span>or lo menos ahora con lo que nos ha dado en clase...<text:span text:style-name="T68">que...</text:span> <text:span text:style-name="T68">que</text:span> yo siento que buena parte de lo que hemos visto se puede aplicar en el análisis de datos, en la creación de modelos económicos. Básicamente eso y también para... realizar estimaciones, cosas que... <text:span text:style-name="T67">uno</text:span> como economista ve muy desde la base y más desde el cálculo matemático <text:span text:style-name="T67">q</text:span>ue d<text:span text:style-name="T67">es</text:span>de la programación en sí.</text:p>
          </table:table-cell>
        </table:table-row>
        <table:table-row table:style-name="Table3.2">
          <table:table-cell table:style-name="Table3.A2" office:value-type="string">
            <text:p text:style-name="P18">Okey, <text:span text:style-name="T68">e</text:span>ste... hablando de eso, de la matemática. ¿Qué tal ha sido tu... <text:s/>tu… <text:span text:style-name="T68">tu</text:span> experiencia en la comprensión matemática?</text:p>
          </table:table-cell>
          <table:table-cell table:style-name="Table3.B2" office:value-type="string">
            <text:p text:style-name="P18"><text:span text:style-name="T68">Ehhh, b</text:span>ueno, yo creo que bastante bien, sí... Sin embargo, la... la... la matemática que creo que más nos cuesta a nosotros en la carrera, sin duda es m<text:span text:style-name="T68">ate</text:span> 2. Pero... <text:span text:style-name="T68">diría</text:span> <text:span text:style-name="T68">que </text:span>aparte de eso, yo siento que... <text:s/>la formación matemática en la carrera y en la Universidad <text:span text:style-name="T68">ha</text:span> sido bastante buena. Me ha ido bastante bien.</text:p>
          </table:table-cell>
        </table:table-row>
        <table:table-row table:style-name="Table3.2">
          <table:table-cell table:style-name="Table3.A2" office:value-type="string">
            <text:p text:style-name="P18">Dijiste que tuviste algunos problemas con mate dos que... <text:span text:style-name="T68">¿</text:span>qué recuerdas que... que...de que <text:soft-page-break/>trataba de esa materia?, <text:span text:style-name="T68">¿</text:span>qué veía<text:span text:style-name="T68">s</text:span> allí, que que te costó algo?</text:p>
          </table:table-cell>
          <table:table-cell table:style-name="Table3.B2" office:value-type="string">
            <text:p text:style-name="P26">Mate 2 fue fregada pues…</text:p>
          </table:table-cell>
        </table:table-row>
        <table:table-row table:style-name="Table3.2">
          <table:table-cell table:style-name="Table3.A2" office:value-type="string">
            <text:p text:style-name="P26">Ahhh, la parte de cálculo..</text:p>
          </table:table-cell>
          <table:table-cell table:style-name="Table3.B2" office:value-type="string">
            <text:p text:style-name="P26">Si</text:p>
          </table:table-cell>
        </table:table-row>
        <table:table-row table:style-name="Table3.2">
          <table:table-cell table:style-name="Table3.A2" office:value-type="string">
            <text:p text:style-name="P26">Okey, ahí fue donde tuviste cierta dificultad.</text:p>
          </table:table-cell>
          <table:table-cell table:style-name="Table3.B2" office:value-type="string">
            <text:p text:style-name="P26">Sí, sí, la verdad, <text:span text:style-name="T69">l</text:span>as demás <text:span text:style-name="T69">se </text:span>me hicieron bastante sencillas, pero m<text:span text:style-name="T69">at</text:span>e 2. Yo creo que es la <text:span text:style-name="T69">de</text:span> toda la carrera..., <text:span text:style-name="T69">y</text:span>o creo que es la que más cuesta.</text:p>
          </table:table-cell>
        </table:table-row>
        <table:table-row table:style-name="Table3.2">
          <table:table-cell table:style-name="Table3.A2" office:value-type="string">
            <text:p text:style-name="P26">Okey. Ahora hablando de dificultades. <text:span text:style-name="T69">¿</text:span>Verdad? me dijiste que el el hecho de... de... cuando trabajaste con derivadas en la parte de cálculo, en la parte de matemáticas, se te dificulto un poquito. Ahora hablando de dificultades. ¿Tú has encontrado alguna alguna dificultad o cuáles son las dificultades que se han presentado al momento de... <text:span text:style-name="T69">del</text:span> aprendizaje de la programación?</text:p>
          </table:table-cell>
          <table:table-cell table:style-name="Table3.B2" office:value-type="string">
            <text:p text:style-name="P26">E<text:span text:style-name="T69">hh</text:span>h. Más que nada, yo creo que el tema de... no diría dificultades, sino que siento que... tal vez no tengamos tantos conocimientos, por lo menos en mi carrera, <text:span text:style-name="T70">c</text:span>omo... gente por lo menos de Telecom <text:span text:style-name="T70">ehhh</text:span>, de otras carreras que tienen más que ver con la informática, más que dificultades, yo lo veo así. Y más que... que yo previamente tampoco he visto nada de programación anteriormente. Esta es la primera vez que me acerco a ello.</text:p>
          </table:table-cell>
        </table:table-row>
        <table:table-row table:style-name="Table3.2">
          <table:table-cell table:style-name="Table3.A2" office:value-type="string">
            <text:p text:style-name="P26">¿Ok, tú crees entonces que un conocimiento previo, por ejemplo, de una materia como lógica sería interesante para... <text:span text:style-name="T70">p</text:span>ara dominar mejor est<text:span text:style-name="T70">e...</text:span> est<text:span text:style-name="T70">a...</text:span>. <text:span text:style-name="T70">e</text:span>ste... este aprendizaje de programación?</text:p>
          </table:table-cell>
          <table:table-cell table:style-name="Table3.B2" office:value-type="string">
            <text:p text:style-name="P26">Sí podría ser, por la... <text:span text:style-name="T70">o sea</text:span>, podría servir bastante.</text:p>
          </table:table-cell>
        </table:table-row>
        <table:table-row table:style-name="Table3.2">
          <table:table-cell table:style-name="Table3.A2" office:value-type="string">
            <text:p text:style-name="P26">Pero yo veo que tú te des<text:span text:style-name="T70">envuelves</text:span> bien en la... en la en la materia. Me parece que las respuestas que da<text:span text:style-name="T70">s...</text:span> y las notas que veo tuy<text:span text:style-name="T70">as</text:span> son.... <text:span text:style-name="T70">e</text:span>ste parece que te…. <text:span text:style-name="T70">que</text:span>, qué estás trabajando bien. <text:span text:style-name="T70">E</text:span>ste... <text:span text:style-name="T70">¿</text:span>tú crees que entonces.., <text:span text:style-name="T70">q</text:span>ue sí contará con una mejor base, digamos que... <text:span text:style-name="T70">q</text:span>u<text:span text:style-name="T70">e</text:span> la <text:span text:style-name="T70">u</text:span>niversidad en un futuro piensa, <text:span text:style-name="T70">p</text:span>iense, no lo estamos diciendo, no lo estoy diciendo de manera categórica, porqu<text:span text:style-name="T70">e</text:span> no lo desconozco. Pero si en un futuro la Universidad decide que pone programación como una... como una materia, <text:span text:style-name="T70">ehhh</text:span>... <text:s/><text:span text:style-name="T70">d</text:span>e todas las carreras, independientemente de que sean informáticos o no, tú lo vería como algo positivo que contribuiría a la formación de tu, de tu carrera. ¿Qué piensas tú de esto?</text:p>
          </table:table-cell>
          <table:table-cell table:style-name="Table3.B2" office:value-type="string">
            <text:p text:style-name="P26">Eh<text:span text:style-name="T70">hhh,</text:span> pienso que si se llega a dar programación así en el caso c<text:span text:style-name="T70">o</text:span>mo <text:span text:style-name="T70">usted</text:span> dice <text:span text:style-name="T70">en</text:span> <text:span text:style-name="T70">d</text:span>iferentes carreras... Yo creo que... <text:span text:style-name="T70">s</text:span>ignificaría una formación integral para todo estudiante de la Universidad, <text:span text:style-name="T70">l</text:span>a verdad, aunque sea, aunque sea, por muy por mínimo que sea. Yo siento que en estos tiempos, sobre todo, <text:span text:style-name="T70">es</text:span> muy necesario <text:span text:style-name="T70">y</text:span> bastante útil el tema de la programación.</text:p>
          </table:table-cell>
        </table:table-row>
        <table:table-row table:style-name="Table3.2">
          <table:table-cell table:style-name="Table3.A2" office:value-type="string">
            <text:p text:style-name="P26">¿Qué utilidad crees tú qué le <text:span text:style-name="T70">d</text:span>e<text:span text:style-name="T70">je</text:span> a tu carrera el tema de la programación?</text:p>
          </table:table-cell>
          <table:table-cell table:style-name="Table3.B2" office:value-type="string">
            <text:p text:style-name="P26">Cómo? profe disculpe que se cortó.</text:p>
          </table:table-cell>
        </table:table-row>
        <table:table-row table:style-name="Table3.2">
          <table:table-cell table:style-name="Table3.A2" office:value-type="string">
            <text:p text:style-name="P26">¿Qué utilidad, qué utilidad <text:span text:style-name="T70">c</text:span>res tú que le... que <text:soft-page-break/>le. <text:span text:style-name="T70">v</text:span>es al... al... al... al... al aprender a programar? ¿Pues, cuál será su uso? <text:span text:style-name="T70">De ese, </text:span><text:s/><text:span text:style-name="T70">de ese</text:span> conocimiento que tú le estás, tú le estás viendo el programa.</text:p>
          </table:table-cell>
          <table:table-cell table:style-name="Table3.B2" office:value-type="string">
            <text:p text:style-name="P26">Bueno... de utilidad en mi carrera, como le <text:soft-page-break/>dije, solo la parte de modelos económicos, estimaciones. En otras carreras <text:span text:style-name="T71">y</text:span>o creo que... serviría mas como conocimiento general. Eh<text:span text:style-name="T71">hh</text:span> otra cosa, porque claro, en el área de... en el área de Ciencias sociales y eso... <text:span text:style-name="T71">veo</text:span> <text:span text:style-name="T71">que </text:span>sirve <text:span text:style-name="T71">b</text:span>astante, sirve de mucho, e<text:span text:style-name="T71">n</text:span> relacione<text:span text:style-name="T71">s</text:span> industriales, economía, administración <text:span text:style-name="T71">y</text:span> contaduría, <text:span text:style-name="T71">y</text:span>o creo que en esas carreras <text:span text:style-name="T71">sirve </text:span>bastante. No sé qué tanto funcionaría en carreras como comunicación social..., letras... que hay de verdad, no, no sabría decir. Pero todo lo que.... <text:span text:style-name="T71">t</text:span>iene que ver con Ciencias Sociales… <text:span text:style-name="T71">y</text:span> las matemáticas en general, <text:span text:style-name="T71">y</text:span>o pienso que…. <text:span text:style-name="T71">s</text:span>e <text:span text:style-name="T71">sería</text:span> una formación bastante buena <text:span text:style-name="T71">e</text:span> integral para... para todo estudiantes de la Universidad.</text:p>
          </table:table-cell>
        </table:table-row>
        <table:table-row table:style-name="Table3.2">
          <table:table-cell table:style-name="Table3.A2" office:value-type="string">
            <text:p text:style-name="P26">Ok, mira una pregunta. Cuando se te presenta un problema, bien sea de matemática o en la parte de economía que tú estás estudiando todas esas cosas. ¿Cómo... cómo... <text:span text:style-name="T71">c</text:span>ómo enfrenta<text:span text:style-name="T72">s</text:span> <text:span text:style-name="T72">tu</text:span> ese problema?</text:p>
          </table:table-cell>
          <table:table-cell table:style-name="Table3.B2" office:value-type="string">
            <text:p text:style-name="P26">Vale, <text:s/>cuando se me presenta un problema en general en la carrera, <text:span text:style-name="T72">¿</text:span>dice, <text:span text:style-name="T72">usted</text:span>?</text:p>
          </table:table-cell>
        </table:table-row>
        <table:table-row table:style-name="Table3.2">
          <table:table-cell table:style-name="Table3.A2" office:value-type="string">
            <text:p text:style-name="P27">Si</text:p>
          </table:table-cell>
          <table:table-cell table:style-name="Table3.B2" office:value-type="string">
            <text:p text:style-name="P26">E<text:span text:style-name="T72">hhh</text:span>h. ¿Pero se refiere a.. <text:span text:style-name="T72">(risa nerviosa) </text:span>un problema de... alguna materia <text:span text:style-name="T72">en </text:span>específic<text:span text:style-name="T72">o</text:span> o algo del día a día?</text:p>
          </table:table-cell>
        </table:table-row>
        <table:table-row table:style-name="Table3.2">
          <table:table-cell table:style-name="Table3.A2" office:value-type="string">
            <text:p text:style-name="P27">No, no, en general, en general.</text:p>
          </table:table-cell>
          <table:table-cell table:style-name="Table3.B2" office:value-type="string">
            <text:p text:style-name="P26">Vale. <text:span text:style-name="T72">¿</text:span>no? Est<text:span text:style-name="T72">ee...</text:span> <text:span text:style-name="T72">yo intento...</text:span>.</text:p>
          </table:table-cell>
        </table:table-row>
        <table:table-row table:style-name="Table3.2">
          <table:table-cell table:style-name="Table3.A2" office:value-type="string">
            <text:p text:style-name="P27">Digamos que... que estás presentando un…. (interrunpido) ...Exámen de matemáticas</text:p>
          </table:table-cell>
          <table:table-cell table:style-name="Table3.B2" office:value-type="string">
            <text:p text:style-name="P27">Intento… Ok</text:p>
          </table:table-cell>
        </table:table-row>
        <table:table-row table:style-name="Table3.2">
          <table:table-cell table:style-name="Table3.A2" office:value-type="string">
            <text:p text:style-name="P27">¿Cómo haces tú para resolverlo? ¿cómmo enfrentas tu eso?</text:p>
          </table:table-cell>
          <table:table-cell table:style-name="Table3.B2" office:value-type="string">
            <text:p text:style-name="P27">Bueno…., primero, evidentemente hay que tener el conocimiento de lo que va para ese examen, <text:s/>tener conocimiento de lo que está<text:span text:style-name="T73">s</text:span> <text:span text:style-name="T73">vien</text:span>do en la materia. Eso yo creo que es primordial <text:span text:style-name="T73">e</text:span>videntemente, segundo ehhh, pues.., nada, eh..., pienso que tal vez hay gente que tiene más y menos habilidades para ciertas cosas. Entonces, claro, <text:s/><text:span text:style-name="T73">y</text:span>a también depende de cómo esa persona pueda resolver dichos problemas. Yo pienso que algo <text:span text:style-name="T73">debe </text:span>haber estudiado. Y saber cómo funciona la mecánica del proceso que está<text:span text:style-name="T73">s</text:span> llevando a cabo, ya sea una derivación, una integral, <text:span text:style-name="T73">u este… </text:span>debería bastar para resolver lo que te pongan en un en un examen. <text:span text:style-name="T73">(silencio largo) </text:span>Y todo... y a<text:span text:style-name="T73">l</text:span> fin de <text:soft-page-break/>cuentas todo es una práctica. En matemática en estadística en todas estas materias de... de... de números.</text:p>
          </table:table-cell>
        </table:table-row>
        <table:table-row table:style-name="Table3.2">
          <table:table-cell table:style-name="Table3.A2" office:value-type="string">
            <text:p text:style-name="P27">Ok <text:span text:style-name="T73">¿</text:span>tú crees entonces que <text:span text:style-name="T73">c</text:span>on la práctica se resolvería<text:span text:style-name="T73">n</text:span> los problemas mucho más sencillo?. Es tu forma de… <text:span text:style-name="T73">(interrumpido)</text:span></text:p>
          </table:table-cell>
          <table:table-cell table:style-name="Table3.B2" office:value-type="string">
            <text:p text:style-name="P27"><text:span text:style-name="T73">Si... y</text:span>, al menos si, al menos <text:span text:style-name="T73">algunos </text:span>por experiencia y ya me ha quedado bastante claro que la única manera de... de de solucionar los problemas, ya s<text:span text:style-name="T73">e</text:span>a <text:span text:style-name="T73">de</text:span> matemáticas, de estadística e incluso de microeconomía y macroeconomía es tomando algún ejemplo y resolviéndolo. Porque no basta sólo con la teoría, evidentemente.</text:p>
          </table:table-cell>
        </table:table-row>
        <table:table-row table:style-name="Table3.2">
          <table:table-cell table:style-name="Table3.A2" office:value-type="string">
            <text:p text:style-name="P27">Ok, <text:span text:style-name="T73">¿</text:span>tú crees que la programación... o el saber programar contribuiría a tu forma de resolver los problemas? ¿Cómo contribuiría? ¿Cómo crees tú que contribuiría a la... <text:span text:style-name="T73">el</text:span> saber programar a resolver los problemas que se te presentan en cualquier otra área de... de... de tu carrera o de la vida real? ¿Qué aport<text:span text:style-name="T74">e te da</text:span>?</text:p>
          </table:table-cell>
          <table:table-cell table:style-name="Table3.B2" office:value-type="string">
            <text:p text:style-name="P27">Est<text:span text:style-name="T73">e….</text:span> Profe<text:span text:style-name="T73">sor</text:span>… <text:span text:style-name="T73">¿</text:span>me puede repetir la pregunta? que se está cortando mucho.</text:p>
          </table:table-cell>
        </table:table-row>
        <table:table-row table:style-name="Table3.2">
          <table:table-cell table:style-name="Table3.A2" office:value-type="string">
            <text:p text:style-name="P27">Déjame ver... seguramente a<text:span text:style-name="T74">hhh, </text:span><text:s/><text:span text:style-name="T74">ya se!!</text:span>. Mira <text:span text:style-name="T74">¿</text:span>qué aporte <text:span text:style-name="T73">cre</text:span>es tú <text:span text:style-name="T73">q</text:span>ue... que... que te brindaría el saber programar para resolver los problemas. de... <text:span text:style-name="T73">d</text:span>e... qu<text:span text:style-name="T73">e</text:span> se te presentan en otras materias o en la vida real, por ejemplo, y tu vida futura profesional?</text:p>
          </table:table-cell>
          <table:table-cell table:style-name="Table3.B2" office:value-type="string">
            <text:p text:style-name="P27">Vale, <text:span text:style-name="T74">ehhhh</text:span>. En cuanto a programar, yo pienso que... bueno, es como nos ha explicado usted bastantes veces en clase, todo es un proceso <text:span text:style-name="T74">¿no?</text:span> y todo es... y deconstruir algo que nos pasó en el día a día <text:s/><text:span text:style-name="T74">e ir</text:span> resolviendo por partes. Yo pienso que así funciona también la vida cotidiana de cada <text:span text:style-name="T73">uno</text:span> y así funciona el resolver los problemas en diferentes aspectos de la vida. Entonces yo pienso que la programación, pues... en cuanto al ámbito... <text:span text:style-name="T73">d</text:span>e cualquier carrera o incluso en el ámbito de resolver un ejercicio… <text:span text:style-name="T74">ya sea</text:span> de matemáticas o de cualquier otra materia,<text:span text:style-name="T74">ehhh </text:span><text:s/><text:span text:style-name="T73">l</text:span>o fundamental es deconstruir, digamos, es lo que se quiere llevar a cabo, <text:span text:style-name="T73">ir</text:span><text:span text:style-name="T74">lo</text:span> resolviendo, <text:span text:style-name="T73">m</text:span>ediante una metodología <text:span text:style-name="T74">o</text:span> por un secuencia de pasos, <text:span text:style-name="T73">y...</text:span> pienso que <text:span text:style-name="T74">es </text:span>lo más útil <text:span text:style-name="T74">y lo...</text:span> te dará un resultado más satisfactorio, pienso yo.</text:p>
          </table:table-cell>
        </table:table-row>
        <table:table-row table:style-name="Table3.2">
          <table:table-cell table:style-name="Table3.A2" office:value-type="string">
            <text:p text:style-name="P27"><text:span text:style-name="T74">Es decir que tu</text:span> piensa<text:span text:style-name="T74">s</text:span> que la habilidad de programar en cuanto a… <text:span text:style-name="T74">a d</text:span>efinir los pasos que se deben seguir para resolver...<text:span text:style-name="T74">(interrumpido)</text:span></text:p>
          </table:table-cell>
          <table:table-cell table:style-name="Table3.B2" office:value-type="string">
            <text:p text:style-name="P27"><text:span text:style-name="T74">Profe...</text:span> no l<text:span text:style-name="T74">e</text:span> escucho.</text:p>
          </table:table-cell>
        </table:table-row>
        <table:table-row table:style-name="Table3.2">
          <table:table-cell table:style-name="Table3.A2" office:value-type="string">
            <text:p text:style-name="P27"><text:span text:style-name="T74">A</text:span>já. Vamos a ver ahora. <text:span text:style-name="T74">T</text:span>ú piensas que... <text:span text:style-name="T74">l</text:span>a habilidad de programar, <text:s/><text:span text:style-name="T74">e</text:span>n cuanto a dividir un <text:soft-page-break/>problema en... en... <text:span text:style-name="T74">e</text:span>n partes, <text:span text:style-name="T74">en</text:span> una secuencia de pasos, <text:span text:style-name="T74">e</text:span>ste<text:span text:style-name="T74">eee,</text:span> t<text:span text:style-name="T74">e...</text:span> <text:span text:style-name="T74">t</text:span>e ayuda <text:span text:style-name="T74">a…, a</text:span> <text:span text:style-name="T74">a</text:span>plicar esa misma habilidad en otro tipo de problemas no relacionados con la programación y de esa manera poder atacar el problema. <text:span text:style-name="T75">A</text:span>ló?. Me escuchas?. <text:span text:style-name="T75">A</text:span>lo.?</text:p>
          </table:table-cell>
          <table:table-cell table:style-name="Table3.B2" office:value-type="string">
            <text:p text:style-name="P27">Profe….</text:p>
          </table:table-cell>
        </table:table-row>
        <table:table-row table:style-name="Table3.2">
          <table:table-cell table:style-name="Table3.A2" office:value-type="string">
            <text:p text:style-name="P27">No me escuchas. <text:span text:style-name="T75">(ruido de ajustes de cables)</text:span> <text:span text:style-name="T75">A</text:span>ló?</text:p>
          </table:table-cell>
          <table:table-cell table:style-name="Table3.B2" office:value-type="string">
            <text:p text:style-name="P27">¿Usted me escucha a mí? Y<text:span text:style-name="T75">o</text:span> a usted no le escucho, <text:span text:style-name="T75">profe</text:span></text:p>
          </table:table-cell>
        </table:table-row>
        <table:table-row table:style-name="Table3.2">
          <table:table-cell table:style-name="Table3.A2" office:value-type="string">
            <text:p text:style-name="P27">Un momentito, un momentito. <text:span text:style-name="T75">(luego de un momento…) </text:span>Ok mira este.... Yo decía, tú me comentabas que la…. <text:span text:style-name="T75">Ehhh...</text:span> el hecho de... de... de saber programar te ha enseñado, <text:span text:style-name="T75">e</text:span>n cierta forma, de atacar los problemas para dividirlos en una secuencia de pasos.</text:p>
          </table:table-cell>
          <table:table-cell table:style-name="Table3.B2" office:value-type="string">
            <text:p text:style-name="P27">Sí.</text:p>
          </table:table-cell>
        </table:table-row>
        <table:table-row table:style-name="Table3.2">
          <table:table-cell table:style-name="Table3.A2" office:value-type="string">
            <text:p text:style-name="P27">Este... Ahora bien. ¿Tú crees que esa <text:span text:style-name="T75">habilidad</text:span> que estás adquiriendo al aprender a programar? La secuencia de pasos que tú <text:span text:style-name="T75">estas...</text:span>, que tú me decías. ¿Es aplicable también para, para otro tipo de problemas, y<text:span text:style-name="T75">a</text:span> <text:span text:style-name="T75">sea</text:span> de los relacionados con alguna materia de tu carrera o ya en <text:span text:style-name="T75">e</text:span>l <text:span text:style-name="T75">m</text:span>undo, <text:span text:style-name="T75">e</text:span>n índole profesional, cuando ya esté<text:span text:style-name="T75">s</text:span> trabajando, <text:span text:style-name="T75">¿</text:span>tu crees que esta nueva habilidad la podrías aplicar también? Eh<text:span text:style-name="T75">nn</text:span> en <text:span text:style-name="T75">estas, en estas...</text:span> <text:span text:style-name="T75">¿</text:span>en esas situaciones?.</text:p>
          </table:table-cell>
          <table:table-cell table:style-name="Table3.B2" office:value-type="string">
            <text:p text:style-name="P27">Sí, sí, <text:span text:style-name="T75">p</text:span>erfectamente e<text:span text:style-name="T75">hhhh,</text:span> profe yo creo que más allá y más allá del <text:span text:style-name="T75">c</text:span>onocimiento adquirido en la materia, <text:span text:style-name="T75">ehhh</text:span> yo siempre he pensado que la mejor manera de resolver cualquier problema que tengamos, es... poco a poco y viéndolo por partes, porque... y más cuando se trata de algo muy complicado, pienso que la mejor manera es: <text:span text:style-name="T75">p</text:span>ensar un poco, calmarse, este... pensar bien cómo llevar a cabo lo que quieres hacer y una vez que ya tengas una idea o una ruta que seguir, pues ejecutarlo y creo que eso es así con todo, <text:span text:style-name="T75">o</text:span> sea, la gente antes de actuar debería..., <text:span text:style-name="T75">p</text:span>ara hacer, pensar un poco cómo resolver los problemas, porque hay veces que incluso nosotros mismos como estudiantes, estamos tan saturados de... de... de…., de tantas cosas que se nos olvida, <text:span text:style-name="T76">ehhh...</text:span> <text:span text:style-name="T76">r</text:span>espira<text:span text:style-name="T76">r</text:span> en un momento y decir, bueno, vamos a parar, vamos a hacer las cosas de esta manera y... si, yo pienso que <text:span text:style-name="T75">l</text:span>o de seguir una secuencia de pasos es útil en cualquier aspecto de la vida, ya sea en una carrera. Y hasta en cosas de... de nuestra vida diaria.</text:p>
          </table:table-cell>
        </table:table-row>
        <table:table-row table:style-name="Table3.2">
          <table:table-cell table:style-name="Table3.A2" office:value-type="string">
            <text:p text:style-name="P27">Ok ex<text:span text:style-name="T77">c</text:span>elente. Muy bien, mira este... ahora…., Ahora bien. <text:span text:style-name="T77">Ehh ...</text:span>¿Qué expectativas tienes tú con respecto a la programación en tú... a t<text:span text:style-name="T77">u</text:span>... a nivel… <text:span text:style-name="T77">a</text:span> nivel futuro, pues <text:span text:style-name="T77">¿</text:span>qué crees tú que... <text:span text:style-name="T77">q</text:span>ue el saber p<text:span text:style-name="T77">rogr</text:span>amar <text:span text:style-name="T77">aportará </text:span>a tu <text:soft-page-break/>desempeño profesional <text:span text:style-name="T77">o a</text:span> tu desempeño laboral <text:span text:style-name="T77">o </text:span>ya es tu tu vida diaria. <text:s/><text:span text:style-name="T77">¿</text:span>qué crees tú que... que aportaría la programación a tu vida?</text:p>
          </table:table-cell>
          <table:table-cell table:style-name="Table3.B2" office:value-type="string">
            <text:p text:style-name="P27">Yo lo definiría en una sola palabra y es experiencia. Ya sea para... <text:span text:style-name="T77">t</text:span>ener una mejor <text:s/>síntesis curricular para un futuro, ya sea para conocimiento propio que perfectamente puede ser para guardármelo y utilizarlo en algún <text:soft-page-break/>momento de mi vida. Y... si, yo pienso que las palabras experiencia nunca viene mal aprender cosas nuevas y más, <text:span text:style-name="T77">c</text:span>uando en los tiempos en los que vivimos son de muchísima utilidad y creo que <text:span text:style-name="T77">l</text:span>a programación <text:s/>me aporta experiencia <text:span text:style-name="T77">ya </text:span>sea por un trabajo para mí futuros estudios o incluso como le dije para mi vida diaria.</text:p>
          </table:table-cell>
        </table:table-row>
        <table:table-row table:style-name="Table3.2">
          <table:table-cell table:style-name="Table3.A2" office:value-type="string">
            <text:p text:style-name="P27">Okey, <text:s/><text:span text:style-name="T77">e</text:span>ste... <text:span text:style-name="T77">¿</text:span>experiencia en qué sentido? dime un poquito de eso porque me... me... me lo... me lo nombr<text:span text:style-name="T77">a</text:span>s como <text:span text:style-name="T77">tod</text:span>os…. <text:span text:style-name="T77">(interrumpido)</text:span></text:p>
          </table:table-cell>
          <table:table-cell table:style-name="Table3.B2" office:value-type="string">
            <text:p text:style-name="P28">Ehhhh…</text:p>
          </table:table-cell>
        </table:table-row>
        <table:table-row table:style-name="Table3.2">
          <table:table-cell table:style-name="Table3.A2" office:value-type="string">
            <text:p text:style-name="P27">¿Poner<text:span text:style-name="T77">lo</text:span> simplemente en el currículum y, qué sé <text:span text:style-name="T77">yo?, </text:span>que la gente sepa que además de ser <text:span text:style-name="T77">eco… tu estas</text:span> estudiando economía, <text:span text:style-name="T77">¿</text:span>no?</text:p>
          </table:table-cell>
          <table:table-cell table:style-name="Table3.B2" office:value-type="string">
            <text:p text:style-name="P28">Si, si</text:p>
          </table:table-cell>
        </table:table-row>
        <table:table-row table:style-name="Table3.2">
          <table:table-cell table:style-name="Table3.A2" office:value-type="string">
            <text:p text:style-name="P27">Sí además, desde tus estudios de economía, <text:span text:style-name="T77">te...</text:span>te.... <text:span text:style-name="T77">t</text:span>e desenvuelves también en <text:span text:style-name="T77">e</text:span>l <text:span text:style-name="T77">m</text:span>undo de la programación. Eso es lo que... <text:span text:style-name="T77">¿</text:span>a eso te refieres?, <text:span text:style-name="T79">hablame un poquito...(interrumpido)</text:span></text:p>
          </table:table-cell>
          <table:table-cell table:style-name="Table3.B2" office:value-type="string">
            <text:p text:style-name="P28">Sí, exact<text:span text:style-name="T78">a</text:span>mente, sí. <text:span text:style-name="T78">Ehhh, yo pi</text:span>enso que… <text:span text:style-name="T78">que</text:span> ahora en los tiempos en los que vivimos, no es suficiente tener un único conocimiento sobre algo, <text:span text:style-name="T78">e</text:span>so es algo que... últimamente ha quedado muy resaltado y... pienso que precisamente por el área en el que se... que... en la que se desarrolla esta materia y más en los tiempos en los que vivimos, la programación es útil y sobre todo en á<text:span text:style-name="T78">reas como la </text:span>de nuestra carrera que, como le dije anteriormente, requieren de mucho análisis, mucha data, mucha información, entonces yo pienso que en la programación... <text:span text:style-name="T78">y</text:span> nada.… <text:span text:style-name="T78">un</text:span> <text:span text:style-name="T78">m</text:span>ito de la economía aparte de brindarte, evidentemente la experiencia es sumamente útil y amplía evidentemente los, los conocimientos que ya tenemos de la información que nos ofrece el mercado y la información que nos ofrece, pues las variables micro y macroeconómicas.</text:p>
          </table:table-cell>
        </table:table-row>
        <table:table-row table:style-name="Table3.2">
          <table:table-cell table:style-name="Table3.A2" office:value-type="string">
            <text:p text:style-name="P27">Ok eso..., <text:span text:style-name="T79">¿</text:span>eso es algo que tú has investigado por ti mismo?, <text:span text:style-name="T79">¿</text:span>te lo ha dicho alguien? <text:span text:style-name="T79">e</text:span>st<text:span text:style-name="T79">e...</text:span>, <text:span text:style-name="T79">¿</text:span>lo has visto? ¿Lo has leído en alguna publicación o alguna página web o simplemente que tú lo intuye<text:span text:style-name="T79">s</text:span>?, <text:span text:style-name="T79">Y…. ¿Crees que se así debería ser el el asunto? ¿Cómo llegaste a esa conclusión...?(interrumpido)</text:span></text:p>
          </table:table-cell>
          <table:table-cell table:style-name="Table3.B2" office:value-type="string">
            <text:p text:style-name="P28"><text:span text:style-name="T80">(abruptamente ) </text:span>que <text:span text:style-name="T80">sigue siendo parte.. <text:s/>que </text:span>es parte y yo...y eso que... <text:span text:style-name="T80">e</text:span>s parte y parte es evidente que... <text:span text:style-name="T80">q</text:span>ue <text:span text:style-name="T80">e</text:span>l <text:span text:style-name="T80">m</text:span>undo y sobre todo la... la... la..., la carrera en la que nos desarrollamos nosotros los economistas requiere de más conocimientos de los que se están adquiriendo actualmente, así que yo creo que aparte de lo <text:soft-page-break/>que he escuchado y lo que he leído... es... aporta mucho a la prue <text:span text:style-name="T80">(inconclusa)</text:span>..., <text:span text:style-name="T80">a </text:span>la <text:span text:style-name="T80">f</text:span>ormación <text:span text:style-name="T80">p</text:span>rofesional de... de nosotros, los economistas y claramente también pienso que hacia ya debería ir el futuro de la economía.</text:p>
          </table:table-cell>
        </table:table-row>
        <table:table-row table:style-name="Table3.2">
          <table:table-cell table:style-name="Table3.A2" office:value-type="string">
            <text:p text:style-name="P27">O sea, tú crees que en un futuro... si la <text:span text:style-name="T80">u</text:span>niversidad... <text:span text:style-name="T80">l</text:span>e pone en tu carrera una materia e<text:span text:style-name="T80">hhh</text:span>... al principio de la carrera... como programación <text:span text:style-name="T80">o…, este...</text:span> principios de programación..., elementos de programación... o la misma que estamos viendo ahorita... este... programación con Python, como una materia más del currículum s<text:span text:style-name="T80">i</text:span>n <text:span text:style-name="T80">que sea</text:span> electiva... <text:span text:style-name="T80">¿</text:span>Tu lo <text:span text:style-name="T80">v</text:span>erías al... como algo beneficioso para la formación de... de ustedes como economista<text:span text:style-name="T80">s</text:span>?</text:p>
          </table:table-cell>
          <table:table-cell table:style-name="Table3.B2" office:value-type="string">
            <text:p text:style-name="P28">Sí, claramente, claramente y más ahora que, <text:span text:style-name="T80">ehhh,</text:span> sobre todo en el área de estadística. Yo pienso que la programación puede ser bastante útil, <text:span text:style-name="T80">o </text:span>sea, <text:span text:style-name="T80">s</text:span>iento que... quedarse con los conocimientos nada mas de estadística no sirven porque al final son muchas fórmulas, pero que al.. en el día a día, pues, <text:span text:style-name="T81">y</text:span>a <text:span text:style-name="T81">a </text:span>la hora de <text:span text:style-name="T81">uno</text:span> conseguir un trabajo, <text:span text:style-name="T81">uno</text:span> <text:span text:style-name="T81">e</text:span>star en el ámbito laboral, <text:span text:style-name="T81">n</text:span>o vas a andar con <text:span text:style-name="T81">un</text:span>, <text:span text:style-name="T81">un</text:span> fichero, <text:span text:style-name="T81">¿</text:span>sabe profe?, entonces yo pienso que, sobre todo en el área <text:span text:style-name="T81">de</text:span> estadística, tu <text:span text:style-name="T81">a</text:span> la hora de realizar estimaciones, probabilidades, yo pienso que como materia inicial de la carrera, aunque sea por mínimo que sea, se debería aprender a programar.</text:p>
          </table:table-cell>
        </table:table-row>
        <table:table-row table:style-name="Table3.2">
          <table:table-cell table:style-name="Table3.A2" office:value-type="string">
            <text:p text:style-name="P27">Ok, exelente. Mira este<text:span text:style-name="T81">eee, </text:span><text:s/><text:span text:style-name="T81">a</text:span>hora ya.., <text:span text:style-name="T81">s</text:span>upongamos que... que... que, que, que ya sabes programar, <text:span text:style-name="T81">q</text:span>u<text:span text:style-name="T81">e</text:span> lo que aprendiste en esta materia <text:span text:style-name="T81">lo</text:span> has, este... internalizado bien, que lo dominas ya perfectamente bien. ¿Qué importancia le ves tú a esto? Desde el punto de vista personal tuyo, <text:span text:style-name="T82">este...</text:span> ¿Qué <text:span text:style-name="T82">crees</text:span>s tú qu<text:span text:style-name="T82">e</text:span>, qu<text:span text:style-name="T82">e…, qué</text:span> te aporta esta <text:span text:style-name="T82">ha</text:span>bilidad que estás adquiriendo o que que están desarrollando actualmente?</text:p>
          </table:table-cell>
          <table:table-cell table:style-name="Table3.B2" office:value-type="string">
            <text:p text:style-name="P28"><text:span text:style-name="T82">(pausa larga) </text:span>De hecho, pienso que... <text:span text:style-name="T82">e</text:span>s que todo se resume, prof<text:span text:style-name="T82">e,</text:span> en la utilidad que me genere y... aprender a programar <text:span text:style-name="T82">pues,...</text:span> porque ya no sólo es para..., <text:span text:style-name="T82">para</text:span> como le dije antes, para los estudios, para un trabajo, <text:span text:style-name="T82">y...</text:span> siento que en la actualidad <text:span text:style-name="T82">uno</text:span> como estudiante necesita tener conocimientos de todo, es ser un estudiante integral y evidentemente hay áreas que <text:span text:style-name="T82">uno</text:span> debería conocer más, <text:s/><text:span text:style-name="T82">y</text:span> unas que debería conocer menos, pero sí siento que en nuestra área es muy importante... o siento que, que... que puede ser bastante buen complemento <text:span text:style-name="T82">y</text:span> <text:span text:style-name="T82">l</text:span>a..., el, el tema de la programación, así que yo lo veo como que una oportunidad para ser un profesional integral y... más allá de de conseguir un trabajo o lo que <text:span text:style-name="T82">uno</text:span> quiere hacer en el futuro, <text:span text:style-name="T82">ehhh,</text:span> son conocimientos y al fin y al cabo, eso nunca viene mal.</text:p>
          </table:table-cell>
        </table:table-row>
        <table:table-row table:style-name="Table3.2">
          <table:table-cell table:style-name="Table3.A2" office:value-type="string">
            <text:p text:style-name="P27">Okey, <text:span text:style-name="T82">e</text:span>ste..., o sea, tú no lo ves como..., como que en algún futuro tú te puedas dedicar a la programación, sino que tú lo ves como un complemento para tu carrera que le aportaría <text:soft-page-break/>valor <text:span text:style-name="T82">a…, a, a</text:span> ese ese conocimiento nuevo, a que tú puedas resolver problemas que se puedan presentar en tu vida profesional.</text:p>
          </table:table-cell>
          <table:table-cell table:style-name="Table3.B2" office:value-type="string">
            <text:p text:style-name="P28">Sí, sí, sí, y bueno, <text:span text:style-name="T82">¿</text:span>quién sabe? Al fin y al cabo, <text:span text:style-name="T82">uno</text:span> nunca sabe lo que va..., lo que puede pasar en la vida, <text:span text:style-name="T82">¿</text:span>no? Y quién sabe si algún día <text:span text:style-name="T83">u</text:span>no se terminé decantando más por el área de <text:soft-page-break/>la programación antes que la economía, <text:span text:style-name="T82">¿</text:span>no? que siempre estén relacionadas, <text:span text:style-name="T82">¿</text:span>no?, pero como le dije... <text:span text:style-name="T82">uno</text:span> nunca sabe si el día de mañana la economía termina siendo más <text:span text:style-name="T82">ehhhh, </text:span><text:s/><text:span text:style-name="T82">c</text:span>uestión de <text:span text:style-name="T82">p</text:span>rogramar y una cuestión más de estimación de lo que es ahorita, <text:span text:style-name="T83">y</text:span>o pienso que... todo economista de<text:span text:style-name="T83">bería saber</text:span>, aunque sea un mínimo conocimiento de de programación.</text:p>
          </table:table-cell>
        </table:table-row>
        <table:table-row table:style-name="Table3.2">
          <table:table-cell table:style-name="Table3.A2" office:value-type="string">
            <text:p text:style-name="P27">¿Tú crees que el... el saber programar... que tú puedas desarrollar a ciertas herramientas de análisis ,o de... o de análisis, <text:span text:style-name="T83">perdón,</text:span> o de estimaciones, <text:span text:style-name="T83">co</text:span>mo le dices tú por tu propia cuenta, <text:span text:style-name="T83">a</text:span>yudaría <text:span text:style-name="T83">a…, a</text:span> mejorarte como profesional? <text:span text:style-name="T83">¿</text:span>a tu desempeño profesional en un futuro? Aunque no te vayas a dedicar a la <text:span text:style-name="T83">programación.</text:span></text:p>
          </table:table-cell>
          <table:table-cell table:style-name="Table3.B2" office:value-type="string">
            <text:p text:style-name="P29">Claramente, claramente</text:p>
          </table:table-cell>
        </table:table-row>
        <table:table-row table:style-name="Table3.2">
          <table:table-cell table:style-name="Table3.A2" office:value-type="string">
            <text:p text:style-name="P29">¿Eso es lo que tu estás viendo?, entonces</text:p>
          </table:table-cell>
          <table:table-cell table:style-name="Table3.B2" office:value-type="string">
            <text:p text:style-name="P29">Sí, claramente profe, evidentemente, sí, o sea yo, yo pienso que... uhmmm yo…, al menos yo en lo personal, yo no pienso quedarme solo con el conocimiento de economía. Siento que uno debería conocer más cosas. Y por lo visto, en esta materia siento que muchos de los conocimientos que usted nos ha dado, evidentemente, desde lo... desde el desconocimiento y desde lo, lo.... lo poco que uno puede aprender en comparación con un estudiante de informática. Siento que estos conocimientos a largo plazo, son de bastante utilidad en nuestra área y ya no se diga sólo en economía, en muchísimas otras áreas de…. de la vida diaria y de otras carreras.</text:p>
          </table:table-cell>
        </table:table-row>
        <table:table-row table:style-name="Table3.2">
          <table:table-cell table:style-name="Table3.A2" office:value-type="string">
            <text:p text:style-name="P30">OK, perfecto. Bueno, gracias (nombre borrado) por tu tiempo, y este.... Bueno después, que ... una vez que ya tenga, como te dije, yo voy a transcribir todo esto y sacar algunas conclusiones que me van a ser útiles para... para, para mi trabajo y bueno que voy a mantener al tanto. ¿Tú crees que si en un futuro necesite hacerte algunas otras preguntas estarían disponibles a responderlas?</text:p>
          </table:table-cell>
          <table:table-cell table:style-name="Table3.B2" office:value-type="string">
            <text:p text:style-name="P29">Sí, seguro profe sin problema, sin problema de verdad.</text:p>
          </table:table-cell>
        </table:table-row>
        <table:table-row table:style-name="Table3.2">
          <table:table-cell table:style-name="Table3.A2" office:value-type="string">
            <text:p text:style-name="P30">Mira ehhhh, alguna cosa que quieras agregar, <text:soft-page-break/>que tú quieras complementar con respecto a lo que hemos hablado, ¿qué quisieras?, ¿qué crees que se quedó por fuera y que quiicieras pensarlo ahorita? Este... que complemente un poco lo que hemos dicho....</text:p>
          </table:table-cell>
          <table:table-cell table:style-name="Table3.B2" office:value-type="string">
            <text:p text:style-name="P29">Vale si, nada... primeramente esto me, <text:span text:style-name="T84">m</text:span>e, me <text:soft-page-break/>gustó, me gustó bastante la... la decisión de la de la <text:span text:style-name="T84">u</text:span>niversidad de incluir esta materia, aunque sea <text:span text:style-name="T84">como e</text:span>lectiva. Pero me gustó bastante y me llamó la atención, por eso la inscribí. Y... nada, <text:span text:style-name="T84">p</text:span>ienso que... la programación eventualmente será necesaria para muchas carreras, no sólo para el área informática y el área de ingeniería.</text:p>
          </table:table-cell>
        </table:table-row>
        <table:table-row>
          <table:table-cell table:style-name="Table3.A2" office:value-type="string">
            <text:p text:style-name="P30">Bueno perfecto. Entonces nada... bueno, gracias por tu tiempo, nuevamente. Y, bueno, estaremos viendo<text:span text:style-name="T85">nos</text:span> en la clases el próximo lunes</text:p>
          </table:table-cell>
          <table:table-cell table:style-name="Table3.B2" office:value-type="string">
            <text:p text:style-name="P29">Seguro profe, no se preocupe y gracias a ustedes y bueno nada... que le vaya muy bien en su trabajo y éxitos con eso.</text:p>
          </table:table-cell>
        </table:table-row>
      </table:table>
      <text:p text:style-name="P137"/>
      <text:h text:style-name="Heading_20_3" text:outline-level="3"><text:bookmark-start text:name="__RefHeading___Toc4727_37926492"/>Estudiante 3:<text:bookmark-end text:name="__RefHeading___Toc4727_37926492"/></text:h>
      <table:table table:name="Table4" table:style-name="Table4" table:template-name="Default Style">
        <table:table-column table:style-name="Table4.A"/>
        <table:table-column table:style-name="Table4.B"/>
        <table:table-row>
          <table:table-cell table:style-name="Table4.A1" office:value-type="string">
            <text:p text:style-name="P5">Entrevistador: Entr</text:p>
          </table:table-cell>
          <table:table-cell table:style-name="Table4.B1" office:value-type="string">
            <text:p text:style-name="P5">Estudiante <text:span text:style-name="T86">3</text:span>: Est<text:span text:style-name="T86">3</text:span></text:p>
          </table:table-cell>
        </table:table-row>
        <table:table-row table:style-name="Table4.2">
          <table:table-cell table:style-name="Table4.A2" office:value-type="string">
            <text:p text:style-name="P18">Entrevista realizada <text:span text:style-name="T86">en </text:span><text:span text:style-name="T90">remoto, a través de la plataforma zoom</text:span></text:p>
          </table:table-cell>
          <table:table-cell table:style-name="Table4.B2" office:value-type="string">
            <text:p text:style-name="P18">Estudiante de <text:span text:style-name="T88">Ingeniería de Telecomunicaciones</text:span></text:p>
          </table:table-cell>
        </table:table-row>
        <table:table-row table:style-name="Table4.2">
          <table:table-cell table:style-name="Table4.A2" office:value-type="string">
            <text:p text:style-name="P18">Bueno, mira entonces primero que nada agradecerte el tiempo que… <text:span text:style-name="T87">q</text:span>ue me estás concediendo para para esta entrevista, <text:span text:style-name="T88">y también permitirme que… que pueda hacer mi investigación, y… y a su debido momento te... te, te mantendré al tanto de qué es lo que se está haciendo, ¿no? igualmente para el asunto...</text:span><text:span text:style-name="T89">ehhh, </text:span><text:span text:style-name="T88"><text:s/>Una vez que esté escribiendo todo esto, tu nombre no va a aparecer por ninguna parte, simplemente va a decir que eres estudiante de telecom, este... y que bueno que estás tomando esta materia en el curso mío, más nada, no va a aparecer tu nombre con ninguna parte. Okey, Bueno, mira, este vamos a comenzar... a cerca de </text:span><text:span text:style-name="T89">este…, </text:span>¿Háblame un poquito acerca de por qué quieres aprender a programar una computadora? ¿Qué te motivó a hacer esta..., a aprender a programar?</text:p>
          </table:table-cell>
          <table:table-cell table:style-name="Table4.B2" office:value-type="string">
            <text:p text:style-name="P18">Bueno mira realmente yo cuando... <text:span text:style-name="T89">cuando comence</text:span> a programar fue por un tema de que... quería.... <text:span text:style-name="T89">q</text:span>uería mantener mis notas, porque yo empecé a programar <text:span text:style-name="T89">f</text:span>ue en primer semestre, entonces tenía mucho conflicto porque yo jamás había programado... <text:span text:style-name="T89">y</text:span> me preocupaba. c<text:span text:style-name="T89">o</text:span>mo le digo, el hecho de, de bajar mis notas, entonces todo comenzó como... bueno, hay que ser autodidacta y me puse a ver vídeos en youtube hasta tarde haciendo cualquier cosa, hasta que un momento en donde yo podía entender la lógica que... que estaba intentando enseñarnos nuestro profesor. <text:span text:style-name="T89">Y… y</text:span> más que todo empecé, fue a ver, a cómo esquematizar mi cerebro en diagramas de flujo. Entonces todo era... <text:span text:style-name="T89">a</text:span> todos los problemas que ello he presentado, siempre los esquematizadas y en diagramas. Entonces, después de eso me, me empezó a gustar demasiado la programación y lo agarré como un hobby. Más que todo eso por hobby.</text:p>
          </table:table-cell>
        </table:table-row>
        <table:table-row table:style-name="Table4.2">
          <table:table-cell table:style-name="Table4.A2" office:value-type="string">
            <text:p text:style-name="P31">Ok, es decir, primero empenzó como, ehhh, <text:soft-page-break/>por el asunto de las notas de la universidad, así como algo de superación. Pero después le agarraste el gustico y empezaste a tomarlo como un hobby, ¿qué significa eso?, ¿que te has metido a hacer otras cosas en programación?</text:p>
          </table:table-cell>
          <table:table-cell table:style-name="Table4.B2" office:value-type="string">
            <text:p text:style-name="P18">Si por ejemplo, he incursionado un poquito <text:soft-page-break/>en... en Android Studio, <text:span text:style-name="T90">a Java</text:span> lo dejé hasta hasta programar con bases de datos y ese tipo de cosas, muy poco!, <text:span text:style-name="T90">o</text:span>jo, pero sí, sí, me gusta, <text:span text:style-name="T90">gustaría </text:span>c<text:span text:style-name="T90">o</text:span>mo volverme a meter en ese tema, <text:span text:style-name="T90">ehhh</text:span> con una parte de microcontroladores con pic<text:span text:style-name="T90">s</text:span> me fascinó, me encantó esa parte.</text:p>
          </table:table-cell>
        </table:table-row>
        <table:table-row table:style-name="Table4.2">
          <table:table-cell table:style-name="Table4.A2" office:value-type="string">
            <text:p text:style-name="P31">Ok, perfecto, o sea que le ves aplicación a la programación a lo que haces tu... en tu carrera.</text:p>
          </table:table-cell>
          <table:table-cell table:style-name="Table4.B2" office:value-type="string">
            <text:p text:style-name="P31">Si, totalmente, totalmente</text:p>
          </table:table-cell>
        </table:table-row>
        <table:table-row table:style-name="Table4.2">
          <table:table-cell table:style-name="Table4.A2" office:value-type="string">
            <text:p text:style-name="P31">Ok, mira ehhh, ahora, con respecto a tu comprensión de la matemática, ¿cómo ha sido tu relación con las matemáticas? háblame un poquito <text:span text:style-name="T91">de eso, a ver...</text:span></text:p>
          </table:table-cell>
          <table:table-cell table:style-name="Table4.B2" office:value-type="string">
            <text:p text:style-name="P31">Guao!!, <text:span text:style-name="T91">ya va... n</text:span>o sé qué responder ahí <text:span text:style-name="T91">(risa nerviosa...)</text:span>, bueno con…, pero usted dice ¿relacionar las matemáticas con la programación?</text:p>
          </table:table-cell>
        </table:table-row>
        <table:table-row table:style-name="Table4.2">
          <table:table-cell table:style-name="Table4.A2" office:value-type="string">
            <text:p text:style-name="P31">No, no, no. este…. ¿Tú cuando cuando te toca intervenir en las materias de matemáticas, cuando <text:span text:style-name="T91">estudiaste</text:span> matemática <text:span text:style-name="T91">en</text:span> bachillerato, cosa como esa, cómo te sentiste? ¿Te sentías...? <text:span text:style-name="T91">(interrumpiedo)</text:span></text:p>
          </table:table-cell>
          <table:table-cell table:style-name="Table4.B2" office:value-type="string">
            <text:p text:style-name="P31">Matemática??</text:p>
          </table:table-cell>
        </table:table-row>
        <table:table-row table:style-name="Table4.2">
          <table:table-cell table:style-name="Table4.A2" office:value-type="string">
            <text:p text:style-name="P33">Aja?</text:p>
          </table:table-cell>
          <table:table-cell table:style-name="Table4.B2" office:value-type="string">
            <text:p text:style-name="P32">Matemáticas siempre me han dado bien, porque yo soy muy estructural, entonces yo... como bueno... paso uno, paso dos, <text:span text:style-name="T91">pas</text:span>o tres y yo siento que <text:span text:style-name="T91">en</text:span> las matemáticas manejan mucho este <text:span text:style-name="T91">aspecto.</text:span></text:p>
          </table:table-cell>
        </table:table-row>
        <table:table-row table:style-name="Table4.2">
          <table:table-cell table:style-name="Table4.A2" office:value-type="string">
            <text:p text:style-name="P33">Este... hablame un poquito más... eso de... ¿qué quieres decir con paso uno paso dos en las matemáticas?</text:p>
          </table:table-cell>
          <table:table-cell table:style-name="Table4.B2" office:value-type="string">
            <text:p text:style-name="P32">Bueno, con..., por ejemplo, e<text:span text:style-name="T91">n</text:span> una suma fácil, primero tienes que conocer los dos números, luego de esos tienes que sumar los números, entonces, no es que no sé si me estoy explicando bien, pero es como yo le dije.</text:p>
          </table:table-cell>
        </table:table-row>
        <table:table-row table:style-name="Table4.2">
          <table:table-cell table:style-name="Table4.A2" office:value-type="string">
            <text:p text:style-name="P33">Siempre <text:span text:style-name="T92">se </text:span>puede decir que está enredado...</text:p>
          </table:table-cell>
          <table:table-cell table:style-name="Table4.B2" office:value-type="string">
            <text:p text:style-name="P34">(risa nerviosa) ok. Yo en mi cabeza lo hago todo por pasos, entonces… Yo sé que, por ejemplo, ante un problema matemático, primero, ok, tengo que analizar, luego ver cuáles son los datos que me proporciona el problema y de ahí ver qué soluciones le puedo conseguir, entonces este... creo que con las matemáticas siempre me la he llevado bien por ese tema...Ahh!, <text:s/>lo más rudo que he tocado en matemática, para mí, fue transformada Z, ¿no sé si sabe que es eso? es un problema con, con... ajá... bueno, eso eso fue para mí fue el como el punto más, más raro que he tocado en <text:soft-page-break/>la matemática. Pero sin embargo, con este mismo..., como este mismo modo de... bueno... ir viendo paso por paso, cómo se debería hacer antes ciertos escenarios. Fue una reflexión.</text:p>
          </table:table-cell>
        </table:table-row>
        <table:table-row table:style-name="Table4.2">
          <table:table-cell table:style-name="Table4.A2" office:value-type="string">
            <text:p text:style-name="P34">Ok</text:p>
          </table:table-cell>
          <table:table-cell table:style-name="Table4.B2" office:value-type="string">
            <text:p text:style-name="P34">Que para mí eso es lo que significa la matemática.</text:p>
          </table:table-cell>
        </table:table-row>
        <table:table-row table:style-name="Table4.2">
          <table:table-cell table:style-name="Table4.A2" office:value-type="string">
            <text:p text:style-name="P34">Significa qué?, perdón.</text:p>
          </table:table-cell>
          <table:table-cell table:style-name="Table4.B2" office:value-type="string">
            <text:p text:style-name="P34">Eso... que recuer... <text:s/><text:span text:style-name="T93">que dad</text:span>a una situación, tú puedes ir viendo qué se puede resolver.</text:p>
          </table:table-cell>
        </table:table-row>
        <table:table-row table:style-name="Table4.2">
          <table:table-cell table:style-name="Table4.A2" office:value-type="string">
            <text:p text:style-name="P34">Ah, ok, ok. <text:span text:style-name="T94">D</text:span>ime una cosa, ¿en la carrera <text:span text:style-name="T94">t</text:span>uviste alguna materia de lógica o algo por el estilo?</text:p>
          </table:table-cell>
          <table:table-cell table:style-name="Table4.B2" office:value-type="string">
            <text:p text:style-name="P34">Vi, una materia que se llama álgebra lineal, en donde si tienen un <text:span text:style-name="T94">poquito de lógica</text:span>.</text:p>
          </table:table-cell>
        </table:table-row>
        <table:table-row table:style-name="Table4.2">
          <table:table-cell table:style-name="Table4.A2" office:value-type="string">
            <text:p text:style-name="P35">Okey, ¿Ahi, tú ves alguna relación entre el trabajo con la matemática, lo que hiciste con álgebra lineal y la programación?</text:p>
          </table:table-cell>
          <table:table-cell table:style-name="Table4.B2" office:value-type="string">
            <text:p text:style-name="P34"><text:span text:style-name="T94">(silencio largo) </text:span>Disculpa, el trabajo <text:span text:style-name="T94">con</text:span> la….?</text:p>
          </table:table-cell>
        </table:table-row>
        <table:table-row table:style-name="Table4.2">
          <table:table-cell table:style-name="Table4.A2" office:value-type="string">
            <text:p text:style-name="P35">Aló, ¿me estas escuchando bien?</text:p>
          </table:table-cell>
          <table:table-cell table:style-name="Table4.B2" office:value-type="string">
            <text:p text:style-name="P34"><text:span text:style-name="T94">Ehhh, l</text:span>o escuché hasta el trabajo <text:span text:style-name="T94">con</text:span> las matemáticas…</text:p>
          </table:table-cell>
        </table:table-row>
        <table:table-row table:style-name="Table4.2">
          <table:table-cell table:style-name="Table4.A2" office:value-type="string">
            <text:p text:style-name="P35">Ajá. Lo que viste en álgebra lineal….</text:p>
          </table:table-cell>
          <table:table-cell table:style-name="Table4.B2" office:value-type="string">
            <text:p text:style-name="P35">Ok,</text:p>
          </table:table-cell>
        </table:table-row>
        <table:table-row table:style-name="Table4.2">
          <table:table-cell table:style-name="Table4.A2" office:value-type="string">
            <text:p text:style-name="P35">...lo que viste, lo que has visto en matemática, o tu trabajo con matemática y lo que has hecho de programación ¿tú crees que están interrelacionados entre ellas? ¿Hay alguna forma de que tú pienses que hay alguna relación entre ellas?</text:p>
          </table:table-cell>
          <table:table-cell table:style-name="Table4.B2" office:value-type="string">
            <text:p text:style-name="P35">Creo... creo que más que todo, ehhh yo creo que con el algebra… <text:span text:style-name="T95">es</text:span> la mejor manera de verlo. Porque <text:span text:style-name="T95">el algebra de</text:span> B<text:span text:style-name="T95">oo</text:span>l<text:span text:style-name="T95"> </text:span>es algo que <text:span text:style-name="T95">he</text:span> empleado tanto en la parte de electrónica como matemática y programación. De hecho, hemos estado viendo, este... en clases con usted el manejo de los <text:span text:style-name="T95">and y</text:span> los or, de esa misma lógica que se utiliza... y <text:span text:style-name="T95">en</text:span> <text:span text:style-name="T95">l</text:span>a parte de electrónica con compuertas, también <text:span text:style-name="T95">en una </text:span>parte de álgebra, entonces, c<text:span text:style-name="T95">o</text:span>mo <text:span text:style-name="T95">una...</text:span> bastante importante de agrupa... entre todo.</text:p>
          </table:table-cell>
        </table:table-row>
        <table:table-row table:style-name="Table4.2">
          <table:table-cell table:style-name="Table4.A2" office:value-type="string">
            <text:p text:style-name="P36">OK, este…., ahora… ¿esa habilidad matemática te ha facilitado comprender…, e<text:span text:style-name="T96">hhh</text:span>…, lo..., de aprendizaje de la programación? De alguna manera, ¿tu crees que te ha ayudado esa forma…, que piensas tu… de ir paso a paso?</text:p>
          </table:table-cell>
          <table:table-cell table:style-name="Table4.B2" office:value-type="string">
            <text:p text:style-name="P37">(pausa larga) Bueno... yo creo que sí, porque al principio, cuando yo empecé a programar todos los días <text:span text:style-name="T96">trancada</text:span>… <text:s/>no veía..., de dónde venía… esta cosa o por qué, hasta que empecé a verlo, de la manera que veo los números.</text:p>
          </table:table-cell>
        </table:table-row>
        <table:table-row table:style-name="Table4.2">
          <table:table-cell table:style-name="Table4.A2" office:value-type="string">
            <text:p text:style-name="P38">OK, entiendo…, ahora. Eso que acabas de decir está muy... más…., está muy relacionado con lo que... con lo que te voy a preguntar ahora.</text:p>
          </table:table-cell>
          <table:table-cell table:style-name="Table4.B2" office:value-type="string">
            <text:p text:style-name="P38">OK</text:p>
          </table:table-cell>
        </table:table-row>
        <table:table-row table:style-name="Table4.2">
          <table:table-cell table:style-name="Table4.A2" office:value-type="string">
            <text:p text:style-name="P38">¿Qué dificultades han encontrado durante el aprendizaje de la programación?</text:p>
          </table:table-cell>
          <table:table-cell table:style-name="Table4.B2" office:value-type="string">
            <text:p text:style-name="P38">Más que todo con base de datos, porque... no sé es algo que... nunca he tocado a fondo, <text:soft-page-break/>siempre ha sido muy superficial y… uhmm realmente no tengo un gran dominio de esto, eso creo que ha sido mi mayor problema, pero también es por falta de dedicación.</text:p>
          </table:table-cell>
        </table:table-row>
        <table:table-row table:style-name="Table4.2">
          <table:table-cell table:style-name="Table4.A2" office:value-type="string">
            <text:p text:style-name="P38">Ajá, a falta de dedicación, ¿qué quiere decir con eso... que... que no has practicado...? (interrumpido)</text:p>
          </table:table-cell>
          <table:table-cell table:style-name="Table4.B2" office:value-type="string">
            <text:p text:style-name="P38">Que no he hecho tanto énfasis.., sí, exacto, no le doy el suficiente tiempo y creo que lo merece, yo creo que sí..., si pudiera... tener un... tiempo bastante amplio para... para... realmente me.. terme… (inteligible…)</text:p>
          </table:table-cell>
        </table:table-row>
        <table:table-row table:style-name="Table4.2">
          <table:table-cell table:style-name="Table4.A2" office:value-type="string">
            <text:p text:style-name="P38">No..., no entendí lo último que dijiste, se perdió...</text:p>
          </table:table-cell>
          <table:table-cell table:style-name="Table4.B2" office:value-type="string">
            <text:p text:style-name="P38">Podría entenderlo, pero eso es algo que me cuesta... que eso es algo que me ha confundido bastante el uso de las bases de datos.</text:p>
          </table:table-cell>
        </table:table-row>
        <table:table-row table:style-name="Table4.2">
          <table:table-cell table:style-name="Table4.A2" office:value-type="string">
            <text:p text:style-name="P39">Ok, pero... las las bases de datos es algo particular de... de... de la informática, pero... <text:span text:style-name="T97">¿</text:span>la programación como tal?. </text:p>
            <text:p text:style-name="P39">Cu<text:span text:style-name="T97">a</text:span>ndo empezaste a programar... a hacer tus primeros programitas o los primeros programas que hemos hecho en la clase. Qué..., qué..., qué..., qué.... ¿Qué tipo de dificultades encontraste en ese momento?</text:p>
            <text:p text:style-name="P38">Me nombraste que al principio fue una cosa un poco desordenada.</text:p>
          </table:table-cell>
          <table:table-cell table:style-name="Table4.B2" office:value-type="string">
            <text:p text:style-name="P38">Sí es verdad, Eh<text:span text:style-name="T97">hhh</text:span> cuando <text:span text:style-name="T97">uno</text:span> programa para los micro controladores para los <text:span text:style-name="T97">(silencio)</text:span>…. <text:span text:style-name="T97">t</text:span>ienes ahí hay un temita con respecto a los retardos, eso me confundió por muchísimo tiempo. <text:span text:style-name="T97">(pausa)</text:span></text:p>
            <text:p text:style-name="P38">Porque al parecer por... bueno..., al parecer no, <text:span text:style-name="T97">e</text:span>s <text:span text:style-name="T97">que</text:span> por cada línea de código pasan 255 microsegundos y eso me costó tan<text:span text:style-name="T97">to..., m</text:span>ucho <text:span text:style-name="T97">(inteligible)</text:span>... <text:span text:style-name="T97">m</text:span>ás tarde, no sé <text:span text:style-name="T97">de </text:span>qué <text:span text:style-name="T97">ib</text:span>an los retardos.</text:p>
          </table:table-cell>
        </table:table-row>
        <table:table-row table:style-name="Table4.2">
          <table:table-cell table:style-name="Table4.A2" office:value-type="string">
            <text:p text:style-name="P39">Disculpa... disculpa estoy perdiendo la señal, <text:span text:style-name="T97">n</text:span>o entendí lo último que dijiste, entonces no lo voy a poder este… <text:span text:style-name="T97">t</text:span>ranscribir <text:span text:style-name="T97">¿</text:span>puedes repetir? Cuando hablabas de… <text:span text:style-name="T98">(interrumpido)</text:span></text:p>
          </table:table-cell>
          <table:table-cell table:style-name="Table4.B2" office:value-type="string">
            <text:p text:style-name="P40">Bueno …</text:p>
          </table:table-cell>
        </table:table-row>
        <table:table-row table:style-name="Table4.2">
          <table:table-cell table:style-name="Table4.A2" office:value-type="string">
            <text:p text:style-name="P40">Lo milisegundos, ¿el tiempo de retardo de los microcontroladores?</text:p>
          </table:table-cell>
          <table:table-cell table:style-name="Table4.B2" office:value-type="string">
            <text:p text:style-name="P40">Sí, eso creo que fue la parte que más me costó porque no entendía... cómo yo ehhh…, hacía entonces para crear los retardos, ehhh… por ejemplo, retardos de un segundo, cómo, cómo se iba incrementando eso. No comprendía muy bien la cosa y realmente…, cuando se programa pics con un ambiente totalmente diferente porque tienes un, un datasheet que debe seguir... y, y tienes que levantar puertos..., es muy... es bastante diferente a lo que yo estaba acostumbrada. pero, pero al final me ter... me terminó gustando mucho.</text:p>
          </table:table-cell>
        </table:table-row>
        <table:table-row table:style-name="Table4.2">
          <table:table-cell table:style-name="Table4.A2" office:value-type="string">
            <text:p text:style-name="P40">Ok, pero eso ya está bastante avanzado.Yo me refería más bien a cuando empezaste a <text:soft-page-break/>programar, tú me dijiste que la viste en... en... empezando la carrera.</text:p>
          </table:table-cell>
          <table:table-cell table:style-name="Table4.B2" office:value-type="string">
            <text:p text:style-name="P40">Ajá, <text:span text:style-name="T99">empezando la carrera...</text:span></text:p>
          </table:table-cell>
        </table:table-row>
        <table:table-row table:style-name="Table4.2">
          <table:table-cell table:style-name="Table4.A2" office:value-type="string">
            <text:p text:style-name="P40">¿Qué dificultades se te presentaron en aquel momento?</text:p>
          </table:table-cell>
          <table:table-cell table:style-name="Table4.B2" office:value-type="string">
            <text:p text:style-name="P40">Bueno, al principio de verdad yo no entendían qué..., por qué habría que agregar librerías, que en este caso era <text:span text:style-name="T99">(inenteligible)</text:span>, por que se tenía que agregar librerías, porque... <text:span text:style-name="T99">e</text:span>ste... tenía que declarar variables <text:span text:style-name="T99">de c</text:span>ierto modo, no entendía nada de eso. No pasaba por mi cabeza el por qué<text:span text:style-name="T99">.</text:span> Hasta que empecé a leerme <text:span text:style-name="T99">e</text:span>l..., o sea, bueno..., esto se debe hacer de tal modo..., esto se va a hacer de tal modo y como que todo tiene, tiene sus reglas, yo no seguía esas reglas, por eso no entendía nada.</text:p>
          </table:table-cell>
        </table:table-row>
        <table:table-row table:style-name="Table4.2">
          <table:table-cell table:style-name="Table4.A2" office:value-type="string">
            <text:p text:style-name="P40">Ah ok es u<text:span text:style-name="T100">n</text:span>a cuestión de, de… <text:span text:style-name="T99">co</text:span>mo dices tú... de no seguir las reglas y por eso no te costaba entender el <text:span text:style-name="T99">asunto. </text:span>¿Y, cómo se... cómo llegaste entonces a superar esa etapa?</text:p>
          </table:table-cell>
          <table:table-cell table:style-name="Table4.B2" office:value-type="string">
            <text:p text:style-name="P40"><text:span text:style-name="T100">Eehhh, b</text:span>ueno..., la iniciativa fue: el no perder mis notas..., entonces yo dije..., bueno..., voy a ponerme a... porque yo también le pedí ayuda a mis compañeros y quedaba aún enred<text:span text:style-name="T100">ada...</text:span>, entonces yo... supe que necesitaba hacerlo por cuenta propia, <text:span text:style-name="T99">y</text:span> fue viendo varios videos de youtube, porque había unos que si me dejaban confundida, otros que me aclara<text:span text:style-name="T100">ban</text:span> un poco las cosas y entonces fue así a medida que iba viendo, viendo, consumiendo más material, como que entendía un poco más.</text:p>
          </table:table-cell>
        </table:table-row>
        <table:table-row table:style-name="Table4.2">
          <table:table-cell table:style-name="Table4.A2" office:value-type="string">
            <text:p text:style-name="P41">OK, este… y aunque ya me hablaste de cómo enfrentas los problemas, pero quisiera ahondar un poquito más allí, ¿no? ehhhh, cómo, cómo, cómo atacas un problema de programación, bien sea de un pic, <text:span text:style-name="T101">o </text:span>de un programa que tengas que hacer en Python, o... cualquiera de estas cosas, cómo? ¿Cómo, cómo lo enfrentas?¿Qué herramientas mentales te vales para hacer esta cuestión... para tratar de resolver?</text:p>
          </table:table-cell>
          <table:table-cell table:style-name="Table4.B2" office:value-type="string">
            <text:p text:style-name="P40">Primero yo... est<text:span text:style-name="T100">e…</text:span>, buscaría entender qué es lo que se quiere realmente y entonces iría como escribiendo cada cosita como por palabras claves de qué es lo que voy a ir haciendo, <text:span text:style-name="T100">d</text:span>espués de eso, este, iría consumiendo el material <text:span text:style-name="T100">que y</text:span>a yo he visto antes por sí necesito alguna….<text:span text:style-name="T101">(se pierde la comunicación) </text:span><text:span text:style-name="T100">a</text:span>l final de todo, sí necesito alguien…</text:p>
          </table:table-cell>
        </table:table-row>
        <table:table-row table:style-name="Table4.30">
          <table:table-cell table:style-name="Table4.A2" office:value-type="string">
            <text:p text:style-name="P41"><text:span text:style-name="T101">No esuché. </text:span>Iría consumiendo? Qué? porque ahí se perdió la comunicación</text:p>
          </table:table-cell>
          <table:table-cell table:style-name="Table4.B2" office:value-type="string">
            <text:p text:style-name="P40">...<text:span text:style-name="T100">i</text:span>ría consumiendo el material que he visto antes, para tener algún tipo de ayuda.</text:p>
          </table:table-cell>
        </table:table-row>
        <table:table-row table:style-name="Table4.30">
          <table:table-cell table:style-name="Table4.A2" office:value-type="string">
            <text:p text:style-name="P42">Ok</text:p>
          </table:table-cell>
          <table:table-cell table:style-name="Table4.B2" office:value-type="string">
            <text:p text:style-name="P40">Y finalmente, si es algo que no..., no sé cómo hacerlo, no tengo una base o una idea, <text:span text:style-name="T101">l</text:span>o buscó en internet.</text:p>
          </table:table-cell>
        </table:table-row>
        <table:table-row table:style-name="Table4.30">
          <table:table-cell table:style-name="Table4.A2" office:value-type="string">
            <text:p text:style-name="P42">O sea, ¿te vales de internet para tratar de encontrar una solución que se adapte a lo que <text:soft-page-break/>tú estás buscando?</text:p>
          </table:table-cell>
          <table:table-cell table:style-name="Table4.B2" office:value-type="string">
            <text:p text:style-name="P42">Si</text:p>
          </table:table-cell>
        </table:table-row>
        <table:table-row table:style-name="Table4.30">
          <table:table-cell table:style-name="Table4.A2" office:value-type="string">
            <text:p text:style-name="P42">OK, este…, Ahora bien, ese conocimiento de programación… ¿Te ha servido de, de algo a ti? Tanto en el ámbito... o ¿tú crees que te va a servir de algo en el futuro, en tu ambiente profesional o en tu vida... en tu vida cotidiana o todavía como estudiante?, tú crees que ese conocimiento que has adquirido <text:span text:style-name="T102">ehhh, </text:span>aprendiendo a programar… ¿Te va a resultar este... de alguna forma útil en un futuro?</text:p>
          </table:table-cell>
          <table:table-cell table:style-name="Table4.B2" office:value-type="string">
            <text:p text:style-name="P42">Yo creo que sí, por ahora en, en la parte personal no le he sacado ningún provecho, pero yo siento que... este ...en un futuro sí podría ayudarme en algo, <text:span text:style-name="T102">en un</text:span> trabajo o en algún proyecto personal</text:p>
          </table:table-cell>
        </table:table-row>
        <table:table-row table:style-name="Table4.30">
          <table:table-cell table:style-name="Table4.A2" office:value-type="string">
            <text:p text:style-name="P42">Cuando dice<text:span text:style-name="T102">s en </text:span>un trabajo, ¿a qué te refieres, por ejemplo?</text:p>
          </table:table-cell>
          <table:table-cell table:style-name="Table4.B2" office:value-type="string">
            <text:p text:style-name="P42">Bueno, por ejemplo..., que esté contratada en un lugar en donde se tenga que hacer uso de programación.</text:p>
          </table:table-cell>
        </table:table-row>
        <table:table-row table:style-name="Table4.30">
          <table:table-cell table:style-name="Table4.A2" office:value-type="string">
            <text:p text:style-name="P42">A<text:span text:style-name="T102">hh</text:span>h, o sea que tú estás viendo la programación como una alternativa <text:span text:style-name="T102">de</text:span> los... de la carrera tuya, por ejemplo.</text:p>
          </table:table-cell>
          <table:table-cell table:style-name="Table4.B2" office:value-type="string">
            <text:p text:style-name="P42">Sí, exacto, o sea abierto…. a mí... <text:span text:style-name="T102">(interrumpiendo)</text:span></text:p>
          </table:table-cell>
        </table:table-row>
        <table:table-row table:style-name="Table4.30">
          <table:table-cell table:style-name="Table4.A2" office:value-type="string">
            <text:p text:style-name="P43">Un complemento...</text:p>
          </table:table-cell>
          <table:table-cell table:style-name="Table4.B2" office:value-type="string">
            <text:p text:style-name="P42">un complemento, totalmente, a mi personalmente, lo que más me gusta de mi carrera es el tema de las antenas. Pero sí, sí, me gustaría también trabajar en algo donde pueda programar.</text:p>
          </table:table-cell>
        </table:table-row>
        <table:table-row table:style-name="Table4.30">
          <table:table-cell table:style-name="Table4.A2" office:value-type="string">
            <text:p text:style-name="P43">Okey. Mira ehhhh, ahora hablando más ampliamente… esa, esa, ese “paso a paso” que tú utilizas en.. en... para resolver los asuntos de programación, ¿Tú lo aplicas en otras..., en otros... en otro tipo de problemas?, <text:span text:style-name="T103">¿</text:span>problemas matemáticos, problemas de… ? <text:span text:style-name="T103">(interrumpido)</text:span></text:p>
          </table:table-cell>
          <table:table-cell table:style-name="Table4.B2" office:value-type="string">
            <text:p text:style-name="P45">Si</text:p>
          </table:table-cell>
        </table:table-row>
        <table:table-row table:style-name="Table4.30">
          <table:table-cell table:style-name="Table4.A2" office:value-type="string">
            <text:p text:style-name="P44">...no sé... de telecomunicaciones en general?</text:p>
          </table:table-cell>
          <table:table-cell table:style-name="Table4.B2" office:value-type="string">
            <text:p text:style-name="P42">Sí, en mat<text:span text:style-name="T103">emáticos, en</text:span> físicos... en la parte de antenas también lo manejó mucho…, en la parte de telemática, también, y<text:span text:style-name="T103">yyy...</text:span> <text:span text:style-name="T103">uhmmm…,</text:span>creo que más nada, porque con respecto a la teoría, sí es como totalmente diferente la, la forma en que mi cerebro lo procesa.</text:p>
          </table:table-cell>
        </table:table-row>
        <table:table-row table:style-name="Table4.30">
          <table:table-cell table:style-name="Table4.A2" office:value-type="string">
            <text:p text:style-name="P44">Háblame un poquito de eso...</text:p>
          </table:table-cell>
          <table:table-cell table:style-name="Table4.B2" office:value-type="string">
            <text:p text:style-name="P42"><text:span text:style-name="T103">En teo</text:span>ría yo... la verdad no me la llevo muy bien, que digamos. <text:span text:style-name="T103">Y</text:span>o como que necesito aprenderme las cosas al caletre, porque no tengo... no, no, no sé cómo defenderme con respecto a la teoría.</text:p>
          </table:table-cell>
        </table:table-row>
        <text:soft-page-break/>
        <table:table-row table:style-name="Table4.30">
          <table:table-cell table:style-name="Table4.A2" office:value-type="string">
            <text:p text:style-name="P44">Cuando dices la teoría <text:span text:style-name="T103">¿a </text:span>que te refieres?</text:p>
          </table:table-cell>
          <table:table-cell table:style-name="Table4.B2" office:value-type="string">
            <text:p text:style-name="P42">Por ejemplo, ahorita estoy viendo una clase que se llama este… <text:span text:style-name="T104">y</text:span>a <text:span text:style-name="T104">va, </text:span>se me fue el nombre. <text:s/><text:span text:style-name="T104">ayy</text:span> Christopher!! <text:span text:style-name="T104">e</text:span>s la le sigue <text:span text:style-name="T104">a, a</text:span> contabilidad económica, económica hay, hay muchos conceptos que no es que maneje tanto...</text:p>
          </table:table-cell>
        </table:table-row>
        <table:table-row table:style-name="Table4.30">
          <table:table-cell table:style-name="Table4.A2" office:value-type="string">
            <text:p text:style-name="P46">¿ingeniería económica?</text:p>
          </table:table-cell>
          <table:table-cell table:style-name="Table4.B2" office:value-type="string">
            <text:p text:style-name="P42">ingeniería económica, <text:span text:style-name="T104">uju..</text:span>. Aunque incluye mucho la parte de m<text:span text:style-name="T104">atem</text:span>ática, también te tienes, <text:span text:style-name="T104">ehhh...</text:span> muchos conceptos que ,si no te lo sabes, pues no puedes emplear la parte m<text:span text:style-name="T104">atemática...</text:span> entonces estos conceptos son los que más me cuestan para llevar acabo las actividades que tengan que hacer.</text:p>
          </table:table-cell>
        </table:table-row>
        <table:table-row table:style-name="Table4.30">
          <table:table-cell table:style-name="Table4.A2" office:value-type="string">
            <text:p text:style-name="P47">Okey, , este...¿y no te pasó lo mismo... <text:span text:style-name="T105">c</text:span>uando estabas aprendiendo a programar?, me dijiste algo <text:span text:style-name="T105">parecido</text:span> qu<text:span text:style-name="T105">e,</text:span> que parecía <text:span text:style-name="T105">que</text:span>… <text:span text:style-name="T105">(interrunpido)</text:span></text:p>
          </table:table-cell>
          <table:table-cell table:style-name="Table4.B2" office:value-type="string">
            <text:p text:style-name="P42"><text:span text:style-name="T105">Si,</text:span> sí, totalmente.</text:p>
          </table:table-cell>
        </table:table-row>
        <table:table-row table:style-name="Table4.30">
          <table:table-cell table:style-name="Table4.A2" office:value-type="string">
            <text:p text:style-name="P47">...<text:span text:style-name="T105">n</text:span>o, no, no, no seguía, esa regla no implicaba aprender<text:span text:style-name="T105">t</text:span>e algunos conceptos?, <text:span text:style-name="T105">¿</text:span>algunas cosas?</text:p>
          </table:table-cell>
          <table:table-cell table:style-name="Table4.B2" office:value-type="string">
            <text:p text:style-name="P42">Sí, claro, <text:span text:style-name="T105">¿</text:span>ves?... por eso mismo, porque como yo no tenía..., o sea, no me podía aprender así de una vez... <text:span text:style-name="T105">los </text:span>conceptos tenía mis complicaciones <text:span text:style-name="T105">c</text:span>on respecto al seguir, este... las reglas.</text:p>
          </table:table-cell>
        </table:table-row>
        <table:table-row table:style-name="Table4.30">
          <table:table-cell table:style-name="Table4.A2" office:value-type="string">
            <text:p text:style-name="P47"><text:span text:style-name="T105">Ajá, </text:span>Y ahora, te está pasando algo similar con esta otra materia</text:p>
          </table:table-cell>
          <table:table-cell table:style-name="Table4.B2" office:value-type="string">
            <text:p text:style-name="P42">Sí exactamente.</text:p>
          </table:table-cell>
        </table:table-row>
        <table:table-row table:style-name="Table4.30">
          <table:table-cell table:style-name="Table4.A2" office:value-type="string">
            <text:p text:style-name="P47">¿Y crees que si aplica<text:span text:style-name="T105">s</text:span> la misma estrategia que aplicaste, cuando estaba aprendiendo a programar, no te facilitaría, este... manejarte mejor con esa otra materia?</text:p>
          </table:table-cell>
          <table:table-cell table:style-name="Table4.B2" office:value-type="string">
            <text:p text:style-name="P42">Puede ser que sí, lo que pasa es que siento que son tantas cositas, tantos <text:span text:style-name="T105">l</text:span>os detalles que... este... no sé, me puedo pasar alguno por alto. Sí se podría, si se podría aprender de la misma manera, pero <text:s/><text:span text:style-name="T106">mejor y</text:span> no sé, no e<text:span text:style-name="T106">s</text:span>..., no lo <text:span text:style-name="T105">h</text:span>e intentado tampoco.</text:p>
          </table:table-cell>
        </table:table-row>
        <table:table-row table:style-name="Table4.30">
          <table:table-cell table:style-name="Table4.A2" office:value-type="string">
            <text:p text:style-name="P47">Ok, es una cuestión de planteárselo entonces.</text:p>
          </table:table-cell>
          <table:table-cell table:style-name="Table4.B2" office:value-type="string">
            <text:p text:style-name="P42">Sí, sí.</text:p>
          </table:table-cell>
        </table:table-row>
        <table:table-row table:style-name="Table4.30">
          <table:table-cell table:style-name="Table4.A2" office:value-type="string">
            <text:p text:style-name="P47">Mira, ahora, este... <text:span text:style-name="T107">¿</text:span>qué importancia le das <text:span text:style-name="T107">tu a</text:span>l hecho de saber programar?</text:p>
          </table:table-cell>
          <table:table-cell table:style-name="Table4.B2" office:value-type="string">
            <text:p text:style-name="P42">Yo creo que…. <text:span text:style-name="T107">uno</text:span> cuando aprende a programar o aprende la lógica de programación, <text:span text:style-name="T107">m</text:span>iras los problemas de una manera diferente o buscas solucionar los problemas de una manera diferente. <text:span text:style-name="T107">M</text:span>i hermanita ahorita está aprendiendo a programar, <text:span text:style-name="T107">d</text:span>e hecho, <text:span text:style-name="T107">y… y</text:span> todavía está ahí, como le cuesta entender un poquito la lógica, <text:soft-page-break/>pero ella <text:span text:style-name="T107">con</text:span> los diagramas de flujo <text:span text:style-name="T107">par</text:span>a irse orientando, me parece que es una muy buena práctica es<text:span text:style-name="T107">a</text:span> también.</text:p>
          </table:table-cell>
        </table:table-row>
        <table:table-row table:style-name="Table4.30">
          <table:table-cell table:style-name="Table4.A2" office:value-type="string">
            <text:p text:style-name="P47">Ok, pero es<text:span text:style-name="T107">a es tu</text:span> hermanita, yo estoy hablando de ti...</text:p>
          </table:table-cell>
          <table:table-cell table:style-name="Table4.B2" office:value-type="string">
            <text:p text:style-name="P42">Sí, bueno, perdóname.</text:p>
          </table:table-cell>
        </table:table-row>
        <table:table-row table:style-name="Table4.30">
          <table:table-cell table:style-name="Table4.A2" office:value-type="string">
            <text:p text:style-name="P47"><text:span text:style-name="T107">N</text:span>o te preocupes..., no te preocupes <text:span text:style-name="T107">¿</text:span>cuál es la importancia que tú le v<text:span text:style-name="T107">e</text:span>s a saber programar?</text:p>
          </table:table-cell>
          <table:table-cell table:style-name="Table4.B2" office:value-type="string">
            <text:p text:style-name="P42">Bueno eso, yo creo que la manera de... de buscar cómo resolver los problemas fácil <text:span text:style-name="T107">o, o</text:span> más rápido.</text:p>
          </table:table-cell>
        </table:table-row>
        <table:table-row table:style-name="Table4.30">
          <table:table-cell table:style-name="Table4.A2" office:value-type="string">
            <text:p text:style-name="P47">Y tu sientes que eso, cuando aprendiste a programar, una vez que aprend<text:span text:style-name="T107">iste</text:span> a programar... <text:span text:style-name="T107">¿</text:span>eso lo has aplicado en otras situaciones?</text:p>
          </table:table-cell>
          <table:table-cell table:style-name="Table4.B2" office:value-type="string">
            <text:p text:style-name="P42"><text:span text:style-name="T107">S</text:span>í, yo creo que sí, <text:span text:style-name="T108">ujú</text:span></text:p>
          </table:table-cell>
        </table:table-row>
        <table:table-row table:style-name="Table4.30">
          <table:table-cell table:style-name="Table4.A2" office:value-type="string">
            <text:p text:style-name="P47"><text:span text:style-name="T107">¿</text:span>Por ejemplo?, <text:span text:style-name="T107">¿</text:span>puedes hablarme un poquito de eso?</text:p>
          </table:table-cell>
          <table:table-cell table:style-name="Table4.B2" office:value-type="string">
            <text:p text:style-name="P42">E<text:span text:style-name="T107">hhh</text:span>. <text:span text:style-name="T107">(pausa larga), b</text:span>ueno con respecto <text:span text:style-name="T107">a.. a</text:span> relacionarme con otras personas, yo creo que ante problemas que he tenido.</text:p>
          </table:table-cell>
        </table:table-row>
        <table:table-row table:style-name="Table4.30">
          <table:table-cell table:style-name="Table4.A2" office:value-type="string">
            <text:p text:style-name="P48">¿Ajá?</text:p>
          </table:table-cell>
          <table:table-cell table:style-name="Table4.B2" office:value-type="string">
            <text:p text:style-name="P42">Lo... lo que busco siempre es resolverlo de la mejor manera con ellos. Yo nunca he sido una persona agresiva ni nada por el estilo, pero sí, s<text:span text:style-name="T108">ue</text:span>lo callarme mucho las cosas y no des... las..<text:span text:style-name="T108">(inteligible)</text:span>, entonces creo que me, me ha abierto mucho mis problemas con las personas que tengo problemas, pero no, no haciendo <text:span text:style-name="T108">uhmm,, uhmm un</text:span> escándalo algo, <text:span text:style-name="T108">s</text:span>implemente hablándolo.</text:p>
          </table:table-cell>
        </table:table-row>
        <table:table-row table:style-name="Table4.30">
          <table:table-cell table:style-name="Table4.A2" office:value-type="string">
            <text:p text:style-name="P48"><text:span text:style-name="T108">¿</text:span>Si? eso es interesante, pero es que... explícame un poquito como <text:span text:style-name="T108">ves </text:span>la... ¿Cómo relacionas la programación o el aprendizaje de la programación con tu relación con... con otras personas? <text:span text:style-name="T108">P</text:span>ara mí no..., no..., yo no lo... bueno..., lo estoy viendo. <text:span text:style-name="T108">¿</text:span>Puedes hablarme un poquito de eso?</text:p>
          </table:table-cell>
          <table:table-cell table:style-name="Table4.B2" office:value-type="string">
            <text:p text:style-name="P42">Yo creo que porque sigo el esquema de la programación: donde hago todo paso por paso, <text:span text:style-name="T108">¿</text:span>sabes? yo hago paso por paso todo en mi vida, yo me despierto y siempre hago las mismas cosas, estoy muy… <text:span text:style-name="T108">t</text:span>engo, tengo, tengo como... mis, mis actividades diarias ya listas.</text:p>
          </table:table-cell>
        </table:table-row>
        <table:table-row table:style-name="Table4.30">
          <table:table-cell table:style-name="Table4.A2" office:value-type="string">
            <text:p text:style-name="P48">Valga la redundancia, ya programadas.</text:p>
          </table:table-cell>
          <table:table-cell table:style-name="Table4.B2" office:value-type="string">
            <text:p text:style-name="P42">Sí exacto, ajá.</text:p>
          </table:table-cell>
        </table:table-row>
        <table:table-row table:style-name="Table4.30">
          <table:table-cell table:style-name="Table4.A2" office:value-type="string">
            <text:p text:style-name="P48">Ok ex<text:span text:style-name="T108">c</text:span>elente, entonces, <text:span text:style-name="T108">e</text:span>l hecho de saber programar o cuando aprendiste a programar te ha ayudado en tu vida diaria <text:span text:style-name="T109">¿</text:span><text:span text:style-name="T108">a </text:span>organizarte?. <text:span text:style-name="T108">¿</text:span>es lo que me quieres <text:span text:style-name="T108">decir?</text:span></text:p>
          </table:table-cell>
          <table:table-cell table:style-name="Table4.B2" office:value-type="string">
            <text:p text:style-name="P42"><text:span text:style-name="T109">A o</text:span>rganizar<text:span text:style-name="T109">me</text:span>, sí ,<text:span text:style-name="T108">ujú</text:span>.</text:p>
          </table:table-cell>
        </table:table-row>
        <table:table-row table:style-name="Table4.30">
          <table:table-cell table:style-name="Table4.A2" office:value-type="string">
            <text:p text:style-name="P48">Eso está excelente, <text:span text:style-name="T109">b</text:span>uenísimo. Mira este...</text:p>
            <text:p text:style-name="P48">Ahora para finalizar.</text:p>
          </table:table-cell>
          <table:table-cell table:style-name="Table4.B2" office:value-type="string">
            <text:p text:style-name="P42">¿Para final<text:span text:style-name="T109">izar? </text:span>Ok</text:p>
          </table:table-cell>
        </table:table-row>
        <text:soft-page-break/>
        <table:table-row table:style-name="Table4.30">
          <table:table-cell table:style-name="Table4.A2" office:value-type="string">
            <text:p text:style-name="P48">Bueno, para finalizar no, me gustaría hacerte una pregunta adicional que no la tengo anotada aquí, pero me gusta<text:span text:style-name="T109">ría</text:span> <text:span text:style-name="T109">hacertela</text:span>. ¿De dónde, de dónde te vino la…, <text:span text:style-name="T109">la, <text:s/>l</text:span>a?, <text:span text:style-name="T109">¿</text:span>cómo te diría?… <text:span text:style-name="T109">¿</text:span>Las ganas de aprender a programar?. Ya sé que me dijiste que primero tuviste problemas para mantener las notas de la Universidad y te <text:span text:style-name="T110">viste </text:span>obliga<text:span text:style-name="T110">da</text:span><text:span text:style-name="T109"> a</text:span> prácticamente hacerlo por tu cuenta, <text:span text:style-name="T109">p</text:span>ero una vez que le agarraste el gustito….Y, creo que... me... me... me dice<text:span text:style-name="T109">s</text:span> que le estás viendo <text:span text:style-name="T109">m</text:span>ayor aplicación. ¿Dónde te ves en un futuro con respecto a la programación?</text:p>
          </table:table-cell>
          <table:table-cell table:style-name="Table4.B2" office:value-type="string">
            <text:p text:style-name="P42">Bueno, si voy <text:span text:style-name="T109">a… a</text:span> dedicarme a lo que tenga que ver con la programación, <text:span text:style-name="T109">m</text:span>e gustaría muchísimo trabajar en... en... en la parte de aplicaciones.</text:p>
          </table:table-cell>
        </table:table-row>
        <table:table-row table:style-name="Table4.30">
          <table:table-cell table:style-name="Table4.A2" office:value-type="string">
            <text:p text:style-name="P49">¿Okey?</text:p>
          </table:table-cell>
          <table:table-cell table:style-name="Table4.B2" office:value-type="string">
            <text:p text:style-name="P42">Creo que eso es lo lo que más me gustaría, <text:s/>hacer <text:span text:style-name="T110">c</text:span>osas en <text:span text:style-name="T109">A</text:span>ndroid, <text:span text:style-name="T109">ehhh, </text:span>Sí, que me puedan servir o que pueda darle uso a eso.</text:p>
          </table:table-cell>
        </table:table-row>
        <table:table-row table:style-name="Table4.30">
          <table:table-cell table:style-name="Table4.A2" office:value-type="string">
            <text:p text:style-name="P49">Okey, este… Es decir, ¿lo estás viendo como una alternativa a tu trabajo? como a tu, a tu... ¿como alternativa a tu profesión de ingeniero de telecomunicaciones? o <text:span text:style-name="T110">¿</text:span>algo así por el estilo?</text:p>
          </table:table-cell>
          <table:table-cell table:style-name="Table4.B2" office:value-type="string">
            <text:p text:style-name="P42">Exactamente sí, <text:span text:style-name="T109">ujú</text:span>.</text:p>
          </table:table-cell>
        </table:table-row>
        <table:table-row table:style-name="Table4.30">
          <table:table-cell table:style-name="Table4.A2" office:value-type="string">
            <text:p text:style-name="P49">Y eso, ¿por qué? ¿Cómo está el campo laboral en la parte de telecomunicaciones?</text:p>
          </table:table-cell>
          <table:table-cell table:style-name="Table4.B2" office:value-type="string">
            <text:p text:style-name="P42">Bueno, mira. <text:span text:style-name="T110">L</text:span>a verdad es que no tengo una respuesta para eso. <text:span text:style-name="T110">P</text:span>ero, hace unos semestres atrás, <text:span text:style-name="T110">ehhh</text:span> <text:span text:style-name="T110">uno...</text:span> y<text:span text:style-name="T110">o</text:span> esta<text:span text:style-name="T110">ba</text:span> viendo una materia que se llama laboratorio de proyectos y un profesor que nos mandó a hacer unas aplicaciones en Android. Y mezclan la parte de los protocolos de internet de <text:span text:style-name="T110">IP y</text:span> TCP, <text:span text:style-name="T110">y</text:span> me pareció muy interesante eso. Porque era un controlador domótico, entonces tengo un mix de todo lo que lo que llama la atención. Entonces yo siento que en algo parecido a eso me gustaría mucho trabaj<text:span text:style-name="T111">ar</text:span>.</text:p>
          </table:table-cell>
        </table:table-row>
        <table:table-row table:style-name="Table4.30">
          <table:table-cell table:style-name="Table4.A2" office:value-type="string">
            <text:p text:style-name="P49">Okey. E<text:span text:style-name="T110">hhh, </text:span><text:s/>perfecto, excelente mira, ahora sí, una última cosa. E<text:span text:style-name="T110">hhhh</text:span>. <text:span text:style-name="T110">¿</text:span>Algo que quieras agregar con respecto a esta charla partícular?, este... <text:span text:style-name="T110">¿</text:span>que quieras comentar?. Que no hemos tratado, <text:span text:style-name="T110">ehhh</text:span> <text:span text:style-name="T110">¿</text:span>que no hayamos tratado y quisieras decírmelo?, no sé <text:span text:style-name="T110">¿</text:span>algo adicional?</text:p>
          </table:table-cell>
          <table:table-cell table:style-name="Table4.B2" office:value-type="string">
            <text:p text:style-name="P42">No, yo creo que no, <text:s/>yo creo que sería importante... <text:span text:style-name="T110">e</text:span>mpezará <text:span text:style-name="T110">a, a</text:span>darle clases de programación a los niños desde que está<text:span text:style-name="T110">n</text:span> en el en la primaria, posiblemente, <text:span text:style-name="T110">p</text:span>arece que es necesario.</text:p>
          </table:table-cell>
        </table:table-row>
        <table:table-row table:style-name="Table4.30">
          <table:table-cell table:style-name="Table4.A2" office:value-type="string">
            <text:p text:style-name="P49"><text:span text:style-name="T111">¿</text:span>Te parece que es necesario que los niños aprendan a programar desde pequeñ<text:span text:style-name="T111">os?</text:span></text:p>
          </table:table-cell>
          <table:table-cell table:style-name="Table4.B2" office:value-type="string">
            <text:p text:style-name="P50">Si</text:p>
          </table:table-cell>
        </table:table-row>
        <text:soft-page-break/>
        <table:table-row table:style-name="Table4.30">
          <table:table-cell table:style-name="Table4.A2" office:value-type="string">
            <text:p text:style-name="P49">Este<text:span text:style-name="T111">eee, ¿</text:span>Eso lo escuchaste en alguna parte?, <text:span text:style-name="T111">¿</text:span>lo leíste? o tú..., <text:span text:style-name="T111">¿</text:span>de tu experiencia <text:span text:style-name="T111">personal</text:span>?. <text:span text:style-name="T111">(interrumpiendo)</text:span></text:p>
          </table:table-cell>
          <table:table-cell table:style-name="Table4.B2" office:value-type="string">
            <text:p text:style-name="P50">No, yo siento…. de mi experiencia personal, porque yo siento que si..., si hubiese..., si me hubiesen inculcado un poquito la lógica de programación desde pequeña no habría pasado tanto trabajo en la Universidad..., empezando con, con programación de una vez.</text:p>
          </table:table-cell>
        </table:table-row>
        <table:table-row table:style-name="Table4.30">
          <table:table-cell table:style-name="Table4.A2" office:value-type="string">
            <text:p text:style-name="P50">Ok, o sea que tú verías con buenos ojos que, por ejemplo, en la Universidad, este... empezar a darle programación a carreras diferentes de, de, de informática y de telecomunicaciones, <text:span text:style-name="T112">que se yo...</text:span> (interrumpiendo)</text:p>
          </table:table-cell>
          <table:table-cell table:style-name="Table4.B2" office:value-type="string">
            <text:p text:style-name="P50">Si sería</text:p>
          </table:table-cell>
        </table:table-row>
        <table:table-row table:style-name="Table4.30">
          <table:table-cell table:style-name="Table4.A2" office:value-type="string">
            <text:p text:style-name="P50">...Economía a… este…. Contaduría... todas estas carreras, ¿tú crees que sería, sería provechoso para ellos de alguna manera? Esteeee, que <text:span text:style-name="T112">pudieran</text:span> programar, ¿eso es lo que me estás diciendo?</text:p>
          </table:table-cell>
          <table:table-cell table:style-name="Table4.B2" office:value-type="string">
            <text:p text:style-name="P50">Sí, yo, sí, yo considero que sí. Así sea algo algo muy básico, algo superficial, pero estaría bueno explotarla en <text:span text:style-name="T112">l</text:span>a parte de la educación <text:span text:style-name="T112">en</text:span> programación.</text:p>
          </table:table-cell>
        </table:table-row>
        <table:table-row table:style-name="Table4.66">
          <table:table-cell table:style-name="Table4.A2" office:value-type="string">
            <text:p text:style-name="P50">Mira este… <text:span text:style-name="T112">(nombre oculto)</text:span>, entonces nada te agradezco por tu tiempo, <text:span text:style-name="T112">e</text:span>ste voy <text:span text:style-name="T112">a, a</text:span> tomar esta conversación y voy a hacer mi análisis respectivo de todo esto. Y bueno, agradecerte nuevamente p<text:span text:style-name="T112">or e</text:span>l, el tiempo que te has tomado para... para colaborar conmigo y con mi trabajo. Y bueno, <text:span text:style-name="T112">este...</text:span>nos estaremos viendo el próximo lunes en la clase <text:span text:style-name="T112">¿</text:span>te <text:span text:style-name="T112">parece?</text:span>.</text:p>
          </table:table-cell>
          <table:table-cell table:style-name="Table4.B2" office:value-type="string">
            <text:p text:style-name="P50">Chévere profe, muchas gracias a usted.</text:p>
          </table:table-cell>
        </table:table-row>
      </table:table>
      <text:p text:style-name="Text_20_body"/>
      <text:p text:style-name="P138">Estudiante 4:</text:p>
      <table:table table:name="Table5" table:style-name="Table5" table:template-name="Default Style">
        <table:table-column table:style-name="Table5.A"/>
        <table:table-column table:style-name="Table5.B"/>
        <table:table-row>
          <table:table-cell table:style-name="Table5.A1" office:value-type="string">
            <text:p text:style-name="P5">Entrevistador: Entr</text:p>
          </table:table-cell>
          <table:table-cell table:style-name="Table5.B1" office:value-type="string">
            <text:p text:style-name="P5">Estudiante <text:span text:style-name="T113">4</text:span>: Est<text:span text:style-name="T113">4</text:span></text:p>
          </table:table-cell>
        </table:table-row>
        <table:table-row table:style-name="Table5.2">
          <table:table-cell table:style-name="Table5.A2" office:value-type="string">
            <text:p text:style-name="P18">Entrevista realizada <text:span text:style-name="T86">en </text:span><text:span text:style-name="T90">remoto, a través de la plataforma zoom</text:span></text:p>
          </table:table-cell>
          <table:table-cell table:style-name="Table5.B2" office:value-type="string">
            <text:p text:style-name="P18">Estudiante de <text:span text:style-name="T114">Ing de Telecomunicaciones</text:span></text:p>
          </table:table-cell>
        </table:table-row>
        <table:table-row table:style-name="Table5.2">
          <table:table-cell table:style-name="Table5.A2" office:value-type="string">
            <text:p text:style-name="P18">Bueno mira como te dije. <text:span text:style-name="T114">E</text:span>stas estas preguntas, <text:span text:style-name="T114">n</text:span>o..., no son nada de evaluación ni nada por el estilo, simplemente una investigación que estoy haciendo, es de forma... esta investigación es lo que se llama una investigación cualitativa. No son como las investigaciones que hacen otras personas, que <text:soft-page-break/>son cuantitativas, que hacen..., pasan una encuesta y todo, esto es abierto, es más abierto. Entonces mira. ¿Me gustaría que me hablaras un poco acerca de por qué quieres aprender a programar? ¿Que te lleva a tí <text:span text:style-name="T114">a</text:span> <text:span text:style-name="T114">aprender a</text:span> programa<text:span text:style-name="T114">r?</text:span></text:p>
          </table:table-cell>
          <table:table-cell table:style-name="Table5.B2" office:value-type="string">
            <text:p text:style-name="P18">Primero que todo, <text:span text:style-name="T114">o </text:span>sea claro, no tengo tantas bases, <text:span text:style-name="T114">ehhh</text:span> como lo tiene un ingeniero informático, pero en Telecom sí aprendí... a programar, este…. en los primeros semestres en mi carrera, pero ahorita, eh..., sí..., como que tengo más interés porque mi trabajo de grado, este... es justamente hacer un simulador, <text:soft-page-break/><text:span text:style-name="T114">ehhh</text:span> basándome en Python, entonces... nada, quiero adquirir todos los conocimientos para poder desarrollar de la mejor manera mí... <text:span text:style-name="T114">m</text:span>i tesis.</text:p>
          </table:table-cell>
        </table:table-row>
        <table:table-row table:style-name="Table5.2">
          <table:table-cell table:style-name="Table5.A2" office:value-type="string">
            <text:p text:style-name="P18">Ok, o sea que... Lo que te motiva a ti es el trabajo de grado que estás haciendo, <text:span text:style-name="T114">o ¿que </text:span><text:s/>piensas hacer?</text:p>
          </table:table-cell>
          <table:table-cell table:style-name="Table5.B2" office:value-type="string">
            <text:p text:style-name="P51">Si</text:p>
          </table:table-cell>
        </table:table-row>
        <table:table-row table:style-name="Table5.5">
          <table:table-cell table:style-name="Table5.A2" office:value-type="string">
            <text:p text:style-name="P18">Ya... ya lo... <text:span text:style-name="T114">¿</text:span>ya lo empezaste a hacer? <text:span text:style-name="T114">O…, o</text:span> estaba averiguando todavía. ¿Qué es lo que vas a hacer?</text:p>
          </table:table-cell>
          <table:table-cell table:style-name="Table5.B2" office:value-type="string">
            <text:p text:style-name="P51">No, ya estoy haciendo, bueno…</text:p>
          </table:table-cell>
        </table:table-row>
        <table:table-row table:style-name="Table5.5">
          <table:table-cell table:style-name="Table5.A2" office:value-type="string">
            <text:p text:style-name="P18">¿De qué trata? ¿Me puedes hablar un poquito de eso?</text:p>
          </table:table-cell>
          <table:table-cell table:style-name="Table5.B2" office:value-type="string">
            <text:p text:style-name="P51">Sí, es un simulador de comunicaciones digitales para señales no convencionales. <text:span text:style-name="T115">Mira, e</text:span>s un programa que se basa en pasar datos <text:span text:style-name="T115">y</text:span> señales para <text:span text:style-name="T115">(ininteligible...)</text:span> espectral de potencia, la señal en tiempo y las gráficas, este... y es más que todo para fin<text:span text:style-name="T115">es de estudio</text:span> tanto para el profesor <text:span text:style-name="T115">como estudiantes </text:span>de <text:span text:style-name="T115">tele</text:span>comunicaci<text:span text:style-name="T115">ones.</text:span></text:p>
          </table:table-cell>
        </table:table-row>
        <table:table-row table:style-name="Table5.5">
          <table:table-cell table:style-name="Table5.A2" office:value-type="string">
            <text:p text:style-name="P18">Okey, okey, ahora una pregunta, <text:span text:style-name="T115">e</text:span>ste.... Aparte de... de... de tu trabajo... <text:span text:style-name="T115">d</text:span>e tesis en el uso de de la programación. ¿Qué otra cosa <text:span text:style-name="T115">l</text:span>e <text:span text:style-name="T115">v</text:span>es a... a, al aprender a programar?</text:p>
          </table:table-cell>
          <table:table-cell table:style-name="Table5.B2" office:value-type="string">
            <text:p text:style-name="P51">Bueno, me parece m<text:span text:style-name="T115">uy útil...</text:span></text:p>
          </table:table-cell>
        </table:table-row>
        <table:table-row table:style-name="Table5.5">
          <table:table-cell table:style-name="Table5.A2" office:value-type="string">
            <text:p text:style-name="P18">¿Qué te parece que <text:span text:style-name="T115">te </text:span>va a ser de utilidad para este conocimiento?</text:p>
          </table:table-cell>
          <table:table-cell table:style-name="Table5.B2" office:value-type="string">
            <text:p text:style-name="P52">(no se entiende la respuesta, mucho ruido de mala conexión)</text:p>
          </table:table-cell>
        </table:table-row>
        <table:table-row table:style-name="Table5.5">
          <table:table-cell table:style-name="Table5.A2" office:value-type="string">
            <text:p text:style-name="P52">(luego de revisar la conexión de los cables, desconectar el vídeo, se recupera el audio y repite su respuesta)</text:p>
          </table:table-cell>
          <table:table-cell table:style-name="Table5.B2" office:value-type="string">
            <text:p text:style-name="P52">Ok, perfecto bueno..., como <text:span text:style-name="T116">le</text:span> estaba comentando, este... es más que todo que me llama muchísimo la atención <text:span text:style-name="T116">e</text:span>l desarrollo para aplicaciones..., este... desarrollo web... este... y todo..., todo ese tema que me... también me puede complementar muchísimo en mi carrera, en las telecomunicaciones, entonces siento que... claro, no, no aprendí, no he aprendido tanto este a lo largo de mi carrera, programación, pero siempre me ha llamado la atención de... <text:span text:style-name="T116">d</text:span>el desarrollo de aplicaciones quiero, quiero como que... indagar más en eso y eso es lo que me me lleva más aprender a programar.</text:p>
          </table:table-cell>
        </table:table-row>
        <table:table-row table:style-name="Table5.5">
          <table:table-cell table:style-name="Table5.A2" office:value-type="string">
            <text:p text:style-name="P52">Okey. Perfecto mira, háblame un poquito <text:soft-page-break/>acerca de tu experiencia con la matemática, por ejemplo, <text:span text:style-name="T116">¿</text:span>cómo ha sido tu experiencia con la matemática?</text:p>
          </table:table-cell>
          <table:table-cell table:style-name="Table5.B2" office:value-type="string">
            <text:p text:style-name="P52">Bueno, a mí la matemática..., <text:span text:style-name="T116">¿</text:span>la matemática <text:soft-page-break/>en general?</text:p>
          </table:table-cell>
        </table:table-row>
        <table:table-row table:style-name="Table5.5">
          <table:table-cell table:style-name="Table5.A2" office:value-type="string">
            <text:p text:style-name="P53">Si</text:p>
          </table:table-cell>
          <table:table-cell table:style-name="Table5.B2" office:value-type="string">
            <text:p text:style-name="P53">(inenteligible..)</text:p>
          </table:table-cell>
        </table:table-row>
        <table:table-row table:style-name="Table5.5">
          <table:table-cell table:style-name="Table5.A2" office:value-type="string">
            <text:p text:style-name="P53">Ok ajá. Me decías algo de la matemática, pero si oía entre cortado, y no pude entender nada.</text:p>
          </table:table-cell>
          <table:table-cell table:style-name="Table5.B2" office:value-type="string">
            <text:p text:style-name="P53">Nada tranquilo... E<text:span text:style-name="T117">hhhh,</text:span> le comentaba que... bueno, que las matemáticas para mí, bueno..., siempre ha sido como mi área favorita..., mi materia favorita, me encantan las matemáticas, que incluso fue una de las razones por las cuales decidí estudiar ingeniería, <text:span text:style-name="T117">este...</text:span> de verdad que siempre se me han dado mucho... en los números y... bueno, me gusta bastante.</text:p>
          </table:table-cell>
        </table:table-row>
        <table:table-row table:style-name="Table5.5">
          <table:table-cell table:style-name="Table5.A2" office:value-type="string">
            <text:p text:style-name="P53">O sea, no..., no... tú nunca has tenido problemas con la comprensión matemática? <text:span text:style-name="T117">¿</text:span>de alguna índole, ¿no se te han dificultado ninguna, ninguna rama de las matemáticas que has visto?</text:p>
          </table:table-cell>
          <table:table-cell table:style-name="Table5.B2" office:value-type="string">
            <text:p text:style-name="P53">Matemática como tal no, quiz<text:span text:style-name="T117">a</text:span> sea bueno..., no, no, no, no, no tomo como dificultades, pero siento que ha sido la que más me ha costado, que es la parte de álgebra, álgebra lineal sobre todo, pero... igual me ha gustado.</text:p>
          </table:table-cell>
        </table:table-row>
        <table:table-row table:style-name="Table5.5">
          <table:table-cell table:style-name="Table5.A2" office:value-type="string">
            <text:p text:style-name="P53">Ok hablando de eso, <text:span text:style-name="T117">e</text:span>ste... ¿En alguna parte de la carrera tu viste algo de lógica? ¿Además de <text:span text:style-name="T117">algebra</text:span> <text:span text:style-name="T117">o</text:span> lo viste en álgebra lineal? <text:span text:style-name="T117">¿</text:span>dónde, donde tú puedas <text:span text:style-name="T117">haber </text:span>estudiado algo de lógica? ¿<text:span text:style-name="T117">Sientes</text:span> dificulta<text:span text:style-name="T117">des?</text:span> se te ha hecho difícil la parte lógica que hayas estudiado en algún momento o no has estudiado nada de lógica? Háblame un poquito de eso por favor.</text:p>
          </table:table-cell>
          <table:table-cell table:style-name="Table5.B2" office:value-type="string">
            <text:p text:style-name="P53"><text:span text:style-name="T117">Bueno… he e</text:span>studia<text:span text:style-name="T117">do</text:span> un poquito de lógica en electrónica digital., <text:span text:style-name="T117">e</text:span>ste... <text:span text:style-name="T117">ehhh,</text:span> bueno en las operaciones lógicas y... todo el tema, pero algo super básico, no... Nunca hemos estudiado lógica c<text:span text:style-name="T117">o</text:span>mo los informáticos, ni como industrial, siento que nuestra lógica ha sido super, super por encima, este... y <text:span text:style-name="T117">en </text:span>eléctronic<text:span text:style-name="T117">a</text:span> en verdad, se comprende bastante fácil, <text:span text:style-name="T117">eh,</text:span> <text:span text:style-name="T117">s</text:span>inceramente hay muchos términos que no me acuerdo porque eso fue ya en cuarto semestre, pero, <text:span text:style-name="T118">eh, e</text:span>ste... e<text:span text:style-name="T118">n su</text:span> momento no recuerdo que se me haya complicado.</text:p>
          </table:table-cell>
        </table:table-row>
        <table:table-row table:style-name="Table5.5">
          <table:table-cell table:style-name="Table5.A2" office:value-type="string">
            <text:p text:style-name="P53">Okey, crees que es esa esa facilidad para la matemática y para la lógica, <text:span text:style-name="T118">e</text:span>ste... <text:span text:style-name="T118">¿t</text:span>e ha ayudado en la comprensión de, <text:span text:style-name="T118">d</text:span>e..., de lo que estás aprendiendo... para programar?</text:p>
          </table:table-cell>
          <table:table-cell table:style-name="Table5.B2" office:value-type="string">
            <text:p text:style-name="P53">Yo creo que sí, sí, es simple..., es que va muy relacionado... muy de la mano, por lo menos la parte lógica, sobre todo.</text:p>
          </table:table-cell>
        </table:table-row>
        <table:table-row table:style-name="Table5.5">
          <table:table-cell table:style-name="Table5.A2" office:value-type="string">
            <text:p text:style-name="P53"><text:span text:style-name="T119">Ajá, o</text:span>k este… <text:span text:style-name="T118">(interrumpiendo)</text:span></text:p>
          </table:table-cell>
          <table:table-cell table:style-name="Table5.B2" office:value-type="string">
            <text:p text:style-name="P53">Sí, o sea, me ayudan a como a… <text:span text:style-name="T118">¿s</text:span>í? como a comprender más, este... los procesos, las funciones, cómo... cómo funciona la programación como tal,<text:span text:style-name="T118">eh, </text:span><text:s/>la lógica de la programación, <text:span text:style-name="T118">ehh..</text:span> igual que en la matemática.</text:p>
          </table:table-cell>
        </table:table-row>
        <table:table-row table:style-name="Table5.5">
          <table:table-cell table:style-name="Table5.A2" office:value-type="string">
            <text:p text:style-name="P53">Ok, hablando ya... ya de la, de la programación... ¿Qué dificultades ha<text:span text:style-name="T118">s</text:span> <text:soft-page-break/>encontrado durante el aprendizaje de la programación?</text:p>
          </table:table-cell>
          <table:table-cell table:style-name="Table5.B2" office:value-type="string">
            <text:p text:style-name="P54">Bueno..., honestamente a mí siempre me costaba la parte de los ciclos..., yo no sé porque <text:soft-page-break/>nunca, nunca lo entendí hasta ahorita que estoy con <text:span text:style-name="T118">Python...</text:span>, <text:span text:style-name="T118">e</text:span><text:span text:style-name="T119">hhh</text:span><text:span text:style-name="T118"> </text:span><text:s/>ya <text:span text:style-name="T119">siento</text:span>... sí entiendo más como funciona, <text:span text:style-name="T118">e</text:span>ste…. <text:span text:style-name="T118">Y, y</text:span> <text:span text:style-name="T119">l</text:span>a parte, quizás <text:span text:style-name="T118">lo </text:span>de las matrices..., porque a veces me cuesta como verlo gráfico en la programación, <text:span text:style-name="T119">ehhh</text:span> creo que eso ha sido lo que más me ha costado.</text:p>
          </table:table-cell>
        </table:table-row>
        <table:table-row table:style-name="Table5.5">
          <table:table-cell table:style-name="Table5.A2" office:value-type="string">
            <text:p text:style-name="P53">Cuando habla<text:span text:style-name="T118">s de</text:span> los ciclos, <text:span text:style-name="T118">¿</text:span>a qué te refieres a ver? Háblame un poquito.</text:p>
          </table:table-cell>
          <table:table-cell table:style-name="Table5.B2" office:value-type="string">
            <text:p text:style-name="P54">El tipo de ciclo “for” <text:span text:style-name="T118">el</text:span> w<text:span text:style-name="T118">hile,... </text:span><text:s/><text:span text:style-name="T118">e</text:span>sos, porque a veces... no sé... de verdad que hubo un momento en el que yo no entendía cómo funcionaba<text:span text:style-name="T118">n</text:span>, para qué servían.. No, no lo.. no lo lograba aplicar, <text:span text:style-name="T118">e</text:span>ste... <text:span text:style-name="T118">e</text:span>ntonces ahorita...<text:span text:style-name="T118">y</text:span>o creo que lo entiendo muchísimo mejor.</text:p>
          </table:table-cell>
        </table:table-row>
        <table:table-row table:style-name="Table5.5">
          <table:table-cell table:style-name="Table5.A2" office:value-type="string">
            <text:p text:style-name="P53">Ah ok..., es decir que cuando tú te metes en la parte de programación hay algunos conceptos que como no le ves la aplicación práctica.. <text:span text:style-name="T119">t</text:span>e cue<text:span text:style-name="T119">s</text:span>ta..., te cuesta entenderlos, <text:span text:style-name="T119">¿e</text:span>so es lo que me quieres decir?</text:p>
          </table:table-cell>
          <table:table-cell table:style-name="Table5.B2" office:value-type="string">
            <text:p text:style-name="P55">Exacto</text:p>
          </table:table-cell>
        </table:table-row>
        <table:table-row table:style-name="Table5.5">
          <table:table-cell table:style-name="Table5.A2" office:value-type="string">
            <text:p text:style-name="P53">Este..., es decir, que tu entendimiento está en relación a la aplicación que le ves <text:span text:style-name="T120">a</text:span> algo. <text:span text:style-name="T120">¿</text:span>En este caso la programación? Me <text:span text:style-name="T120">es</text:span>tas…. <text:span text:style-name="T120">(interrumpido)</text:span></text:p>
          </table:table-cell>
          <table:table-cell table:style-name="Table5.B2" office:value-type="string">
            <text:p text:style-name="P55"><text:span text:style-name="T120">Si, y</text:span>, creo que... también sí, sí, o sea también porque creo que, <text:span text:style-name="T120">hummm,</text:span> como que a mi manera de aprender vamos a... o sea cuando hago las cosas, entonces al no hacerlo, al no aplicarlo, quizás no lo entiendo del todo.</text:p>
          </table:table-cell>
        </table:table-row>
        <table:table-row table:style-name="Table5.5">
          <table:table-cell table:style-name="Table5.A2" office:value-type="string">
            <text:p text:style-name="P53">Ah ok, ya te entiendo, eso está en relación con mi siguiente pregunta. Cuando se te presenta un problema en general. Ya <text:span text:style-name="T119">sea</text:span> un problema que tienes que resolver, bien sea de programación o est<text:span text:style-name="T119">e...</text:span> en, en cualquiera de las materias que tú estás viendo. ¿Cómo lo atacas tú? ¿Cómo... cómo enfrenta<text:span text:style-name="T119">s</text:span> <text:span text:style-name="T120">tu </text:span>ese problema? ¿Tienes alguna metodología que usas? Este... o <text:span text:style-name="T119">¿</text:span>cómo hace<text:span text:style-name="T119">s</text:span> para... para... para resolver ese problema... que se te presenta?</text:p>
          </table:table-cell>
          <table:table-cell table:style-name="Table5.B2" office:value-type="string">
            <text:p text:style-name="P55">Okey, bueno claro, dependiendo del problema, <text:s/>yo creo que lo primero es identificar qué es lo que me está costando... y qué es lo que me está causando el problema que tengo y <text:span text:style-name="T120">l</text:span>a raíz de eso es buscar como estudiarlo, investigar cómo cómo puedo enfrentarlo, y…, y sobre todo si tengo las herramientas, este... tratar de implementarlas, o si no, bueno..., buscar ayuda y…, y tratar de, de solucionarlo, si no puedo sola con ayuda, <text:span text:style-name="T120">y</text:span> hasta lograrlo y entenderlo y, y atacarlo.</text:p>
          </table:table-cell>
        </table:table-row>
        <table:table-row table:style-name="Table5.5">
          <table:table-cell table:style-name="Table5.A2" office:value-type="string">
            <text:p text:style-name="P53">Cuando te refieres a herramientas, <text:span text:style-name="T120">¿</text:span>a qué, a qué te….?, <text:span text:style-name="T120">¿</text:span> qué me quieres decir con eso? ¿Cuáles herramientas te, te refieres?</text:p>
          </table:table-cell>
          <table:table-cell table:style-name="Table5.B2" office:value-type="string">
            <text:p text:style-name="P55">Herramientas como conocimiento... o conceptos..., material que..., que tenga a la mano o... que me han dado.</text:p>
          </table:table-cell>
        </table:table-row>
        <table:table-row table:style-name="Table5.5">
          <table:table-cell table:style-name="Table5.A2" office:value-type="string">
            <text:p text:style-name="P53">Okey, <text:span text:style-name="T120">e</text:span>ste... <text:span text:style-name="T120">a</text:span>hora bien... <text:span text:style-name="T120">e</text:span>se... ese conocimiento, tú lo aplicas por igual en todas las... en todas tus…. <text:span text:style-name="T120">E</text:span>sa forma que, como tú llamas de atacar los problemas, <text:span text:style-name="T120">¿</text:span>los aplica por igual en todas las materias o depende del tipo <text:soft-page-break/>de materia?</text:p>
          </table:table-cell>
          <table:table-cell table:style-name="Table5.B2" office:value-type="string">
            <text:p text:style-name="P55"><text:span text:style-name="T120">Bueno…, </text:span><text:s/>yo creo que por igual. O sea, yo creo que por igual en todas las materias, claro, eh<text:span text:style-name="T120">hh</text:span>, <text:span text:style-name="T120">hay...</text:span> hay materias que quizás eso sea más fácil, o sea, por lo menos en mi caso, si la materia es más numérica que teórica... o tiene <text:soft-page-break/>más matemática que teoría,como tal, siento que para mí es más fácil resolverlo porque le doy, <text:s/><text:span text:style-name="T120">y..., y </text:span><text:s/>practicó y practicó hasta que me salga. En cambio, sí es una materia <text:span text:style-name="T121">ya </text:span>más teórica o más abstracta, como lo pueden ser varias de mi carrera, y sobre todo más en estos últimos semestres, <text:span text:style-name="T120">b</text:span>ueno... <text:span text:style-name="T120">y</text:span> allí trató de... <text:span text:style-name="T120">d</text:span>e ir más allá, <text:span text:style-name="T120">¿</text:span>no?, de investigar sobre todo, o sea investigar, ya sea en internet, en libros, o acudir <text:span text:style-name="T121">ya </text:span>a los profesores, como que, ajá, <text:span text:style-name="T120">¿</text:span>cómo cómo puedo hacer aquí? o <text:span text:style-name="T120">¿</text:span>por qué es esto? hasta que lo logre ver.</text:p>
          </table:table-cell>
        </table:table-row>
        <table:table-row table:style-name="Table5.5">
          <table:table-cell table:style-name="Table5.A2" office:value-type="string">
            <text:p text:style-name="P53">Ok cuando dice materia más <text:span text:style-name="T121">abstracta</text:span>, tienes algún ejemplo de alguna que te... que <text:span text:style-name="T120">s</text:span>ea... que caiga en ese, en es<text:span text:style-name="T121">e concepto </text:span><text:span text:style-name="T120">(interrumpido)</text:span></text:p>
          </table:table-cell>
          <table:table-cell table:style-name="Table5.B2" office:value-type="string">
            <text:p text:style-name="P55">Sí, por ejemplo, <text:span text:style-name="T121">la de</text:span> microondas.</text:p>
          </table:table-cell>
        </table:table-row>
        <table:table-row table:style-name="Table5.5">
          <table:table-cell table:style-name="Table5.A2" office:value-type="string">
            <text:p text:style-name="P56">Ok, ok, microondas… (interrumpido), microondas es abstracta…, te parece abstracta</text:p>
          </table:table-cell>
          <table:table-cell table:style-name="Table5.B2" office:value-type="string">
            <text:p text:style-name="P55"><text:span text:style-name="T121">(inenteligible)</text:span>.... <text:span text:style-name="T121">¿C</text:span>ómo?, <text:span text:style-name="T121">¿</text:span>cómo? <text:s/>Si, es <text:span text:style-name="T121">esa</text:span> para <text:span text:style-name="T121">mi, si</text:span></text:p>
          </table:table-cell>
        </table:table-row>
        <table:table-row table:style-name="Table5.5">
          <table:table-cell table:style-name="Table5.A2" office:value-type="string">
            <text:p text:style-name="P56">Ok mira, este... me dijiste que, que... Que lo que estás aprendiendo para programar lo vas a utilizar en el desarrollo de... de de tu tesis. ¿Tú le ves alguna otra aplicación en un futuro? ¿Con respecto al... al conocimiento de programación que estás adquiriendo?</text:p>
          </table:table-cell>
          <table:table-cell table:style-name="Table5.B2" office:value-type="string">
            <text:p text:style-name="P55">Quizá si me quiero dedicar este... a comenzar a desarrollar aplicaciones..., obviamente tendría que adquirir mayores conocimientos. Estoy súper segura..., pero este…, siento que esta esta base me serviría, <text:span text:style-name="T121">m</text:span>e <text:span text:style-name="T121">es</text:span> de mucha ayuda más adelante.</text:p>
          </table:table-cell>
        </table:table-row>
        <table:table-row table:style-name="Table5.5">
          <table:table-cell table:style-name="Table5.A2" office:value-type="string">
            <text:p text:style-name="P56">Y, ¿por qué crees tú qué?... este... en un futuro, ¿Te podrías dedicar a desarrollar aplicaciones?</text:p>
          </table:table-cell>
          <table:table-cell table:style-name="Table5.B2" office:value-type="string">
            <text:p text:style-name="P55">Porque me gusta, me llama la atención, la verdad, este... me parece interesante..., me parece práctico y me parece ingenioso. Yo creo que es ya usar el ingenio y la creatividad y eso eso me gusta.</text:p>
          </table:table-cell>
        </table:table-row>
        <table:table-row table:style-name="Table5.5">
          <table:table-cell table:style-name="Table5.A2" office:value-type="string">
            <text:p text:style-name="P56">Ok ahora. Desde el punto de la importancia. ¿Qué importancia le das <text:span text:style-name="T123">tu</text:span> al hecho de, de saber programar?</text:p>
          </table:table-cell>
          <table:table-cell table:style-name="Table5.B2" office:value-type="string">
            <text:p text:style-name="P55"><text:span text:style-name="T123">(silencio largo) </text:span>Guau, este... bueno, yo creo que hoy en día con el avance de las tecnologías, muchos de los procesos se..., se basan en la programación, <text:span text:style-name="T122">¿</text:span>no? ya pues..., o sea..., puede servir de herramienta para, para múltiples cosas, bien <text:span text:style-name="T123">se</text:span>a de análisis de datos hasta el desarrollo de, <text:span text:style-name="T122">d</text:span>e un aplicativo. Entonces creo que tiene muchas, <text:span text:style-name="T123">ehhh...</text:span> finalidades y puede ser de…, de mucha ayuda para..., para varias cosas en la vida diaria y como mencioné, sobre todo por…, por todas las ventajas que nos…, que nos brindan.</text:p>
          </table:table-cell>
        </table:table-row>
        <table:table-row table:style-name="Table5.5">
          <table:table-cell table:style-name="Table5.A2" office:value-type="string">
            <text:p text:style-name="P56"><text:span text:style-name="T122">¿</text:span>Por ejemplo?, <text:span text:style-name="T122">u</text:span>na de esas ventajas <text:span text:style-name="T122">¿</text:span>qué <text:soft-page-break/>sería?, por ejemplo.</text:p>
          </table:table-cell>
          <table:table-cell table:style-name="Table5.B2" office:value-type="string">
            <text:p text:style-name="P55">Por ejemplo..., bueno <text:span text:style-name="T122">el...</text:span>. E<text:span text:style-name="T122">hhh</text:span> la, el análisis <text:soft-page-break/>de datos, <text:span text:style-name="T122">¿</text:span>no?... también las oportunidades laborales, o sea las posibilidades de, <text:span text:style-name="T122">de, de ...</text:span> <text:span text:style-name="T122">de</text:span> brindar como más... mayor, este... herramientas para..., para la empresa, este…, puede brindar mayores capacidades para organizar, este…, analizar, <text:span text:style-name="T123">ehhh… </text:span>solucionar problemas. Y creo que ayuda.... <text:span text:style-name="T122">a</text:span>yuda muchísimo en la vida profesional.</text:p>
          </table:table-cell>
        </table:table-row>
        <table:table-row table:style-name="Table5.5">
          <table:table-cell table:style-name="Table5.A2" office:value-type="string">
            <text:p text:style-name="P56">Es decir, no import<text:span text:style-name="T123">a </text:span>el lenguaje <text:span text:style-name="T122">que </text:span>aprendas a programar. ¿Tu crees qu<text:span text:style-name="T122">e...</text:span> el sencillo y el simple hecho de... de saber programar te podría ayudar ya..., <text:span text:style-name="T122">e</text:span>ste... con esas cosas que me nombraste para la parte profesional?, <text:span text:style-name="T122">¿</text:span>eso es lo que me estás diciendo?</text:p>
          </table:table-cell>
          <table:table-cell table:style-name="Table5.B2" office:value-type="string">
            <text:p text:style-name="P57">Si, correcto.</text:p>
          </table:table-cell>
        </table:table-row>
        <table:table-row table:style-name="Table5.5">
          <table:table-cell table:style-name="Table5.A2" office:value-type="string">
            <text:p text:style-name="P56">Este... visualizate un poquito adelante en tu profesión... Te quería... <text:span text:style-name="T123">te</text:span> quiere<text:span text:style-name="T123">s</text:span> dedicar básicamente a lo que estás estudiando actualmente, que es la parte de Telecom. ¿Dónde te ves?, <text:span text:style-name="T122">¿</text:span>dónde te ves dentro de poco tiempo?, una vez que te gradúes.</text:p>
          </table:table-cell>
          <table:table-cell table:style-name="Table5.B2" office:value-type="string">
            <text:p text:style-name="P57">Bueno, si Dios quiere, este me... o sea, quisiera comenzar a trabajar en una empresa, <text:span text:style-name="T123">b</text:span>ueno..., tengo dos áreas que me gustan mucho en las telecomunicaciones, ¿no? La parte de la telemática y la parte de la electrónica. Entonces... en la telemática, este... sí me gustaría comenzar quizás este... en el monitoreo de las redes, en seguridad..., en todo lo que es la, la gestión del “core”. Y todo.., todo ese esquema que es el centro de operaciones de redes, ¿no?... Y por otra parte, <text:span text:style-name="T123">la</text:span> electrónica, este... y a todo lo que tienen que ver con... con montar circuitos, este... bien sea para aparatos electrónicos o incluso lo que es programación en ensamblador... que también lo he trabajado bastante en mi carrera, este... que ayuda muchísimo con todo lo que es los pics y esa situación, si me gustaría como, eh... adquirir más conocimiento en ello y por ende trabajar en esa área.</text:p>
          </table:table-cell>
        </table:table-row>
        <table:table-row table:style-name="Table5.5">
          <table:table-cell table:style-name="Table5.A2" office:value-type="string">
            <text:p text:style-name="P56">Y, <text:span text:style-name="T123">¿</text:span>cómo te ayuda<text:span text:style-name="T123">r</text:span>ía?... ¿Cómo te ayuda la programación en esas dos áreas, por ejemplo?</text:p>
          </table:table-cell>
          <table:table-cell table:style-name="Table5.B2" office:value-type="string">
            <text:p text:style-name="P57">Bueno, en la parte de la electrónica este... claro, sobre todo porque para los p<text:span text:style-name="T124">ic</text:span>s <text:span text:style-name="T124">se</text:span> usan muchísimo <text:span text:style-name="T124">la p</text:span>rogramación, este... tanto en el lenguaje <text:span text:style-name="T125">emsamblador</text:span>, como también <text:span text:style-name="T125">con le lenguaje c++</text:span>, por ejemplo, este... y en esa parte me podría ayudar muchísimo, porque tienes que tienes que hacer como.... <text:span text:style-name="T124">t</text:span>u configuración o tu programa en el <text:span text:style-name="T124">p</text:span>i<text:span text:style-name="T124">c</text:span> para... que... no sé… si estás configurando un robot o estás… <text:span text:style-name="T124">e</text:span>ste... <text:soft-page-break/>algo a... un sistema automatizado, eso te puede ayudar muchísimo y en la parte de la telemática… Bueno, no, no es que ayuda tanto la programación, pero si... te … si te brinda más destreza o te ayuda a adquirir más destreza al, al momento de por lo menos...<text:span text:style-name="T125">ehhh,</text:span> <text:span text:style-name="T124">n</text:span>o sé... configurar un router o un... un switch <text:span text:style-name="T124">o</text:span> cualquier dispositivo.</text:p>
          </table:table-cell>
        </table:table-row>
        <table:table-row table:style-name="Table5.5">
          <table:table-cell table:style-name="Table5.A2" office:value-type="string">
            <text:p text:style-name="P56">Okey, <text:span text:style-name="T125">e</text:span>ste... mira eh... <text:span text:style-name="T125">a</text:span>lgo más que quieras agregar en general acerca de.. la... <text:span text:style-name="T125">¿</text:span>de lo que hemos estado hablando?.</text:p>
          </table:table-cell>
          <table:table-cell table:style-name="Table5.B2" office:value-type="string">
            <text:p text:style-name="P57">Bueno, yo creo que este... ya lo había mencionado todo, <text:span text:style-name="T125">p</text:span>ero de verdad..., consideró que... <text:span text:style-name="T125">q</text:span>ue la programación es es una herramienta esencial y es, de verdad, que es de fácil acceso. No..., no siento que…, que sea tan complicado para para aprender, claro, dependiendo de…, de<text:span text:style-name="T125">l</text:span> lenguaje y dependiendo de, <text:span text:style-name="T125">d</text:span>el, del nivel al que te enfrentes, pero poco a poco, y yo creo que si <text:span text:style-name="T125">uno</text:span> se lo propone va... puede adquirir los conocimientos de, de la mejor manera y por lo menos Python, ahorita que es el que el lenguaje que estoy aprendiendo, <text:span text:style-name="T125">l</text:span>a verdad es que no me ha parecido nada complicado, claro, no..., no sé si estoy hablando subjetivamente porque ya he tenido los, los conocimientos previos tanto en <text:span text:style-name="T125">C</text:span> como en Java, pero de verdad que se me ha hecho mucho más fácil y también más a menos me ha gustado bastante <text:span text:style-name="T125">el </text:span>lengua<text:span text:style-name="T125">je</text:span> y cómo se maneja.</text:p>
          </table:table-cell>
        </table:table-row>
        <table:table-row table:style-name="Table5.34">
          <table:table-cell table:style-name="Table5.A2" office:value-type="string">
            <text:p text:style-name="P58">Aui una serie de palabras de despedida, no útiles a los fines de la invstigación</text:p>
          </table:table-cell>
          <table:table-cell table:style-name="Table5.B2" office:value-type="string">
            <text:p text:style-name="P57"/>
          </table:table-cell>
        </table:table-row>
      </table:table>
      <text:p text:style-name="P138"/>
      <text:h text:style-name="Heading_20_3" text:outline-level="3"><text:bookmark-start text:name="__RefHeading___Toc8435_98287266"/>Estudiante 5:<text:bookmark-end text:name="__RefHeading___Toc8435_98287266"/></text:h>
      <table:table table:name="Table6" table:style-name="Table6" table:template-name="Default Style">
        <table:table-column table:style-name="Table6.A"/>
        <table:table-column table:style-name="Table6.B"/>
        <table:table-row>
          <table:table-cell table:style-name="Table6.A1" office:value-type="string">
            <text:p text:style-name="P3">Entrevistador: Entr</text:p>
          </table:table-cell>
          <table:table-cell table:style-name="Table6.B1" office:value-type="string">
            <text:p text:style-name="P4">Estudiante <text:span text:style-name="T126">5</text:span>: Est<text:span text:style-name="T126">5</text:span></text:p>
          </table:table-cell>
        </table:table-row>
        <table:table-row table:style-name="Table6.2">
          <table:table-cell table:style-name="Table6.A2" office:value-type="string">
            <text:p text:style-name="P4">Entrevista realizada en <text:span text:style-name="T150">persona, grabada en el celular.</text:span></text:p>
          </table:table-cell>
          <table:table-cell table:style-name="Table6.B2" office:value-type="string">
            <text:p text:style-name="P4">Estudiante de <text:span text:style-name="T129">Contaduría</text:span></text:p>
          </table:table-cell>
        </table:table-row>
        <table:table-row table:style-name="Table6.2">
          <table:table-cell table:style-name="Table6.A2" office:value-type="string">
            <text:p text:style-name="P4">Ok mira, <text:span text:style-name="T126">de</text:span> una vez, <text:span text:style-name="T126">e</text:span>ste... háblame acerca de <text:span text:style-name="T126">¿</text:span>por qué quieres aprender a programar una computadora?</text:p>
          </table:table-cell>
          <table:table-cell table:style-name="Table6.B2" office:value-type="string">
            <text:p text:style-name="P4">Okey, bueno, chévere, como le había comentado en una oportunidad..., <text:span text:style-name="T126">cuando </text:span>esta<text:span text:style-name="T126">ba</text:span>mos haciendo la entrevista..., <text:span text:style-name="T126">e</text:span>s que bueno..., yo básicamente desde que soy muy <text:soft-page-break/>pequeño, <text:span text:style-name="T126">este...</text:span> he sido muy curioso y bueno, desde que yo nací... un poquito más... como desde los 3 años, más o menos 4, y<text:span text:style-name="T126">a</text:span> había una computadora en mi casa, <text:span text:style-name="T126">y...</text:span>, bueno fui creciendo con es<text:span text:style-name="T126">t</text:span>e aparatico aquí y… cuando... <text:span text:style-name="T126">o </text:span>sea, mi<text:span text:style-name="T126">s</text:span> padre<text:span text:style-name="T126">s</text:span> siempre me dieron libertad para utilizarlo con cierta supervisión, <text:span text:style-name="T126">p</text:span>ero bueno..., la verdad es que yo siempre fui muy curioso y... <text:span text:style-name="T126">b</text:span>ueno yo caí una vez en plataforma youtube y... bueno y<text:span text:style-name="T127">outube</text:span> a parte de ver vídeos para mi propio entretenimiento y tal, <text:span text:style-name="T127">ehhh b</text:span>ueno, yo empecé a ver vídeo tutoriales de cualquier cosa. Yo me interesé por temas, por ejemplo, como el diseño gráfico y bueno gracias a youtube aprendí a manejar software de... <text:span text:style-name="T127">d</text:span>e diseño como <text:span text:style-name="T127">(inenteligible) y</text:span> tal y... bueno... <text:span text:style-name="T127">a</text:span> raíz de eso mismo descubrí... lo que es el diseño web y... bueno con el diseño web, <text:span text:style-name="T127">ehh...</text:span> <text:span text:style-name="T127">e</text:span>so implicaba lenguaje que.. entiendo que no son programación, lenguajes de... creo <text:s/>de diseño web como lo son HTML y CSS, que bueno fueron los primeros que... <text:span text:style-name="T127">e</text:span>n lo<text:span text:style-name="T127">s</text:span> que incursioné, algo bastante básico, pero... entendía averiguando mucho más, indagando que existían lenguaje que... más allá de la parte visual de, de una página web que permiten todo el tema de la interacción, el funcionamiento de una página web como lo es, que si <text:span text:style-name="T128">Java,</text:span> PHP y bueno, incluso también el mismo <text:span text:style-name="T128">Pytho</text:span>n que..., que permite hacer ciertas cosas. Y, bueno, básicamente me interesa, viene... <text:span text:style-name="T128">u</text:span>n poco de, de esa parte, que siempre <text:span text:style-name="T128">me </text:span>ha sido muy cómodo, <text:span text:style-name="T128">b</text:span>ueno, me gusta mucho la la tecnología y todo lo que se puede lograr con ello, cuando, <text:span text:style-name="T128">o</text:span> sea, cuando yo veo todo lo que se puede hacer con lo que es la programación, eso es un mundo que a mí me interesa muchísimo, aunque... no sea mi, mi principal foco, <text:span text:style-name="T128">n</text:span>o es mi, mi, mi carrera m<text:span text:style-name="T128">i</text:span> fuerte, hay un interés por todo lo que se puede lograr con ello. Y... también... yo desde que tengo aproximadamente 17 años, <text:span text:style-name="T128">eh...</text:span>, trabajé por mi cuenta precisamente en estos temas de, <text:span text:style-name="T128">d</text:span>el, del diseño gráfico aquí mismo en internet, <text:soft-page-break/>que eso es otra, otra, otra oportunidad que me ha brindado la tecnología, tener un trabajo, comprarme ciertas cosas..., dinero para pagar la Universidad y bueno, también vi que estos trabajadores independientes, lo que, los freelance, <text:span text:style-name="T128">e</text:span>n la programación es algo muy demandado, muy, muy demandado en internet, <text:span text:style-name="T128">y...</text:span> <text:span text:style-name="T128">c</text:span>uando yo descubrí eso, todo lo que el trabajo que hay disponible, bueno <text:span text:style-name="T128">ehhh</text:span>, me interese aún más. Y... la verdad es que el primer acercamiento que he tenido con la programación <text:span text:style-name="T128">o </text:span>sea programación de lleno, <text:span text:style-name="T128">ha</text:span> sido el curso que... <text:span text:style-name="T128">que </text:span>estoy haciendo en la <text:span text:style-name="T128">u</text:span>niversidad, de Python, <text:span text:style-name="T128">en </text:span>la cá<text:span text:style-name="T128">tedra</text:span> que estoy cursando, <text:span text:style-name="T128">ehhh</text:span> <text:span text:style-name="T128">y</text:span>, bueno, básicamente me interesa, viene, viene de ahí.</text:p>
          </table:table-cell>
        </table:table-row>
        <table:table-row table:style-name="Table6.2">
          <table:table-cell table:style-name="Table6.A2" office:value-type="string">
            <text:p text:style-name="P4">Eh<text:span text:style-name="T128">hh</text:span>. Entonces tú diría<text:span text:style-name="T128">s</text:span>, porqu<text:span text:style-name="T128">e</text:span> te ha llamado la atención desde pequeño, <text:s/><text:span text:style-name="T128">y...</text:span>, qu<text:span text:style-name="T128">e</text:span> tienes curiosidad por saber qué se puede hacer con con las herramientas que, que, que la programación te da, eso es lo <text:span text:style-name="T128">que… (interrumpido)</text:span></text:p>
          </table:table-cell>
          <table:table-cell table:style-name="Table6.B2" office:value-type="string">
            <text:p text:style-name="P4">sí, correcto, correcto y bueno también, porque aparte de eso, bueno... <text:span text:style-name="T129">eh...</text:span> la relación que..., <text:span text:style-name="T129">q</text:span>ue,... que tiene la, la programación con la contabilidad, que es mi carrera, la influencia que tiene es cada vez más grande..., cada vez mayor, o sea..., gracias a la programación existen ciertos software que permiten que... que las computadoras lleven a cabo tareas de contabilidad con , con mayor rapidez, eficiencia y... bueno, reducen los posibles errores humanos, <text:span text:style-name="T129">y, y</text:span> se obtiene un exelente trabajo <text:span text:style-name="T129">y… y</text:span> bueno, los aportes a mi carrera y a los negocios y a todo el ámbito empresarial es inmenso. Sabemos software como por ejemplo el... <text:span text:style-name="T129">e</text:span>l <text:span text:style-name="T129">SAP</text:span> que, que de gestión empresarial y bueno muchos software de, de contabilidad que <text:span text:style-name="T129">han sido</text:span> un aporte grandísimo de lo que es mi carrera.</text:p>
          </table:table-cell>
        </table:table-row>
        <table:table-row table:style-name="Table6.2">
          <table:table-cell table:style-name="Table6.A2" office:value-type="string">
            <text:p text:style-name="P4">Okey. Este... ahora hablando un poquito..., <text:span text:style-name="T129">d</text:span>e la comprensión matemática..., <text:span text:style-name="T129">¿</text:span>cómo te ha resultado..? ¿Cómo ha sido tu experiencia con las... con las matemáticas?</text:p>
          </table:table-cell>
          <table:table-cell table:style-name="Table6.B2" office:value-type="string">
            <text:p text:style-name="P4">Sí, bueno, siempre realmente..., desde que tengo uso de razón de... <text:span text:style-name="T132">desde </text:span>que... <text:span text:style-name="T132">en,</text:span> en el Colegio... de sí, desde que estaba en el colegio... me lleva<text:span text:style-name="T129">ba</text:span> muy bien con los números y... bueno, siempre fue mi…, mi, mi mayor habilidad en <text:span text:style-name="T129">el</text:span> colegio..., las materias numéricas, <text:span text:style-name="T129">y...</text:span> <text:span text:style-name="T129">c</text:span>uando yo... bueno, en la etapa de primaria <text:span text:style-name="T129">me </text:span>fue muy bien. <text:span text:style-name="T129">C</text:span>uando pasó <text:span text:style-name="T129">a</text:span> bachillerato, <text:span text:style-name="T129">q</text:span>ue comienzo a ver, bueno... <text:soft-page-break/>matemáticas, física que, que todo eso... todo eso implica habilidad numérica y conocimiento matemático, <text:span text:style-name="T129">t</text:span>ambién me iba bien, sin embargo, nosotros e<text:span text:style-name="T129">hhh,</text:span> bueno, debido a los problemas del país y todo esto, no..., no llegamos a tener una buena base por... por la ausencia de profesores... y que rotaban muchísimo y cada vez tení<text:span text:style-name="T129">a</text:span>mos un profesor nuevo o pasamos días sin clases y... también así fue básicamente mi etapa durante todo el bachillerato y realmente no tuve una buena base a pesar de que... <text:span text:style-name="T129">m</text:span>e gustaba... era una habilidad que yo tenía siempre, la he tenido e<text:span text:style-name="T129">hhh,</text:span> desde el colegio, como le dije cuando pase bachillerato y... bueno, siempre me he llevado bien con los números... ahora, <text:span text:style-name="T129">c</text:span>uando..., <text:span text:style-name="T129">c</text:span>uando lleg<text:span text:style-name="T129">o</text:span> a la <text:span text:style-name="T129">u</text:span>niversidad que... bueno, me decido por estudiar contaduría, <text:span text:style-name="T129">b</text:span>ueno..., precisamente por un poco la, la, la, la, la habilidad numérica que hay que tener también en esta carrera, pero más allá de una habilidad matemática un poco... <text:span text:style-name="T129">e</text:span>stoy... más que todo... <text:span text:style-name="T129">b</text:span>ueno, va relacionado con una habilidad para... bueno, en los negocios y analizar un poco lo que <text:span text:style-name="T132">es</text:span> la <text:span text:style-name="T132">contabilidad</text:span>, etcétera, <text:span text:style-name="T130">p</text:span>ero bueno... <text:span text:style-name="T130">c</text:span>uando llego a la... <text:span text:style-name="T130">a</text:span> la <text:span text:style-name="T130">u</text:span>niversidad, a mi bueno..., <text:span text:style-name="T130">e</text:span>l pens<text:span text:style-name="T130">um</text:span>, tiene incluido matemáticas y cálculo, <text:span text:style-name="T130">y...</text:span> cuando curso matemáticas..., <text:span text:style-name="T130">b</text:span>ueno, me doy cuenta de que e<text:span text:style-name="T130">n</text:span> bachillerato lo que había aprendido era muy, muy, muy poco, <text:span text:style-name="T132">n</text:span>o era suficiente para <text:span text:style-name="T132">yo</text:span> e<text:span text:style-name="T130">hhh,</text:span> <text:span text:style-name="T130">p</text:span>oder aprobar la materia de matemáticas y... bueno, en efecto yo la reprobé, <text:span text:style-name="T132">e</text:span>l primer semestre… <text:span text:style-name="T130">y</text:span> bueno, me di cuenta de que algo está fallando y... pues, no era precisamente el profesor ni nada por el estilo, sino que... <text:span text:style-name="T130">t</text:span>ampoco en el bachillerato había aprendido <text:span text:style-name="T130">a, a</text:span> estudiar, <text:s/><text:span text:style-name="T130">y… y</text:span>, cuando llegué a la <text:span text:style-name="T130">u</text:span>niversidad fue una de las cosas que aprendí, aprendí a estudiar y en el segundo semestre que cursé Matemáticas puedo decir que... bueno, yo mismo me encargué de generar mi conocimiento. Fue un... fue un poco más autodidacta…, <text:span text:style-name="T132">e</text:span>n este sentido, me ayudó muchísimo youtube, un canal de... de youtube <text:soft-page-break/>donde yo... est<text:span text:style-name="T131">e...</text:span> veía todos los vídeos relacionados a matemáticas 1. Y..., bueno, finalmente pudo aprobar esta materia. Ahora aplíqué lo misma estrategia en cálculo, cuando me tocó cursarl<text:span text:style-name="T132">a…,</text:span> a este profesor que me que <text:span text:style-name="T132">me da</text:span>ba cálculo, realmente no le entendía mucho. Pero bueno, yo aplique la misma estrategia de ir a youtube, y tratar de investigar los temas por mi cuenta, de estudiar por mi cuenta de bueno, resolver ejercicios, resolver guías de ejercicios aparte de las que nos brindaba el profesor…, y bueno, también, la verdad es que... <text:span text:style-name="T132">ehhh, </text:span>me fue muy bien en el en el curso, en la cá<text:span text:style-name="T132">tedra</text:span>a y la pueda probar. Así que bueno, <text:span text:style-name="T132">ehhh</text:span>, mi, <text:span text:style-name="T132">m</text:span>i habilidad numérica y mi capacidad en las matemáticas..., <text:span text:style-name="T132">b</text:span>ueno, yo puedo decir que realmente siempre me ha ido bien, me he llevado bien con las matemáticas.</text:p>
          </table:table-cell>
        </table:table-row>
        <table:table-row table:style-name="Table6.2">
          <table:table-cell table:style-name="Table6.A2" office:value-type="string">
            <text:p text:style-name="P4">Y… <text:span text:style-name="T132">y</text:span> hablando de la lógica, la lógica que, que implica, este... pensar un poquito acerca de cómo se va a hacer un programa. ¿Tú crees que este... que tiene...? <text:span text:style-name="T132">...</text:span>, <text:span text:style-name="T132">¿</text:span>qu<text:span text:style-name="T133">e tienes</text:span> esa habilidad o tienes algúna pre<text:span text:style-name="T134">s</text:span>io<text:span text:style-name="T133">n...</text:span>? ¿Has tenido alguna experiencia con algo de lógica? ¿Si me puedes hablar de eso?</text:p>
          </table:table-cell>
          <table:table-cell table:style-name="Table6.B2" office:value-type="string">
            <text:p text:style-name="P4">Bueno..., experiencia con lógica como tal... <text:span text:style-name="T134">si, </text:span><text:span text:style-name="T133">e</text:span>so fue una materia que vimos en primer semestre, sinceramente..., no la la comprendí muy bien..., creo que... porque el profesor no supo llegarle al curso, pero yo creo que bueno la lógica... <text:span text:style-name="T133">t</text:span>iene que ver con la, la manera de pensar de, de las personas y yo creo que la programación, por ejemplo, te ayuda a desarrollar ese pensamiento analítico y esa lógica, precisamente para la resolución de problemas... Y... <text:span text:style-name="T133">e</text:span>sto, o sea, si lo <text:span text:style-name="T133">he</text:span> presenciado muchas veces, por ejemplo en las clases de Python..., cuando hay un ejercicio y hay que buscar una solución analizando el problema desde lo macro hasta lo más micro. Y... por eso yo creo que, <text:span text:style-name="T133">o </text:span>sea, la programación es tan necesaria como lo es aprender matématicas, <text:span text:style-name="T134">o</text:span> aprender a leer, <text:span text:style-name="T133">o </text:span>sea, <text:span text:style-name="T133">c</text:span>onsideró que, que aprender a programar te ayuda a desarrollar ese pensamiento analítico,<text:span text:style-name="T133">y</text:span> esta <text:span text:style-name="T134">te sirve</text:span> para resolver problema, es fundamental en la vida, tanto personal como profesional, <text:span text:style-name="T133">l</text:span>as empresas hoy en día yo creo que, más allá de buscar un profesional con título universitario <text:span text:style-name="T134">ehhh</text:span>, buscan profesionales <text:soft-page-break/>integrales con con una visión global y que sean capaces de analizar y tomar decisiones, <text:span text:style-name="T133">¿n</text:span>o?, pero recientemente lo.. yo puedo decir que... bueno, s<text:span text:style-name="T133">i</text:span> lo he experimentado muchas veces en, en las clases y también en algunas de las tareas que, que manda en la clase de Python. Bueno, analizando así los problemas, <text:span text:style-name="T133">o</text:span> sea, desde... <text:span text:style-name="T133">c</text:span>uando los distintos enfoques, a veces a mí, tal vez en un.. en un primer intento me cueste, me cueste ver el problema, pero... <text:span text:style-name="T133">y</text:span>o bueno..., trato de <text:span text:style-name="T134">ehh,</text:span> como ir por ramas, irlo detallando poco a poco, como le dije, y <text:span text:style-name="T133">ehhh</text:span> desde lo más... <text:span text:style-name="T133">d</text:span>esde lo macro hasta lo micro, como..., como bueno, precisamente nos explicaron en las clases de Python.</text:p>
          </table:table-cell>
        </table:table-row>
        <table:table-row table:style-name="Table6.2">
          <table:table-cell table:style-name="Table6.A2" office:value-type="string">
            <text:p text:style-name="P4">Es decir que lo que has aprendido hasta ahora de programación, <text:span text:style-name="T134">te ha</text:span> ayudado para, para aplicarlo en otras áreas de tu.. de tu. ¿De tu estudio, de tu carrera?</text:p>
          </table:table-cell>
          <table:table-cell table:style-name="Table6.B2" office:value-type="string">
            <text:p text:style-name="P4">Sí, claro, claro también.</text:p>
          </table:table-cell>
        </table:table-row>
        <table:table-row table:style-name="Table6.2">
          <table:table-cell table:style-name="Table6.A2" office:value-type="string">
            <text:p text:style-name="P4"><text:span text:style-name="T134">¿</text:span>Aunque no tenga que ver con programación?</text:p>
          </table:table-cell>
          <table:table-cell table:style-name="Table6.B2" office:value-type="string">
            <text:p text:style-name="P4">Claro, porque…, o sea, como yo le digo..., la programación no tiene porqu<text:span text:style-name="T134">e</text:span> ser solamente para quienes estudian informática <text:span text:style-name="T135">o</text:span> ingeniería..., o sea, como yo le dije... e<text:span text:style-name="T135">hhh,</text:span> la programación es necesario como <text:span text:style-name="T134">lo es </text:span>aprender a leer, o sea, de matemáticas, porque precisamente te ayuda a ser críticos, a ser analítico y no tiene que ser precisamente un problema de programación. O sea, como le dije..., las personas ahorita<text:span text:style-name="T134"> </text:span>buscan, <text:span text:style-name="T135">(corrigiendo)...</text:span> las empresas, ahorita buscan profesionales integrales, o sea, los problemas están..., lamentablemente… <text:span text:style-name="T134">en</text:span> tod<text:span text:style-name="T135">a</text:span>s la<text:span text:style-name="T135">s,</text:span> e<text:span text:style-name="T135">hhh, en</text:span> las empresas… <text:s/>. Se presenta un problema, por ejemplo, <text:span text:style-name="T135">por ejemplo, </text:span>en lo que a mi carrera respeta problemas de, de índole financiera de una empresa que esté en una situación... no sé... aún en situación de quiebra….<text:span text:style-name="T135">ehhh, </text:span><text:s/><text:span text:style-name="T134">b</text:span>ueno, vamos a ver qué está sucediendo..., pues es un problema bastante grave, la situación de quiebra hay que analizarlo desde distintos enfoques hay... que ir, hay que ir <text:span text:style-name="T135">ehhh, </text:span>detallandolo, hay que ir por programas, hay que ver qué está pasando desde <text:soft-page-break/><text:span text:style-name="T134">afuera </text:span><text:span text:style-name="T135">h</text:span><text:span text:style-name="T134">asta dentro de lo más grande hasta lo más pequeño. No sólo analizar número</text:span><text:span text:style-name="T135">s</text:span><text:span text:style-name="T134">, sino ver bueno, un contexto..., contexto país, un contexto social, económico, político... Yo creo que de esa manera…, eso es lo que contribuye para, para otras áreas, ¿no? O sea, por ejemplo, hablo personalmente, no, no, no partícular, creo que ayuda muchísimo a eso, </text:span><text:span text:style-name="T135">a</text:span><text:span text:style-name="T134">l desarrollo del pensamiento crítico y analítico y a desarrollar bueno... precisamente lo que usted mencionaba de, </text:span><text:span text:style-name="T135">d</text:span><text:span text:style-name="T134">e, de la lógica.</text:span></text:p>
          </table:table-cell>
        </table:table-row>
        <table:table-row table:style-name="Table6.2">
          <table:table-cell table:style-name="Table6.A2" office:value-type="string">
            <text:p text:style-name="P4">Ok, ahora hablando de las dificultades, tú dices que estás cursando <text:span text:style-name="T137">Python </text:span>actualmente en la <text:span text:style-name="T135">u</text:span>niversidad, <text:span text:style-name="T137">¿qué </text:span>dificultades <text:span text:style-name="T137">has </text:span>encontrad<text:span text:style-name="T137">o</text:span> durante es<text:span text:style-name="T136">t</text:span>e aprendizaje … <text:span text:style-name="T137">ehh</text:span> programando... de la programación utilizando e<text:span text:style-name="T138">ste</text:span> lenguaje?</text:p>
          </table:table-cell>
          <table:table-cell table:style-name="Table6.B2" office:value-type="string">
            <text:p text:style-name="P4">Sí, bueno, creo que una de las cosas podría ser el, el bueno, el lenguaje... Tan... Tal vez ciertos términos y el lenguaje técnico que yo nunca antes había experimentado y no estaba familiarizado con..., con el lenguaje, <text:span text:style-name="T138">c</text:span>uando digo lenguaje…, no me refiero al lenguaje de programación, sino al, al vocablo, pues al vocablo que que se emplea en..., en la programación…, yo primera vez en... <text:span text:style-name="T136">tres</text:span> años que estoy, <text:span text:style-name="T136">tres...</text:span>, casi cuatro años que estoy en la <text:span text:style-name="T136">u</text:span>niversidad..., pero yo vengo de una trayectoria viendo ciertos temas tópicos y <text:span text:style-name="T136">uno</text:span> ya se familiariza con, con... con su área, entonces salir de la zona de confort y... <text:span text:style-name="T136">y</text:span> entrar e<text:span text:style-name="T136">hhh,</text:span> <text:span text:style-name="T136">e</text:span>n un área en la que nunca había experimentado antes, si <text:span text:style-name="T136">¿</text:span>no? bueno..., muy básicamente, como le dije en cursos de youtube, en vídeo tutoriales y tal…, <text:span text:style-name="T136">e</text:span>s algo que tal vez de, de, de primera mano, de entrada... te hace un poco más difícil la cuestión, aunque te expliquen definiciones y tal... sientes que no estás <text:span text:style-name="T136">ehhh</text:span> cómo le dicen, en tu zona de confort y bueno, eso tal vez <text:span text:style-name="T136">ha</text:span> c<text:span text:style-name="T136">o</text:span>mpli<text:span text:style-name="T136">ca</text:span>do un..., un poco las cosas... <text:span text:style-name="T136">y</text:span> bueno, <text:span text:style-name="T136">t</text:span>ambién... otra de las dificultades, <text:span text:style-name="T141">c</text:span>reo que ha sido precisamente como, como le dije <text:span text:style-name="T136">e</text:span>l, <text:span text:style-name="T136">e</text:span>l resolver algún problema de, <text:span text:style-name="T136">d</text:span>e, de programación porque <text:span text:style-name="T138">bue</text:span>no..., es algo que nunca había hecho antes... <text:span text:style-name="T136">y, y</text:span> es... como <text:span text:style-name="T138">o </text:span>sea..., se te presenta un caso, <text:span text:style-name="T138">ehhh,</text:span> <text:span text:style-name="T138">s</text:span>e presenta<text:span text:style-name="T138">n</text:span> caso<text:span text:style-name="T138">s</text:span> bastante interesantes de... bueno, aquí, por ejemplo, en las clases, los <text:span text:style-name="T136">ejercicios</text:span> que hay que hacer... <text:span text:style-name="T138">ehhh, </text:span><text:span text:style-name="T136">a</text:span>garra <text:soft-page-break/>aquí, <text:s/>resuelve esto..., hazme esta aplicación que tenga estas características que arro<text:span text:style-name="T136">je</text:span> estos resultados.... <text:span text:style-name="T136">y, </text:span><text:span text:style-name="T138">guao!</text:span>, no es tan fácil como... <text:span text:style-name="T136">i</text:span>r detallando, <text:span text:style-name="T136">o</text:span> sea…, tienes que hacer en tu mente un paso a paso. ¿Qué es lo primero que hay qué hacer?, <text:span text:style-name="T138">ehhh…, </text:span><text:span text:style-name="T136">¿</text:span>cómo lo puedo hacer?, que <text:span text:style-name="T136">¿</text:span>qué hay, a que herramientas de las que sé<text:span text:style-name="T136">...</text:span>, las que h<text:span text:style-name="T136">e</text:span> adquirido, puedo utilizar? Y yo creo que es<text:span text:style-name="T138">o</text:span>, o sea, hay que ser muy organizado, hay que... <text:span text:style-name="T138">saber...</text:span><text:span text:style-name="T141">ehhh...</text:span> <text:span text:style-name="T138">b</text:span>ueno, sí, organizarte y ser crítico, tener... ser analítico, más que todo para ser capaz de... bueno, de crear lo que te están pidiendo... Y bueno, precisamente yo creo que este curso me ha ayudado muchísimo en esto, porque a mí particularmente, bueno…, en la carrera... <text:span text:style-name="T137">a</text:span>unque se te presenten casos de estudio y tal... este... <text:span text:style-name="T137">n</text:span>o es como… <text:span text:style-name="T141">o sea</text:span> no... <text:span text:style-name="T137">n</text:span>o se me ha presentado algo antes como lo que estoy cursando ahorita en Python, <text:span text:style-name="T137">o</text:span> sea algo desde cero porque... <text:span text:style-name="T137">s</text:span>í es un caso de estudio, <text:span text:style-name="T138">b</text:span>ueno, tu parte<text:span text:style-name="T137">s</text:span> de algunos datos que te dan y... tal vez tú tengas que analizar y… <text:span text:style-name="T137">y</text:span> bueno, llegar a una conclusión, pero en Python lo que me gusta es que te, te…, <text:span text:style-name="T137">t</text:span>e obliga<text:span text:style-name="T138">n</text:span> a crear, o sea, tienes que crear algo de<text:span text:style-name="T137">sde</text:span> <text:span text:style-name="T137">cero</text:span> y el crear no es fácil, entonces yo creo que esa es otra de las dificultades que se me ha presentado, <text:span text:style-name="T138">p</text:span>ero bueno, es algo que se va desarrollando.</text:p>
          </table:table-cell>
        </table:table-row>
        <table:table-row table:style-name="Table6.2">
          <table:table-cell table:style-name="Table6.A2" office:value-type="string">
            <text:p text:style-name="P4">Okey, <text:span text:style-name="T139">e</text:span>ste... <text:span text:style-name="T139">e</text:span>n resumidas cuentas..., la parte de... la parte creativa y la jerga que se habla en en, en, en el ambiente de programación es <text:span text:style-name="T139">lo</text:span>… <text:span text:style-name="T139">(interrumpido)</text:span></text:p>
          </table:table-cell>
          <table:table-cell table:style-name="Table6.B2" office:value-type="string">
            <text:p text:style-name="P59">Correcto!</text:p>
          </table:table-cell>
        </table:table-row>
        <table:table-row table:style-name="Table6.2">
          <table:table-cell table:style-name="Table6.A2" office:value-type="string">
            <text:p text:style-name="P4">...me dijiste que est<text:span text:style-name="T139">e…. (interrumpido)</text:span></text:p>
          </table:table-cell>
          <table:table-cell table:style-name="Table6.B2" office:value-type="string">
            <text:p text:style-name="P59">Correcto!!</text:p>
          </table:table-cell>
        </table:table-row>
        <table:table-row table:style-name="Table6.2">
          <table:table-cell table:style-name="Table6.A2" office:value-type="string">
            <text:p text:style-name="P4">… <text:span text:style-name="T140">respecto a</text:span><text:span text:style-name="T139">l lenguaje, </text:span><text:span text:style-name="T141">¿no?</text:span><text:span text:style-name="T139">...(interrumpido)</text:span></text:p>
          </table:table-cell>
          <table:table-cell table:style-name="Table6.B2" office:value-type="string">
            <text:p text:style-name="P59">Exacto... <text:s/>la jerga, los vocablos... y todo esto.</text:p>
          </table:table-cell>
        </table:table-row>
        <table:table-row table:style-name="Table6.2">
          <table:table-cell table:style-name="Table6.A2" office:value-type="string">
            <text:p text:style-name="P4">Ajá..., <text:s/>la forma de c<text:span text:style-name="T139">o</text:span>mo se... cómo..., cómo se expresa la gente cuando está... este... programa<text:span text:style-name="T140">ndo</text:span>..., la forma de hablar que se utiliza a<text:span text:style-name="T140">ll</text:span>í <text:span text:style-name="T139">(se refiere al curso de programación)</text:span>.</text:p>
          </table:table-cell>
          <table:table-cell table:style-name="Table6.B2" office:value-type="string">
            <text:p text:style-name="P59">Sí, claro, precisamente porque, bueno..., no estoy familiarizado con eso, ¿no? para otro, tal vez sea algo muy normal.</text:p>
          </table:table-cell>
        </table:table-row>
        <table:table-row table:style-name="Table6.2">
          <table:table-cell table:style-name="Table6.A2" office:value-type="string">
            <text:p text:style-name="P4">Ok mira, Cuando se te presenta un problema... no solamente de programación... en la materia <text:soft-page-break/>que está viviendo <text:span text:style-name="T140">de </text:span><text:span text:style-name="T139">Python..., </text:span><text:s/><text:span text:style-name="T139">s</text:span>i no... ya en cualquier otra... este... programa de la carrera. <text:span text:style-name="T139">¿</text:span>Okey?. Eh<text:span text:style-name="T139">hhh</text:span>. <text:span text:style-name="T139">¿</text:span>Cómo, cómo <text:span text:style-name="T139">en</text:span>frenta <text:span text:style-name="T139">tu </text:span>la….?, ¿Cómo enfrenta tú la resolución de este problema? ¿Cómo, cómo, cómo haces tú para tratar de resolver ese problema?</text:p>
          </table:table-cell>
          <table:table-cell table:style-name="Table6.B2" office:value-type="string">
            <text:p text:style-name="P59">¿Pero un problema?, o sea, por ejemplo, ¿un problema con, con, con personas?, ¿con un <text:soft-page-break/>grupo de trabajo?</text:p>
          </table:table-cell>
        </table:table-row>
        <table:table-row table:style-name="Table6.2">
          <table:table-cell table:style-name="Table6.A2" office:value-type="string">
            <text:p text:style-name="P4">No, no, no, no, estoy hablando..., digamos este… <text:span text:style-name="T139">un</text:span> ejercicio…. <text:span text:style-name="T139">Ehhh, un</text:span> ejercicio en una materia.</text:p>
          </table:table-cell>
          <table:table-cell table:style-name="Table6.B2" office:value-type="string">
            <text:p text:style-name="P59">Ok.</text:p>
          </table:table-cell>
        </table:table-row>
        <table:table-row table:style-name="Table6.2">
          <table:table-cell table:style-name="Table6.A2" office:value-type="string">
            <text:p text:style-name="P4">Cualquiera de las que tú ves... de contabilidad o de... <text:span text:style-name="T140">n</text:span>o sé.. análisis... de lo que sea... A ese tipo <text:span text:style-name="T141">de roblemas </text:span><text:span text:style-name="T140">es a lo que</text:span> me refiero…, solo a los ejercicios que se hacen en las clases o se hacen los exámenes, de tareas... a eso es lo que me refiero, <text:span text:style-name="T140">b</text:span>ueno, pues... esto.... <text:span text:style-name="T140">¿</text:span>Para resolver este tipo de situaciones?</text:p>
          </table:table-cell>
          <table:table-cell table:style-name="Table6.B2" office:value-type="string">
            <text:p text:style-name="P59">Okey, bueno…, de entrada, <text:span text:style-name="T141">bueno</text:span> de entrada, obviamente apoyarme en... en todo lo que es material de apoyo, <text:span text:style-name="T141">o</text:span>bviamente si tengo un problema de alguna materia, algo de lo que he visto en clases debe servirme, el material de apoyo y bueno, las herramientas que h<text:span text:style-name="T140">e</text:span> adquirido en el curso. S<text:span text:style-name="T140">i</text:span>, obviamente eso casi nunca es suficiente, <text:s/>¿Por qué? Bueno... te obligan a ir más allá..., <text:span text:style-name="T140">y</text:span> bueno, yo suelo apoyarme mucho en... <text:span text:style-name="T141">mis </text:span>compañeros, porque bueno, de eso se trata también en la <text:span text:style-name="T140">u</text:span>niversidad, <text:s/><text:span text:style-name="T140">y</text:span> bueno, afortunadamente cuento con un gran grupo de estudio y bueno suelo apoyarme en ellos cuando curso materia<text:span text:style-name="T140">s, </text:span><text:span text:style-name="T141">ehhh</text:span> juntos..., <text:s/><text:span text:style-name="T140">y...</text:span> bueno, <text:span text:style-name="T141">suelo</text:span> apoy<text:span text:style-name="T140">a</text:span><text:span text:style-name="T141">me</text:span> mucho en eso, <text:span text:style-name="T141">e</text:span>n el recurso de mis compañeros o bueno de entrada también en internet, o sea, si... no, no precisamente buscar el problema en internet porque allí obviamente no va a estar. Pero bueno..., si el problema es de... no sé contabilidad..., estado financiero... no <text:span text:style-name="T141">se, </text:span><text:s/><text:span text:style-name="T141">o</text:span><text:span text:style-name="T140"> </text:span><text:s/>un estado de resultados.... Vamos a buscar un... estado de resultados, la norma tal…, porque... bueno, no sé cómo resolver, no sé cómo hacer tal asiento contable o no sé cómo se registra <text:span text:style-name="T142">ehhh</text:span> tal cuenta. Vamos a buscar la norma en contabilidad que lo establece. Me pongo a leer allí qué es lo que dice esta norma y tal..., sino también... <text:span text:style-name="T140">m</text:span>e sirve<text:span text:style-name="T142">n</text:span> mucho los videos, yo soy muy visual y muy de escuchar más allá de leer. Hay <text:span text:style-name="T142">una</text:span> infinidad de canales en youtube que... son de contabilidad... de matemáticas, de todo hay en youtube, <text:span text:style-name="T140">y….</text:span> <text:span text:style-name="T140">p</text:span>ocas veces recurro <text:span text:style-name="T140">a, a </text:span><text:s/>los profesores, realmente a..., siempre trato de <text:soft-page-break/>de resolverlos por mi cuenta, apoyarme en mis compañeros y en internet también pocas veces un <text:span text:style-name="T140">exámen…</text:span> <text:span text:style-name="T140">(interrumpido)</text:span></text:p>
          </table:table-cell>
        </table:table-row>
        <table:table-row table:style-name="Table6.2">
          <table:table-cell table:style-name="Table6.A2" office:value-type="string">
            <text:p text:style-name="P60">(interrumpiendo)... Digamos que estas en un exámen, ajá.., disculpa que te interrumpa,... digamos que estás en un examen. En un examen no le puedes preguntar a tus compañeros, tampoco, <text:span text:style-name="T143">(interrumpido)</text:span></text:p>
          </table:table-cell>
          <table:table-cell table:style-name="Table6.B2" office:value-type="string">
            <text:p text:style-name="P64">(interrumpiedo) claro</text:p>
          </table:table-cell>
        </table:table-row>
        <table:table-row table:style-name="Table6.2">
          <table:table-cell table:style-name="Table6.A2" office:value-type="string">
            <text:p text:style-name="P61">..., internet y estas frente a una pregunta...</text:p>
          </table:table-cell>
          <table:table-cell table:style-name="Table6.B2" office:value-type="string">
            <text:p text:style-name="P63">Ok</text:p>
          </table:table-cell>
        </table:table-row>
        <table:table-row table:style-name="Table6.2">
          <table:table-cell table:style-name="Table6.A2" office:value-type="string">
            <text:p text:style-name="P60">… que implica que tiene que resolver una situación. ¿Cómo resuelve<text:span text:style-name="T143">s </text:span>esa situación? ¿Cómo enfrentas tú esa, esa, esa pregunta?</text:p>
          </table:table-cell>
          <table:table-cell table:style-name="Table6.B2" office:value-type="string">
            <text:p text:style-name="P60">Bueno, por ejemplo, cuando se <text:span text:style-name="T143">trata de</text:span> un examen, y... y hay un problema de cierta complejidad..., primero trató de digerirlo..., de leerlo varias veces, incluso a veces uhn... paso a otras preguntas y... y yo soy, bueno..., vamos a dejarlo..., <text:span text:style-name="T143">lo, </text:span>los más complejos para el final, porque así tengo todo el tiempo para, para concentrarme en eso y no pensar que v<text:span text:style-name="T143">a</text:span> a tomarme todo el tiempo, <text:span text:style-name="T143">y</text:span>.. bueno, después voy a dejar otras cosas sin hacer. Entonces trató primero... de... lo primero que hago es leerlo con calma, después, si no..., si de entrada no puedo llegarle, paso otras preguntas, pas<text:span text:style-name="T143">o</text:span> el examen y tal y bueno ya al final,<text:span text:style-name="T143">eh...</text:span> dedico mi tiempo y mi concentración a ese problema. Lo que yo hago más que todo, bueno..., las materias que, que que implican problemas son, son prácticas, materias prácticas. Lo que hago es como verlo, <text:span text:style-name="T143">co</text:span>mo..., c<text:span text:style-name="T143">o</text:span>mo, <text:span text:style-name="T143">¿</text:span>cómo se dice…? Detallando, <text:span text:style-name="T143">o </text:span>sea abierto, por ejemplo, me dan datos, entonces bueno..., yo agarro en un lado, bueno..., voy a <text:span text:style-name="T143">a</text:span>notar estos datos..., esto es lo que me están dando, entonces... lo que me está brindando el problema y... es en otro lado, en esto es lo que me están preguntando, esto es <text:span text:style-name="T143">a </text:span>lo que estás…., <text:span text:style-name="T143">a </text:span>lo que tengo que llegar, mi…, mi resultado, responder a esta pregunta, entonces... bueno, básicamente con los datos que, que a mí me brindan y... yo voy tratando de hacer una... <text:span text:style-name="T143">u</text:span>na ruta de trabajo como... bueno..., vamos a empezar por acá... <text:span text:style-name="T143">c</text:span>on estos datos puedo llegar a esto...Y bueno, finalmente sí, sí, sí, la mezcla de, de de todo este trabajo me, me, me me ayuda a llegar al <text:soft-page-break/>resultado... chévere, pero bueno, básicamente eso... se va a ir dato por dato y a tratar de resolver el problema. No siempre he podido, obviamente no siempre puedo, pero es lo que hago básicamente, por ejemplo, en un examen.</text:p>
          </table:table-cell>
        </table:table-row>
        <table:table-row table:style-name="Table6.2">
          <table:table-cell table:style-name="Table6.A2" office:value-type="string">
            <text:p text:style-name="P60">Ok, pero <text:span text:style-name="T143">¿</text:span>tú tienes alguna forma?, una..., <text:span text:style-name="T143">¿</text:span>una fórmula?, <text:span text:style-name="T143">¿</text:span>un paso a paso que tú sigues?, este... <text:span text:style-name="T143">al</text:span>g<text:span text:style-name="T143">u</text:span>n<text:span text:style-name="T143">a</text:span> <text:s/>forma general o simplemente como vaya viniendo el problema, <text:span text:style-name="T143">¿</text:span>tú <text:span text:style-name="T144">vas</text:span> tratando de <text:span text:style-name="T143">ir lo</text:span> resolviendo?</text:p>
          </table:table-cell>
          <table:table-cell table:style-name="Table6.B2" office:value-type="string">
            <text:p text:style-name="P60"><text:span text:style-name="T143">C</text:span>laro, porque en realidad no..., o sea, no tengo una forma genérica y bueno también que cada problema es distinto, obviamente, <text:span text:style-name="T144">ehhh.</text:span> Sí estoy en u<text:span text:style-name="T143">h</text:span>n..., por ejemplo..., como una materia, <text:span text:style-name="T143">¿</text:span>qué sé <text:span text:style-name="T143">yo?</text:span> una materia... presupuesto, <text:span text:style-name="T143">o</text:span>bviamente yo... yo hago un examen o posiblemente sé que <text:span text:style-name="T143">e</text:span>l..., se como puede ser el estilo de otro examen..., pero no es que tenga una fórmula genérica para... para, para todos los problemas. <text:span text:style-name="T143">No es</text:span> así..., es c<text:span text:style-name="T143">o</text:span>mo vaya viniendo, pero bueno, ya yo voy preparado psicológicamente para lo que yo pueda encontrarme allí, porque bueno..., se supone que ya he visto algo..., ya sé <text:span text:style-name="T144">de </text:span>lo que puede tratar el examen, según lo que me puedo encontrar, pero no, no es que tenga una forma genérica, la verdad.</text:p>
          </table:table-cell>
        </table:table-row>
        <table:table-row table:style-name="Table6.2">
          <table:table-cell table:style-name="Table6.A2" office:value-type="string">
            <text:p text:style-name="P65">Okey. Bueno perfecto. Ahora, <text:s/>este... ¿Qué crees que la... que la... la, La programación te va a aportar en tu vida...?, ¿en tu desarrollo como estudiante o en tu vida profesional? o ¿en tu vida en general?, el aprender a programar que... ¿qué crees que, que aportaría para ti?, ¿es<text:span text:style-name="T148">t</text:span>e... esa.. está... este conocimiento que estás adquiriendo?</text:p>
          </table:table-cell>
          <table:table-cell table:style-name="Table6.B2" office:value-type="string">
            <text:p text:style-name="P60">Bueno, como... bueno, aparte de todo lo que ya,... <text:span text:style-name="T145">he hecho</text:span> mención al anteriormente, básicamente... esto... bueno, ayuda en agilidad mental, que... bueno, es algo que... <text:span text:style-name="T145">q</text:span>u<text:span text:style-name="T145">e...</text:span> bueno, que.. es bueno estar constantemente, <text:span text:style-name="T148">eh...</text:span> <text:span text:style-name="T145">o</text:span>bligando a la mente a, <text:span text:style-name="T145">a, a </text:span>pensar, y te brinda esa visión global, o sea, pensar en más de una solución para para un solo problema, <text:span text:style-name="T145">y, y</text:span>, como ya le dije a la resolución de problemas, una habilidad muy importante actualmente. En cuanto a mi vida personal, yo creo que esas son las cosas que pueda aprovechar porque <text:span text:style-name="T148">bueno,</text:span> <text:span text:style-name="T148">nos...</text:span>, me va a ayudar profesionalmente, me dediqu<text:span text:style-name="T145">e</text:span> a lo que me dedi<text:span text:style-name="T148">que</text:span>, <text:span text:style-name="T145">o</text:span> sea a pensar. Y.. realmente no, no creo que, que, que, que, que me vaya <text:span text:style-name="T145">a </text:span>dedica<text:span text:style-name="T145">r</text:span> a trabajar a esto algún día, pero también me puede servir como hobby, <text:span text:style-name="T148">y</text:span>o creo que, sinceramente me puedes ayudar como hobby, tal vez en algún momento. No <text:span text:style-name="T146">ha</text:span> trabajar a tiempo completo, pero como independiente, como freelance, c<text:span text:style-name="T147">o</text:span>mo llega<text:span text:style-name="T146">r</text:span> a <text:soft-page-break/>ser en algún momento y también para un futuro <text:span text:style-name="T148">s</text:span>i yo quiero crear algo para mí así, yo quiero crear <text:span text:style-name="T146">ehhh</text:span> <text:span text:style-name="T148">¿qué </text:span>se <text:span text:style-name="T148">yo?</text:span> algún negocio..., alguna empresa. Estoy seguro de que la programación me va a ayudar en... este... en algún momento.</text:p>
          </table:table-cell>
        </table:table-row>
        <table:table-row table:style-name="Table6.2">
          <table:table-cell table:style-name="Table6.A2" office:value-type="string">
            <text:p text:style-name="P65">Este... háblame un poquito más de eso... porque fue interesante... la <text:span text:style-name="T148">creación</text:span> de un negocio, la programación te va a ayudar.</text:p>
          </table:table-cell>
          <table:table-cell table:style-name="Table6.B2" office:value-type="string">
            <text:p text:style-name="P60">Sí, porque... a ver cómo... Sí, porque bueno, por ejemplo, o sea, como les mencioné la programación, <text:span text:style-name="T147">y, y... y</text:span> bueno, la contabilidad y los negocios y la gestión empresarial la, <text:span text:style-name="T147">l</text:span>a relación entre entre todos ellos es cada vez más más estrecha, más…, se hace cada vez mayor, <text:span text:style-name="T147">y</text:span> bueno, pues simplemente, por ejemplo, para una base de datos o para un análisis de, de datos, hoy en día... la programación fácilmente te puede ayudar a analizar datos financieros rápidamente, <text:span text:style-name="T148">ehhh,</text:span> <text:span text:style-name="T148">a</text:span><text:span text:style-name="T147">hh</text:span>. ¿Qué <text:span text:style-name="T148">sé</text:span> yo? Tambien base de datos de, de, bueno, de empleados, por ejemplo, <text:span text:style-name="T147">o</text:span> sea, creo que es algo que agiliza mucho y hace el trabajo muy eficaz.</text:p>
          </table:table-cell>
        </table:table-row>
        <table:table-row table:style-name="Table6.2">
          <table:table-cell table:style-name="Table6.A2" office:value-type="string">
            <text:p text:style-name="P65">Okey. Y e<text:span text:style-name="T148">h...</text:span>. <text:span text:style-name="T148">a</text:span>hora. Eh... A ve<text:span text:style-name="T148">c</text:span>es <text:span text:style-name="T148">es</text:span> redundante, pero vamos a hablar de la importancia de saber programar. ¿Cuál es la importancia que tú le das al hecho de saber programar?</text:p>
          </table:table-cell>
          <table:table-cell table:style-name="Table6.B2" office:value-type="string">
            <text:p text:style-name="P60">Bueno estaba muy atado también con lo que ya mencionado <text:span text:style-name="T148">¿</text:span>no Importa?</text:p>
          </table:table-cell>
        </table:table-row>
        <table:table-row table:style-name="Table6.2">
          <table:table-cell table:style-name="Table6.A2" office:value-type="string">
            <text:p text:style-name="P65">Sí, sí, no, no, no importa por eso te digo, tal vez sea redundante, pero este<text:span text:style-name="T149">eee</text:span> ¿Qué importancia?... temprano, <text:span text:style-name="T148">e</text:span>n la primera pregunta me dijiste que… “<text:span text:style-name="T148">t</text:span>odo <text:span text:style-name="T148">e</text:span>l <text:span text:style-name="T148">m</text:span>undo debería saber programar”. ¿Por qué crees tú eso?</text:p>
          </table:table-cell>
          <table:table-cell table:style-name="Table6.B2" office:value-type="string">
            <text:p text:style-name="P60">Sí, correcto, primero est<text:span text:style-name="T148">e… </text:span><text:span text:style-name="T149">esa </text:span>l<text:span text:style-name="T148">a</text:span> frase no es mía, <text:span text:style-name="T149">e</text:span>sa frase de “todo <text:span text:style-name="T149">e</text:span>l <text:span text:style-name="T149">m</text:span>undo debería saber programar” <text:span text:style-name="T149">es </text:span>de creo que … <text:span text:style-name="T149">(inenteligible) </text:span>Max o Bill Gates. Y, bueno para destacar <text:span text:style-name="T149">eso</text:span>. Bueno… <text:span text:style-name="T149">(interrumpido)</text:span>, </text:p>
          </table:table-cell>
        </table:table-row>
        <table:table-row table:style-name="Table6.2">
          <table:table-cell table:style-name="Table6.A2" office:value-type="string">
            <text:p text:style-name="P62"><text:span text:style-name="T149">(interrumpiendo) … </text:span>primero, <text:span text:style-name="T148">fue, Steve Jobs, Steve Jobs, por allá por el año 1900 y </text:span><text:span text:style-name="T149">pico</text:span><text:span text:style-name="T148">, si</text:span></text:p>
          </table:table-cell>
          <table:table-cell table:style-name="Table6.B2" office:value-type="string">
            <text:p text:style-name="P60"><text:span text:style-name="T149">Si, c</text:span>orrecto, sí, bueno, fue un documental que yo ví hace mucho y esa frase, la verdad se me quedó grabad<text:span text:style-name="T148">a</text:span>... Bueno, también quiero atarlo con el hecho de que... de lo que yo l<text:span text:style-name="T148">e</text:span> mencionaba, la, la complejidad de crear cosas de<text:span text:style-name="T149">sde cero...</text:span>, <text:s/>las personas desde muy jóvenes, desde muy niños, sean capaces de crear herramientas, <text:span text:style-name="T149">ehhh, </text:span><text:span text:style-name="T148">p</text:span>ara... bueno, para resolver problemas, o para satisfacer la necesidad de, de algo que se, que se presente en ese momento, <text:span text:style-name="T148">o</text:span> sea, eso te abre muchísimas puertas y no sólo en, en el ámbito laboral, sino a tener una visión <text:soft-page-break/>más global. ¿Cómo funcionan las cosas? Ser capaz de ver los problemas desde distintas aristas, <text:span text:style-name="T148">y...</text:span> <text:span text:style-name="T149">quizas...</text:span>, los beneficios que, que da la programación no solamente se reflejan en una página web, en internet, en una aplicación, sino en la vida cotidiana este.... <text:span text:style-name="T149">b</text:span>ásicamente, <text:span text:style-name="T148">si</text:span>, bueno, eso... <text:span text:style-name="T148">,</text:span> la programación va más allá de cualquier cosa, más allá de, de una carrera de ingeniería informática, o sea… <text:span text:style-name="T148">e</text:span>s... <text:span text:style-name="T148">t</text:span>e brinda la la capacidad de, de resolver cualquier cosa y es más bien más, más allá de... bueno, ciertamente es una ciencia, hay un método científico y tal...<text:span text:style-name="T149">ehhh,</text:span> <text:span text:style-name="T148">e</text:span>s un arte, o sea, crear soluciones , <text:span text:style-name="T148">y.. y</text:span> resolver problemas, <text:span text:style-name="T149">y</text:span>o creo que es un arte porque <text:span text:style-name="T148">ehhh,</text:span> hay un pensamiento, <text:span text:style-name="T149">ehhh</text:span> <text:span text:style-name="T148">l</text:span>ógico, hay un pensamiento..., hay un paso a paso, hay una estructura, hay una creatividad. Y, no sólo eso, no es sólo ingresar código con, con ciertas instrucciones que te dan y... bueno, ya que la computadora resuelva, o sea, creo que esto es, <text:span text:style-name="T148">e</text:span>s un lenguaje universal y aprenderlo… <text:span text:style-name="T148">a</text:span>yuda a lograr una… <text:span text:style-name="T148">c</text:span>omunicación con, con todo <text:span text:style-name="T148">e</text:span>l <text:span text:style-name="T148">m</text:span>undo.</text:p>
          </table:table-cell>
        </table:table-row>
        <table:table-row>
          <table:table-cell table:style-name="Table6.A2" office:value-type="string">
            <text:p text:style-name="P62">Ok entiendo, perfecto, <text:span text:style-name="T149">b</text:span>ueno <text:span text:style-name="T149">(nombre eliminado)</text:span> este... te agradezco tu tiempo.</text:p>
          </table:table-cell>
          <table:table-cell table:style-name="Table6.B2" office:value-type="string">
            <text:p text:style-name="P60">Hasta luego pues, cuídese.</text:p>
          </table:table-cell>
        </table:table-row>
      </table:table>
      <text:p text:style-name="P139"><text:tab/></text:p>
      <text:h text:style-name="Heading_20_3" text:outline-level="3"><text:bookmark-start text:name="__RefHeading___Toc25413_3437975647"/>Estudiante 6:<text:bookmark-end text:name="__RefHeading___Toc25413_3437975647"/></text:h>
      <table:table table:name="Table7" table:style-name="Table7" table:template-name="Default Style">
        <table:table-column table:style-name="Table7.A"/>
        <table:table-column table:style-name="Table7.B"/>
        <table:table-row>
          <table:table-cell table:style-name="Table7.A1" office:value-type="string">
            <text:p text:style-name="P3">Entrevistador: Entr</text:p>
          </table:table-cell>
          <table:table-cell table:style-name="Table7.B1" office:value-type="string">
            <text:p text:style-name="P4">Estudiante <text:span text:style-name="T151">6</text:span>: Est<text:span text:style-name="T151">6</text:span></text:p>
          </table:table-cell>
        </table:table-row>
        <table:table-row table:style-name="Table7.2">
          <table:table-cell table:style-name="Table7.A2" office:value-type="string">
            <text:p text:style-name="P4">Entrevista realizada <text:span text:style-name="T151">en remoto, realizada en la plataforma zoom</text:span></text:p>
          </table:table-cell>
          <table:table-cell table:style-name="Table7.B2" office:value-type="string">
            <text:p text:style-name="P4">Estudiante de <text:span text:style-name="T129">Contaduría</text:span></text:p>
          </table:table-cell>
        </table:table-row>
        <table:table-row table:style-name="Table7.2">
          <table:table-cell table:style-name="Table7.A2" office:value-type="string">
            <text:p text:style-name="P4">Bueno. Entonces, fíjate. ¿Primero dime, dime de qué carrera eres?</text:p>
          </table:table-cell>
          <table:table-cell table:style-name="Table7.B2" office:value-type="string">
            <text:p text:style-name="P4">Soy de contaduría pública.</text:p>
          </table:table-cell>
        </table:table-row>
        <table:table-row table:style-name="Table7.2">
          <table:table-cell table:style-name="Table7.A2" office:value-type="string">
            <text:p text:style-name="P4">¿Contaduría pública o que? Entonces, eso es simplemente como ya estoy grabando, ya sé que eres estudiante de contaduría pública ahorita. Ok entonces mira, <text:span text:style-name="T151">e</text:span>ste…. háblame un poquito acerca de <text:span text:style-name="T151">¿</text:span>por qué quieres aprender a programar una computadora?, <text:span text:style-name="T151">¿</text:span>qué te que te... <text:soft-page-break/>¿Qué te llevó <text:span text:style-name="T151">a</text:span> escribir la materia <text:span text:style-name="T151">y a, a</text:span> querer aprender a hacer esto?</text:p>
          </table:table-cell>
          <table:table-cell table:style-name="Table7.B2" office:value-type="string">
            <text:p text:style-name="P4">A mí siempre me ha<text:span text:style-name="T152">n</text:span> gustado las cosas de programación, lo que es el sistema... de repente, <text:span text:style-name="T152">uhmmm, p</text:span>ara hacerlo, pero de manera didáctica que <text:span text:style-name="T152">uhmm,</text:span> <text:span text:style-name="T152">c</text:span>ómo se arman ciertas cosas, <text:s/><text:span text:style-name="T152">y</text:span> por allí fue que me empezó a gustar, <text:span text:style-name="T152">d</text:span>e repente, la parte de informática... y después <text:soft-page-break/>lo que viene siendo la programación. <text:s/><text:span text:style-name="T152">T</text:span>ambién me gusta porque amplía el conocimiento, <text:span text:style-name="T152">creo</text:span> que es algo que ayuda a ver las cosas desde distintas perspectivas y también porque es una herramienta extra, algo que te diferencia a la hora de estar en el campo laboral y también como una herramienta para uso personal.</text:p>
          </table:table-cell>
        </table:table-row>
        <table:table-row table:style-name="Table7.2">
          <table:table-cell table:style-name="Table7.A2" office:value-type="string">
            <text:p text:style-name="P4">Cuando dices uso personal, <text:span text:style-name="T152">¿</text:span>a qué te refieres? Qué…, qué ¿Qué uso le das..., <text:span text:style-name="T152">o</text:span> <text:span text:style-name="T152">estás</text:span> dando? O <text:span text:style-name="T152">¿</text:span>le piensas dar?</text:p>
          </table:table-cell>
          <table:table-cell table:style-name="Table7.B2" office:value-type="string">
            <text:p text:style-name="P4">Más que un <text:span text:style-name="T152">u</text:span>so personal aplicable a <text:span text:style-name="T152">uno</text:span> mismo,<text:span text:style-name="T152">ehhh, l</text:span>o veo de repente, si <text:span text:style-name="T152">uno</text:span> quiere conseguir un trabajo que no sea <text:span text:style-name="T152">del área</text:span> de <text:span text:style-name="T152">uno</text:span>, sino cumplir una... una tarea específica en estas plataformas que <text:span text:style-name="T152">uno</text:span> realiza trabajos que son por corto periodo y <text:span text:style-name="T152">uno</text:span> de repente en el campo de la programación tiene mayor alcance en lo que es la parte de conseguir trabajo. De manera personal, hay ciertas habilidades que he mejorado con programación para usarlas en el Excel, y el Excel es algo que yo lo uso a día a día y... hay ciertas cosas que no puede automatizar como si estuviera programa<text:span text:style-name="T153">n</text:span>do dentro de <text:span text:style-name="T152">Excel</text:span>, así que es muy... es muy buena esa parte para lo personal también.</text:p>
          </table:table-cell>
        </table:table-row>
        <table:table-row table:style-name="Table7.2">
          <table:table-cell table:style-name="Table7.A2" office:value-type="string">
            <text:p text:style-name="P4">Bueno, exelente programa, <text:span text:style-name="T153">d</text:span>e hecho ahora... Recientemente subió a categoría de lenguaje de programación, el Excel. Es decir que lo que … estás aprendiendo en Python, <text:span text:style-name="T153">t</text:span>e puede servir también para hacer tus programas en Excel, a... las cosas que tú quieres automatizar haciendo... <text:span text:style-name="T153">¿</text:span>usando Excel?</text:p>
          </table:table-cell>
          <table:table-cell table:style-name="Table7.B2" office:value-type="string">
            <text:p text:style-name="P4">Sí.</text:p>
          </table:table-cell>
        </table:table-row>
        <table:table-row table:style-name="Table7.2">
          <table:table-cell table:style-name="Table7.A2" office:value-type="string">
            <text:p text:style-name="P4">Okey y... ¿Y, por qué no lo haces directamente con, ... <text:span text:style-name="T153">c</text:span>on Excel?</text:p>
          </table:table-cell>
          <table:table-cell table:style-name="Table7.B2" office:value-type="string">
            <text:p text:style-name="P4">¿Cómo <text:span text:style-name="T153">a</text:span>sí?, que <text:span text:style-name="T153">¿</text:span>por qué no hago directamente las cosas que <text:span text:style-name="T153">yo</text:span> quiero hacer en Excel?</text:p>
          </table:table-cell>
        </table:table-row>
        <table:table-row table:style-name="Table7.2">
          <table:table-cell table:style-name="Table7.A2" office:value-type="string">
            <text:p text:style-name="P66">Ajá</text:p>
          </table:table-cell>
          <table:table-cell table:style-name="Table7.B2" office:value-type="string">
            <text:p text:style-name="P4">Ahorita, y<text:span text:style-name="T153">o</text:span> tengo un... un proyecto de mi familia, es tratar de estructurar todo lo que viene siendo la parte de los costos de... de la empresa, de mi familia. Es muy cambiante por la parte de la inflación, de las modificaciones de los precios de esa parte. También lo veo como una herramienta que yo puedo utilizar para que de manera directa me busque los precios, los modifique, pero necesito <text:span text:style-name="T153">aú</text:span>n trabajarlo más; lo he ido haciendo con las <text:soft-page-break/>herramientas que tengo, básicas de Excel y ahorita estoy estudiando más para lograr engranar ambas partes, pero aún me falta mucho para terminar de lograrlo, por eso no lo hago automáticamente. Porqu<text:span text:style-name="T153">e</text:span> es tan cambiante que tendría que dar<text:span text:style-name="T153">le</text:span> muchas horas <text:span text:style-name="T153">de</text:span> <text:span text:style-name="T153">t</text:span>rabajo para lograrlo... hacerlo yo directamente.</text:p>
          </table:table-cell>
        </table:table-row>
        <table:table-row table:style-name="Table7.2">
          <table:table-cell table:style-name="Table7.A2" office:value-type="string">
            <text:p text:style-name="P66">Ok, <text:span text:style-name="T154">ahora, </text:span>en otras palabras, por lo que estás aprendiendo de Python, la parte de programación de este lenguaje…. ¿Te ha abierto, eh<text:span text:style-name="T154">hhh...,</text:span> <text:span text:style-name="T154">l</text:span>a mente para cosas que tú puedes aplicar usando Excel?</text:p>
          </table:table-cell>
          <table:table-cell table:style-name="Table7.B2" office:value-type="string">
            <text:p text:style-name="P4">Sí. <text:span text:style-name="T154">Y</text:span>a lo había visto desde antes, porque antes... nosotros vemos una materia que se llama informática y allí la profesora es muy, <text:span text:style-name="T154">ehhh…, </text:span><text:s/>muy…. <text:span text:style-name="T154">a</text:span>plica las cosas cotidianas <text:span text:style-name="T154">y</text:span> también a lo que viene a ser lo... <text:span text:style-name="T154">l</text:span>o laboral, entonces eso me hizo también que me interesara un poco más, <text:span text:style-name="T154">p</text:span>or la parte de informática, más en... cuan<text:span text:style-name="T154">d</text:span>o ella dijo que era la formación de Excel, yo pensé que iba a ser algo más técnico como programación, sistemas contables directamente, pero trabajamos con Excel. Entonces vi que era de repente también algo que se puede desarrollar a más profundidad.</text:p>
          </table:table-cell>
        </table:table-row>
        <table:table-row table:style-name="Table7.2">
          <table:table-cell table:style-name="Table7.A2" office:value-type="string">
            <text:p text:style-name="P66">Okey. Es decir que, <text:span text:style-name="T154">ehhh</text:span>. Sí entiendo. Tu motivación es que le des una aplicación más allá de de…, <text:span text:style-name="T154">de, de</text:span> como una aplicación práctica en lo que tú estás estudiando, básicamente.</text:p>
          </table:table-cell>
          <table:table-cell table:style-name="Table7.B2" office:value-type="string">
            <text:p text:style-name="P67">Si.</text:p>
          </table:table-cell>
        </table:table-row>
        <table:table-row table:style-name="Table7.2">
          <table:table-cell table:style-name="Table7.A2" office:value-type="string">
            <text:p text:style-name="P66">Qué bueno. Ok ahora. ¿Cómo ha sido tu experiencia con la comprensión matemática? O <text:span text:style-name="T154">có</text:span>mo... o con la lógica. ¿Ustedes tienen alguna materia de lógica?</text:p>
          </table:table-cell>
          <table:table-cell table:style-name="Table7.B2" office:value-type="string">
            <text:p text:style-name="P67">En lógica, ehhh, <text:s/>me fue... regular, no me fue muy bien que digamos. En matemática me fue bien, pero creo que la que materia que mejor sacaba y <text:s/>con la que mejor me llevaba fue con cálculo, ehhhh.... Siempre me han gustado las matemáticas. Pero me gusta más la parte de Finanzas, por eso decidí estudiar contaduría en lugar de programación u otra carrera.</text:p>
          </table:table-cell>
        </table:table-row>
        <table:table-row table:style-name="Table7.2">
          <table:table-cell table:style-name="Table7.A2" office:value-type="string">
            <text:p text:style-name="P66">Ok este.... Es decir, no tienes ningun <text:span text:style-name="T155">pr</text:span>o... <text:span text:style-name="T155">ehhh</text:span>.... Las matemáticas se <text:span text:style-name="T155">te</text:span> da con facilidad, es lo que me quieres decir. ¿Cualquiera de los que me estás nombrando el cálculo, la finanza, todos esos que tienen que relación con la parte de las matemáticas, verdad?</text:p>
          </table:table-cell>
          <table:table-cell table:style-name="Table7.B2" office:value-type="string">
            <text:p text:style-name="P67">Sí con práctica, porque soy una persona que necesita mucho practicar antes de... de, de, de que el conocimiento me qued<text:span text:style-name="T155">e</text:span> <text:span text:style-name="T155">n</text:span>ecesito practicar varias veces para afianzar, no es como que… me lo leí de primera y ya supe hacerlo. Necesito repetir <text:span text:style-name="T155">los </text:span>procesos para comprender bien.</text:p>
          </table:table-cell>
        </table:table-row>
        <text:soft-page-break/>
        <table:table-row table:style-name="Table7.2">
          <table:table-cell table:style-name="Table7.A2" office:value-type="string">
            <text:p text:style-name="P66">¿Y eso es matemática? o <text:span text:style-name="T155">¿</text:span>en todas las materias que tú ves? Junto a otros otras cosas que tú estudias.</text:p>
          </table:table-cell>
          <table:table-cell table:style-name="Table7.B2" office:value-type="string">
            <text:p text:style-name="P67">Lo numérico, más que todo lo numérico.</text:p>
          </table:table-cell>
        </table:table-row>
        <table:table-row table:style-name="Table7.2">
          <table:table-cell table:style-name="Table7.A2" office:value-type="string">
            <text:p text:style-name="P66">Okey. Este…. entonces, se podría decir. Que cuando cuando hablamos de matemáticas <text:span text:style-name="T155">¿</text:span>no?, no tienes inconvenientes en, en, en estudiarla, pues, <text:span text:style-name="T155">e</text:span>s más, te parece <text:span text:style-name="T155">¿</text:span>No? Parece, parece que te gusta. <text:span text:style-name="T155">¿</text:span>Si?</text:p>
          </table:table-cell>
          <table:table-cell table:style-name="Table7.B2" office:value-type="string">
            <text:p text:style-name="P67">Doy clases de matemática también <text:span text:style-name="T155">en </text:span>el voluntariado de la Universidad.</text:p>
          </table:table-cell>
        </table:table-row>
        <table:table-row table:style-name="Table7.2">
          <table:table-cell table:style-name="Table7.A2" office:value-type="string">
            <text:p text:style-name="P66">¿Las clases de matemáticas?</text:p>
          </table:table-cell>
          <table:table-cell table:style-name="Table7.B2" office:value-type="string">
            <text:p text:style-name="P67"><text:span text:style-name="T157">Ujú, en el voluntariado de </text:span>la <text:span text:style-name="T157">u</text:span>niversidad.</text:p>
          </table:table-cell>
        </table:table-row>
        <table:table-row table:style-name="Table7.2">
          <table:table-cell table:style-name="Table7.A2" office:value-type="string">
            <text:p text:style-name="P66">Háblame un poquito de eso.</text:p>
          </table:table-cell>
          <table:table-cell table:style-name="Table7.B2" office:value-type="string">
            <text:p text:style-name="P67"><text:span text:style-name="T157">Uhmmm, </text:span>Lo que hacemos es como un soporte <text:s/><text:span text:style-name="T157">a</text:span>... el voluntariado. <text:span text:style-name="T157">E</text:span>l voluntariado de la Universidad... de administración y contaduría... <text:span text:style-name="T157">t</text:span>iene varios programas que se centran en darle clase a los niños <text:span text:style-name="T156">l</text:span>os sábados. <text:span text:style-name="T156">S</text:span>on niños que se habla con el colegio, las comunidades, para que se inscriban y puedan venir los sábados a ver clases en la Universidad, damos las clases los sábados desde las 8 hasta las 12 aproximadamente,<text:span text:style-name="T157">y</text:span> el voluntariado que a mí me gustó es el de matemática. Ya allí tengo, creo que <text:span text:style-name="T156">unos</text:span> <text:span text:style-name="T157">tres</text:span> semestres, cuatro, <text:span text:style-name="T157">c</text:span>uatro semestres o <text:span text:style-name="T157">tres</text:span>. <text:span text:style-name="T157">Yyyyy, l</text:span>o que <text:span text:style-name="T156">se hace </text:span>es repasar las cosas básicas de matemática, nos vamos de lo que viene siendo la multiplicación que a veces hay que reforzarla... la división... Luego vamos por las fracciones con toda su…. <text:span text:style-name="T156">s</text:span>u suma resta, multiplicación, división... enseñamos a descomponer, luego vamos por potenciaciones, raíces..., <text:span text:style-name="T157">d</text:span>espués de eso vamos por polinomios y depende de cómo los niños vayan asumiendo el conocimiento <text:span text:style-name="T157">p</text:span>odemos expandir o hacer ciertas actividades, por ejemplo, a veces realizamos <text:span text:style-name="T157">k</text:span>a<text:span text:style-name="T157">ju</text:span>ts. El anterior sábado realizó un kahoot que es como una encuesta en línea que van jugando los niños y seleccionan una respuesta a una pregunta que tú le digas, pero sólo tienes que hacer antes, <text:span text:style-name="T157">es </text:span>predeterminado y es muy divertida esa parte.</text:p>
          </table:table-cell>
        </table:table-row>
        <table:table-row table:style-name="Table7.2">
          <table:table-cell table:style-name="Table7.A2" office:value-type="string">
            <text:p text:style-name="P66">¿Ok aquí qué nivel de, de, de...? <text:span text:style-name="T157">¿</text:span>Es de primaria?, <text:span text:style-name="T157">¿es</text:span> de bachillerato?, <text:s/><text:span text:style-name="T157">¿</text:span>a que niveles <text:span text:style-name="T157">ehhh...</text:span> se hace…. son los que los muchachos que asisten?</text:p>
          </table:table-cell>
          <table:table-cell table:style-name="Table7.B2" office:value-type="string">
            <text:p text:style-name="P67">Son de tercer año... son de tercer año, pero a veces hay que reforzar conocimientos más básicos de matemáticas para los... para, para, ayudarlos, porque a veces las cosas que <text:span text:style-name="T157">uno... </text:span><text:soft-page-break/><text:span text:style-name="T157">ve</text:span> fallas son conocimientos más básicos que no se aprendieron en totalidad, entonces hay que reforzarlos para continuar y que puedan comprender bien.</text:p>
          </table:table-cell>
        </table:table-row>
        <table:table-row table:style-name="Table7.2">
          <table:table-cell table:style-name="Table7.A2" office:value-type="string">
            <text:p text:style-name="P66">Okey. <text:span text:style-name="T158">Bueno</text:span> exelente, entonces ya veo que no es que solamente te gusta, sino que además lo pones en práctica dándole clases a los demás... a otros muchachitos, <text:span text:style-name="T158">¿</text:span>No? que bueno, mira este... ¿Tú has encontrado algun<text:span text:style-name="T158">a</text:span> difíc<text:span text:style-name="T158">ultad…?</text:span> Que... mejor dicho, ¿Qué dificultades has encontrado durante el aprendizaje de la programación? <text:span text:style-name="T158">¿Qué e</text:span>s lo que se te ha resultado... <text:span text:style-name="T158">u</text:span>n poco este... <text:s/>difícil?</text:p>
          </table:table-cell>
          <table:table-cell table:style-name="Table7.B2" office:value-type="string">
            <text:p text:style-name="P67">No se me ha resultado difícil, lo que hay que tener es constancia, hay que tener constancia y sacar tiempo para practicar porque considero que más que todo es de comprender conceptos y aplicarlos y ser muy... muy imaginativ<text:span text:style-name="T158">a</text:span>. Hay que tener imaginación para solucionar las situaciones que se te presente.</text:p>
          </table:table-cell>
        </table:table-row>
        <table:table-row table:style-name="Table7.2">
          <table:table-cell table:style-name="Table7.A2" office:value-type="string">
            <text:p text:style-name="P66">Oye eso, eso me lleva a una pregunta interesante, cuando dices, solucionará la solu…, <text:span text:style-name="T158">b</text:span>uscar solución a las situaciones que se te presentan. Es decir que... ¿Tú crees que el aprendizaje de la programación <text:span text:style-name="T158">te e</text:span>stá ayudando a solucionar problemas, este…. de alguna manera?</text:p>
          </table:table-cell>
          <table:table-cell table:style-name="Table7.B2" office:value-type="string">
            <text:p text:style-name="P67">Sí, porque día a día nosotros tenemos diferentes situaciones que pueden ser problemas muy mínimos <text:span text:style-name="T158">o </text:span>problemas muy grandes. Lo mismo sucede en los procesos. Por ejemplo, usted... nos realiza prácticas, o sea de verdad lo que usted nos realizaba el día a día, lo cotidiano y a cosas que implementamos <text:s/><text:span text:style-name="T158">c</text:span>onstantemente como una calculadora que fue una de las cosas que usted nos enseñó a realizar, <text:span text:style-name="T158">c</text:span>on la programación, entonces ehmm. Como bien nos dice, hay muchas formas de solucionar... <text:span text:style-name="T159">u</text:span>n mismo planteamiento. Entonces <text:span text:style-name="T158">uno</text:span> no le van a decir como que... <text:span text:style-name="T159">m</text:span>ira el... <text:span text:style-name="T159">e</text:span>ste... termin<text:span text:style-name="T159">o,</text:span> este text<text:span text:style-name="T159">o</text:span> funciona para esto y nada más para esto. No, en informátic<text:span text:style-name="T159">a</text:span> te enseña la herramienta <text:span text:style-name="T159">y</text:span> queda de tu parte como lo asimilas para que engrane todo y puedas implementarlo <text:span text:style-name="T159">p</text:span>ara solucionar distintas cosas, <text:span text:style-name="T159">¿</text:span>sabes? c<text:span text:style-name="T159">o</text:span>mo acumulativo, <text:span text:style-name="T159">se</text:span> <text:span text:style-name="T159">ve </text:span>que todo es acumulativo y tienes que tener la imaginación para completar las piezas como si fuera un puzzle. Qué vas poniendo una aquí y otra allá y puedes resolverlo <text:span text:style-name="T159">de </text:span>distintas maneras.</text:p>
          </table:table-cell>
        </table:table-row>
        <table:table-row table:style-name="Table7.2">
          <table:table-cell table:style-name="Table7.A2" office:value-type="string">
            <text:p text:style-name="P66">¿Ok este... y particularmente, cómo haces tú para para resolver un problema? ¿Digamos que está... estás en una de las materias de tu, de tu carrera? ¿Cuál es, a groso modo, <text:span text:style-name="T161">p</text:span>orque me imagino que tod<text:span text:style-name="T161">a</text:span>s son diferentes, cada una tiene sus particularidades, pero debe haber una <text:soft-page-break/>forma como general en la cual tú atacas los problemas que se te presentan en tu carrera. ¿Cómo lo cómo lo haces?</text:p>
          </table:table-cell>
          <table:table-cell table:style-name="Table7.B2" office:value-type="string">
            <text:p text:style-name="P67">Bueno, yo soy una persona que me gusta organizarme, aunque siempre me salgo de mi organización de, de horas, por ejemplo, pero me gusta organizarme para saber qué objetivos debe cumplir cada cantidad de tiempo. Normalmente, cuando se me present<text:span text:style-name="T160">a</text:span> una <text:soft-page-break/>dificultad con una materia, <text:span text:style-name="T160">o</text:span>rganiz<text:span text:style-name="T160">o</text:span> cuando voy a solucionar eso, normalmente lo dejo en fin de semana o en la noche. En ese momento me siento yo, a ver <text:span text:style-name="T160">c</text:span>uál es el problema de repente, si es con algo que no entiendo, si es con, con, con algo que no sé completarlo, <text:span text:style-name="T160">y</text:span> allí lleg<text:span text:style-name="T160">o...</text:span> a cuáles serían las posibles soluciones, <text:span text:style-name="T160">s</text:span>i está entre mi capacidad investigarlo, mediante internet, mediante libros <text:span text:style-name="T160">y </text:span>si no logr<text:span text:style-name="T160">o</text:span> completar <text:span text:style-name="T160">d</text:span>espués de buscar un largo rato en internet para ver cómo se soluciona <text:span text:style-name="T160">y</text:span> si yo no he comprendido con mis propios métodos cómo hacerlo, le puedo preguntar a algún compañero. Si ambos no encontramos <text:span text:style-name="T161">u</text:span>na... respuesta que nos satisfaga, consultó directamente ya con el profesor y a veces hasta que tengamos la respuesta, igual me gusta confirmar con el profesor porque <text:s/><text:span text:style-name="T160">uno</text:span> puede pensar que la está solucionando bien y realmente no es así, <text:s/><text:span text:style-name="T160">e</text:span>ntonces cuando se me.... <text:span text:style-name="T160">s</text:span>e me present<text:span text:style-name="T160">a</text:span> un problema, trato de analizarlo primero yo lo discuto con otra persona y después voy a hablar con el profesor si es necesario.</text:p>
          </table:table-cell>
        </table:table-row>
        <table:table-row table:style-name="Table7.2">
          <table:table-cell table:style-name="Table7.A2" office:value-type="string">
            <text:p text:style-name="P66">Ok este..., pero digamos que estás en un examen, <text:span text:style-name="T161">y</text:span> tienes que resolver un problema, <text:span text:style-name="T161">¿</text:span>cómo lo haces?</text:p>
          </table:table-cell>
          <table:table-cell table:style-name="Table7.B2" office:value-type="string">
            <text:p text:style-name="P67">A<text:span text:style-name="T161">hhh</text:span> <text:span text:style-name="T161">¿</text:span>un problema?, por ejemplo..., <text:span text:style-name="T161">¿</text:span>que me digan... <text:span text:style-name="T161">r</text:span>esolver <text:span text:style-name="T162">en un</text:span> parcial? <text:span text:style-name="T162">¿</text:span>este sería el problema?</text:p>
          </table:table-cell>
        </table:table-row>
        <table:table-row table:style-name="Table7.2">
          <table:table-cell table:style-name="Table7.A2" office:value-type="string">
            <text:p text:style-name="P66">Exacto, <text:span text:style-name="T162">ehhh</text:span> tiene<text:span text:style-name="T162">s</text:span> una pregunta del parcial que <text:span text:style-name="T162">es de</text:span> desarroll<text:span text:style-name="T162">o</text:span> y el desarrollo implica una,... serie de cosas que debe hacer <text:span text:style-name="T162">¿</text:span>cómo, cómo, cómo ataca tú ese tipo de problema?</text:p>
          </table:table-cell>
          <table:table-cell table:style-name="Table7.B2" office:value-type="string">
            <text:p text:style-name="P67">Okey. Primero entiendo el contexto. <text:span text:style-name="T163">Uhmmm, s</text:span>i hay algo que no entiendo lo subray<text:span text:style-name="T163">o,</text:span> <text:span text:style-name="T163">c</text:span>ontinuó leyendo todo y después que ya haya leído todo, me devuelv<text:span text:style-name="T163">o a</text:span> la parte que ya... que tengo dificultad, en ese momento ya debería estar más tranquila y con el contexto del resto del examen debería de comprenderlo, si no lo comprendo, <text:span text:style-name="T163">subrayo y le</text:span> hago otra marquita y ejerzo lo que, lo que se <text:span text:style-name="T166">ralizar</text:span>. Después de que ya terminé. Vuelvo a enfrascarme de nuevo en lo que no logre solucionar, <text:span text:style-name="T164">y </text:span>trató de realizar, pero siempre tratando de cumplir primero las cosas que sé, si hay algo que no se, lo dejo para después y al final sigo ahí enfrascada, veo cuáles son las posibles soluciones.. . Algo que tiene la contaduría es que se supone que todo <text:soft-page-break/>debería cuadrar. Entonces muchas veces te ayuda a eso de continuar con los, con los otros pasos y devolverte para ver cuánto sería el monto que tienes que arreglar, por ejemplo, anot<text:span text:style-name="T166">o</text:span>, <text:span text:style-name="T164">c</text:span>uáles son los posibles montos a tener…, <text:span text:style-name="T164">c</text:span>uál debería de ser la posible solución... y debería <text:span text:style-name="T164">de</text:span> tener allí ya la solución correcta.</text:p>
          </table:table-cell>
        </table:table-row>
        <table:table-row table:style-name="Table7.2">
          <table:table-cell table:style-name="Table7.A2" office:value-type="string">
            <text:p text:style-name="P66">Okey, <text:s/><text:span text:style-name="T164">¿yyyy, y</text:span> la programación tú crees que te va a ayudar<text:span text:style-name="T164">a, aaaa, a</text:span> solucionar este tipo de problemas? No digo que vayas a hacer un programa como tal sino, <text:span text:style-name="T164">l</text:span>a metodología que utiliza<text:span text:style-name="T164">s para</text:span> aprender a programar <text:span text:style-name="T164">¿</text:span>tu crees que te va a ayudar <text:span text:style-name="T165">a, a</text:span> solucionar por <text:span text:style-name="T165">el, </text:span>este... <text:span text:style-name="T165">a</text:span>plicar esta misma metodología para solucionar estos problemas o cualquier otro tipo de problema?</text:p>
          </table:table-cell>
          <table:table-cell table:style-name="Table7.B2" office:value-type="string">
            <text:p text:style-name="P67">La programación creo que es una forma en la que... <text:span text:style-name="T165">t</text:span>e ayuda a mejorar, <text:span text:style-name="T166">l</text:span>os procesos que tú vas a realizar, hasta tu forma de pensar, pero como tal durante mi examen yo no puedo usar la programación, pero… <text:span text:style-name="T165">(interrumpida)</text:span></text:p>
          </table:table-cell>
        </table:table-row>
        <table:table-row table:style-name="Table7.2">
          <table:table-cell table:style-name="Table7.A2" office:value-type="string">
            <text:p text:style-name="P66"><text:span text:style-name="T166">Por s</text:span>upuesto eso no, no digo que ibas… <text:span text:style-name="T165">o</text:span> que vayas a programar. Sino, el proceso que <text:span text:style-name="T166">tu </text:span>utilizas <text:span text:style-name="T166">m</text:span>entalmente cuando estás programando. ¿Qué es lo que haces tú cuando por ejemplo? Vamos a suponer que en la pregunta e<text:span text:style-name="T165">hhh,</text:span> que tienes que hacer es un programa. ¿Como tu lo lo lo enfocarías?</text:p>
          </table:table-cell>
          <table:table-cell table:style-name="Table7.B2" office:value-type="string">
            <text:p text:style-name="P67">¿Qué es un programa ok? Primero el… <text:span text:style-name="T166">(interrumpida)</text:span></text:p>
          </table:table-cell>
        </table:table-row>
        <table:table-row table:style-name="Table7.2">
          <table:table-cell table:style-name="Table7.A2" office:value-type="string">
            <text:p text:style-name="P66">Programa sencillo tu digamos que es la calculadora que hicimos en la clase, <text:span text:style-name="T166">¿</text:span>cómo lo <text:span text:style-name="T166">e</text:span>nfo<text:span text:style-name="T166">cas?</text:span></text:p>
          </table:table-cell>
          <table:table-cell table:style-name="Table7.B2" office:value-type="string">
            <text:p text:style-name="P67">Primero este... anotó que <text:span text:style-name="T167">se </text:span>quiere <text:span text:style-name="T167">que haga </text:span><text:span text:style-name="T165">la </text:span>calculadora. Después veo que debería cumplir, por ejemplo, si quiero que los resultados sean exacto<text:span text:style-name="T165">s...</text:span>, sí quiero que la persona introduzca el, el dígito que se va a calcular... la operación, que <text:span text:style-name="T167">el</text:span>la <text:span text:style-name="T167">s</text:span>eleccione, todas <text:span text:style-name="T167">esas</text:span><text:span text:style-name="T165"> </text:span>partes primero la veo. Luego... normalmente todo esto lo escribo, o sea, me gusta hacerlo a lápiz en una hoja primero, luego de que ya <text:span text:style-name="T165">t</text:span>engo, que quiero que se haga como quiero que se haga, busco los métodos que necesito o qué fórmulas necesito yo, <text:span text:style-name="T165">p</text:span>ara que se cumpla, <text:span text:style-name="T165">bueno</text:span> lo que yo quiero. Si no <text:span text:style-name="T165">lo</text:span> hace si no <text:span text:style-name="T165">se</text:span> hacer algo, lo busc<text:span text:style-name="T165">o</text:span> en internet y trató de buscar <text:span text:style-name="T165">o</text:span>tras herramientas y comparó con otras personas a ver cómo lo han realizado cuando ya está el mío también completado...</text:p>
          </table:table-cell>
        </table:table-row>
        <table:table-row table:style-name="Table7.2">
          <table:table-cell table:style-name="Table7.A2" office:value-type="string">
            <text:p text:style-name="P68">OK</text:p>
          </table:table-cell>
          <table:table-cell table:style-name="Table7.B2" office:value-type="string">
            <text:p text:style-name="P67">… <text:span text:style-name="T167">luego que se ejecute…</text:span></text:p>
          </table:table-cell>
        </table:table-row>
        <text:soft-page-break/>
        <table:table-row table:style-name="Table7.2">
          <table:table-cell table:style-name="Table7.A2" office:value-type="string">
            <text:p text:style-name="P68">Ajá?</text:p>
          </table:table-cell>
          <table:table-cell table:style-name="Table7.B2" office:value-type="string">
            <text:p text:style-name="P68">¿Dígame…?</text:p>
          </table:table-cell>
        </table:table-row>
        <table:table-row table:style-name="Table7.2">
          <table:table-cell table:style-name="Table7.A2" office:value-type="string">
            <text:p text:style-name="P68">No, no , continúa</text:p>
          </table:table-cell>
          <table:table-cell table:style-name="Table7.B2" office:value-type="string">
            <text:p text:style-name="P68">Veo que se ejecute y normalmente trato de probarlo varias veces para estar segura de que si funciona el código.</text:p>
          </table:table-cell>
        </table:table-row>
        <table:table-row table:style-name="Table7.2">
          <table:table-cell table:style-name="Table7.A2" office:value-type="string">
            <text:p text:style-name="P68">Y si no fuera un programa..., sino cualquier otro tipo de problema, ¿lo enfocas de la misma manera?</text:p>
          </table:table-cell>
          <table:table-cell table:style-name="Table7.B2" office:value-type="string">
            <text:p text:style-name="P68">Si, normalmente si, lo hago hasta para para mí misma trato de ver ehhhh, que quiero lograr <text:s/>cómo quiero que se logre, y... las herramientas que tengo que utilizar, si tengo esas herramientas o no las tengo y cómo puedo conseguirlas.</text:p>
          </table:table-cell>
        </table:table-row>
        <table:table-row table:style-name="Table7.2">
          <table:table-cell table:style-name="Table7.A2" office:value-type="string">
            <text:p text:style-name="P68">Okey. Este.. . ¿Qué crees tú que que aportaría la programación a tu..., a tu formación profesional?. ¿A tus perspectivas como persona, pues?. ¿Tú crees que la programación te aportaría algo?, <text:s/>¿que crees tú que, que, que sería ese aporte para para tu formación?</text:p>
          </table:table-cell>
          <table:table-cell table:style-name="Table7.B2" office:value-type="string">
            <text:p text:style-name="P68">Organización. Agilidad y creatividad.</text:p>
          </table:table-cell>
        </table:table-row>
        <table:table-row table:style-name="Table7.2">
          <table:table-cell table:style-name="Table7.A2" office:value-type="string">
            <text:p text:style-name="P68">¿Me podrías este... hablar un poquito de eso? un poco más de detalle para para, para ver cómo, cómo <text:span text:style-name="T168">hilvanamos </text:span><text:s/>todo esto.</text:p>
          </table:table-cell>
          <table:table-cell table:style-name="Table7.B2" office:value-type="string">
            <text:p text:style-name="P68">A<text:span text:style-name="T168">_gi_lidad</text:span> porque, <text:span text:style-name="T168">a</text:span> veces hay que pensar rápido… <text:span text:style-name="T168">(interrumpida)</text:span></text:p>
          </table:table-cell>
        </table:table-row>
        <table:table-row table:style-name="Table7.2">
          <table:table-cell table:style-name="Table7.A2" office:value-type="string">
            <text:p text:style-name="P69">(breve pausa por interrupción)</text:p>
          </table:table-cell>
          <table:table-cell table:style-name="Table7.B2" office:value-type="string">
            <text:p text:style-name="P68">...</text:p>
          </table:table-cell>
        </table:table-row>
        <table:table-row table:style-name="Table7.33">
          <table:table-cell table:style-name="Table7.A2" office:value-type="string">
            <text:p text:style-name="P69">Ajá, me hablabas un poco de la agilidad...</text:p>
          </table:table-cell>
          <table:table-cell table:style-name="Table7.B2" office:value-type="string">
            <text:p text:style-name="P68">Ok, a<text:span text:style-name="T168">gilidad, p</text:span>orqu<text:span text:style-name="T168">e… es de pensamiento </text:span><text:s/>rápido, para mí la compu…, la programación, <text:span text:style-name="T168">e</text:span>s de: pensar rápido, pero de manera ordenada, por lo que te da: orden, agilidad y creatividad... por lo antes mencionado, de que hay muchas soluciones para un problema, solo que <text:span text:style-name="T168">uno</text:span> tiene que saber cómo quiere que se solucione el problema, <text:span text:style-name="T168">o sea</text:span> los mecanismos que <text:span text:style-name="T168">uno</text:span> quiere utilizar.</text:p>
          </table:table-cell>
        </table:table-row>
        <table:table-row table:style-name="Table7.34">
          <table:table-cell table:style-name="Table7.A2" office:value-type="string">
            <text:p text:style-name="P69">¿Es decir, que es básicamente lo que hace, es también con las otras materias, no? Es sí, quiero decir aprendiendo a programar, te te ayuda a que te organices al organizar las ideas para después aplicarla en otros tipos de cosas.</text:p>
          </table:table-cell>
          <table:table-cell table:style-name="Table7.B2" office:value-type="string">
            <text:p text:style-name="P68">Sí, o sea, es algo que se puede abstraer, <text:span text:style-name="T168">y</text:span> realizar ajustándolo a las necesidades de otras materias, es algo muy interno, personal, <text:span text:style-name="T169">q</text:span>ue te ayuda a aplicarlo en otras materias.</text:p>
          </table:table-cell>
        </table:table-row>
        <table:table-row table:style-name="Table7.35">
          <table:table-cell table:style-name="Table7.A2" office:value-type="string">
            <text:p text:style-name="P69">Ok, <text:span text:style-name="T169">e</text:span>ste... ahora una cosa. ¿Qué importancia le das tú al hecho de saber programar?</text:p>
          </table:table-cell>
          <table:table-cell table:style-name="Table7.B2" office:value-type="string">
            <text:p text:style-name="P68">Bueno, <text:span text:style-name="T169">además de las</text:span> habilidades que ya le mencioné, además de que es una diferencia para mí en mi currículo y a la hora de que yo quiera buscar otra oferta laboral, también.</text:p>
          </table:table-cell>
        </table:table-row>
        <table:table-row table:style-name="Table7.35">
          <table:table-cell table:style-name="Table7.A2" office:value-type="string">
            <text:p text:style-name="P69">Tú lo ves como como.., como un complemento de tu, de tu carrera. En mi caso tal vez. Ajá en <text:soft-page-break/>el caso tal de que se te dificulte entrar en el campo laboral propio de tu de tu, de tu carrera, podrías desempeñarte este..., como programador en otras cosas. ¿Así lo ves tú?</text:p>
          </table:table-cell>
          <table:table-cell table:style-name="Table7.B2" office:value-type="string">
            <text:p text:style-name="P68">¿Puedes repetir? Disculpe que no la escuche bien el principio.</text:p>
          </table:table-cell>
        </table:table-row>
        <table:table-row table:style-name="Table7.35">
          <table:table-cell table:style-name="Table7.A2" office:value-type="string">
            <text:p text:style-name="P69">Ajá mira, <text:span text:style-name="T169">l</text:span>o que entiendo, lo que me estás diciendo es que, tú lo ves como un complemento de tu carrera, en el sentido de que si... <text:span text:style-name="T169">e</text:span>ste... se te dificultar<text:span text:style-name="T170">a</text:span> un momento determinado encontrar trabajo en tu rama, que yo lo dudo porque una rama muy demandada, este<text:span text:style-name="T169">eee,</text:span> tú podrías optar por este<text:span text:style-name="T169">eee,</text:span> <text:span text:style-name="T169">d</text:span>edicarte a programar, por ejemplo, como una segunda opción, <text:span text:style-name="T169">¿a</text:span>lgo así es lo que me estás tratando de decir?</text:p>
          </table:table-cell>
          <table:table-cell table:style-name="Table7.B2" office:value-type="string">
            <text:p text:style-name="P68">No tanto como un como un <text:span text:style-name="T170">(inenteligible)</text:span>, sino que por ejemplo, yo he estado estudiando la posibilidad de hacer un curso de programación, pero es un poco extenso, <text:span text:style-name="T169">e</text:span>ste... <text:span text:style-name="T169">Univ</text:span>ersidad de Harvard, <text:span text:style-name="T169">p</text:span>ero eso va a requerir que <text:span text:style-name="T169">y</text:span>o de un desembolso de dinero, porque a mí, yo veo que me puede gustar la programación y me gustaría programar bien. Es más como, <text:span text:style-name="T169">u</text:span>n abrebocas, a ver si realmente yo quiero especializarme en programar. Y…. <text:span text:style-name="T169">y</text:span> quizás puede ser que me llegue a gustar más que mi carrera, <text:span text:style-name="T169">o</text:span> <text:span text:style-name="T169">s</text:span>ea, no es tanto como preventivo, para…, <text:span text:style-name="T169">s</text:span>í no puedo conseguir trabajo con mi carrera, sino que están a la par, <text:span text:style-name="T169">o</text:span> sea, realmente para mí tienen el mismo nivel de seriedad.</text:p>
          </table:table-cell>
        </table:table-row>
        <table:table-row table:style-name="Table7.35">
          <table:table-cell table:style-name="Table7.A2" office:value-type="string">
            <text:p text:style-name="P69">Okey, <text:span text:style-name="T170">e</text:span>ste... Y ya en general, en general, <text:span text:style-name="T170">e</text:span>ste... eso implicaría <text:span text:style-name="T170">q</text:span>u<text:span text:style-name="T170">e <text:s/>¿e</text:span>n algún momento determinado te podrías dedicar a la programación en vez de... de estar en la parte de... <text:span text:style-name="T170">d</text:span>e de la contaduría?, <text:span text:style-name="T170">¿</text:span>es lo que me estás tratando de decir?</text:p>
          </table:table-cell>
          <table:table-cell table:style-name="Table7.B2" office:value-type="string">
            <text:p text:style-name="P68">Sí, o c<text:span text:style-name="T170">o</text:span>mo complementar, se<text:span text:style-name="T170">r parte</text:span> del sistem<text:span text:style-name="T170">a, t</text:span>ambién quiero aprender a programar es porque voy a poder engranar a los dos y mas que ahorita lo... que la contaduría se está automatizando muchísimo.</text:p>
          </table:table-cell>
        </table:table-row>
        <table:table-row table:style-name="Table7.35">
          <table:table-cell table:style-name="Table7.A2" office:value-type="string">
            <text:p text:style-name="P70">Okey</text:p>
          </table:table-cell>
          <table:table-cell table:style-name="Table7.B2" office:value-type="string">
            <text:p text:style-name="P68">Ya ves que casi la mayoría de las de las empresas no usan la contaduría manual, sino que usan programas especiales para contabilizar y siento que eso va a ser algo que va a seguir avanzando a medida del tiempo. Al igual con la auditoría, la auditoría es algo que se realiza de manera física, <text:span text:style-name="T170">muy</text:span> de manera personal, hay muchas cosas que están automatizadas, pero va a ser algo que va a incrementar, aumentar el nivel de tecnología que se va a implementar y la programación, <text:span text:style-name="T170">e</text:span>ntonces me gustaría estar especializada en esa parte, para hacer match en ambas y lograr desarrollarme en esa área.</text:p>
          </table:table-cell>
        </table:table-row>
        <table:table-row table:style-name="Table7.35">
          <table:table-cell table:style-name="Table7.A2" office:value-type="string">
            <text:p text:style-name="P70">Pero perfecto. Mira, est<text:span text:style-name="T171">eee</text:span>e básicamente, <text:span text:style-name="T171">e</text:span>stas son las preguntas que tenía que hacerte, hay realmente bastante material <text:span text:style-name="T171">q</text:span>ue, que sacar de <text:soft-page-break/>aquí. Y, este<text:span text:style-name="T171">eee</text:span> bueno, nada, no queda más nada que, que agradecerte por tu tiempo y, <text:span text:style-name="T171">esteee</text:span> dese<text:span text:style-name="T171">a</text:span>rt<text:span text:style-name="T171">e</text:span> éxito, E<text:span text:style-name="T171">hhh</text:span>n tanto, en la parte de contaduría, como en la parte de programación que ya veo que te gusta. Este<text:span text:style-name="T171">eee,</text:span> espero que si algún momento pueda ser de ayuda en la vi<text:span text:style-name="T172">d</text:span>a y simplemente ponernos de acuerdo en lo que necesite<text:span text:style-name="T172">s</text:span>.</text:p>
          </table:table-cell>
          <table:table-cell table:style-name="Table7.B2" office:value-type="string">
            <text:p text:style-name="P68">Muchas gracias profesor.</text:p>
          </table:table-cell>
        </table:table-row>
        <table:table-row table:style-name="Table7.41">
          <table:table-cell table:style-name="Table7.A2" office:value-type="string">
            <text:p text:style-name="P71">(despedida no transcrita)</text:p>
          </table:table-cell>
          <table:table-cell table:style-name="Table7.B2" office:value-type="string">
            <text:p text:style-name="P68"/>
          </table:table-cell>
        </table:table-row>
      </table:table>
      <text:p text:style-name="Text_20_body"><text:tab/></text:p>
      <text:h text:style-name="Heading_20_3" text:outline-level="3"><text:bookmark-start text:name="__RefHeading___Toc25415_3437975647"/>Estudiante 7:<text:bookmark-end text:name="__RefHeading___Toc25415_3437975647"/></text:h>
      <table:table table:name="Table8" table:style-name="Table8" table:template-name="Default Style">
        <table:table-column table:style-name="Table8.A"/>
        <table:table-column table:style-name="Table8.B"/>
        <table:table-row>
          <table:table-cell table:style-name="Table8.A1" office:value-type="string">
            <text:p text:style-name="P3">Entrevistador: Entr</text:p>
          </table:table-cell>
          <table:table-cell table:style-name="Table8.B1" office:value-type="string">
            <text:p text:style-name="P4">Estudiante <text:span text:style-name="T173">7</text:span>: Est<text:span text:style-name="T173">7</text:span></text:p>
          </table:table-cell>
        </table:table-row>
        <table:table-row table:style-name="Table8.2">
          <table:table-cell table:style-name="Table8.A2" office:value-type="string">
            <text:p text:style-name="P4">Entrevista realizada <text:span text:style-name="T151">en remoto, realizada en la plataforma zoom</text:span></text:p>
          </table:table-cell>
          <table:table-cell table:style-name="Table8.B2" office:value-type="string">
            <text:p text:style-name="P4">Estudiante de <text:span text:style-name="T129">Contaduría</text:span></text:p>
          </table:table-cell>
        </table:table-row>
        <table:table-row table:style-name="Table8.2">
          <table:table-cell table:style-name="Table8.A2" office:value-type="string">
            <text:p text:style-name="P4">Ok este <text:span text:style-name="T173">(nombre obviado)</text:span> <text:span text:style-name="T173">¿</text:span>qué estudias tú?</text:p>
          </table:table-cell>
          <table:table-cell table:style-name="Table8.B2" office:value-type="string">
            <text:p text:style-name="P4">Contaduría pública.</text:p>
          </table:table-cell>
        </table:table-row>
        <table:table-row table:style-name="Table8.2">
          <table:table-cell table:style-name="Table8.A2" office:value-type="string">
            <text:p text:style-name="P4">De acuerdo, <text:span text:style-name="T174">m</text:span>ira este..<text:span text:style-name="T174">,</text:span> <text:span text:style-name="T174">l</text:span>a cuestión es la siguiente, yo te voy a hacer una<text:span text:style-name="T174">s</text:span> pregunta<text:span text:style-name="T174">s </text:span><text:s/><text:span text:style-name="T174">q</text:span>ue son abiertas <text:span text:style-name="T174">¿</text:span>no? para que t<text:span text:style-name="T174">u, </text:span><text:s/><text:span text:style-name="T174">e</text:span>ste... conte<text:span text:style-name="T174">stes</text:span> según lo que... según tu criterio, lo que tú <text:span text:style-name="T174">creas,</text:span> <text:span text:style-name="T174">ehhh,</text:span> creas que, <text:span text:style-name="T174">q</text:span>ue se adapte a lo que el... al.. <text:s/>a la pregunta que estoy haciendo, <text:span text:style-name="T174">¿no?...</text:span> No es que estén buenas, yo no voy a evaluar si es tan buena o tan mala nada de eso. <text:span text:style-name="T174">Yo s</text:span>implemente, este... voy a analizar algunas cosas, <text:span text:style-name="T174">e</text:span>ste.. referente a la, <text:s/><text:span text:style-name="T174">a</text:span> la, <text:s/><text:span text:style-name="T174">a</text:span> la investigación <text:span text:style-name="T174">¿</text:span>no?. Entonces vamos a empezar de una vez. No es muy larga, tampoco la entrevista, <text:span text:style-name="T174">e</text:span>ste..., pero sí me gustaría que te pudieras extender <text:span text:style-name="T174">lo </text:span>más puedas en la respuesta, no me <text:span text:style-name="T174">respondas “si”, “no” </text:span><text:s/>porque <text:span text:style-name="T174">a</text:span>si no me ayudas a ok.</text:p>
          </table:table-cell>
          <table:table-cell table:style-name="Table8.B2" office:value-type="string">
            <text:p text:style-name="P72">Bueno</text:p>
          </table:table-cell>
        </table:table-row>
        <table:table-row table:style-name="Table8.2">
          <table:table-cell table:style-name="Table8.A2" office:value-type="string">
            <text:p text:style-name="P4">Fíjate una cosa. Eh <text:span text:style-name="T175">h</text:span>áblame acerca de... ¿Por qué quieres aprender a programar una computadora?</text:p>
          </table:table-cell>
          <table:table-cell table:style-name="Table8.B2" office:value-type="string">
            <text:p text:style-name="P72">Bueno, si lo remontó un poquito más atrás del tema de la materia, de la electiva. Yo sí me había interesado varias veces por por el tema de la programación, había visto muchos vídeos en youtube, más bien varias veces me he visto uno que otro vídeo de como programan…. <text:span text:style-name="T175">a</text:span>lgunas cosas, también eh tengo… primos que <text:soft-page-break/>sí sé si están estudiando esto, y bueno, más que todo mañana me han hablado de... de, ¿cómo decirlo?, de cómo les entretiene a ellos el programar de, o sea, como a ellos les satisface el tema. De... cuando logran que algo funcion<text:span text:style-name="T175">e</text:span> y le den la respuesta que ellos desean... <text:span text:style-name="T175">q</text:span>ue se siente muy... <text:span text:style-name="T175">s</text:span>atisfactorio y bueno por ese tema, <text:span text:style-name="T175">ehhh,</text:span> <text:span text:style-name="T175">ya</text:span> para el cuarto semestre quinto, descubrí que estaba <text:span text:style-name="T175">la e</text:span>lectiva de Python... <text:span text:style-name="T175">y</text:span> la quería meter <text:s/>lastimosamente como todavía no tenían las unidades créditos necesarias para inscribirlas... <text:span text:style-name="T175">n</text:span>o la había inscrito, pero fue hasta este semestre que sí tuve la oportunidad. Tuve un compañero que ya estuvo también en la electiva y me habló muy bien de ella, que él había aprendido bastante. Y bueno, también un tengo un amigo en, en ingeniería que me ha dicho que... también han experimentado con, con el tema de Python, que tuvo una materia <text:span text:style-name="T175">que...</text:span> más que todo estuvo enfocada en eso y que le diera una oportunidad. Y bueno, así fue, c<text:span text:style-name="T175">o</text:span>mo terminé aquí</text:p>
          </table:table-cell>
        </table:table-row>
        <table:table-row table:style-name="Table8.6">
          <table:table-cell table:style-name="Table8.A2" office:value-type="string">
            <text:p text:style-name="P4">Ok pero este... ¿Por qué quieres aprender? ¿Qué es lo que… <text:span text:style-name="T175">ehhh</text:span>, qué es lo que te motiva a aprender esta cuestión?</text:p>
          </table:table-cell>
          <table:table-cell table:style-name="Table8.B2" office:value-type="string">
            <text:p text:style-name="P72">Más que…, bueno, por el… me gusta, me gusta por el tema... <text:span text:style-name="T175">d</text:span>e que lo puedo unir a anclar a mi carrera porque sé que ahorita estamos en el tema de la tecnología, que todo muchos dicen que a los contadores, las computadoras le va a quitar el trabajo. Pero para que se creen esos esos programas de contabilidad, de controles…, de seguimiento a ju<text:span text:style-name="T175">r</text:span>o se necesita un contador <text:span text:style-name="T175">q</text:span>ue esté metido... O sea, que también colabor<text:span text:style-name="T175">e</text:span> en ello para que es<text:span text:style-name="T179">s</text:span>e sistema funcione... el programa, entonces por eso yo siento que eso va a ampliar mi... <text:span text:style-name="T175">ehhh,</text:span> si, aparte de mis conocimientos que primordialmente también sería eso, es el tema de como yo me voy a desenvolver al, al momento de que yo esté... laborando. Y. <text:span text:style-name="T175">y</text:span> bueno, por eso me gustaría.</text:p>
          </table:table-cell>
        </table:table-row>
        <table:table-row table:style-name="Table8.7">
          <table:table-cell table:style-name="Table8.A2" office:value-type="string">
            <text:p text:style-name="P4">Un bien. Muy bien, o sea <text:span text:style-name="T176">¿</text:span>que tú lo ves como un complemento de tu carrera?</text:p>
          </table:table-cell>
          <table:table-cell table:style-name="Table8.B2" office:value-type="string">
            <text:p text:style-name="P73">Si.</text:p>
          </table:table-cell>
        </table:table-row>
        <table:table-row table:style-name="Table8.7">
          <table:table-cell table:style-name="Table8.A2" office:value-type="string">
            <text:p text:style-name="P4">Bueno, <text:span text:style-name="T176">m</text:span>ira este<text:span text:style-name="T176">eee</text:span>. Ahora con respecto... vamos, vamos un poquito más atrás. Este... <text:soft-page-break/>¿Cómo estás… ? ¿Cómo te ha ido con la comprensión matemática? ¿Cómo te las llevas tú con las matemáticas?</text:p>
          </table:table-cell>
          <table:table-cell table:style-name="Table8.B2" office:value-type="string">
            <text:p text:style-name="P73">Ah bien bien, la verdad es que ... (se perdió el audio) … si le agarr<text:span text:style-name="T177">o</text:span> el hilo más bien <text:span text:style-name="T177">(se </text:span><text:soft-page-break/><text:span text:style-name="T177">pierde el audio)… d</text:span>e mi primeramente…. <text:span text:style-name="T177">(interrupido)</text:span></text:p>
          </table:table-cell>
        </table:table-row>
        <table:table-row table:style-name="Table8.7">
          <table:table-cell table:style-name="Table8.A2" office:value-type="string">
            <text:p text:style-name="P4">Se fue, se fue el audio y no <text:span text:style-name="T177">se </text:span>escucha, no escuché bien, <text:span text:style-name="T177">¿</text:span>podría repetir lo que dijiste?</text:p>
          </table:table-cell>
          <table:table-cell table:style-name="Table8.B2" office:value-type="string">
            <text:p text:style-name="P73">Sí que, o sea, si se manejarme con las matemáticas. <text:span text:style-name="T177">S</text:span>i yo me pongo a practicar… todo lo que hemos visto hasta en la Universidad, lo que he visto antes lo vuelvo a recordar y de verdad que si me logró defender bien, siento que es donde más yo me puedo defender. Aparte si... se lo compara en temas de literatura y todas esas cosas.</text:p>
          </table:table-cell>
        </table:table-row>
        <table:table-row table:style-name="Table8.7">
          <table:table-cell table:style-name="Table8.A2" office:value-type="string">
            <text:p text:style-name="P4">Es <text:span text:style-name="T179">decir</text:span>... <text:span text:style-name="T177">¿</text:span> te gusta la matemática?</text:p>
          </table:table-cell>
          <table:table-cell table:style-name="Table8.B2" office:value-type="string">
            <text:p text:style-name="P73">Sí, se podría decir que sí.</text:p>
          </table:table-cell>
        </table:table-row>
        <table:table-row table:style-name="Table8.7">
          <table:table-cell table:style-name="Table8.A2" office:value-type="string">
            <text:p text:style-name="P4">Este es el tipo de respuesta que yo no esperaba, este... como. ¿Qué representa la parte matemática para ti? ¿Que qué es lo que... qu<text:span text:style-name="T177">e…?</text:span> ¿Por qué dices que te gusta la matemática?, <text:span text:style-name="T177">¿</text:span>qué te permite hacer?</text:p>
          </table:table-cell>
          <table:table-cell table:style-name="Table8.B2" office:value-type="string">
            <text:p text:style-name="P73"><text:span text:style-name="T178">Ehhh, a</text:span>parte de que está casi <text:s/>que anclada, anclado a mi carrera, la veo casi que todo el tiempo. Me gusta, <text:span text:style-name="T178">ehh</text:span> si, me gusta por el tema de que... a mí me gusta llegar a un resultado , <text:span text:style-name="T178">ehhh p</text:span>or mis propios medios, <text:span text:style-name="T178">lo </text:span>logr<text:span text:style-name="T178">o</text:span> <text:span text:style-name="T178">lo puedo replicar,</text:span> si llego a <text:span text:style-name="T178">ese</text:span> resultado de verdad, que es una satisfacción, siento que... <text:span text:style-name="T178">t</text:span>engo más comprensión al momento de los... de los problemas…, de algún cálculo, e<text:span text:style-name="T178">hh</text:span>n algún análisis. Y por eso siento que... <text:span text:style-name="T178"><text:s/>m</text:span>i..., no sé, si se <text:span text:style-name="T178">debe</text:span> a mi cariño a la matemática o <text:span text:style-name="T178">m</text:span>e gust<text:span text:style-name="T179">o en</text:span> las matemáticas, se encuentra en es<text:span text:style-name="T178">o.. </text:span>e<text:span text:style-name="T178">h</text:span>n.. yo siempre querer lograr el resultado después de tanto..., <text:span text:style-name="T178">s</text:span>í de, de ponerle mi empeño. </text:p>
          </table:table-cell>
        </table:table-row>
        <table:table-row table:style-name="Table8.7">
          <table:table-cell table:style-name="Table8.A2" office:value-type="string">
            <text:p text:style-name="P74"><text:span text:style-name="T176">Oke</text:span><text:span text:style-name="T178">y, </text:span><text:span text:style-name="T181">p</text:span>ero eso ¿ha sido siempre o simple o ahora que cuando estás en la Universidad, que es… <text:span text:style-name="T180">que</text:span> la matemática, te, te ha llamado?</text:p>
          </table:table-cell>
          <table:table-cell table:style-name="Table8.B2" office:value-type="string">
            <text:p text:style-name="P73">No, desde colegio, desde el colegio, <text:span text:style-name="T181">d</text:span>e<text:span text:style-name="T181">sde</text:span> colegio estoy... <text:span text:style-name="T181">m</text:span>ás... siempre me desenvuelvo más en matemática.</text:p>
          </table:table-cell>
        </table:table-row>
        <table:table-row table:style-name="Table8.7">
          <table:table-cell table:style-name="Table8.A2" office:value-type="string">
            <text:p text:style-name="P74">¿Ok, tú has visto alguna vez... algo de lógica? ¿Has trabajado con lógica?</text:p>
          </table:table-cell>
          <table:table-cell table:style-name="Table8.B2" office:value-type="string">
            <text:p text:style-name="P73">Eh<text:span text:style-name="T181">hh</text:span> sí, <text:span text:style-name="T181">pero</text:span>, no <text:span text:style-name="T181">la ví en</text:span> <text:span text:style-name="T181">e</text:span>l <text:span text:style-name="T181">l</text:span>iceo, como muchos otros, me han contado, pero en la Universidad si tenemos una materia que se llama lógica y la vi en esa parte.</text:p>
          </table:table-cell>
        </table:table-row>
        <table:table-row table:style-name="Table8.7">
          <table:table-cell table:style-name="Table8.A2" office:value-type="string">
            <text:p text:style-name="P74">Y..., ¿qué tal te fue con esta materia? ¿Cómo te cómo te...? ¿Cómo te sientes con esa materia de lógica?</text:p>
          </table:table-cell>
          <table:table-cell table:style-name="Table8.B2" office:value-type="string">
            <text:p text:style-name="P73">Bueno, la verdad fue complicada, nunca voy a... nunca había experimentado esa materia. Pues, de... de verdad complicada, pero si me tengo que acordar de cuanto fue mi promedio al final en esa materia, creo que fue 14 o 15.</text:p>
          </table:table-cell>
        </table:table-row>
        <table:table-row table:style-name="Table8.7">
          <table:table-cell table:style-name="Table8.A2" office:value-type="string">
            <text:p text:style-name="P74">De acuerdo.</text:p>
          </table:table-cell>
          <table:table-cell table:style-name="Table8.B2" office:value-type="string">
            <text:p text:style-name="P73">Porque me falta.</text:p>
          </table:table-cell>
        </table:table-row>
        <table:table-row table:style-name="Table8.7">
          <table:table-cell table:style-name="Table8.A2" office:value-type="string">
            <text:p text:style-name="P74">¿Por qué dices complicada, cuál era la parte <text:soft-page-break/>complicada del asunto?</text:p>
          </table:table-cell>
          <table:table-cell table:style-name="Table8.B2" office:value-type="string">
            <text:p text:style-name="P73">De al prin... era…, bueno, en mi caso me <text:soft-page-break/>costaba entenderlo al principio. Todo, todo el... Cuando el profesor ponía los ejercicios o el tema de... analiza este problema, <text:s/>para buscarle un sentido, <text:span text:style-name="T182">a</text:span>l principio a mí me me costaba, no, no le terminaba de buscar el hilo, pero ya fue a mitad de semestre que sí logré, ma<text:span text:style-name="T182">s</text:span>, <text:span text:style-name="T182">s</text:span>i logré entender más lo que le estaba explicando, leyendo, también viendo vídeos, también logré entender más de qué trataba los ejercicios y fue que logre desempeñar más.</text:p>
          </table:table-cell>
        </table:table-row>
        <table:table-row table:style-name="Table8.7">
          <table:table-cell table:style-name="Table8.A2" office:value-type="string">
            <text:p text:style-name="P74">Entre la parte de lógica y matemática, ¿cuál, cuál? ¿Cuál <text:span text:style-name="T182">crees</text:span> tú que te que te llevas <text:span text:style-name="T182">mejor</text:span>?</text:p>
          </table:table-cell>
          <table:table-cell table:style-name="Table8.B2" office:value-type="string">
            <text:p text:style-name="P75">Matemática</text:p>
          </table:table-cell>
        </table:table-row>
        <table:table-row table:style-name="Table8.7">
          <table:table-cell table:style-name="Table8.A2" office:value-type="string">
            <text:p text:style-name="P74"><text:span text:style-name="T182">¿</text:span>Por los cálculos y esas cosas?</text:p>
          </table:table-cell>
          <table:table-cell table:style-name="Table8.B2" office:value-type="string">
            <text:p text:style-name="P75">Sí, matemática.</text:p>
          </table:table-cell>
        </table:table-row>
        <table:table-row table:style-name="Table8.7">
          <table:table-cell table:style-name="Table8.A2" office:value-type="string">
            <text:p text:style-name="P74">Y en la matemática <text:span text:style-name="T183">¿</text:span>no hay algo de lógica, también metida?</text:p>
          </table:table-cell>
          <table:table-cell table:style-name="Table8.B2" office:value-type="string">
            <text:p text:style-name="P75">Sí, sí, sí, sí, la hay, pero... si tengo que dividir, ya en materia, matemática y lógica..., aparte de matemáticas <text:span text:style-name="T183">si</text:span> tiene su análisis y si tiene un poco de su lógica porque uno tiene que... casi que... <text:span text:style-name="T183">i</text:span>r viendo paso a paso, el problema... no llega a ser tan... complicado. A mi, a mi perspectiva, como la propia lógica como tal.</text:p>
          </table:table-cell>
        </table:table-row>
        <table:table-row table:style-name="Table8.7">
          <table:table-cell table:style-name="Table8.A2" office:value-type="string">
            <text:p text:style-name="P74">Ok, fíjate una cosa ahora. Hablando de, de lógica y todo esto, la parte de programación. Hay que aplicar cierta lógica también.</text:p>
          </table:table-cell>
          <table:table-cell table:style-name="Table8.B2" office:value-type="string">
            <text:p text:style-name="P75">Ujú</text:p>
          </table:table-cell>
        </table:table-row>
        <table:table-row table:style-name="Table8.7">
          <table:table-cell table:style-name="Table8.A2" office:value-type="string">
            <text:p text:style-name="P74">¿Qué dificultades has encontrado durante el aprendizaje de la programación? </text:p>
          </table:table-cell>
          <table:table-cell table:style-name="Table8.B2" office:value-type="string">
            <text:p text:style-name="P75"><text:span text:style-name="T183">Uhmmm</text:span>... <text:span text:style-name="T183">bueno</text:span>... Mi mayor complicación. Es... bueno, como casi que todo, entenderla en la primera, tengo que sentarme y practicarlo para poder saber bien qué es lo que me está..., por ejemplo, en las tareas. Las tareas no, no, no es que yo lo lea... lea el primer enunciado y a la primera yo diga se hace así, sino que... <text:span text:style-name="T183">(interrumpida la comunicación)</text:span></text:p>
          </table:table-cell>
        </table:table-row>
        <table:table-row table:style-name="Table8.7">
          <table:table-cell table:style-name="Table8.A2" office:value-type="string">
            <text:p text:style-name="P74">Se cortó, <text:span text:style-name="T183">se cortó</text:span> <text:span text:style-name="T183">¿</text:span>puedes repetir?</text:p>
          </table:table-cell>
          <table:table-cell table:style-name="Table8.B2" office:value-type="string">
            <text:p text:style-name="P75">Sí, qu<text:span text:style-name="T183">e...</text:span> <text:span text:style-name="T183">p</text:span>or ejemplo, con las tareas... <text:span text:style-name="T183">y</text:span>o no es... que yo agarro el anunciado y a la primera digo se hace así y ya yo lo sé, sino que tengo que ir desarmand<text:span text:style-name="T183">o ese</text:span> <text:s/>enunciado de... Ah, me está pidiendo esto, por esta razón, tengo que hacer esto, y entonces eso, es para mí lo que ha sido un poquito más complicado de que.... <text:span text:style-name="T183">el</text:span> tema tiempo, le tengo que dedicar mucho, mucho más tiempo para agarrarle el hilo, pero al momento de que se entienden lo que... <text:soft-page-break/><text:span text:style-name="T183">c</text:span>uáles son... todo lo que tengo que utilizar, <text:span text:style-name="T183">y</text:span>a voy avanzando más rápido.</text:p>
          </table:table-cell>
        </table:table-row>
        <table:table-row table:style-name="Table8.7">
          <table:table-cell table:style-name="Table8.A2" office:value-type="string">
            <text:p text:style-name="P74">Pero…, <text:span text:style-name="T184">¿</text:span>qué es lo que se te complica?</text:p>
          </table:table-cell>
          <table:table-cell table:style-name="Table8.B2" office:value-type="string">
            <text:p text:style-name="P75">El tema de entenderlo al principio, siempre es el entender al principio lo que se me pide. A mí es lo que me se me complica.</text:p>
          </table:table-cell>
        </table:table-row>
        <table:table-row table:style-name="Table8.7">
          <table:table-cell table:style-name="Table8.A2" office:value-type="string">
            <text:p text:style-name="P74">Y eso, <text:span text:style-name="T184">¿</text:span>no te pasaba lo mismo con la parte de de... de lógica?</text:p>
          </table:table-cell>
          <table:table-cell table:style-name="Table8.B2" office:value-type="string">
            <text:p text:style-name="P75">Sí, sí también. Todo e<text:span text:style-name="T184">hhh</text:span> en lógica también al principio me costaba entender a la primera.</text:p>
          </table:table-cell>
        </table:table-row>
        <table:table-row table:style-name="Table8.7">
          <table:table-cell table:style-name="Table8.A2" office:value-type="string">
            <text:p text:style-name="P74">Ok, entonces este... hay cierta relación <text:span text:style-name="T184">¿</text:span>entre la forma cómo te desempeñas con lógica <text:span text:style-name="T184">y… y</text:span> cómo te estás desempeñando ahorita con... <text:span text:style-name="T184">c</text:span>on, <text:span text:style-name="T184">c</text:span>on programación?</text:p>
          </table:table-cell>
          <table:table-cell table:style-name="Table8.B2" office:value-type="string">
            <text:p text:style-name="P75">Sí, sí, sí, definitivamente es sí.</text:p>
          </table:table-cell>
        </table:table-row>
        <table:table-row table:style-name="Table8.7">
          <table:table-cell table:style-name="Table8.A2" office:value-type="string">
            <text:p text:style-name="P74">De acuerdo. Cuando tiene que resolver algún problema, no solamente de lógica o de programación o de matemática. ¿Como acostumbra<text:span text:style-name="T184">s</text:span> tú hacer eso?</text:p>
          </table:table-cell>
          <table:table-cell table:style-name="Table8.B2" office:value-type="string">
            <text:p text:style-name="P75">E<text:span text:style-name="T184">hhh</text:span>s, si no lo logró entender al principio, <text:span text:style-name="T184">e</text:span>scribo otra vez el problema, pero yo desde cero para... <text:span text:style-name="T184">yo</text:span>, mientras que lo voy escribiendo, me, me voy dando cuenta exactamente cuáles son las palabras clave o qué es lo principal que me está pidiendo el problema, <text:span text:style-name="T184">pero</text:span> eso es lo que hago, si no lo entiend<text:span text:style-name="T184">o</text:span> a la primera lo vuelvo a escribir o lo empiezo a desarmar en pedacitos para averiguar bien qué es lo que se me está pidiendo.</text:p>
          </table:table-cell>
        </table:table-row>
        <table:table-row table:style-name="Table8.7">
          <table:table-cell table:style-name="Table8.A2" office:value-type="string">
            <text:p text:style-name="P74">Y después que lo divides en pedacitos <text:span text:style-name="T185">¿</text:span>qué haces?</text:p>
          </table:table-cell>
          <table:table-cell table:style-name="Table8.B2" office:value-type="string">
            <text:p text:style-name="P75">Lo voy resolviendo según el orden que yo considero correcto..., sí que yo considero correcto y lo voy uniendo hasta que el problema resuelva como tal el general.</text:p>
          </table:table-cell>
        </table:table-row>
        <table:table-row table:style-name="Table8.7">
          <table:table-cell table:style-name="Table8.A2" office:value-type="string">
            <text:p text:style-name="P74"><text:span text:style-name="T185">¿</text:span>E<text:span text:style-name="T185">l</text:span> total?</text:p>
          </table:table-cell>
          <table:table-cell table:style-name="Table8.B2" office:value-type="string">
            <text:p text:style-name="P75">El total, exacto.</text:p>
          </table:table-cell>
        </table:table-row>
        <table:table-row table:style-name="Table8.7">
          <table:table-cell table:style-name="Table8.A2" office:value-type="string">
            <text:p text:style-name="P74"><text:span text:style-name="T185">Ok</text:span>, <text:span text:style-name="T185">e</text:span>ste... ¿Qué diferencia sientes ahora que ya estamos casi 3/4 partes del semestre con respecto al principio? cuando estábamos empezando? mmm <text:span text:style-name="T185">¿Sie</text:span>nte<text:span text:style-name="T185">s</text:span> que ha<text:span text:style-name="T185">s</text:span> avanzado?, <text:span text:style-name="T185">¿</text:span>que entiende mejor las cosas?, <text:span text:style-name="T185">e</text:span>ste... que.. <text:span text:style-name="T185">¿</text:span>que te sientes capacitado para hacer pequeños programas, o qué?</text:p>
          </table:table-cell>
          <table:table-cell table:style-name="Table8.B2" office:value-type="string">
            <text:p text:style-name="P75"><text:span text:style-name="T185">Ahh si.</text:span> bueno, si me comparo al principio del semestre que... <text:span text:style-name="T185">n</text:span>o sabía, ni, ni lo que era en este caso Python, no sabía... nada más por comentarios, pero lo que me decían, pero de <text:span text:style-name="T185">yo</text:span> saber, no sabía. Y me comparo con ahorita, de verdad creo que me puedo sentar a hacer ejercicio<text:span text:style-name="T185">s</text:span>, hasta he indagado en... en páginas que también recomiendan, <text:span text:style-name="T185">co</text:span>mo curso<text:span text:style-name="T185">s, o...</text:span> <text:span text:style-name="T185">t</text:span>ambién, <text:span text:style-name="T185">ehhh,</text:span> <text:span text:style-name="T185">me </text:span>h<text:span text:style-name="T185">a</text:span> ayudado un poquito a agarrar el hilo al inglés, <text:span text:style-name="T185">q</text:span>u<text:span text:style-name="T185">e</text:span> es lo que yo siento que tengo que reforzar, <text:span text:style-name="T185">y</text:span> la mayoría de cosas de programación se encuentran en inglés, <text:s/><text:span text:style-name="T185">e</text:span>ntonces eso como que también me... <text:span text:style-name="T185">n</text:span>o, no sé si sería la <text:span text:style-name="T185">palabra</text:span>, pero me obligó a también <text:soft-page-break/>indagar un poquito más en el inglés, entonces yo siento que mi nivel entre desde comienzos ahorita, <text:span text:style-name="T185">d</text:span>e programar cosas pequeñas, no sé, <text:span text:style-name="T186">p</text:span>orque es por el mismo tema de que me tendría que sentar y volver a ver para entender cómo se debería que hacer, pero de resolver un problema, si me siento más capacitado o pequeño<text:span text:style-name="T186">s</text:span> problema<text:span text:style-name="T186">s</text:span>.</text:p>
          </table:table-cell>
        </table:table-row>
        <table:table-row table:style-name="Table8.7">
          <table:table-cell table:style-name="Table8.A2" office:value-type="string">
            <text:p text:style-name="P74">Ah, okey. ¿Y qué, qué, qué le darías este... ¿Qué uso le darías? ¿Si bien me dijiste que es un como un complemento de, de tu carrera que us<text:span text:style-name="T187">o</text:span>, crees tú que le vayas a dar en un futuro <text:span text:style-name="T187">a </text:span>la programación?</text:p>
          </table:table-cell>
          <table:table-cell table:style-name="Table8.B2" office:value-type="string">
            <text:p text:style-name="P75"><text:span text:style-name="T187">Ehhh, a</text:span>parte de lo que le comente, <text:span text:style-name="T187">ehhh,</text:span> <text:span text:style-name="T187">y</text:span>o le daría más que todo el uso, ahorita que se están creando muchos sistemas de contabilidad, <text:span text:style-name="T187">ese,</text:span> ahorita es más que una gran competencia en el mercado del tema de los sistemas contables, de auditoría, <text:span text:style-name="T187">ehhh,</text:span> <text:span text:style-name="T187">d</text:span>isculpe, más que todo el uso que yo le daría, de yo estar metido lleno de <text:span text:style-name="T187">lleno</text:span> al momento de crear un sistema... o un programa, para dar mi aporte, y también eso me ayudaría a mi también a generalizar más en mi campo.</text:p>
          </table:table-cell>
        </table:table-row>
        <table:table-row table:style-name="Table8.7">
          <table:table-cell table:style-name="Table8.A2" office:value-type="string">
            <text:p text:style-name="P74"><text:span text:style-name="T187">Ok</text:span>, <text:span text:style-name="T187">p</text:span>ero <text:span text:style-name="T187">¿</text:span>tú no los ves como una alternativa a tu carrera original?</text:p>
          </table:table-cell>
          <table:table-cell table:style-name="Table8.B2" office:value-type="string">
            <text:p text:style-name="P75">Ahorita, ahorita, no porque no..., no me he metido más en ello, pero a lo mejor sí indago más o me empapo más con, con el tema de programación, si lo podría considerar, pero ya ahorita tengo otras alternativas que... si las tengo como primordiales.</text:p>
          </table:table-cell>
        </table:table-row>
        <table:table-row table:style-name="Table8.7">
          <table:table-cell table:style-name="Table8.A2" office:value-type="string">
            <text:p text:style-name="P74">Bueno, <text:span text:style-name="T188">p</text:span>erfecto, es decir que. En cierta forma lo <text:span text:style-name="T188">que </text:span>esta<text:span text:style-name="T188">s...</text:span>, estás aprendiendo como una motivación personal, simplemente como un diríamos que un hobby, pues <text:span text:style-name="T188">¿</text:span>podría ser así?</text:p>
          </table:table-cell>
          <table:table-cell table:style-name="Table8.B2" office:value-type="string">
            <text:p text:style-name="P75">Sí, sí, <text:span text:style-name="T188">obvio</text:span>. No como tal a una alternativa, pero si en algún momento se da de lo participar en... en un tema de programación, Sí, sí, me metería, pero no es como que algo lo que tomaría primordialmente.</text:p>
          </table:table-cell>
        </table:table-row>
        <table:table-row table:style-name="Table8.7">
          <table:table-cell table:style-name="Table8.A2" office:value-type="string">
            <text:p text:style-name="P74">Ok ahora fíjate una cosa. Eh<text:span text:style-name="T188">hhh,</text:span> <text:span text:style-name="T188">h</text:span>ablemos de de, de <text:span text:style-name="T188">ya</text:span> en general, <text:span text:style-name="T188">n</text:span>o particularizando a... al caso personal tuyo <text:span text:style-name="T188">¿</text:span>no?</text:p>
          </table:table-cell>
          <table:table-cell table:style-name="Table8.B2" office:value-type="string">
            <text:p text:style-name="P75"><text:span text:style-name="T188">Ok</text:span>.</text:p>
          </table:table-cell>
        </table:table-row>
        <table:table-row table:style-name="Table8.7">
          <table:table-cell table:style-name="Table8.A2" office:value-type="string">
            <text:p text:style-name="P74"><text:span text:style-name="T188">¿Qué i</text:span>mportancia tú le das al hecho de saber programar?</text:p>
          </table:table-cell>
          <table:table-cell table:style-name="Table8.B2" office:value-type="string">
            <text:p text:style-name="P75"><text:span text:style-name="T188">Uhmmm</text:span>. Cuando... <text:span text:style-name="T188">a</text:span> lo mejor suena muy cliché, pero es por el tema de que ahorita <text:span text:style-name="T188">s</text:span>e están <text:span text:style-name="T188">uhmmm, </text:span>más y más cada año, <text:span text:style-name="T188">cada</text:span> semana, <text:span text:style-name="T188">ehhh</text:span> las personas se están <text:span text:style-name="T188">met</text:span>iendo más en el tema tecnológico. La competencia se encuentra en el tema de tecnología, entonces practicamente el que sepa manejarse con la tecnología, programación, creación o en temas de diseño es el que va a resaltar en el mercado. <text:soft-page-break/>O eso es lo que he visto entonces, si le doy una importancia del programar en líneas generales el que las personas sepan, <text:span text:style-name="T188">ehhh</text:span> programa.., <text:span text:style-name="T188">valga</text:span> la redundancia el programa<text:span text:style-name="T188">e, l</text:span>es va, les va a ayudar meterse…, ser más... competentes y poder al momento de laborar. <text:span text:style-name="T188">Ehhh có</text:span>mo <text:span text:style-name="T188">ser, ehhh...</text:span> <text:span text:style-name="T188">p</text:span>ertenecer a la competencia, no quedarse atrás del, del avance que está teniendo todo <text:span text:style-name="T188">e</text:span>l <text:span text:style-name="T188">m</text:span>undo.</text:p>
          </table:table-cell>
        </table:table-row>
        <table:table-row table:style-name="Table8.7">
          <table:table-cell table:style-name="Table8.A2" office:value-type="string">
            <text:p text:style-name="P74"><text:span text:style-name="T189">Ok</text:span>. ¿Tú crees entonces que una herramienta fundamental para toda persona, <text:span text:style-name="T188">q</text:span>ue actualmente está en la <text:span text:style-name="T188">u</text:span>niversidad, es el aprender a programar?</text:p>
          </table:table-cell>
          <table:table-cell table:style-name="Table8.B2" office:value-type="string">
            <text:p text:style-name="P75">Sí, así sea lo lo básico, qu<text:span text:style-name="T189">e</text:span> es lo que estamos viendo en nosotros, así sea lo básico, <text:span text:style-name="T189">y</text:span>o creo, yo lo considero importante. Porque es un lenguaje que se está manejando actualmente.</text:p>
          </table:table-cell>
        </table:table-row>
        <table:table-row table:style-name="Table8.7">
          <table:table-cell table:style-name="Table8.A2" office:value-type="string">
            <text:p text:style-name="P74">Ah es por el hecho del lenguaje, <text:span text:style-name="T189">¿</text:span>no la programación en general?</text:p>
          </table:table-cell>
          <table:table-cell table:style-name="Table8.B2" office:value-type="string">
            <text:p text:style-name="P75">No bueno, el lenguaje, también la programación, eso es lo que se está viviendo ahorita es lo que si <text:span text:style-name="T189">uno</text:span> se mete a las noticias, siempre va a haber una noticia: se creó <text:span text:style-name="T189">tal</text:span> programa, hay un nuevo sistema, entonces eso es lo que se está viviendo <text:span text:style-name="T189">a</text:span>horita, es lo que hay ahorita, entonces, <text:span text:style-name="T189">q</text:span>ue las personas sepan manejar eso, aunque sea lo básico, es lo esencial.</text:p>
          </table:table-cell>
        </table:table-row>
        <table:table-row table:style-name="Table8.7">
          <table:table-cell table:style-name="Table8.A2" office:value-type="string">
            <text:p text:style-name="P74"><text:span text:style-name="T191">OK</text:span>, <text:span text:style-name="T190">m</text:span>ira este…, <text:span text:style-name="T190">¿</text:span>alguna cosa que quieras agregar? Este…, Desde tu experiencia personal o algún comentario que quieras realizar con respecto a <text:span text:style-name="T191">este...</text:span> a lo que… <text:span text:style-name="T190">e</text:span>ste... el programa<text:span text:style-name="T190">r</text:span> al significado para ti?</text:p>
          </table:table-cell>
          <table:table-cell table:style-name="Table8.B2" office:value-type="string">
            <text:p text:style-name="P75"><text:span text:style-name="T191">Uhmmm, </text:span><text:span text:style-name="T190">¿</text:span><text:span text:style-name="T191">Un c</text:span>omentario adicional?</text:p>
          </table:table-cell>
        </table:table-row>
        <table:table-row table:style-name="Table8.7">
          <table:table-cell table:style-name="Table8.A2" office:value-type="string">
            <text:p text:style-name="P74"><text:span text:style-name="T190">S</text:span>í, <text:span text:style-name="T190">lo</text:span> que, lo que tú quieras. Acerca de... de este tema, lo que es la programación como tal.</text:p>
          </table:table-cell>
          <table:table-cell table:style-name="Table8.B2" office:value-type="string">
            <text:p text:style-name="P75">Bueno, yo lo... yo lo… <text:span text:style-name="T191">mi</text:span> comenta<text:span text:style-name="T191">rio</text:span> más que todo iría en cómo atraer a la gente, porque a pesar de que, por lo que dije, qu<text:span text:style-name="T191">e</text:span> es lo que se ve actualmente, <text:span text:style-name="T191">a</text:span>ún la gente, las personas no le dan la importancia que debería, entonces ese sería como mi comentario: buscar una manera de que sean más llamativo para que las personas se unan.</text:p>
          </table:table-cell>
        </table:table-row>
        <table:table-row table:style-name="Table8.7">
          <table:table-cell table:style-name="Table8.A2" office:value-type="string">
            <text:p text:style-name="P74"><text:span text:style-name="T190">¿</text:span>Para <text:span text:style-name="T190">a</text:span>traer más gente al curso... a los cursos de programación que pueda dictar la <text:span text:style-name="T190">u</text:span>niversidad?</text:p>
          </table:table-cell>
          <table:table-cell table:style-name="Table8.B2" office:value-type="string">
            <text:p text:style-name="P75"><text:span text:style-name="T191">A</text:span> la Universidad e<text:span text:style-name="T191">hh</text:span>n, <text:span text:style-name="T191">o</text:span> hasta fuera de la Universidad.</text:p>
          </table:table-cell>
        </table:table-row>
        <table:table-row table:style-name="Table8.7">
          <table:table-cell table:style-name="Table8.A2" office:value-type="string">
            <text:p text:style-name="P74"><text:span text:style-name="T191">Ok</text:span>. ¿Tú crees que en algún momento sería beneficioso, <text:span text:style-name="T191">q</text:span>ue... este... este... esta materia que estamos dando de, de, <text:span text:style-name="T191">c</text:span>asi que <text:span text:style-name="T191">de </text:span><text:s/><text:soft-page-break/>introducción a la programación, <text:span text:style-name="T190">e</text:span>ste. … <text:span text:style-name="T190">s</text:span>ea <text:span text:style-name="T190">n</text:span>o una electiva, sino ya parte de todas las carreras de la <text:span text:style-name="T190">u</text:span>niversidad donde aplique, por <text:span text:style-name="T190">ejemplo</text:span>.</text:p>
          </table:table-cell>
          <table:table-cell table:style-name="Table8.B2" office:value-type="string">
            <text:p text:style-name="P77">(inenteligible)</text:p>
          </table:table-cell>
        </table:table-row>
        <table:table-row table:style-name="Table8.7">
          <table:table-cell table:style-name="Table8.A2" office:value-type="string">
            <text:p text:style-name="P74">...<text:span text:style-name="T191">p</text:span>orque, por ejemplo, e<text:span text:style-name="T190">n</text:span> filosofía no la veo, ni en y en derecho, pero... aunque yo conozco programadores que son abogados. ¿Pero, este... tú crees que sería... sería beneficioso entonces?</text:p>
          </table:table-cell>
          <table:table-cell table:style-name="Table8.B2" office:value-type="string">
            <text:p text:style-name="P76">Sí, yo lo considero y que todavía se sigue encontrando ya... <text:span text:style-name="T191">aunque</text:span> uno l<text:span text:style-name="T191">a</text:span> puede <text:span text:style-name="T191">es</text:span>coger, meter la materia, <text:span text:style-name="T191">y</text:span>a finalizando, <text:span text:style-name="T191">ya</text:span> en los últimos semestres, pero yo sí consideró importante que se encuentre en todas las carreras.</text:p>
          </table:table-cell>
        </table:table-row>
        <table:table-row table:style-name="Table8.7">
          <table:table-cell table:style-name="Table8.A2" office:value-type="string">
            <text:p text:style-name="P74"><text:span text:style-name="T191">A</text:span>sí sea final de la carrera. ¿Como esta vez?</text:p>
          </table:table-cell>
          <table:table-cell table:style-name="Table8.B2" office:value-type="string">
            <text:p text:style-name="P76">Sí, sí, así sea al final, exacto.</text:p>
          </table:table-cell>
        </table:table-row>
        <table:table-row table:style-name="Table8.7">
          <table:table-cell table:style-name="Table8.A2" office:value-type="string">
            <text:p text:style-name="P74">Entonces lo que hay que hablar es con la gente de…. <text:span text:style-name="T191">d</text:span>e de <text:span text:style-name="T191">I</text:span>nformática de la Universidad <text:span text:style-name="T191">p</text:span>ara que haga más... más fuerza en la .en la publicidad de la materia para que se meta más gente, pues.</text:p>
          </table:table-cell>
          <table:table-cell table:style-name="Table8.B2" office:value-type="string">
            <text:p text:style-name="P76">Exacto, sí, yo lo, lo vería así mejor, pero todas las carreras, <text:span text:style-name="T191">y</text:span>o creo que van a terminar utilizándo eso, cualquier profesional.</text:p>
          </table:table-cell>
        </table:table-row>
        <table:table-row table:style-name="Table8.7">
          <table:table-cell table:style-name="Table8.A2" office:value-type="string">
            <text:p text:style-name="P74">Pero es que... fíjate una cosa, me hablaste que en algún momento de la carrera te dieron lógica, pero <text:span text:style-name="T191">¿</text:span>no tienen programación?</text:p>
          </table:table-cell>
          <table:table-cell table:style-name="Table8.B2" office:value-type="string">
            <text:p text:style-name="P76">No. Programación nada.</text:p>
          </table:table-cell>
        </table:table-row>
        <table:table-row table:style-name="Table8.7">
          <table:table-cell table:style-name="Table8.A2" office:value-type="string">
            <text:p text:style-name="P74">Es extraño porque siempre que sea <text:span text:style-name="T191">da </text:span>lógica, <text:span text:style-name="T191">e</text:span>s para ver si se puede hablar de programación después.</text:p>
          </table:table-cell>
          <table:table-cell table:style-name="Table8.B2" office:value-type="string">
            <text:p text:style-name="P76">No bueno, es que más que todo en la lógica que nos dieron a nosotros en Administración y contaduría, <text:span text:style-name="T192">ehhh</text:span> <text:span text:style-name="T191">y</text:span>a fue más enfocada en resolución de problema<text:span text:style-name="T191">s,</text:span> ecónomicos... contables..., pero nunca en programación.</text:p>
          </table:table-cell>
        </table:table-row>
        <table:table-row table:style-name="Table8.7">
          <table:table-cell table:style-name="Table8.A2" office:value-type="string">
            <text:p text:style-name="P74"><text:span text:style-name="T192">Ahhh, ya</text:span> entiendo. Okey bueno nada. Lo que queda entonces agradecerte por tu tiempo.</text:p>
          </table:table-cell>
          <table:table-cell table:style-name="Table8.B2" office:value-type="string">
            <text:p text:style-name="P76">A usted</text:p>
          </table:table-cell>
        </table:table-row>
        <table:table-row table:style-name="Table8.47">
          <table:table-cell table:style-name="Table8.A2" office:value-type="string">
            <text:p text:style-name="P77">Despedida...</text:p>
          </table:table-cell>
          <table:table-cell table:style-name="Table8.B2" office:value-type="string">
            <text:p text:style-name="P76"/>
          </table:table-cell>
        </table:table-row>
      </table:table>
      <text:p text:style-name="P140"/>
      <text:h text:style-name="Heading_20_3" text:outline-level="3"><text:bookmark-start text:name="__RefHeading___Toc25417_3437975647"/>Estudiante 8:<text:bookmark-end text:name="__RefHeading___Toc25417_3437975647"/></text:h>
      <table:table table:name="Table9" table:style-name="Table9" table:template-name="Default Style">
        <table:table-column table:style-name="Table9.A"/>
        <table:table-column table:style-name="Table9.B"/>
        <table:table-row>
          <table:table-cell table:style-name="Table9.A1" office:value-type="string">
            <text:p text:style-name="P3">Entrevistador: Entr</text:p>
          </table:table-cell>
          <table:table-cell table:style-name="Table9.B1" office:value-type="string">
            <text:p text:style-name="P4">Estudiante <text:span text:style-name="T193">8</text:span>: Est<text:span text:style-name="T193">8</text:span></text:p>
          </table:table-cell>
        </table:table-row>
        <table:table-row table:style-name="Table9.2">
          <table:table-cell table:style-name="Table9.A2" office:value-type="string">
            <text:p text:style-name="P4">Entrevista <text:span text:style-name="T193">personal, grabada en el celular del entrevistador</text:span></text:p>
          </table:table-cell>
          <table:table-cell table:style-name="Table9.B2" office:value-type="string">
            <text:p text:style-name="P4">Estudiante de <text:span text:style-name="T193">Economía</text:span></text:p>
          </table:table-cell>
        </table:table-row>
        <table:table-row table:style-name="Table9.2">
          <table:table-cell table:style-name="Table9.A2" office:value-type="string">
            <text:p text:style-name="P4">Hablame acerca de <text:span text:style-name="T193">¿</text:span>por qué quieres aprender a programar <text:span text:style-name="T194">una computadora</text:span>?, <text:span text:style-name="T194">¿qué te inspiraa hacer esto?</text:span></text:p>
          </table:table-cell>
          <table:table-cell table:style-name="Table9.B2" office:value-type="string">
            <text:p text:style-name="P4"><text:span text:style-name="T194">Bueno, </text:span>Ehh.., <text:span text:style-name="T195">sobre todo el campo laboral que existe </text:span><text:span text:style-name="T196">ahora</text:span><text:span text:style-name="T195"> para los trabajadores, </text:span><text:span text:style-name="T196">creo que </text:span><text:span text:style-name="T195">la programación es el futuro en este momento, creo que… <text:s/>dentro de un par de años todas las carreras, digamos…, todos los puesto laborales, </text:span><text:span text:style-name="T196">más que todo </text:span><text:span text:style-name="T195"><text:s/>van a necesi</text:span><text:span text:style-name="T196">r</text:span><text:span text:style-name="T195">a</text:span><text:span text:style-name="T196">r</text:span><text:span text:style-name="T195"> de </text:span><text:soft-page-break/><text:span text:style-name="T195">programadores…, </text:span><text:span text:style-name="T196">todas las áreas laborales: me parece una herramienta super importante</text:span><text:span text:style-name="T195"> <text:s/></text:span><text:span text:style-name="T196">de… que todos deberían tener.</text:span></text:p>
          </table:table-cell>
        </table:table-row>
        <table:table-row table:style-name="Table9.2">
          <table:table-cell table:style-name="Table9.A2" office:value-type="string">
            <text:p text:style-name="P4">Tu <text:span text:style-name="T196">eres del área e economía</text:span></text:p>
          </table:table-cell>
          <table:table-cell table:style-name="Table9.B2" office:value-type="string">
            <text:p text:style-name="P80">Si</text:p>
          </table:table-cell>
        </table:table-row>
        <table:table-row table:style-name="Table9.2">
          <table:table-cell table:style-name="Table9.A2" office:value-type="string">
            <text:p text:style-name="P4">… <text:span text:style-name="T196">y si embargo ves que necesitas saber de programación?</text:span></text:p>
          </table:table-cell>
          <table:table-cell table:style-name="Table9.B2" office:value-type="string">
            <text:p text:style-name="P80">Correcto</text:p>
          </table:table-cell>
        </table:table-row>
        <table:table-row table:style-name="Table9.2">
          <table:table-cell table:style-name="Table9.A2" office:value-type="string">
            <text:p text:style-name="P80">Por que tu piensas que en un futuro, este... tu, tu… ehhh, tu carrera va a necesitar de estas herrmainetas.</text:p>
          </table:table-cell>
          <table:table-cell table:style-name="Table9.B2" office:value-type="string">
            <text:p text:style-name="P80">Si, por que ahora se necesita. Nosotos trabajamos con muchos datos, por ejemplo, utilizamos el programa “R”, para poder la parte de datos y procesarlos adecuadamente.</text:p>
          </table:table-cell>
        </table:table-row>
        <table:table-row table:style-name="Table9.7">
          <table:table-cell table:style-name="Table9.A2" office:value-type="string">
            <text:p text:style-name="P80">Ok, lo estas viendo como una herramienta para… para tu desempeño en la carrera.</text:p>
          </table:table-cell>
          <table:table-cell table:style-name="Table9.B2" office:value-type="string">
            <text:p text:style-name="P80">Si. No solo parte…, en mi carrera, porque puede haber que me pueda dedicarme a otra cosa, utilizando la programación.</text:p>
          </table:table-cell>
        </table:table-row>
        <table:table-row table:style-name="Table9.7">
          <table:table-cell table:style-name="Table9.A2" office:value-type="string">
            <text:p text:style-name="P80">Ahhh, ok. Háblame un poquito de eso.</text:p>
          </table:table-cell>
          <table:table-cell table:style-name="Table9.B2" office:value-type="string">
            <text:p text:style-name="P80">Bueno, quizas me gustaría trabajar de desarrolladora en algunas otras áreas, no sé si desarrollo web o... un programa, bueno, que tenga desarrollo web.</text:p>
          </table:table-cell>
        </table:table-row>
        <table:table-row table:style-name="Table9.7">
          <table:table-cell table:style-name="Table9.A2" office:value-type="string">
            <text:p text:style-name="P80">Ok, ehh, <text:span text:style-name="T197">te ves metida en ese campo?</text:span></text:p>
          </table:table-cell>
          <table:table-cell table:style-name="Table9.B2" office:value-type="string">
            <text:p text:style-name="P81">Si </text:p>
          </table:table-cell>
        </table:table-row>
        <table:table-row table:style-name="Table9.7">
          <table:table-cell table:style-name="Table9.A2" office:value-type="string">
            <text:p text:style-name="P81">OK. Ahora bien, y ¿por qué no te fuiste directamente por informática, entonces?</text:p>
          </table:table-cell>
          <table:table-cell table:style-name="Table9.B2" office:value-type="string">
            <text:p text:style-name="P81">No, hace cinco años, cunado empecé a estudiar, me gustaba era la economía, pero <text:s/>ahora recientemente, después de la pandemia <text:s/>para acá que me empecé a interersar en la informática, y toda la cuestión. Yo creo que no sea 100% necesario que une estudie una carrera de informática para saber programar, ok, bueno aprendo de ecom¡nomía, que me da un montón de herramientas también, una… una visión más amplia del campo que me gusta… <text:span text:style-name="T198">y también puedo aprender a programar, digamos que… en paralelo.</text:span></text:p>
          </table:table-cell>
        </table:table-row>
        <table:table-row table:style-name="Table9.7">
          <table:table-cell table:style-name="Table9.A2" office:value-type="string">
            <text:p text:style-name="P82">Ahhh, ok, Lo ves como complementario</text:p>
          </table:table-cell>
          <table:table-cell table:style-name="Table9.B2" office:value-type="string">
            <text:p text:style-name="P82">Si</text:p>
          </table:table-cell>
        </table:table-row>
        <table:table-row table:style-name="Table9.7">
          <table:table-cell table:style-name="Table9.A2" office:value-type="string">
            <text:p text:style-name="P82">Ok, lo entiendo, excelente. Ahora, hablame un poquito de tu habilidad matemática. ¿Cómo está tu habilidad matemática desde que empezaste a estudiar… como te sientes…(interrumpido)</text:p>
          </table:table-cell>
          <table:table-cell table:style-name="Table9.B2" office:value-type="string">
            <text:p text:style-name="P82">Bueno, siempre fue buena. Me gustan las matemáticas, me doi bien con los números, de hecho la lógica que hay en mi carrera la comprendo a través de la matemática… todo…, los modelos, todo está ehhh… soportado en las matemáticas. Los modelos de relación social, nosotros lo utilizamos para todo, ehhh, mientras que estoy estudiando, desde chiquita, siempre me fue bien. En <text:soft-page-break/>bachillerato, en los ú<text:span text:style-name="T199">ltimos tres</text:span> años eximí <text:span text:style-name="T199">las </text:span><text:s/>matemáticas,<text:span text:style-name="T199"> la física, porque me iba bien en clases.</text:span></text:p>
          </table:table-cell>
        </table:table-row>
        <table:table-row table:style-name="Table9.7">
          <table:table-cell table:style-name="Table9.A2" office:value-type="string">
            <text:p text:style-name="P83">Ok, y, ¿Tu has estudiado alguna vez lógica, o algo así por el estilo?</text:p>
          </table:table-cell>
          <table:table-cell table:style-name="Table9.B2" office:value-type="string">
            <text:p text:style-name="P83">No</text:p>
          </table:table-cell>
        </table:table-row>
        <table:table-row table:style-name="Table9.7">
          <table:table-cell table:style-name="Table9.A2" office:value-type="string">
            <text:p text:style-name="P83">¿No has estudiado lógica?</text:p>
          </table:table-cell>
          <table:table-cell table:style-name="Table9.B2" office:value-type="string">
            <text:p text:style-name="P83">No. Por mi cuenta estudié programación, o sea, hice un curso de programación pero sin… sin un lengujae de programación, como tal.</text:p>
          </table:table-cell>
        </table:table-row>
        <table:table-row table:style-name="Table9.7">
          <table:table-cell table:style-name="Table9.A2" office:value-type="string">
            <text:p text:style-name="P83">Ok, </text:p>
          </table:table-cell>
          <table:table-cell table:style-name="Table9.B2" office:value-type="string">
            <text:p text:style-name="P78"><text:s/>… <text:span text:style-name="T199">los (inenteligible), la cuestion..., los algoritmos, … </text:span><text:span text:style-name="T200">las variables, exactamente.</text:span></text:p>
          </table:table-cell>
        </table:table-row>
        <table:table-row table:style-name="Table9.7">
          <table:table-cell table:style-name="Table9.A2" office:value-type="string">
            <text:p text:style-name="P84">Ok, este…, ¿has tenido alguna dificultad al momento del aprendizaje de la programación?</text:p>
          </table:table-cell>
          <table:table-cell table:style-name="Table9.B2" office:value-type="string">
            <text:p text:style-name="P84">Ehhh, no realmente, hay veces que... se me complico, porque quizas no conozca de eso muy a fondo, a veces que salen palabras de la nada, ta malo… ¿por qué están diciendo esa palabra?…. Capaz que me falta... profundizar en esa área, pero como tal no se me complica, practicar un poco más, <text:span text:style-name="T201">sería mucho más sencillo.</text:span></text:p>
          </table:table-cell>
        </table:table-row>
        <table:table-row table:style-name="Table9.7">
          <table:table-cell table:style-name="Table9.A2" office:value-type="string">
            <text:p text:style-name="P85">Cress que entonces…, eso es lo que te iba a decir. ¿Con un poco de práctica, tu crees que absorberías mejor los conocimientos de programación? </text:p>
          </table:table-cell>
          <table:table-cell table:style-name="Table9.B2" office:value-type="string">
            <text:p text:style-name="P85">Si, todo es la práctica.</text:p>
          </table:table-cell>
        </table:table-row>
        <table:table-row table:style-name="Table9.7">
          <table:table-cell table:style-name="Table9.A2" office:value-type="string">
            <text:p text:style-name="P85">Ok, Este… Cuando tu vas a resolver un problema, ya no digamos de programación, un problema de matemática, un problema de economía, un prblema de diseño de… un…, algo relacionado con tu carrera. ¿Qué metodología usas tu?, ¿Cómo haces para tratar de resolver eso?</text:p>
          </table:table-cell>
          <table:table-cell table:style-name="Table9.B2" office:value-type="string">
            <text:p text:style-name="P79"><text:span text:style-name="T201">Voy de atrás para adelante. Intento… ¿qué resultado quiero? Y ¿cómo lo quiero?, entonces a partir de donde estoy </text:span><text:span text:style-name="T202">intento conectar los puntos, pero siempre veo primero que es el resultado final que yo necesito, para poder, entonces, <text:s/>pensar cómo voy a hacer para llegar a esos puntos.</text:span></text:p>
          </table:table-cell>
        </table:table-row>
        <table:table-row table:style-name="Table9.7">
          <table:table-cell table:style-name="Table9.A2" office:value-type="string">
            <text:p text:style-name="P86">Ok, ¿cómo haces esas conexiones? </text:p>
          </table:table-cell>
          <table:table-cell table:style-name="Table9.B2" office:value-type="string">
            <text:p text:style-name="P86">Uhmmm, intento contar con las herramientas que tengo, o sea, veo primero las herramientas que tengo a mi alcance…, si puedo ir por aquí, si puedo ir por acá, si no me funciona busco otra manera, siempre teniendo en cuanta cuál es el resultado final que necesito.</text:p>
          </table:table-cell>
        </table:table-row>
        <table:table-row table:style-name="Table9.7">
          <table:table-cell table:style-name="Table9.A2" office:value-type="string">
            <text:p text:style-name="P86">O sea, se puede decir, entonces que tu tienes, ehh… una especie de herramienta interna, mental para… para trabajar con el problema.</text:p>
          </table:table-cell>
          <table:table-cell table:style-name="Table9.B2" office:value-type="string">
            <text:p text:style-name="P86">Si, Si</text:p>
          </table:table-cell>
        </table:table-row>
        <table:table-row table:style-name="Table9.7">
          <table:table-cell table:style-name="Table9.A2" office:value-type="string">
            <text:p text:style-name="P86">Este...Si tengo un problema de programación… ¿cómo lo atacarías?</text:p>
          </table:table-cell>
          <table:table-cell table:style-name="Table9.B2" office:value-type="string">
            <text:p text:style-name="P86">Ok</text:p>
          </table:table-cell>
        </table:table-row>
        <text:soft-page-break/>
        <table:table-row table:style-name="Table9.7">
          <table:table-cell table:style-name="Table9.A2" office:value-type="string">
            <text:p text:style-name="P86">Por ejemplo… el último problema… el prolema que pusimos en el examen</text:p>
          </table:table-cell>
          <table:table-cell table:style-name="Table9.B2" office:value-type="string">
            <text:p text:style-name="P86">OK, ahí se me hace más fácil, porque usted nos explicó cómo… <text:span text:style-name="T203">como</text:span> quería el resultado, entonces, ok, ya tengo el resultado, ¿cómo llego hasta acá?. <text:span text:style-name="T203">En otro tipo de problema no tengo nada, aquí tengo todo, ¿qué herramienta puedo utilizar para lograr ese resultado que necesito?, que erá bastante específico, entonces, por ejemplo comienzo a utilizar las herramientas que hemos aprendido poco a poco, también buscar en internet, en internet por su puesto... </text:span></text:p>
          </table:table-cell>
        </table:table-row>
        <table:table-row table:style-name="Table9.7">
          <table:table-cell table:style-name="Table9.A2" office:value-type="string">
            <text:p text:style-name="P87">La internet… te ha servido de...(interrumpido)</text:p>
          </table:table-cell>
          <table:table-cell table:style-name="Table9.B2" office:value-type="string">
            <text:p text:style-name="P87">Uyyy, si, con internet aprendí a progranmar en “R”..., dí mis primeros pasos en Python..., hice un curso de pre-programación sin lenguaje de programación…, me he apoyado bastante en internet.</text:p>
          </table:table-cell>
        </table:table-row>
        <table:table-row table:style-name="Table9.7">
          <table:table-cell table:style-name="Table9.A2" office:value-type="string">
            <text:p text:style-name="P87">Este…, ahora bien, <text:span text:style-name="T204">ehhh,… ya me hablaste un poquito de que…, de que la programación <text:s/>representa un complemento para tu carrera, pero además de eso ¿tu ves algún…, alguna.. alguna ventaja el aprender a programar?</text:span></text:p>
          </table:table-cell>
          <table:table-cell table:style-name="Table9.B2" office:value-type="string">
            <text:p text:style-name="P88">Uhmmm, <text:s/>siempre y cuando logras cosas por ti mismo, cuando tu programas, pues creas programas que te ayudan para problemas específicos que tu tienes. </text:p>
          </table:table-cell>
        </table:table-row>
        <table:table-row table:style-name="Table9.7">
          <table:table-cell table:style-name="Table9.A2" office:value-type="string">
            <text:p text:style-name="P88">Ok,</text:p>
          </table:table-cell>
          <table:table-cell table:style-name="Table9.B2" office:value-type="string">
            <text:p text:style-name="P88">Esa es una de las ventajas que te puede dar la programación</text:p>
          </table:table-cell>
        </table:table-row>
        <table:table-row table:style-name="Table9.7">
          <table:table-cell table:style-name="Table9.A2" office:value-type="string">
            <text:p text:style-name="P88">Y tu cres que… eso, eso, utilizar este tipo de herramientas, no solamente te ayuda en tu carrera, sino en tu ámbito personal, <text:s/>ya al saber programar ya te permitiría.. (interrumpido)</text:p>
          </table:table-cell>
          <table:table-cell table:style-name="Table9.B2" office:value-type="string">
            <text:p text:style-name="P88">Bueno, ya al saber programar me genera cierto nivel de satisfacción. Me siento como…, como realizada… por saber hacerlo, osea, nada más el hecho de saber hacerlo me hace sentir realizada.</text:p>
          </table:table-cell>
        </table:table-row>
        <table:table-row table:style-name="Table9.7">
          <table:table-cell table:style-name="Table9.A2" office:value-type="string">
            <text:p text:style-name="P88">Ok, te da cierta satisfacción el poder hacer las cosas por ti misma, y que llegas al resultado y…, y, y saber que lo estas aciendo bien.</text:p>
          </table:table-cell>
          <table:table-cell table:style-name="Table9.B2" office:value-type="string">
            <text:p text:style-name="P88">Eso, exacto</text:p>
          </table:table-cell>
        </table:table-row>
        <table:table-row table:style-name="Table9.7">
          <table:table-cell table:style-name="Table9.A2" office:value-type="string">
            <text:p text:style-name="P88">Que bueno, y mira, este…, ahora en general, hablando en general, no solo en particular el caso tuyo, <text:s/>¿Qué importancia le <text:span text:style-name="T205">ves</text:span> tú al hecho de saber programar?</text:p>
          </table:table-cell>
          <table:table-cell table:style-name="Table9.B2" office:value-type="string">
            <text:p text:style-name="P88">El mundo al que estamos, <text:span text:style-name="T205">uhh</text:span> nos estamos adaptando <text:span text:style-name="T205">cada vez es más tecnológico, casi todo tiene que ver con tecnología hoy en día, muy pocas cosas se están excluyendo de ese tipo… es que lo más básico, hasta el proceso de ir a comprar en un supermercado en otros países… tiene que ser 100% tecnológico, uno llega a un supermecado y nadad más entra, pones las cosas en un carrito ya te lo cobran a la tarjeta de crédito. Creo que la programación </text:span><text:soft-page-break/><text:span text:style-name="T205">forma una parte importante de este mundo en que nosotros nos estamos tratando de adaptar. Entonces, creo que es un conocimiento básico que todos deberían tener, </text:span></text:p>
          </table:table-cell>
        </table:table-row>
        <table:table-row table:style-name="Table9.7">
          <table:table-cell table:style-name="Table9.A2" office:value-type="string">
            <text:p text:style-name="P89">Eso que me acabas de decir, hablame un poquito de que, “todos deberíamos tener” ¿<text:span text:style-name="T206">a ver?</text:span>...</text:p>
          </table:table-cell>
          <table:table-cell table:style-name="Table9.B2" office:value-type="string">
            <text:p text:style-name="P89">Pues..., Hoy día es bien muy poco la cantidad de población que no utiliza tecnología, todos utilizamos un teléfono, <text:s/>un <text:s/><text:span text:style-name="T206">televisor</text:span> algo…, <text:span text:style-name="T206">creo que saber programar es saber como funcionan esas cosas no da muchas herramientas para crecer más como sociedad.</text:span></text:p>
          </table:table-cell>
        </table:table-row>
        <table:table-row table:style-name="Table9.7">
          <table:table-cell table:style-name="Table9.A2" office:value-type="string">
            <text:p text:style-name="P90">Pero sin embargo, fíjate una cosa, tu no necesitas saber cómo funciona un carro para manejarlo, ¿verdad?… </text:p>
          </table:table-cell>
          <table:table-cell table:style-name="Table9.B2" office:value-type="string">
            <text:p text:style-name="P90">Correcto, pero digamos que te convertiría..., que podrías explotar el máximo potencial de la tecnología a tu alrededor.</text:p>
          </table:table-cell>
        </table:table-row>
        <table:table-row table:style-name="Table9.7">
          <table:table-cell table:style-name="Table9.A2" office:value-type="string">
            <text:p text:style-name="P90">O sea, ta llama, ¿te llama la atención fuertemente la creación de cosas que sean nuevas?</text:p>
          </table:table-cell>
          <table:table-cell table:style-name="Table9.B2" office:value-type="string">
            <text:p text:style-name="P90">Si</text:p>
          </table:table-cell>
        </table:table-row>
        <table:table-row table:style-name="Table9.7">
          <table:table-cell table:style-name="Table9.A2" office:value-type="string">
            <text:p text:style-name="P90">O ¿cosas hechas por ti misma?</text:p>
          </table:table-cell>
          <table:table-cell table:style-name="Table9.B2" office:value-type="string">
            <text:p text:style-name="P90">Si</text:p>
          </table:table-cell>
        </table:table-row>
        <table:table-row table:style-name="Table9.7">
          <table:table-cell table:style-name="Table9.A2" office:value-type="string">
            <text:p text:style-name="P90">Ok. Sin embargo fíjate que, con excel también pueden hacerse cosas bien interesantes, ¿ves alguna diferencia entre programar <text:span text:style-name="T207">con.. </text:span>con este lenguaje Python <text:span text:style-name="T207">o</text:span> programar con Excel? <text:span text:style-name="T207">¿Hacer cosas con Excel?</text:span></text:p>
          </table:table-cell>
          <table:table-cell table:style-name="Table9.B2" office:value-type="string">
            <text:p text:style-name="P91">Si hay, hay bastante diferencia. Excel mas que, <text:s/>ehhh…, en terminos generales tiene un propósito estadístico..., matemático…, con tablas creo que está dirijido a una sola área. Con Python creo que las <text:s/>cosas son infinitas, las que se pueden hacer con Python. </text:p>
          </table:table-cell>
        </table:table-row>
        <table:table-row table:style-name="Table9.7">
          <table:table-cell table:style-name="Table9.A2" office:value-type="string">
            <text:p text:style-name="P91">Excelente, mira, alguna otra cosa que quieras comentarme con respecto a tu gusto por la programación…, o ¿algún otro comentario adicional que quieras realizar?</text:p>
          </table:table-cell>
          <table:table-cell table:style-name="Table9.B2" office:value-type="string">
            <text:p text:style-name="P91">Pues…, empezó cunado empecé a programar en “R”, que es <text:s/>muy estadístico, pero me gustó la interfaz…, cómo escribir…, todo… <text:s/>me gustó <text:s/>la interfaz de “R” , que está super chéver, que me gustaría programar y ver ¿qué tal?, luego probé con HTML… con diseño web y como por ahí me fui iendo…, luego empecé a leer <text:s/>de Python… que fue cuando empecé con Python, más bien me gustó Python…, <text:span text:style-name="T208">sino que</text:span> <text:span text:style-name="T208">empecé con una cosa y luego fui a otra …</text:span></text:p>
          </table:table-cell>
        </table:table-row>
        <table:table-row table:style-name="Table9.7">
          <table:table-cell table:style-name="Table9.A2" office:value-type="string">
            <text:p text:style-name="P92">Ok, interesante. En definitiva se puede decir que ¿te gusta la programación?</text:p>
          </table:table-cell>
          <table:table-cell table:style-name="Table9.B2" office:value-type="string">
            <text:p text:style-name="P92">Si, si me gusta</text:p>
          </table:table-cell>
        </table:table-row>
        <table:table-row table:style-name="Table9.7">
          <table:table-cell table:style-name="Table9.A2" office:value-type="string">
            <text:p text:style-name="P92"><text:s text:c="2"/>Eso me lleva a hacer una pregunta adicional, que no está en el guión, ¿Tu crees que una persona, que no le guste la programación, que no se vea?…, este… vamos a ver cómo la puedo hacer. No que no le guste la <text:soft-page-break/>programación, que no le interesen <text:s/>saber cómo se hacen los programas, simplemente lo que le interesa es usarlos...</text:p>
          </table:table-cell>
          <table:table-cell table:style-name="Table9.B2" office:value-type="string">
            <text:p text:style-name="P92">¿un usuario?</text:p>
          </table:table-cell>
        </table:table-row>
        <table:table-row table:style-name="Table9.7">
          <table:table-cell table:style-name="Table9.A2" office:value-type="string">
            <text:p text:style-name="P92">Un usuario…, A mi no me interesan cómo están hechas las aplicaciones del teléfono, a mi lo que me gusta es usarlas y ya está, ¿Tu crees que el tener ese conocimiento para esa persona sería interesante…, o sería superficial o… ? (interrumpido)</text:p>
          </table:table-cell>
          <table:table-cell table:style-name="Table9.B2" office:value-type="string">
            <text:p text:style-name="P92">Creo que lo principal <text:span text:style-name="T209">sería un contrasentido</text:span> que esa persona <text:span text:style-name="T209">adquiera ese conocimiento si no le gusta , cuando a mi no me gusta algo, le tengo cierta adversión a aprenderla. Tengo una amiga en la universidad que a ella no le gustaba usar “R”, porque no entendía un atributo, no sabía de las versiones, entonces no le gustaba nada, pero tuvo que aprenderla para poder aprobar la materia. Pero sin embargo no le gustó para nada, </text:span></text:p>
          </table:table-cell>
        </table:table-row>
        <table:table-row table:style-name="Table9.7">
          <table:table-cell table:style-name="Table9.A2" office:value-type="string">
            <text:p text:style-name="P93">Entonces, tu ves una relación entre el gusto y las ganas de aprender...</text:p>
          </table:table-cell>
          <table:table-cell table:style-name="Table9.B2" office:value-type="string">
            <text:p text:style-name="P93">Correcto, como todo.</text:p>
          </table:table-cell>
        </table:table-row>
        <table:table-row table:style-name="Table9.7">
          <table:table-cell table:style-name="Table9.A2" office:value-type="string">
            <text:p text:style-name="P93">Bueno, excelente, te aggradezco nuevamente tu tiempo...</text:p>
          </table:table-cell>
          <table:table-cell table:style-name="Table9.B2" office:value-type="string">
            <text:p text:style-name="P93">Muchas gracias a usted</text:p>
          </table:table-cell>
        </table:table-row>
        <table:table-row table:style-name="Table9.40">
          <table:table-cell table:style-name="Table9.A2" office:value-type="string">
            <text:p text:style-name="P93">Despedida.</text:p>
          </table:table-cell>
          <table:table-cell table:style-name="Table9.B2" office:value-type="string">
            <text:p text:style-name="P93"/>
          </table:table-cell>
        </table:table-row>
      </table:table>
      <text:p text:style-name="P141"/>
      <text:h text:style-name="Heading_20_3" text:outline-level="3"><text:bookmark-start text:name="__RefHeading___Toc25419_3437975647"/>Estudiante 9<text:bookmark-end text:name="__RefHeading___Toc25419_3437975647"/></text:h>
      <table:table table:name="Table10" table:style-name="Table10" table:template-name="Default Style">
        <table:table-column table:style-name="Table10.A"/>
        <table:table-column table:style-name="Table10.B"/>
        <table:table-row>
          <table:table-cell table:style-name="Table10.A1" office:value-type="string">
            <text:p text:style-name="P3">Entrevistador: Entr</text:p>
          </table:table-cell>
          <table:table-cell table:style-name="Table10.B1" office:value-type="string">
            <text:p text:style-name="P4">Estudiante <text:span text:style-name="T210">9</text:span>: Est<text:span text:style-name="T210">9</text:span></text:p>
          </table:table-cell>
        </table:table-row>
        <table:table-row table:style-name="Table10.2">
          <table:table-cell table:style-name="Table10.A2" office:value-type="string">
            <text:p text:style-name="P4">Entrevista realizada <text:span text:style-name="T151">en remoto, realizada en la plataforma zoom</text:span></text:p>
          </table:table-cell>
          <table:table-cell table:style-name="Table10.B2" office:value-type="string">
            <text:p text:style-name="P4">Estudiante de <text:span text:style-name="T129">Contaduría</text:span></text:p>
          </table:table-cell>
        </table:table-row>
        <table:table-row table:style-name="Table10.2">
          <table:table-cell table:style-name="Table10.A2" office:value-type="string">
            <text:p text:style-name="P4">Okey. Perfecto. Mira. Son una serie de preguntas que te voy a hacer. Trata de no contestar si no, si no. Expresarte un poquito más acerca de lo que... <text:span text:style-name="T210">que</text:span> es lo que tiene la idea para que me pueda ayudar un poco más es saber qué... qué es lo… <text:span text:style-name="T210">c</text:span>uál es la, la, la razón que... de las cosas que estoy buscando, <text:span text:style-name="T210">¿</text:span>no? Entonces, ok, tampoco hay preguntas buenas o malas, simplemente <text:span text:style-name="T210">estoy</text:span>, est<text:span text:style-name="T210">e….</text:span> considerando las opiniones de, de, de ustedes, <text:span text:style-name="T210">¿</text:span>ok?</text:p>
          </table:table-cell>
          <table:table-cell table:style-name="Table10.B2" office:value-type="string">
            <text:p text:style-name="P94">A ver</text:p>
          </table:table-cell>
        </table:table-row>
        <table:table-row table:style-name="Table10.2">
          <table:table-cell table:style-name="Table10.A2" office:value-type="string">
            <text:p text:style-name="P4">Entonces, fíjate. ¿Háblame un poquito por qué quieres aprender a programar una computadora? ¿Qué te motivó a eso?</text:p>
          </table:table-cell>
          <table:table-cell table:style-name="Table10.B2" office:value-type="string">
            <text:p text:style-name="P94">¿Qué motiva a aprender a programar, no? Es que se corta un poquito. Sí ok. Este bueno, yo tengo un primo que ha trabajado con... con la parte de HTML, diseño web, y… o sea, yo <text:soft-page-break/>como que lo estaba ayudando un poco en eso, <text:s/>a, a eso como al diseño de página y he trabajado que sí con WordPress, con HTML y ese tipo de lenguaje, pués, <text:s/>y CCS creo que se llama el otro, o CSS, se siempre me confundo con eso, pero bueno, también con ese lenguaje un poquito. Y bueno, siempre me ha llamado como la atensión, ese tipo de cosas. Y, cuando vi la electividad que era programación de Python, pues me llamó la atención porque como ya había visto eso de HTML y me gustó <text:span text:style-name="T211">decidí meter esa</text:span> electiva.</text:p>
          </table:table-cell>
        </table:table-row>
        <table:table-row table:style-name="Table10.2">
          <table:table-cell table:style-name="Table10.A2" office:value-type="string">
            <text:p text:style-name="P4">Okey. ¿Pero hay algu<text:span text:style-name="T212">n</text:span>a motivación más que la materia?... <text:span text:style-name="T212">¿</text:span>De índole personal?</text:p>
          </table:table-cell>
          <table:table-cell table:style-name="Table10.B2" office:value-type="string">
            <text:p text:style-name="P94">Bueno este.... <text:span text:style-name="T212">o</text:span> sea, e<text:span text:style-name="T212">hhh</text:span>... siento que en parte eso también me puede ayudar como a entender un poquito mejor lo de... lo que le estoy comentando de los trabajos que llevaba con mi primo, porque bueno, al final son como un lenguaje de programación y te ayuda a c<text:span text:style-name="T212">o</text:span>mo entender un poco más en ese mundo y, <text:span text:style-name="T212">o </text:span>sea, en parte también la metí por eso, pues porque siento que podía como complementarme o ayudarme a... como otras herramientas, <text:span text:style-name="T212">a ya</text:span> verlo como algo, no vídeos en youtube sino como…, <text:span text:style-name="T212">c</text:span>omo algo más profesional, como en la Universidad y bueno, <text:span text:style-name="T212">p</text:span>ensé que me podía ayudar <text:span text:style-name="T212">a, a, a, a</text:span> entender mejor lo que es el HTML y todas esas cosas.</text:p>
          </table:table-cell>
        </table:table-row>
        <table:table-row table:style-name="Table10.2">
          <table:table-cell table:style-name="Table10.A2" office:value-type="string">
            <text:p text:style-name="P4">Te va a ayudar a atender mejor solamente la parte est<text:span text:style-name="T212">a</text:span> de qué haces con tu primo?.</text:p>
          </table:table-cell>
          <table:table-cell table:style-name="Table10.B2" office:value-type="string">
            <text:p text:style-name="P94">Sí, o sea, como que había esa relación y bueno, capaz me ayuda. A eso. O con eso.</text:p>
          </table:table-cell>
        </table:table-row>
        <table:table-row table:style-name="Table10.2">
          <table:table-cell table:style-name="Table10.A2" office:value-type="string">
            <text:p text:style-name="P4">Okey. Fíjate una cuestión, <text:span text:style-name="T212">l</text:span>a parte de programación tiene mucho que ver con la parte de solucionar problemas, <text:span text:style-name="T212">¿</text:span>no?</text:p>
          </table:table-cell>
          <table:table-cell table:style-name="Table10.B2" office:value-type="string">
            <text:p text:style-name="P95">Okey</text:p>
          </table:table-cell>
        </table:table-row>
        <table:table-row table:style-name="Table10.2">
          <table:table-cell table:style-name="Table10.A2" office:value-type="string">
            <text:p text:style-name="P4">De hecho, cuando <text:span text:style-name="T212">uno</text:span> programa <text:span text:style-name="T212">lo</text:span> que está buscando <text:span text:style-name="T212">es </text:span>resolver alguna... alguna problemática, automatizandola con una computadora, <text:span text:style-name="T212">¿</text:span>no?, <text:span text:style-name="T212">e</text:span>ste... Hablando de resolución de problemas, <text:span text:style-name="T213">t</text:span>engo entendido que ustedes ven una materia de lógica en la en la carrera.</text:p>
          </table:table-cell>
          <table:table-cell table:style-name="Table10.B2" office:value-type="string">
            <text:p text:style-name="P95">Sí, sí, a comienzos de de carrera.</text:p>
          </table:table-cell>
        </table:table-row>
        <table:table-row table:style-name="Table10.2">
          <table:table-cell table:style-name="Table10.A2" office:value-type="string">
            <text:p text:style-name="P4">¿Cómo te fue con esta materia, qué... qué..., qué, qué te pareció de trabajar con esa materia?</text:p>
          </table:table-cell>
          <table:table-cell table:style-name="Table10.B2" office:value-type="string">
            <text:p text:style-name="P95">Oye la verdad es que fue un reto porque, o sea, el profesor como <text:span text:style-name="T213">que hacía un poco dificil la materia</text:span>... o por lo menos yo no..., no le <text:soft-page-break/>entendía muy bien y me tocó buscar todo por, <text:s/>o sea, por mi cuenta y me gustó como el hecho de descifrar todas esas formas de, o sea, cómo funcionaban los ejercicios de esa materia y, <text:s/>o sea, para mí fue como satisfactori<text:span text:style-name="T213">o</text:span> cuando <text:s/>empecé a hacer los ejercicios y a ver cómo se conecta a cada cosa, este... para para hacer las deducciones y todo eso y la verdad que, o sea, me costó mucho, <text:span text:style-name="T213">p</text:span>ero después que pude, cómo resolver todos los ejercicios que me estaban poniendo...,<text:span text:style-name="T213">ehhh, </text:span><text:s/>lo encontré como satisfactorio y al final creo que esto me fue bien en esa materia y eso pues me me gusta como el reto que... que, que supuso una materia de, de tener que entender todo eso, así que, por mi cuenta porque no están entendiendo muy bien la del profesor. Y como que me senti superado porque puede resolver esto, pués.</text:p>
          </table:table-cell>
        </table:table-row>
        <table:table-row table:style-name="Table10.2">
          <table:table-cell table:style-name="Table10.A2" office:value-type="string">
            <text:p text:style-name="P4">Okey y con respecto a la parte matemática, <text:span text:style-name="T213">¿</text:span>cómo te va con las matemáticas? ¿Cómo te sientes con las matemáticas que también trata de resolver problemas?</text:p>
          </table:table-cell>
          <table:table-cell table:style-name="Table10.B2" office:value-type="string">
            <text:p text:style-name="P95">Sí, o sea, yo nunca le he tenido como esa... <text:span text:style-name="T213">co</text:span>mo <text:span text:style-name="T213">e</text:span>se rechazó <text:span text:style-name="T213">de</text:span> que, que, que a veces se puede tener, todo lo que tiene la mayoría de la gente con las matemáticas, pero no sé, le mentiría si le digo que me va bien o que se <text:span text:style-name="T213">me ha hecho</text:span> fácil, porque siempre sí me ha costado un poquito, pero, <text:span text:style-name="T213">o</text:span> sea, como que nunca me he dejado que la materia me bloque<text:span text:style-name="T213">e,</text:span> algo así, y siempre trato de hacer lo<text:span text:style-name="T213">s</text:span> ejercicios de resolver, porque si me gusta como esa parte, cuando no entiendes algo y de repente vas buscando como opciones, <text:span text:style-name="T213">o </text:span>viendo cómo se hace y después como que das con la tecla y lo resuelve<text:span text:style-name="T213">s</text:span>, <text:span text:style-name="T213">y...</text:span>, o sea como que se siente bien cuando <text:span text:style-name="T213">u</text:span>no lo logra, <text:s/><text:span text:style-name="T213">pero</text:span> qu<text:span text:style-name="T213">e</text:span> me ha ido bien así en la materia <text:span text:style-name="T213">de matemática</text:span>, <text:span text:style-name="T213">realmente n</text:span>o, <text:s text:c="2"/>pero no me desagrada tampoco.</text:p>
          </table:table-cell>
        </table:table-row>
        <table:table-row table:style-name="Table10.2">
          <table:table-cell table:style-name="Table10.A2" office:value-type="string">
            <text:p text:style-name="P4">Ok ok. Ahora bien. ¿Tú crees que el haber visto lógica te ayudó <text:span text:style-name="T214">a</text:span> utilizar es<text:span text:style-name="T214">e</text:span> razonamiento <text:span text:style-name="T214">p</text:span>ara otras materias?, por ejemplo, como la propia matemática. <text:span text:style-name="T214">¿</text:span>Ese tipo de razonamiento?</text:p>
          </table:table-cell>
          <table:table-cell table:style-name="Table10.B2" office:value-type="string">
            <text:p text:style-name="P95">Yo creo que sí, porque, o sea, como que... <text:span text:style-name="T214">p</text:span>orque te da como una forma de pensar... de que tenías que buscar c<text:span text:style-name="T214">o</text:span>mo, c<text:span text:style-name="T214">o</text:span>mo secuen..<text:span text:style-name="T214">ci</text:span>a<text:span text:style-name="T214">s</text:span> o , como secuencias, como pasos, como para resolver algo. Porque todo era como que bueno, si es verdadero, <text:span text:style-name="T214">o</text:span> sea, que no me recuerdo muy bien, pero así me acuerdo que <text:soft-page-break/>eran como. Como que eran como… <text:span text:style-name="T214">(silencio)</text:span></text:p>
          </table:table-cell>
        </table:table-row>
        <table:table-row table:style-name="Table10.2">
          <table:table-cell table:style-name="Table10.A2" office:value-type="string">
            <text:p text:style-name="P97">Alo?</text:p>
          </table:table-cell>
          <table:table-cell table:style-name="Table10.B2" office:value-type="string">
            <text:p text:style-name="P95"><text:span text:style-name="T214">...n</text:span>úmero... el proceso de cómo se hacían las cosas para poder resolver <text:span text:style-name="T214">los</text:span> ejercicio<text:span text:style-name="T214">s</text:span>.</text:p>
          </table:table-cell>
        </table:table-row>
        <table:table-row table:style-name="Table10.2">
          <table:table-cell table:style-name="Table10.A2" office:value-type="string">
            <text:p text:style-name="P97">¿podrías repetir?</text:p>
          </table:table-cell>
          <table:table-cell table:style-name="Table10.B2" office:value-type="string">
            <text:p text:style-name="P95">Como descomponiendo cada cosa para ir como entendiendo cada paso y luego llegar al resultado final, pues.</text:p>
          </table:table-cell>
        </table:table-row>
        <table:table-row table:style-name="Table10.2">
          <table:table-cell table:style-name="Table10.A2" office:value-type="string">
            <text:p text:style-name="P97">¿Podrías repetírme lo último, porque se quedó callado la, la, la conversación, no supe qué dijiste? Discúlpame. Alo, alo.</text:p>
          </table:table-cell>
          <table:table-cell table:style-name="Table10.B2" office:value-type="string">
            <text:p text:style-name="P95">… <text:span text:style-name="T214">se corta la comunicación…</text:span></text:p>
          </table:table-cell>
        </table:table-row>
        <table:table-row table:style-name="Table10.2">
          <table:table-cell table:style-name="Table10.A2" office:value-type="string">
            <text:p text:style-name="P97">Ok, fíjate una cosa, habíamos quedado en la parte de las matemáticas y la lógica me estabas contando algo acerca de que el haber visto lógica te había, este... ayudado con otra, con otras materias, este... me estaba contando eso, por favor ¿puedes retomar el tema otra vez?</text:p>
          </table:table-cell>
          <table:table-cell table:style-name="Table10.B2" office:value-type="string">
            <text:p text:style-name="P95">Ah bueno, este... le estaba diciendo que, qu<text:span text:style-name="T214">e</text:span> bueno para realizar los ejercicios de lógica <text:span text:style-name="T214">p</text:span>rimero es... como que tenías que entender... <text:span text:style-name="T214">c</text:span>omo cada <text:span text:style-name="T214">uno</text:span> de los pasos de los procesos que se tenían que hacer para ir desarrollando el ejercicio, entonces, bueno, ahí como que había, como que descomponer cada cosa, <text:span text:style-name="T214">o</text:span> sea, que había como que..., exact<text:span text:style-name="T214">o,</text:span> <text:span text:style-name="T214">co</text:span>mo <text:span text:style-name="T215">que</text:span> descomponer cada, cada elemento y eso te iba llevando más cosas y al final bueno, tenías el resultado final y eso como que te da una, una forma de pensar, así como, como de, de no quiero decir lógica, pero sea como secuencial, no sé cómo cómo pensando en un proceso y eso me ayudó como a aplicar ese otras materias en donde bueno, como que tienes que <text:span text:style-name="T214">p</text:span>rimero entender una base, después ir desarrollando como ese conocimiento para llegar al, al, al proceso final o el resultado final.</text:p>
          </table:table-cell>
        </table:table-row>
        <table:table-row table:style-name="Table10.2">
          <table:table-cell table:style-name="Table10.A2" office:value-type="string">
            <text:p text:style-name="P98">Bueno, <text:span text:style-name="T215">e</text:span>ste.... Entonces te ha <text:span text:style-name="T216">s</text:span>ido... <text:span text:style-name="T215">es</text:span>te... bueno, lo que entiendo es que... me dices que te ha sido, este…, de ayuda haber visto la materia, aunque no la apliques directamente en en, en otras materias <text:span text:style-name="T215">¿</text:span>no? Ahora bien si. La matemática me dijiste que no te va muy bien con ella, pero que te, te <text:span text:style-name="T215">es</text:span>fuerzas para tratar de de resolver las cosas, habla<text:span text:style-name="T215">me</text:span> un poquito de las... de <text:span text:style-name="T215">t</text:span>u relación con las matemáticas.</text:p>
          </table:table-cell>
          <table:table-cell table:style-name="Table10.B2" office:value-type="string">
            <text:p text:style-name="P95">Bueno, este la verdad que en bachillerato y <text:span text:style-name="T216">p</text:span>rimaria, <text:span text:style-name="T216">o</text:span> sea, no era tampoco asi destacado, pero tampoco era malo, <text:span text:style-name="T216">s</text:span>iempre sacaba como 15 por ahí... mi promedio fue más o menos en eso y mas de matemáticas. Pero ya cuando llegué a la Universidad no sé si es que de repente traí<text:span text:style-name="T216">a</text:span> una mala base o pero por lo menos en el primer semestre, que es más... <text:span text:style-name="T216">matemática</text:span> <text:span text:style-name="T216">uno</text:span> <text:span text:style-name="T216">saqué 10</text:span>, <text:span text:style-name="T216">o</text:span> sea, <text:span text:style-name="T216">la pasé</text:span> por milagro y ya. <text:span text:style-name="T216">Ahora, d</text:span>espués lo que es... que si estadística, estadística 1 y estadística aplicada, también recuerdo que.. que me costaron un poquito, <text:span text:style-name="T216">e</text:span>ntonces sí, o sea como que nunca le tenía así manía ni nada, pero también, si me <text:soft-page-break/>cuesta un poco.</text:p>
          </table:table-cell>
        </table:table-row>
        <table:table-row table:style-name="Table10.2">
          <table:table-cell table:style-name="Table10.A2" office:value-type="string">
            <text:p text:style-name="P98">Y, <text:span text:style-name="T217">¿</text:span>qué hace para resolver es<text:span text:style-name="T217">a</text:span> dificulta<text:span text:style-name="T217">d?</text:span></text:p>
          </table:table-cell>
          <table:table-cell table:style-name="Table10.B2" office:value-type="string">
            <text:p text:style-name="P95">Bueno, o sea realmente, como ya, <text:span text:style-name="T217">c</text:span>omo ya h<text:span text:style-name="T217">e</text:span> pasado casi todas esas, como esas etapas... <text:span text:style-name="T217">m</text:span>ire...tengo tiempo que no, no practico nada de matemáticas ni nada de eso, pero en su momento, yo lo que hacía era tratar de de hacer todos los ejercicios que me manda<text:span text:style-name="T217">ban</text:span> de, <text:s/>de <text:s/><text:span text:style-name="T217">v</text:span>er todas las clases, de repasar todo lo que me dieran en clase, <text:span text:style-name="T217">y yo, o</text:span> sea, como eso, tratar de buscar el mayor conocimiento posible para poder entender la mayor cantidad de ejercicios y estar preparados para los exámenes.</text:p>
          </table:table-cell>
        </table:table-row>
        <table:table-row table:style-name="Table10.2">
          <table:table-cell table:style-name="Table10.A2" office:value-type="string">
            <text:p text:style-name="P98">Pero tengo entendido que casi que la carrera es básicamente matemática, <text:span text:style-name="T217">t</text:span>odo, todo relación con matemática, en la parte de, de contaduría... y todo eso, la auditoría... y todo eso tiene que... tiene que tener un pensamiento matemático, <text:span text:style-name="T217">¿</text:span>no?</text:p>
          </table:table-cell>
          <table:table-cell table:style-name="Table10.B2" office:value-type="string">
            <text:p text:style-name="P95">O sea, sí, pero realmente materias como tal, así vemos, nada más como matemática 1, hay unas matemáticas financieras, hay cálculos también, <text:span text:style-name="T217">p</text:span>ero o sea, por lo menos la parte de contabilidad está muy relacionada a lo que es la, las normas, <text:span text:style-name="T217">l</text:span>a norma… Todo ese tipo de cosas y si hay una parte que es muy matemática, eso es verdad, pues lo pongas la parte financiera, <text:span text:style-name="T217">p</text:span>ero bueno, también lo que es contra la contabilidad, o sea, <text:span text:style-name="T217">e</text:span>stá también asociada a lo que es norma. <text:span text:style-name="T217">y</text:span>…, bueno... la aplicación de esas normas.</text:p>
          </table:table-cell>
        </table:table-row>
        <table:table-row table:style-name="Table10.2">
          <table:table-cell table:style-name="Table10.A2" office:value-type="string">
            <text:p text:style-name="P98">Ah, pero cuando tienes que hacer un… <text:span text:style-name="T217">b</text:span>alance... o tienes que hacer un... <text:span text:style-name="T217">¿q</text:span>ué se <text:span text:style-name="T217">yo?</text:span> un cierre <text:span text:style-name="T217">c</text:span>ontable... una cosa de esas... me imagino que es bastante matemática o más que las normas, <text:span text:style-name="T217">¿</text:span>no?</text:p>
          </table:table-cell>
          <table:table-cell table:style-name="Table10.B2" office:value-type="string">
            <text:p text:style-name="P95">O sea sí, pero es cosa muy... bueno, <text:s/><text:span text:style-name="T218">o</text:span> sea, no, no se necesitan cálculos muy así, muy, muy avanzados, <text:span text:style-name="T217">t</text:span>ampoco es eso, matemáticas pero sencillas. Por lo menos por la parte de contabilidad <text:span text:style-name="T218">y ya lo que es finanzas</text:span> y todo eso, sea así, tiene como una aplicación más profunda. Pero no, no tanto como para la contabilidad como tal.</text:p>
          </table:table-cell>
        </table:table-row>
        <table:table-row table:style-name="Table10.2">
          <table:table-cell table:style-name="Table10.A2" office:value-type="string">
            <text:p text:style-name="P99">Ok, De acuerdo. Ahora bien, ahora estás aprendiendo a programar. ¿Qué dificultades has encontrado cuando te has puesto a aprender a programar? Ahora <text:span text:style-name="T220">que </text:span>estás aprendiendo a programar, </text:p>
          </table:table-cell>
          <table:table-cell table:style-name="Table10.B2" office:value-type="string">
            <text:p text:style-name="P96"><text:span text:style-name="T220">S</text:span><text:span text:style-name="T219">iento que </text:span><text:span text:style-name="T220">c</text:span>omo... como lo que más me ha costado a mí es, este... identificar un poco cómo relacionar el problema con... con las soluciones, o sea, por lo menos a mí me ayudó mucho a lo que usted dijo en clases, que había como que descomponer todo en... como en partes más pequeñas, <text:span text:style-name="T220">p</text:span>ara poder este... solucionar el problema, <text:span text:style-name="T220">y.. o</text:span> sea, el principio de la materia, como que si me costaba un poco, como <text:span text:style-name="T220">ver</text:span> o porqu<text:span text:style-name="T220">e</text:span> lo veía todo como muy <text:soft-page-break/>global, pero cuando usted <text:span text:style-name="T220">dió</text:span> como ese <text:span text:style-name="T220">c</text:span>onsejo de ir todo en pequeñas partes, o sea como que me me ha ido ayudando, <text:span text:style-name="T220">y</text:span> yo diría c<text:span text:style-name="T220">o</text:span>mo..., es <text:span text:style-name="T220">co</text:span>mo relacionar, como el problema con, con la solución.</text:p>
          </table:table-cell>
        </table:table-row>
        <table:table-row table:style-name="Table10.2">
          <table:table-cell table:style-name="Table10.A2" office:value-type="string">
            <text:p text:style-name="P99">Bueno. Entonces. Así como te acostó en su momento a trabajar con la lógica y algunas cosas matemáticas, <text:span text:style-name="T221">¿</text:span>también <text:span text:style-name="T221">ves</text:span> cierta dificultad con la parte de programación?</text:p>
          </table:table-cell>
          <table:table-cell table:style-name="Table10.B2" office:value-type="string">
            <text:p text:style-name="P96">Sí, yo diría que sí, sí.</text:p>
          </table:table-cell>
        </table:table-row>
        <table:table-row table:style-name="Table10.2">
          <table:table-cell table:style-name="Table10.A2" office:value-type="string">
            <text:p text:style-name="P99">¿En qué sentido?, <text:span text:style-name="T221">a ver.</text:span></text:p>
          </table:table-cell>
          <table:table-cell table:style-name="Table10.B2" office:value-type="string">
            <text:p text:style-name="P96">O sea, por lo menos a mí me pasaba que había <text:span text:style-name="T220">c</text:span>osas que yo... vamos a explicarlo <text:span text:style-name="T221">este</text:span>... o sea l<text:span text:style-name="T221">o veí</text:span> en la clase, <text:span text:style-name="T220">y...</text:span> capaz no me queda muy clara y entonces cuando, <text:span text:style-name="T220">c</text:span>uando <text:span text:style-name="T221">yo iba</text:span> <text:span text:style-name="T220">a</text:span> <text:s/><text:span text:style-name="T220">r</text:span>esolver el problema, <text:span text:style-name="T220">o</text:span> sea no identifica<text:span text:style-name="T220">b</text:span>a, que que una herramienta de la clase <text:span text:style-name="T220">o, o</text:span> un dato que <text:span text:style-name="T221">se dió</text:span> en la clase, era lo que necesitaba para realizar, ese es el problema, entonces es como que... tenía que primero captar muy bien todo lo que se daba en clase o lo que necesitaba el ejercicio, para poderlo aplicarlo, <text:span text:style-name="T220">e</text:span>ntonces es como eso, primero tenía como que comprender todo el, el, el tema que se está dando en clase para luego aplicarlo en los ejercicios.</text:p>
          </table:table-cell>
        </table:table-row>
        <table:table-row table:style-name="Table10.2">
          <table:table-cell table:style-name="Table10.A2" office:value-type="string">
            <text:p text:style-name="P100">OK… (interrumpido)</text:p>
          </table:table-cell>
          <table:table-cell table:style-name="Table10.B2" office:value-type="string">
            <text:p text:style-name="P96"><text:span text:style-name="T221">Digamos</text:span> más que todo, eso..., o sea, como también es muy diferente a lo que nosotros hacemos. Programación o no, es como..., no, no es el mismo campo, pues, o sea, también <text:span text:style-name="T221">uno</text:span> tiene que agarrar el truquito <text:span text:style-name="T221">e</text:span> ir viendo cómo van funcionando las cosas, porque por lo menos a los que estudian telecomunicaciones, o sea, hay veces que hacían ejercicio súper rápido porque ya estaban <text:span text:style-name="T221">como </text:span>más familiarizados con todo, en cambio por lo menos nosotros <text:span text:style-name="T221">los </text:span>de <text:s/>contaduría simplemente <text:span text:style-name="T221">tardaba</text:span> como un poquito más y tuvimos que ir agarrando el, <text:span text:style-name="T221">e</text:span>l truquito, por así decirlo.</text:p>
          </table:table-cell>
        </table:table-row>
        <table:table-row table:style-name="Table10.2">
          <table:table-cell table:style-name="Table10.A2" office:value-type="string">
            <text:p text:style-name="P100"><text:span text:style-name="T222">OK</text:span>. Ahora fíjate una cosa. Cuando se enfrente a algún problema, bien sea en la parte contable o en la parte financiera, en la parte matemática o en la parte de programación. ¿Cómo te enfocas para..., <text:span text:style-name="T222">para,</text:span> para resolverlo?</text:p>
          </table:table-cell>
          <table:table-cell table:style-name="Table10.B2" office:value-type="string">
            <text:p text:style-name="P96">Yo siempre lo que busco es cómo tratar de que <text:span text:style-name="T221">ehhh</text:span>, como que el problema te hable, o sea, de de analizar qué es lo que te están pidiendo o qué es lo que que <text:span text:style-name="T222">se </text:span>te requiere. Esa, esa cuestión que tienes enfrente, <text:span text:style-name="T222">esa...</text:span>, ese <text:soft-page-break/>problema que tienes enfrente, <text:span text:style-name="T222">e </text:span>ir identificando como las claves que… que, que te da, <text:span text:style-name="T222">o</text:span> sea. ¿Cómo que deja….? <text:span text:style-name="T222">¿</text:span>el problema <text:span text:style-name="T222">e</text:span>stá mencionando algo que está relacionado a ese algo? o <text:span text:style-name="T222">¿</text:span>qué cosas me pueden ayudar para, <text:span text:style-name="T222">p</text:span>ara resolver esa… <text:span text:style-name="T222">a</text:span> qué temas se refiere? Ir como, como tratando de darle un contexto para luego buscar las soluciones que, que, o sea, que debería tener en conocimiento, <text:span text:style-name="T222">y</text:span> aplicarlas al al tema, <text:span text:style-name="T222">o </text:span>sea trat<text:span text:style-name="T222">o</text:span> de extraer toda la información posible del problema para l<text:span text:style-name="T222">uego</text:span> buscar <text:span text:style-name="T222">q</text:span>ué conocimientos me sirven para abordar este problema.</text:p>
          </table:table-cell>
        </table:table-row>
        <table:table-row table:style-name="Table10.2">
          <table:table-cell table:style-name="Table10.A2" office:value-type="string">
            <text:p text:style-name="P100"><text:span text:style-name="T223">Ok</text:span>. <text:span text:style-name="T223">e</text:span>ste... Ese tipo de, de, de, <text:span text:style-name="T223">d</text:span>e razonamiento que aplica<text:span text:style-name="T223">s tu</text:span> a todos los problemas, <text:s/><text:span text:style-name="T223">¿</text:span>te va a servir en la parte de programación? <text:span text:style-name="T223">o</text:span> <text:span text:style-name="T223">¿</text:span>lo que aprendas de programación, tú crees que te va a servir para algo en tu carrera o en tu vida?</text:p>
          </table:table-cell>
          <table:table-cell table:style-name="Table10.B2" office:value-type="string">
            <text:p text:style-name="P96">Sí, yo creo que sí, porque en parte, <text:span text:style-name="T223">o</text:span> sea, siento que la programación básicamente también se podría aplicar a la contabilidad, <text:span text:style-name="T223">o sea,</text:span> porque así como en programación, <text:span text:style-name="T223">ahi...</text:span> como una secuencia, para colocar que si por lo menos, lo que estamos viendo de funciones pues, que primero se coloca el “<text:span text:style-name="T223">def”,</text:span> l<text:span text:style-name="T223">uego</text:span> el nombre de la función, después los argumentos, o sea, todo tiene como su secuencia, todo tiene como sus procesos, <text:span text:style-name="T223">todo</text:span> tiene como sus pasos y bueno en la contabilidad también, <text:span text:style-name="T223">o</text:span> sea, si tú quieres este... <text:span text:style-name="T223">y</text:span>o que sé, hacer algún registro de inventarios, bueno, tienes que irte la <text:span text:style-name="T223">norma que</text:span> habla sobre los inventarios y ver cómo es la definición de inventario, este... cómo se registra<text:span text:style-name="T224">un inventario...</text:span>, cómo está clasificado en inventario y después, <text:span text:style-name="T223">b</text:span>ueno, este registrarlo en tus..., en tus libros, entonces esto todo tiene como esa..., como a mi forma de verlo, pero tienen como esa forma de funcionar, pues ahora todo está como establecido en un proceso y tú primero tienes que entenderlo para luego poder aplicarlo, <text:span text:style-name="T223">q</text:span>ue ya después <text:span text:style-name="T223">uno</text:span> puede ir dando como distintas interpretaciones a distintos usos, <text:span text:style-name="T224">b</text:span>ueno, eso ya te lo dan la experiencia, pero siempre hay como una base que te dice cómo hacer las cosas, <text:span text:style-name="T223">y</text:span>, c<text:span text:style-name="T223">o</text:span>mo, c<text:span text:style-name="T223">o</text:span>mo aplicar todo.</text:p>
          </table:table-cell>
        </table:table-row>
        <table:table-row table:style-name="Table10.2">
          <table:table-cell table:style-name="Table10.A2" office:value-type="string">
            <text:p text:style-name="P100">Ahora en la parte personal tuya. ¿Qué crees tú que <text:span text:style-name="T225">t</text:span>e aportaría la programación <text:span text:style-name="T225">a</text:span> tu desarrollo <text:soft-page-break/>personal o profesional o este... c<text:span text:style-name="T225">o</text:span>mo hobby?, que.. <text:span text:style-name="T225">¿</text:span>qué crees tú que el.. que la.. la la, la, la.. El aprender a programar te va te va a beneficiar?, <text:span text:style-name="T225">¿</text:span>en qué cosas crees tú que te va a ser beneficioso?</text:p>
          </table:table-cell>
          <table:table-cell table:style-name="Table10.B2" office:value-type="string">
            <text:p text:style-name="P96">Bueno, este... por lo menos ahorita, <text:span text:style-name="T225">m</text:span>i papá es médico <text:span text:style-name="T225">oc</text:span>u<text:span text:style-name="T225">p</text:span>acional y se están teniendo como <text:soft-page-break/>muchos problemas en la parte de... <text:span text:style-name="T225">este...</text:span> llenar toda la información que le dan los <text:span text:style-name="T225">p</text:span>acientes, pasar, lo que s<text:span text:style-name="T225">i</text:span> <text:span text:style-name="T225">a </text:span>una hoja de Excel o <text:span text:style-name="T225">una vez </text:span><text:s/><text:span text:style-name="T225">guard</text:span>ar, que sea, como que se hace un trabajo como mu<text:span text:style-name="T225">y r</text:span>epetitivo, muy cansino, <text:s/><text:span text:style-name="T225">y o</text:span> sea, no sé, este... cuando empecé a ver lo de <text:span text:style-name="T225">Python, c</text:span>omo <text:span text:style-name="T225">que...</text:span>, pensé que eso podría darme utilizar ese lenguaje para hacer como un formulario o algo como más... más automatizado, <text:s/><text:span text:style-name="T225">p</text:span>ara, para rellenar ese tipo de <text:s/>encuesta sí, o sea, siento que ese conocimiento podría aplicar para eso y ayudar a mi papá, sí. Claro, tendría que que estudiar un poco <text:span text:style-name="T225">y</text:span> <text:s/><text:span text:style-name="T225">t</text:span>ratando de indagar un poquito más, pero siento que me podría ayudar. Para eso.</text:p>
          </table:table-cell>
        </table:table-row>
        <table:table-row table:style-name="Table10.2">
          <table:table-cell table:style-name="Table10.A2" office:value-type="string">
            <text:p text:style-name="P101">¿Y en tu carrera?</text:p>
          </table:table-cell>
          <table:table-cell table:style-name="Table10.B2" office:value-type="string">
            <text:p text:style-name="P96">B<text:span text:style-name="T225">e</text:span>rro... <text:span text:style-name="T225">en</text:span> mi carrera si era verdad, no sabría cómo con que ligarlo, <text:span text:style-name="T226">d</text:span>e repente siento que si algún una algún tipo de…, realizar algún tipo de software, <text:span text:style-name="T225">o, o </text:span>algo así, <text:span text:style-name="T226">ehhh</text:span> sería el uso que, que yo le vería, pero, <text:span text:style-name="T226">p</text:span>ero <text:span text:style-name="T226">de verdad...</text:span>, <text:span text:style-name="T226">bueno</text:span> aparte de toda la forma de pensar, de, de resolver problemas que que te da, <text:span text:style-name="T225">este...</text:span> siento que sólo podría aplicar en el campo profesional, pero o sea, así de aplicar Python como tal algo de contabilidad, <text:span text:style-name="T226">l</text:span>a verdad es que ahorita no..., <text:span text:style-name="T225">o</text:span> para automatizar algún tipo de de registro o de cálculo, <text:span text:style-name="T225">p</text:span>odría decir que se puede utilizar para eso.</text:p>
          </table:table-cell>
        </table:table-row>
        <table:table-row table:style-name="Table10.2">
          <table:table-cell table:style-name="Table10.A2" office:value-type="string">
            <text:p text:style-name="P101">Pero así como viste, c<text:span text:style-name="T226">o</text:span>mo estás tratando de identificar la automatización de las... de lo que hace tu papá, <text:span text:style-name="T226">¿</text:span>no podrías también automatizar el trabajo tuyo de alguna manera? <text:span text:style-name="T226">¿</text:span>No lo identifica<text:span text:style-name="T226">s</text:span>, no lo ves <text:span text:style-name="T226">a</text:span>sí? </text:p>
          </table:table-cell>
          <table:table-cell table:style-name="Table10.B2" office:value-type="string">
            <text:p text:style-name="P96">Si, si es verdad, <text:span text:style-name="T226">o</text:span> sea, también se puede utilizar para eso.. <text:span text:style-name="T226">este...</text:span> también se puede utilizar para eso... <text:span text:style-name="T226">d</text:span>e repente cálculos, que si la depreciación, <text:span text:style-name="T226">e</text:span>ste... nómina, <text:span text:style-name="T226">c</text:span>osas así que sean como este repetitiv<text:span text:style-name="T226">a</text:span>s o que no requieran tanto intervención. De repente se podría ser un uso... Ahí están para automatizar esos, esos registros.</text:p>
          </table:table-cell>
        </table:table-row>
        <table:table-row table:style-name="Table10.2">
          <table:table-cell table:style-name="Table10.A2" office:value-type="string">
            <text:p text:style-name="P101">Porque hay muchísimos programas por ahí <text:span text:style-name="T226">ehhh</text:span> contables y administrativos que hacen todo eso <text:span text:style-name="T226">que a </text:span><text:s/>alguien se le ocurrió programar <text:span text:style-name="T226">(interrunmpido)</text:span></text:p>
          </table:table-cell>
          <table:table-cell table:style-name="Table10.B2" office:value-type="string">
            <text:p text:style-name="P96">Exacto</text:p>
          </table:table-cell>
        </table:table-row>
        <table:table-row table:style-name="Table10.2">
          <table:table-cell table:style-name="Table10.A2" office:value-type="string">
            <text:p text:style-name="P101">Programa de computación que haga eso eso que <text:span text:style-name="T226">(interrumpido)</text:span></text:p>
          </table:table-cell>
          <table:table-cell table:style-name="Table10.B2" office:value-type="string">
            <text:p text:style-name="P102">Exacto</text:p>
          </table:table-cell>
        </table:table-row>
        <table:table-row table:style-name="Table10.2">
          <table:table-cell table:style-name="Table10.A2" office:value-type="string">
            <text:p text:style-name="P101">Que la gente hace manualmente, que ustedes <text:soft-page-break/>hacen manualmente, <text:span text:style-name="T226">¿</text:span>no?</text:p>
          </table:table-cell>
          <table:table-cell table:style-name="Table10.B2" office:value-type="string">
            <text:p text:style-name="P102">Exacto</text:p>
          </table:table-cell>
        </table:table-row>
        <table:table-row table:style-name="Table10.2">
          <table:table-cell table:style-name="Table10.A2" office:value-type="string">
            <text:p text:style-name="P101">Así que <text:span text:style-name="T226">¿</text:span>tú crees que, e<text:span text:style-name="T226">hhh,</text:span> la programación te aportaría a entender mejor eso? o <text:span text:style-name="T226">¿</text:span>a desarrollarlo tú mismo? <text:span text:style-name="T226">Este..</text:span> <text:span text:style-name="T226">¿</text:span>crees tú que, que, que la programación te ayudaría en ese sentido?</text:p>
          </table:table-cell>
          <table:table-cell table:style-name="Table10.B2" office:value-type="string">
            <text:p text:style-name="P102">O sea, bueno, este yo siento que que sí, o sea que se puede ayudar, que se puede implementar para desarrollar <text:span text:style-name="T227">software o</text:span> aplicaciones que te permitan hacer todo ese trabajo, que hacerlo manual sería demasiado tedioso, automatizarlo y hacerlo como mucho más amigable.</text:p>
          </table:table-cell>
        </table:table-row>
        <table:table-row table:style-name="Table10.2">
          <table:table-cell table:style-name="Table10.A2" office:value-type="string">
            <text:p text:style-name="P101"><text:span text:style-name="T227">Ok</text:span>. Este... ahora <text:span text:style-name="T227">ya</text:span> en forma global, <text:span text:style-name="T227">n</text:span>o solamente partícular a tu carrera, <text:span text:style-name="T227">o a </text:span>lo que... a lo que hace tu papá... y cosas así, sino, <text:span text:style-name="T227">ya</text:span> una cuestión más global. ¿Qué importancia le das tú al hecho de saber programar?</text:p>
          </table:table-cell>
          <table:table-cell table:style-name="Table10.B2" office:value-type="string">
            <text:p text:style-name="P102">Wow, la verdad es que siento que tiene una importancia enorme <text:span text:style-name="T227">y </text:span>más de estos tiempos que estamos viviendo ahorita, <text:span text:style-name="T227">o </text:span>sea, <text:span text:style-name="T227">s</text:span>i no... si no se hubiese inventado la, la, la programación, o sea, no tendríamos <text:span text:style-name="T227">s</text:span>oftware contable, <text:span text:style-name="T227">e</text:span>ste.... <text:span text:style-name="T227">n</text:span>o sé… <text:span text:style-name="T227">(perdida de sonido)</text:span></text:p>
          </table:table-cell>
        </table:table-row>
        <table:table-row table:style-name="Table10.2">
          <table:table-cell table:style-name="Table10.A2" office:value-type="string">
            <text:p text:style-name="P103">Alo?</text:p>
          </table:table-cell>
          <table:table-cell table:style-name="Table10.B2" office:value-type="string">
            <text:p text:style-name="P103">Ok</text:p>
          </table:table-cell>
        </table:table-row>
        <table:table-row table:style-name="Table10.2">
          <table:table-cell table:style-name="Table10.A2" office:value-type="string">
            <text:p text:style-name="P103">Ajá? me estabas hablando de la de la, de la importancia...</text:p>
          </table:table-cell>
          <table:table-cell table:style-name="Table10.B2" office:value-type="string">
            <text:p text:style-name="P103">Ah bueno que, o sea, yo siento que, que la programación está presente en todo o sea, tú vas a hacer un pago y este... para realizar ese pagos se tiene que utilizar un software que, que, no sé, registra el pago..., la, este... validar la contraseña..., el usuario..., los bancos también, todo tiene este software que se hace mediante programación, no sé..., por lo menos yo me imagino ya relacionando un poco… <text:span text:style-name="T228">(se cae la comunicación)</text:span></text:p>
          </table:table-cell>
        </table:table-row>
        <table:table-row table:style-name="Table10.2">
          <table:table-cell table:style-name="Table10.A2" office:value-type="string">
            <text:p text:style-name="P104">Alo?, me escuchas?</text:p>
          </table:table-cell>
          <table:table-cell table:style-name="Table10.B2" office:value-type="string">
            <text:p text:style-name="P103">… <text:span text:style-name="T228">aló, ahora si me escucha?</text:span></text:p>
          </table:table-cell>
        </table:table-row>
        <table:table-row table:style-name="Table10.2">
          <table:table-cell table:style-name="Table10.A2" office:value-type="string">
            <text:p text:style-name="P104">Si, ahora si</text:p>
          </table:table-cell>
          <table:table-cell table:style-name="Table10.B2" office:value-type="string">
            <text:p text:style-name="P104">Creo que fue la internet…</text:p>
          </table:table-cell>
        </table:table-row>
        <table:table-row table:style-name="Table10.2">
          <table:table-cell table:style-name="Table10.A2" office:value-type="string">
            <text:p text:style-name="P104">Sí, definitivamente… Mira este termina, vamos a terminar la idea. Entonces me comentabas acerca de la importancia que tú le ves a la programación. Me hablabas de que muchas cosas se hacen con software...</text:p>
          </table:table-cell>
          <table:table-cell table:style-name="Table10.B2" office:value-type="string">
            <text:p text:style-name="P104">Y este... bueno, eso que... que la programación está presente en muchas de las cosas que han facilitado el desarrollo y que bueno... siguen ayudando al desarrollo en <text:s/>casi que en todos los ámbitos... y siento que es una herramienta que, que es fundamental para para seguir avanzando.</text:p>
          </table:table-cell>
        </table:table-row>
        <table:table-row table:style-name="Table10.2">
          <table:table-cell table:style-name="Table10.A2" office:value-type="string">
            <text:p text:style-name="P104">Ok mira este…, para terminar algún comentario final de alguna cosa que te gustaría comentar con respecto a lo que estás aprendiendo o ¿cómo te has sentido con esto? ¿Algo que te gustaría decir? a ver.</text:p>
          </table:table-cell>
          <table:table-cell table:style-name="Table10.B2" office:value-type="string">
            <text:p text:style-name="P104">Coye, que por lo menos a mí, este.. me gusta mucho ehhh, tener como esta oportunidad de ver otro tipo de materias, porque siempre como que te permiten... descubrir cosas nuevas. (inenteligible)...me gusta como, <text:s/>como aprendo, como todas esas funciones que se <text:soft-page-break/>realizará en programas como Python o de repente creando una web con HTML o sea este... y, y de verdad, realmente disfruto haciendo eso y siento que, que aparte de que es como como relajante, no sé, <text:s/>como que me gusta bastante, este te permite como desarrollar ese pensamiento lógico o secuencial, por así decirlo de alguna forma <text:span text:style-name="T229">y</text:span> te puede ayudar a mejorar tu pensamiento.</text:p>
          </table:table-cell>
        </table:table-row>
        <table:table-row table:style-name="Table10.2">
          <table:table-cell table:style-name="Table10.A2" office:value-type="string">
            <text:p text:style-name="P104">Bueno, <text:span text:style-name="T229">b</text:span>ueno este, <text:s/><text:span text:style-name="T229">(nombre oculto)</text:span>, <text:span text:style-name="T229">g</text:span>racias por por por tu tiempo. Y, bueno, ahora me toca transcribir todo esto. Y ponerme a analizarlo para ver qué conclusiones saco de, de todas estas <text:span text:style-name="T229">entrevistas</text:span></text:p>
          </table:table-cell>
          <table:table-cell table:style-name="Table10.B2" office:value-type="string">
            <text:p text:style-name="P105">OK, bueno, muchas gracias</text:p>
          </table:table-cell>
        </table:table-row>
        <table:table-row>
          <table:table-cell table:style-name="Table10.A2" office:value-type="string">
            <text:p text:style-name="P105">Despedida...</text:p>
          </table:table-cell>
          <table:table-cell table:style-name="Table10.B2" office:value-type="string">
            <text:p text:style-name="P105"/>
          </table:table-cell>
        </table:table-row>
      </table:table>
      <text:p text:style-name="P142"><text:s/></text:p>
      <text:h text:style-name="P153" text:outline-level="2"><text:bookmark-start text:name="__RefHeading___Toc25421_3437975647"/>Profesores:<text:bookmark-end text:name="__RefHeading___Toc25421_3437975647"/></text:h>
      <text:h text:style-name="Heading_20_3" text:outline-level="3"><text:bookmark-start text:name="__RefHeading___Toc25423_3437975647"/>Profesor 1:<text:bookmark-end text:name="__RefHeading___Toc25423_3437975647"/></text:h>
      <table:table table:name="Table11" table:style-name="Table11" table:template-name="Default Style">
        <table:table-column table:style-name="Table11.A"/>
        <table:table-column table:style-name="Table11.B"/>
        <table:table-row>
          <table:table-cell table:style-name="Table11.A1" office:value-type="string">
            <text:p text:style-name="P3">Entrevistador: Entr</text:p>
          </table:table-cell>
          <table:table-cell table:style-name="Table11.B1" office:value-type="string">
            <text:p text:style-name="P4"><text:span text:style-name="T230">Profesor 1</text:span>: <text:span text:style-name="T230">Prf1</text:span></text:p>
          </table:table-cell>
        </table:table-row>
        <table:table-row table:style-name="Table11.2">
          <table:table-cell table:style-name="Table11.A2" office:value-type="string">
            <text:p text:style-name="P4">Entrevista realizada <text:span text:style-name="T151">en remoto, realizada en la plataforma zoom</text:span></text:p>
          </table:table-cell>
          <table:table-cell table:style-name="Table11.B2" office:value-type="string">
            <text:p text:style-name="P106">Profesor adscrito a la Escuela de Ingeniería Informática, de la Facultad de Ingeniería de la UCAB</text:p>
          </table:table-cell>
        </table:table-row>
        <table:table-row table:style-name="Table11.2">
          <table:table-cell table:style-name="Table11.A2" office:value-type="string">
            <text:p text:style-name="P4">¿Háblame un poquito antes de empezar de empezar formalmente la entrevista, este tipo de materias <text:span text:style-name="T231">das </text:span>y cuál es el el el el, el estudiante que las <text:span text:style-name="T231">t</text:span>oma? ¿Cuál es el perfil del estudiante que toma esas materias? ¿Es decir que, qué carrera cursar y estas cosas?</text:p>
          </table:table-cell>
          <table:table-cell table:style-name="Table11.B2" office:value-type="string">
            <text:p text:style-name="P106">Ok, fijate José Gregorio, yo en principio estoy trabajando en una parte para lo que es la escuela de ingeniería en la escuela de, de telecomunicaciones y, estee... en esa escuela, estoy dictando, o he dictado pués, porque eso varía en función de cada semestre, las 3 programaciones que di<text:span text:style-name="T231">ct</text:span>an <text:span text:style-name="T231">en esa </text:span>carrera, okay es decir, programación 1, programación 2 <text:span text:style-name="T231">y</text:span> programación 3, llamadas como programación. Y además de eso, en la escuela de <text:span text:style-name="T232">ehhh, </text:span>informática <text:span text:style-name="T232">d</text:span>e ingeniería también, ahí tengo, he tenido la oportunidad de dictar algoritmos y programación 1 y también he dictado algoritmos y programación 3, aunque también en varias ocasiones he estado dando introducción a la informática, ¿no? todas ellas te las mencionó porque todas ellas, <text:span text:style-name="T232">ehhh</text:span> ninguna se escapa de lo que es la parte de programación. Lo que se diferencia es en el título, <text:span text:style-name="T232">y</text:span>, por supuesto, en el contenido programático que abarcan unas más que otras y también en la posibilidad de... este... hay algunas que cosas, aspectos no tocan, pues son aspectos <text:span text:style-name="T232">ehhh, </text:span>que no se ven en esas materias porque son materias básicas, ¿ok?, pero básicamente son, adicionalmente <text:span text:style-name="T232">a esto </text:span><text:s/>también yo estoy en la parte de materias comunes, también en el área de programación, <text:span text:style-name="T232">ehhh...</text:span> en este caso en la materia que se llama fundamentos de programación, que es la única materia de programación que ven, los de Ingeniería Industrial e ingeniería civil, ¿ok? o semestre se, digamos, van desde el primero a cuarto semestre, <text:span text:style-name="T232">esas</text:span> están distribuidas en esos cuatro primeros semestres, cada una tiene <text:soft-page-break/>diferentes, ¿no? es decir, la programación 1,2 y 3 de telecomunicaciones se ven en primero, segundo y tercer semestre consecutiva, esta de fundamentos de programación de ingeniería civil <text:span text:style-name="T232">e</text:span> industrial se ve en el cuarto semestre y las de…, en el caso de las de informática, Introducción a la informática tiene una parte de programación, el contenido y eso se ve en el primero en algoritmos y programación 1 se ve en el segundo semestre y algoritmos y programación 3 se ve en el tercer semestre, ehhh, esas son las materias que <text:span text:style-name="T232">y</text:span>o he estado… <text:span text:style-name="T232">o</text:span> trabajando con la Universidad desde que estoy trabajando con ellos.</text:p>
          </table:table-cell>
        </table:table-row>
        <table:table-row table:style-name="Table11.2">
          <table:table-cell table:style-name="Table11.A2" office:value-type="string">
            <text:p text:style-name="P4">¿Ok perfecto mira, vamos a concentrarnos en los estudiantes que no son de informática, ok?</text:p>
          </table:table-cell>
          <table:table-cell table:style-name="Table11.B2" office:value-type="string">
            <text:p text:style-name="P106">Eso ok.</text:p>
          </table:table-cell>
        </table:table-row>
        <table:table-row table:style-name="Table11.2">
          <table:table-cell table:style-name="Table11.A2" office:value-type="string">
            <text:p text:style-name="P4">Los de Telecom, los <text:span text:style-name="T232">de civil y</text:span> los de industrial.</text:p>
          </table:table-cell>
          <table:table-cell table:style-name="Table11.B2" office:value-type="string">
            <text:p text:style-name="P107">De acuerdo</text:p>
          </table:table-cell>
        </table:table-row>
        <table:table-row table:style-name="Table11.2">
          <table:table-cell table:style-name="Table11.A2" office:value-type="string">
            <text:p text:style-name="P4">¿<text:span text:style-name="T233">Ok?</text:span>. Entonces está bien ahora <text:span text:style-name="T233">yendo</text:span> al grano directamente. Lo que me interesa este… <text:span text:style-name="T233">es </text:span><text:s/>averiguar...<text:span text:style-name="T233">Puedes</text:span> hablarme de acerca de cómo realiza<text:span text:style-name="T233">s</text:span> la preparación de, de tus clases para este tipo de alumnos.</text:p>
          </table:table-cell>
          <table:table-cell table:style-name="Table11.B2" office:value-type="string">
            <text:p text:style-name="P107">Ok, este... primero es evidente que yo trato de llevar, este... el contenido programático, <text:span text:style-name="T233">ehhh</text:span> exactamente cómo está y cómo no los han dicho que lo tenemos que impartir cada una de las escuelas, ok? Por lo tanto, en función de cada <text:span text:style-name="T233">uno</text:span> de los temas que se tiene que ver y en función de <text:span text:style-name="T233">e</text:span>l grado de complejidad que está aplicado para estás, digamos, <text:span text:style-name="T233">e</text:span>scuelas que no son las escuelas usuales de informática, ¿ok? que hablamos de un nivel, <text:span text:style-name="T234">ehhh</text:span> de programación, pero no al nivel de los de informática, <text:span text:style-name="T233">e</text:span>ste... es evidente que la, la forma de prepararla en primer lugar es: primero, siguiendo ese contenido programático que está estructurado para ir est<text:span text:style-name="T233">e...</text:span> avanzando en cada <text:span text:style-name="T233">uno</text:span> de los temas de forma gradual e ir incorporando en cada parte nuevas herramientas que te permitan ampliar, <text:span text:style-name="T234">ehhh </text:span>las cosas que tú puedes realizar en la parte de programación. Ok, este... básicamente eso sería la... el esqueleto como yo lo voy a armar ahora. Es evidente que durante el tiempo que yo tengo dictando estas materias, no aquí, sino también en otras universidades, <text:span text:style-name="T233">y</text:span>o tengo el contenido programático y yo lo hago de forma dinámica, ¿no? para, para eso... siempre en las primeras <text:soft-page-break/>clases me sirven para determinar primero el entusiasmo y el nivel que tiene ese grupo de alumnos, porque, <text:span text:style-name="T234">yo</text:span> me he conseguido con alumnos <text:span text:style-name="T233">q</text:span>ue a pesar de que no son del área de informática, tienen un buen nivel de programación o son personas interesadas y fácilmente pueden abordar estas cosas, como también me he conseguido <text:span text:style-name="T234">con</text:span> curso<text:span text:style-name="T233">s</text:span>, que son totalmente apático<text:span text:style-name="T234">s</text:span> <text:span text:style-name="T233">y</text:span> su nivel es muy bajo, etcétera. ¿No?, entonces la idea es que ese contenido yo lo pueda graduar en función de esa apreciación inicial que tengo al principio del curso, ¿no? Y por supuesto, se ven todos los mismos temas y todas las cosas, pero el nivel de profundidad <text:span text:style-name="T234">y de</text:span> cosas que se pueden hacer en algunos disminuy<text:span text:style-name="T233">e,</text:span> en otro<text:span text:style-name="T234">s</text:span>, inclusive aumenta. ¿No?, he tenido la oportunidad de tener alumnos que no son del área de informática, de telecomunicación y también mucho de lo que es ingeniera industrial, que son muchachos que desde mi punto de vista son brillantes en función de las soluciones que proponen, ¿no? que <text:span text:style-name="T233">uno</text:span> ¿no? a veces dice, oye, bueno, cómo se le ocurrió este tipo de cosas? ¿No? Y bueno, ese tipo de cosas existen, pues ¿no?, pero las manejo de esa forma, entonces. ¿Qué hago yo? Agarro la estructura, el esqueleto que tengo y en función de eso le quit<text:span text:style-name="T234">o o</text:span> le agrego cosa<text:span text:style-name="T233">s,</text:span> aument<text:span text:style-name="T233">o</text:span> el nivel de dificultad o lo disminuy<text:span text:style-name="T234">o</text:span>, pero siempre tratando de mantener lo que sería la parte teórica que se cumpla a cabalidad y que s<text:span text:style-name="T234">e</text:span> de todas las, las partes para que ellos entiendan, pues a la larga un poco de esto, ¿no?.</text:p>
          </table:table-cell>
        </table:table-row>
        <table:table-row table:style-name="Table11.2">
          <table:table-cell table:style-name="Table11.A2" office:value-type="string">
            <text:p text:style-name="P4">Ok perfecto excelente ahora mira. ¿Me puedes decir...?, ¿Cómo transcurre e<text:span text:style-name="T234">hhh</text:span>... tu <text:span text:style-name="T234">cl</text:span>ase cuando trabajas con estudiantes no informáticos?, <text:span text:style-name="T234">es </text:span>decir ¿qué tipo de herramientas utiliza<text:span text:style-name="T234">s</text:span> este... de qué te vale<text:span text:style-name="T234">s</text:span> para para... <text:span text:style-name="T235">(interrumpido)</text:span></text:p>
          </table:table-cell>
          <table:table-cell table:style-name="Table11.B2" office:value-type="string">
            <text:p text:style-name="P107">¿De los de informática me estás hablando o de las otras menciones? </text:p>
          </table:table-cell>
        </table:table-row>
        <table:table-row table:style-name="Table11.2">
          <table:table-cell table:style-name="Table11.A2" office:value-type="string">
            <text:p text:style-name="P4"><text:span text:style-name="T235">Siempre n</text:span>os vamos a concentrar en estudiantes de no informática, <text:span text:style-name="T235">de las otras cosas.</text:span></text:p>
          </table:table-cell>
          <table:table-cell table:style-name="Table11.B2" office:value-type="string">
            <text:p text:style-name="P107">Okey chévere mira, fíjate José Gregorio, el detalle de este tipo de cosa es que los lenguajes de programación que se utilizan para este tipo <text:soft-page-break/>de cursos, que son cursos iniciales <text:span text:style-name="T235">¿o</text:span>k?, este... son lenguajes de programación que por supuesto, tú lo sabes igual que <text:span text:style-name="T235">yo,</text:span> se ven dentro del contenido que manejan estos lenguajes de programación será en un 20%, pues de... de lo que es ¿no? es decir se ven las cosas elementales. De cada <text:span text:style-name="T234">uno</text:span> de ellos ¿no? Y por supuesto para mí, <text:span text:style-name="T235">y</text:span> lo digo <text:span text:style-name="T235">ehhh </text:span>claramente, este... esta forma como la Universidad plantea la posibilidad de tener la teoría y la práctica integrada con el mismo profesor, es decir, yo no puedo hablar <text:span text:style-name="T235">de</text:span> algo <text:span text:style-name="T235">en</text:span> práctica <text:span text:style-name="T234">de </text:span><text:span text:style-name="T235">lo que yo</text:span> no haya hablado en teoría, <text:span text:style-name="T235">¿</text:span>ok?, ni tampoco voy a tocar cosas en teoría que no voy a tocar en práctica, porque la forma de c<text:span text:style-name="T235">o</text:span>mo terminar, de entender o digerir <text:span text:style-name="T235">e</text:span>sos conocimientos que ven la parte teórica y práctica y eso es una cosa para mí es muy ventajosa. <text:span text:style-name="T235">C</text:span>omo te digo y como también tú debes saber la herramienta o el lenguaje de programación es realmente, desde ese punto de vista irrelevante, porque lo que van a utilizar de cualquiera, es la cosa elemental. ¿No? Y estamos hablando de que se orienta <text:span text:style-name="T235">a </text:span>lo que es una programación estructurada, <text:span text:style-name="T235">¿</text:span>no? de donde hay unas cosas que ellos tienen que manejar, hay una forma cómo deben colo carse esas <text:s/>cosas <text:span text:style-name="T235">y</text:span> cómo pueden interactuar cada una de ellas. Es evidente que hay otros tipos de programación que se desvinculan un poco de eso, pero para este tipo de cursos muy poco se ven, ¿No? podríamos yo nombrar puntualmente, tal vez si hablamos de, de <text:span text:style-name="T235">J</text:span>a<text:span text:style-name="T235">v</text:span>a en programación dos de Telecom, este... que podríamos hablar de una forma distinta de, de atacar o plantear la parte de los problemas no y se habla de otro tipo de cosas, porque se habla de objetos y ese tipo de cosas, pero este... básicamente en el fondo estamos haciendo <text:span text:style-name="T234">l</text:span>o mismo ¿no?. Lo único que ahí se evidencia más un cambio inicial, pues ¿no? ahora en el caso que te estoy hablando partícular este el lenguaje de programación que un<text:span text:style-name="T234">o</text:span> utiliza que muchos dicen, bueno, es obsoleto, debería ser <text:soft-page-break/>tal cosa, etcétera ¿no? <text:span text:style-name="T234">y</text:span>o pienso y mi opinión <text:span text:style-name="T235">¿</text:span>no? es que est<text:span text:style-name="T234">e</text:span>... la herramienta que tú le vas a dar a ellos para probar, independientemente de la base que traigan, que en muchos de los casos o en todos los casos es <text:span text:style-name="T235">cer</text:span>o <text:span text:style-name="T235">¿</text:span>no?, porque ellos no son del área de programación, <text:span text:style-name="T235">t</text:span>iene que ser una herramienta que sea muy amigable y muy fácil y que no lo confunda entonces y que tenga una relación directa con lo que sería la parte teórica, porque si está totalmente desvinculada, en teoría yo hago una cosa de una forma y en el lenguaje de programación, algo totalmente distinto, eso más bien lo que hace es prestarse a confusión y <text:span text:style-name="T234">d</text:span>e hecho, conozco y sé de, de muchos colegas que la parte teórica la trabajan también como la parte práctica, pues, es decir, los muchachos resuelven los problemas a nivel de un lenguaje de programación, <text:span text:style-name="T236">c</text:span>uando eso ya es el resultado final, yo lo que les propongo es que ellos tengan una forma de escribir sus soluciones de problemas y esa forma se pued<text:span text:style-name="T236">a</text:span> adaptar a cualquier lenguaje de programación, pero en el caso particular, los lenguajes de programación que están dando o la forma como se ven son, digamos bastante sencillo<text:span text:style-name="T236">s, </text:span><text:s/>Por ejemplo, en el caso de Pascal eso es muy elemental y él es muy poderoso para todo lo que ellos van a hacer, entonces me parece que es ideal, <text:span text:style-name="T237">a</text:span> pesar de que no sea un lenguaje, digamos, comercial ni nada, pero si ellos entienden su algoritmo y tiene su solución después haciendo un poquito de analogía, pueden irse a otros lenguajes de programación más poderoso<text:span text:style-name="T237">s,</text:span> <text:span text:style-name="T235">Pyth</text:span>on este..., <text:span text:style-name="T237">Java, C, </text:span><text:s/><text:span text:style-name="T237">C++ </text:span>lo que quieran en el caso de los de Telecom, si ven un poquito de eso porque creo que ellos sí deben estar un poquito más vinculado con lenguaje de programación que le permitan de alguna manera manipular, ordenar equipos, porque a la larga en su profesión ese tipo de cosas <text:span text:style-name="T237">la </text:span>deben ver. Pero mi percepción es esa, pues en lo que respecta al lenguaje de programación creo que están bien orientados, pero tampoco creo que si eso lo cambian a otro <text:soft-page-break/>tipo de lenguaje, eso causaría mucho impacto, porque ellos están, digamos en cero, <text:span text:style-name="T237">¿</text:span>no?, entonces, bueno, habría que cambiar ciertas cosas, debería que ver el la forma como se va a enfocar, <text:span text:style-name="T238">bueno</text:span> estaríamos hablando un poquito más de lo mismo.</text:p>
          </table:table-cell>
        </table:table-row>
        <table:table-row table:style-name="Table11.2">
          <table:table-cell table:style-name="Table11.A2" office:value-type="string">
            <text:p text:style-name="P108">Ok, pero y con respecto a las herramientas, ¿qué herramient<text:span text:style-name="T238">as</text:span> utiliza<text:span text:style-name="T238">s</text:span> este… <text:span text:style-name="T238">(interrupido)</text:span></text:p>
          </table:table-cell>
          <table:table-cell table:style-name="Table11.B2" office:value-type="string">
            <text:p text:style-name="P107"><text:span text:style-name="T238">Ehhh, b</text:span>ueno, en la en la parte de las herramientas, evidentemente lo primero que ellos ven en la, la parte secuencial, pues que se entienda de que se ejecutan las cosas una continuación de la otra en forma lineal y no hay otra alternativa. Luego, bueno, se incorporan lo que sería la parte de las herramientas iterativas. ¿Ok?, para darle posibilidades de selecció<text:span text:style-name="T239">n</text:span> a nivel de escoger <text:span text:style-name="T238">c</text:span>uando se ejecuta o no un conjunto de instrucciones, ¿no? en sus diferentes alternativas, sea la selección simple, la selección múltiple , <text:span text:style-name="T239">ehhh… </text:span>donde podemos tener lo, lo que es el caso en caso donde ya ellos pueden trabajar y estructurar mejor su programa. Aparte de eso, evidentemente se ve en la parte de que tienen que ver con la herramienta iterativas ¿ok? o los ciclos repetitivos donde est<text:span text:style-name="T238">e...</text:span> el enfoque que yo le doy tanto teórico como práctico es tratar de trabajar. En que, ese tipo de herramientas no solamente sirven para la parte del control de un programa, sino que sirven también para generar secuencias de números, <text:span text:style-name="T239">s</text:span>irven también para un conjunto de cosas que están vinculadas con un conjunto de acciones repe<text:span text:style-name="T239">titivas</text:span>… <text:span text:style-name="T239">(audio interrunpido)</text:span></text:p>
          </table:table-cell>
        </table:table-row>
        <table:table-row table:style-name="Table11.2">
          <table:table-cell table:style-name="Table11.A2" office:value-type="string">
            <text:p text:style-name="P108"><text:span text:style-name="T239">Alo? </text:span>...</text:p>
          </table:table-cell>
          <table:table-cell table:style-name="Table11.B2" office:value-type="string">
            <text:p text:style-name="P157">(continuando…) Entonces, bueno, después de ver la parte de las herramientas interactivas, entonces bueno, se pone, digamos, un poquito de orden, ¿no? Y el orden radica en que, ya que más o menos manejo ese tipo de cosas ya en programación, entonces empiezo a ordenarla, es decir, a utilizar procedimientos y funciones para hacer, digamos, más de lo mismo, pero de una manera más clara, más.. más limpia y mejor, pues ¿ok?, que es la forma natural como <text:soft-page-break/>ellos deberían programar ¿no? y, por supuesto, al final, dependiendo de la materia, algunas tocan un poco las estructuras de datos, es decir, todas estas cosas que ellos ven, tienen la desventaja que cada vez que quieren ejecutar algo tienen que volver a cargar los datos para ver los resultados. Entonces, bueno, con este tipo de estructura se ven alternativas donde yo puedo guardar múltiples datos para poderlos manejar y que hay herramientas que se prestan para esto, como podría hacer los ciclos que tienen que ver con el “para” o el “for” para recorrer estas estructuras de manera fácil y garantizar de que se tratan todos los elementos, llámese arreglos en una dimensión o de dos dimensiones que son matriz. Por lo general esas materias tienen... llegan hasta ese punto. ¿Ok?, entonces, bueno, eso sería, digamos, la parte final, ¿no? Y por supuesto, esto visto con lo que sería la parte de procedimientos y funciones y la importancia de los pases de parámetros, tanto por valor como por referencia, para que ellos aprendan a manejar ese tipo de cosas.</text:p>
          </table:table-cell>
        </table:table-row>
        <table:table-row table:style-name="Table11.2">
          <table:table-cell table:style-name="Table11.A2" office:value-type="string">
            <text:p text:style-name="P108">Ok, pero esa eso que tú estás hablando son referentes, son herramientas de programación y me refiero más bien a las herramientas didácticas que tú utilizas. ¿Tienes alguna diferencia cuando das… <text:span text:style-name="T240">e</text:span>ste... ?, desde el punto de vista de la didáctica, <text:span text:style-name="T240">¿</text:span>tienes diferencia entre la forma cómo le enseñas a los alumnos que son de informática con respecto a los que no son de informática?</text:p>
          </table:table-cell>
          <table:table-cell table:style-name="Table11.B2" office:value-type="string">
            <text:p text:style-name="P157"><text:span text:style-name="T240">Eh…, b</text:span>ueno...<text:span text:style-name="T240"> </text:span>diferencia en cuanto a abordar cualquiera de los temas que te acabo de comentar, no, porque el tema se <text:span text:style-name="T241">da</text:span> de la misma forma, tal vez la forma de abordarlo es lo que podría hacer la diferencia porque se supone, <text:span text:style-name="T241">o</text:span> <text:span text:style-name="T240">uno</text:span> parte, pues…, a lo mejor estamos equivocados del principio que los que están estudiando informática, a lo mejor ya tienen tiempo en esto, ya sea en forma individual, particular, <text:span text:style-name="T241">ehhh</text:span> porque han pagado algún curso, ya ellos tienen ciertos conocimientos. <text:span text:style-name="T241">E</text:span>ntonces, <text:span text:style-name="T240">e</text:span>l tratar de abordar un tema de estos, que para algunos puede ser novedoso, <text:span text:style-name="T240">que p</text:span>or primera vez lo están viendo contra una persona que ya lo mejor lo han visto de alguna u otra manera y que más bien están como en una competencia por avanzar lo antes posible y con todas las cosas que hay en internet, la forma de abordarlo es totalmente distinta ya <text:span text:style-name="T240">uno</text:span> parte de una... de unas premisas en las cuales <text:span text:style-name="T241">algunas </text:span><text:soft-page-break/>son ciertas, en donde ellos ya deben conocer ciertas cosas y sencillamente tú vas a tratar de buscar <text:span text:style-name="T240">c</text:span>on es<text:span text:style-name="T240">e</text:span> mismo tema, <text:span text:style-name="T240">c</text:span>osas de mayor complejidad, cosa que con los cursos <text:span text:style-name="T241">ehhh.. </text:span>que no son de informática, es evidente que para poder llegar a ese nivel hay que recorrer primero un trecho y ver cómo lo están asimilando pues, en algunos casos es prudente, ni siquiera ahondar mucho, <text:span text:style-name="T240">¿</text:span>no? es dejarlo a un nivel más, más elemental y que se entienda. <text:span text:style-name="T241">N</text:span>o como en el caso de informática, que sí es un, un requisito, pues <text:span text:style-name="T240">¿</text:span>ok?, que ellos deben tener, <text:span text:style-name="T240">¿</text:span>no?, entonces, la forma de abordarlo es la, la, la diferencia, pero en cuanto al contenido, <text:span text:style-name="T240">m</text:span>ira es lo mismo pues. <text:span text:style-name="T241">T</text:span>e lo coloc<text:span text:style-name="T241">o</text:span> a nivel de un ejemplo, <text:span text:style-name="T240">uno</text:span><text:span text:style-name="T241">s</text:span> hará<text:span text:style-name="T241">n</text:span> un plano sencillo, el otro hará un plano en 3<text:span text:style-name="T240">D</text:span> con unas estructuras nuevas, etcétera, pues es lo mismo, <text:span text:style-name="T241">solo que</text:span>… <text:span text:style-name="T241">es</text:span> el nivel de profundidad que abarca.</text:p>
          </table:table-cell>
        </table:table-row>
        <table:table-row table:style-name="Table11.2">
          <table:table-cell table:style-name="Table11.A2" office:value-type="string">
            <text:p text:style-name="P108"><text:span text:style-name="T241">Ok</text:span>. Entiendo. <text:span text:style-name="T241">M</text:span>ira ahora este... <text:span text:style-name="T241">¿</text:span>me puedes hacer de... dar detalles de cómo verifica<text:span text:style-name="T241">s</text:span> el aprendizaje de los estudiantes?, <text:span text:style-name="T244">¿</text:span><text:span text:style-name="T241">utilizas</text:span> algún instrumento?</text:p>
          </table:table-cell>
          <table:table-cell table:style-name="Table11.B2" office:value-type="string">
            <text:p text:style-name="P157">¿Cómo?</text:p>
          </table:table-cell>
        </table:table-row>
        <table:table-row table:style-name="Table11.2">
          <table:table-cell table:style-name="Table11.A2" office:value-type="string">
            <text:p text:style-name="P159">Este...<text:span text:style-name="T242">ajá, <text:s/></text:span></text:p>
          </table:table-cell>
          <table:table-cell table:style-name="Table11.B2" office:value-type="string">
            <text:p text:style-name="P158"><text:span text:style-name="T244">¿</text:span><text:span text:style-name="T242">Lo del aprendizaje de ellos?...</text:span></text:p>
          </table:table-cell>
        </table:table-row>
        <table:table-row table:style-name="Table11.2">
          <table:table-cell table:style-name="Table11.A2" office:value-type="string">
            <text:p text:style-name="P159">¿cómo has visto el aprendizaje de los estudiantes o utilizas algún instrumento para verificar eso? ¿Cómo cómo haces tú para <text:span text:style-name="T244">s</text:span>a<text:span text:style-name="T244">b</text:span>er….<text:span text:style-name="T244">si estan aprendiendo o no </text:span>?(interrumpido)</text:p>
          </table:table-cell>
          <table:table-cell table:style-name="Table11.B2" office:value-type="string">
            <text:p text:style-name="P158"><text:span text:style-name="T244">...L</text:span>amentablemente nosotros otra vez, volvemos otra vez, a lo a lo que nosotros hacemos desde que yo era estudiante, pues, es decir, es evidente que, lo trata de medir en función de <text:span text:style-name="T245">ehhh, </text:span><text:s/>colocarles problemas que estén, digamos, vinculados con las cosas que tú estás dando, <text:span text:style-name="T245">q</text:span>ue sean similares a los problemas que tú no solamente resolviste, sino que pediste a nivel de ejercicio por resolver, que que se hicieran, este... ese tipo de cosas <text:span text:style-name="T245">¿</text:span>no?, pero la forma de medirlo es, no solamente en la parte teórica sino en la parte práctica. Es decir, se supone que yo debo saber hacer la solución de un problema en papel y debo saberlo hacer en un computador y que los dos mundos, a pesar de que están súper relacionados, son totalmente distintos. Porque el papel aguanta todo, hasta los errores. En cambio, en el <text:soft-page-break/>lenguaje de programación, ahí la cosa es distinta porque tengo que batallar con una sintaxis, unas cosas que se tienen que dar y por supuesto, el resultado de ese programa va a estar bien en la medida de que mi algoritmo, que también debió ser probado, esté bien ¿no?, entonces es... esas dos cosas, entonces en el medir el aprendizaje se mide tanto teórico como práctico, y es evidente que por supuesto y seguramente a ti te pasa, ellos son más ganados a la idea de la parte práctica que la parte teórica, porque… (interrumpido)</text:p>
          </table:table-cell>
        </table:table-row>
        <table:table-row table:style-name="Table11.2">
          <table:table-cell table:style-name="Table11.A2" office:value-type="string">
            <text:p text:style-name="P159">¿Cuando dices ellos aquí te refieres? ¿<text:span text:style-name="T245">A los informáticos o los no informáticos?</text:span></text:p>
          </table:table-cell>
          <table:table-cell table:style-name="Table11.B2" office:value-type="string">
            <text:p text:style-name="P157"><text:s/>… a los estudiantes y de ambos bandos, ¿sabes? tanto de informática como no informática, <text:span text:style-name="T245">t</text:span>odo<text:span text:style-name="T243">s</text:span> siempre prefieren la parte práctica y eso se sabe, pues, porque es la parte digamos mejor, pues, donde ellos pueden probar, hacer, etcétera con un computador, ahora recibir este tipo de información teórica mira, en algunos casos resulta pesado <text:span text:style-name="T245">y c</text:span>uando tú no eres del área más <text:span text:style-name="T243">¿</text:span>no?, entonces <text:span text:style-name="T243">e</text:span>l, <text:span text:style-name="T243">e</text:span>l medir el conocimiento en ambos lugares siempre me da que la parte práctica tiene ventajas sobre la teoría, <text:span text:style-name="T243">¿</text:span>no?, porque... no es porque sea el problema más fácil o más difícil, sino que ellos se, se ven mejor en la parte práctica porque <text:span text:style-name="T243">están</text:span> como en su... como <text:span text:style-name="T243">pez en</text:span> el agua, en el otro, cuando lo saca de ahí de su zona de confort y lo pone con cosas y que tienen que memorizar. Bueno, eso cuesta y más si no te gusta o no o no estás muy ganado a la idea, <text:span text:style-name="T244">s</text:span>iempre eso se hace cuesta arriba, pero la forma como <text:span text:style-name="T244">mido el</text:span> conocimiento en ambos casos es sencillamente a través de... en este caso, evaluaciones. <text:span text:style-name="T244">L</text:span>as mías no son evaluaciones de, de verdadero y falso ni cosas teóricas, sino son soluciones de problemas, pero escrito, siguiendo unas reglas algorítmicas que yo les doy en el caso de la parte teórica y en el caso de la parte práctica, es hacer un programa en donde, por supuesto, <text:span text:style-name="T244">eh...</text:span> lo más, <text:span text:style-name="T244">d</text:span>igamos, crítico ahí, es el tiempo, porque ellos para poder resolver eso se supone y es así, pues tú lo sabes, ellos tienen que tener en un papel <text:soft-page-break/>lo que van a hacer, <text:span text:style-name="T244">y, y</text:span> la forma cómo lo van a hacer, para después pasarlo <text:span text:style-name="T244">al</text:span> lenguaje <text:span text:style-name="T244">de</text:span> programación, entonces es<text:span text:style-name="T245">o,</text:span> eso con tiempo cuesta más, pero eso también se mide. Porqu<text:span text:style-name="T244">e</text:span> la idea de trabajar un poco bajo presión, <text:span text:style-name="T244">¿</text:span>No?, entonces ahí, lo que les dificulta eso, por el tiempo, tal vez si tú le dieras mucho más tiempo, yo saliera mucho mejor. <text:span text:style-name="T245">P</text:span>ero se mide en las dos lados tanto <text:span text:style-name="T244">p</text:span>ráctico como teórico a través de exámenes de desarrollo, nada de.. de cosas teóricas, <text:span text:style-name="T244">¿</text:span>no? que está implícita, pero no, no es una pregunta: <text:span text:style-name="T244">¿</text:span>qué es un algoritmo?, <text:span text:style-name="T244">¿</text:span>para qué sirve un ciclo? No, eso se lo pongo yo en cuestionarios y cosas o en o en evaluaciones de menor nivel que también vienen acompañadas junto con eso para tratar de.. de formarlos de manera integral.</text:p>
          </table:table-cell>
        </table:table-row>
        <table:table-row table:style-name="Table11.2">
          <table:table-cell table:style-name="Table11.A2" office:value-type="string">
            <text:p text:style-name="P159">Perfecto mira ahora hablando de evaluación. Ajá, ¿qué instrumentos usas? ¿Cómo aplica<text:span text:style-name="T245">s...</text:span> la escala de evaluación? <text:span text:style-name="T245">Há</text:span>bla<text:span text:style-name="T245">me</text:span> un poquito de eso</text:p>
          </table:table-cell>
          <table:table-cell table:style-name="Table11.B2" office:value-type="string">
            <text:p text:style-name="P157">Bueno, la, la, la, los instrumentos de <text:span text:style-name="T245">e</text:span>valuación, como te dije, están eh... <text:span text:style-name="T245">e</text:span>n este caso, suscrito a: en primer lugar, exámenes. El examen tiene... los, los... <text:span text:style-name="T248">E</text:span>xámenes y laboratorios, tanto en los laboratorios como <text:span text:style-name="T245">en </text:span>los exámenes tienen la característica que por lo general son de forma individual, ¿no? porque es el deber ser, ¿no? y por supuesto, van a resolver algo, <text:span text:style-name="T245">y, y </text:span>yo voy a poder medir el conocimiento de cada <text:span text:style-name="T245">uno</text:span> de ellos en forma individual. <text:span text:style-name="T245">P</text:span>ero, <text:span text:style-name="T245">t</text:span>ambién es cierto que hay otro tipo de evaluaciones, compleme ntarias, que, también se suman, tanto en la parte teórica como en la parte práctica, que son realizadas en grupo, porque también es bueno que ellos aprendan la dinámica de trabajar en grupo, porque a la larga, el día de mañana <text:span text:style-name="T248">ellos </text:span>van a tener que trabajar en un lugar ahí y no va a ser ellos solos en sus casas <text:span text:style-name="T246">sino</text:span> tendrá que ser con un grupo de personas, entonces también es bueno que ellos tengan esa experiencia. D<text:span text:style-name="T246">o</text:span>nde va a <text:span text:style-name="T246">haber</text:span> la persona que no trabaja mucho, el que quiere poner las reglas, el que <text:span text:style-name="T246">echa carro, ¿</text:span>qué se <text:span text:style-name="T246">yo?</text:span> Entonces hay cosas que se hacen también de forma grupal, por lo general, a lo sumo pueden ser cosas que están hechas en parejas. O si es un trabajo de mayor <text:soft-page-break/>envergadura, podríamos hablar a un grupo de 3 o cuatro personas de tal manera de darle<text:span text:style-name="T246">s</text:span> la posibilidad de ellos, estar en los dos escenarios, en el escenario individual y en el escenario, en.. en, en grupo o en pareja. Pero adicionalmente a esto, y también buscando incentivar la, las cosas en la evaluación, bueno también coloc<text:span text:style-name="T246">o</text:span> a veces, este... a través de los foros que <text:span text:style-name="T248">da el</text:span> módulo 7, intervenciones espontáneas de algún tema en particular, a ver cuál es su opinión, Para ver qué…, <text:span text:style-name="T246">c</text:span>uál es el planteamiento que tienen y por supuesto, como vale eso nota ellos, por supuesto, participan y aparte de eso, por supuesto, trabajo<text:span text:style-name="T247">s</text:span> que estén relacionados con lo que estamos hablando, pero que son más de <text:span text:style-name="T247">matiz</text:span> de investigación, e<text:span text:style-name="T247">hhh</text:span> ese tipo de cosas para, digamos, obligarlo<text:span text:style-name="T247">s</text:span> a hacer<text:span text:style-name="T248">los</text:span> un poco, que <text:span text:style-name="T248">ellos</text:span> investiguen, porque mi percepción es que <text:span text:style-name="T248">ellos </text:span><text:s/><text:span text:style-name="T247">ahorita</text:span> investiga<text:span text:style-name="T248">n</text:span> muy poco, o nada más se limitan a lo que está ahí y aprender exactamente lo que está justamente ahí, no como la formación que podemos tener mucho<text:span text:style-name="T247">s,</text:span> <text:span text:style-name="T247">d</text:span>onde nosotros teníamos que leer<text:span text:style-name="T247">no</text:span>s un libro <text:span text:style-name="T247">o</text:span> más de un libro pues, en una ocasión, entonces bueno, tratando de rescatar un poco eso, bueno que busquen ciertas cosas, que investig<text:span text:style-name="T247">ue</text:span>n, a... hacer algunas dinámicas de grupo, pero por lo general es así y no me da chance de hacer mucho más en esas materias, porque el contenido programático y, la complejidad que se puede presentar en ciertos casos, no permite, de cierta forma, que tú pueda<text:span text:style-name="T247">s</text:span> de alguna manera sencilla tener muchas cosas. O sea, hay más bien, hace falta tiempo, ¿no? Yo quisiera que en muchas <text:span text:style-name="T248">de esas </text:span>materias pusieran dos horas más, ¿no? porque sería más fácil pues, pero en ese escaso tiempo, mira, poder tener una evaluación o <text:span text:style-name="T248">un </text:span>tipo de evaluación, que sean asi distintos tipos y bastante surtida y es muy difícil, ¿no? entonces, pero eso es lo que más o menos se maneja en este en este tipo de cursos... <text:span text:style-name="T248">y</text:span>o manejo en este tipo de cursos.</text:p>
          </table:table-cell>
        </table:table-row>
        <table:table-row table:style-name="Table11.2">
          <table:table-cell table:style-name="Table11.A2" office:value-type="string">
            <text:p text:style-name="P159">Exelente, <text:span text:style-name="T249">mira, a</text:span>hora hablando de tu <text:soft-page-break/>experiencia. Cuando tú estás en la clase que ya ha avanzado algunas semanas en los... estos cursos que son <text:span text:style-name="T249">ya no</text:span> informáticos, ¿no? la.. a l<text:span text:style-name="T249">os de</text:span> <text:span text:style-name="T249">civil,</text:span> a los de <text:span text:style-name="T249">i</text:span>ndustria<text:span text:style-name="T249">l</text:span>, los de Telecom, <text:span text:style-name="T249">Tu, de alguna manera ¿reconoces algún interés o motivación por alguno de los estudiantes o algún grupito de estudiantes </text:span><text:span text:style-name="T250">q</text:span><text:span text:style-name="T249">ue realmente quiere aprender a programar? o simplemente crees tú que…. (interrunpido)</text:span></text:p>
          </table:table-cell>
          <table:table-cell table:style-name="Table11.B2" office:value-type="string">
            <text:p text:style-name="P157">Sí, yo creo que una de las cosas que me han <text:span text:style-name="T250">Si </text:span><text:soft-page-break/><text:span text:style-name="T250">Si y</text:span><text:span text:style-name="T249">o..., yo creo que una de las cosas que me han </text:span>mantenido siempre en la parte de la... de la educación, porque es una de las cosas que a mí me agrada y me gusta, pues <text:span text:style-name="T249">lo</text:span> hago con todo gusto. Es que siempre, si bien es cierto lo... para mí, lo ideal fuera que sean todos, <text:span text:style-name="T250">¿</text:span>no?, pero siempre hay un grupo, <text:span text:style-name="T249">y… y</text:span> hay grupos de grupo<text:span text:style-name="T249">s</text:span>, pues hay veces que te tocan grupos mejores que otros, siempre hay un grupo de personas, y te estoy hablando, yo podríamos <text:span text:style-name="T249">c</text:span>olocarlo en porcentaje como... El 30%, 35% de personas que, que tienen no solamente el potencial, sino el interés, <text:span text:style-name="T250">q</text:span>ue les dá y que les abrió esta oportunidad de la programación. Incluso <text:span text:style-name="T250">ehhh, </text:span>vienen a consulta particulares donde me plantean cosas, que no tienen nada que ver con la clase, que quieren hacer ellos para cosas de uso cotidiano, de su trabajo, de las cosas que... con las que ellos se ganan la vida, etcétera, entonces ya, ya quieren tener una una visión más clara. <text:span text:style-name="T251">E</text:span>s lamentable, porque como te digo que esto es muy puntual y muy por encima, pues muy básico, incluso me lo han propuesto y yo así lo estuve <text:span text:style-name="T250">c</text:span>onversando con los directores de, de la... de esta carrera, oye, para mí también sería bien chévere que algunas de estas materias tuviera una continuación o inclusive pudiera ser <text:span text:style-name="T250">una ... </text:span><text:s/><text:span text:style-name="T250">u</text:span>na trilogía, por decirlo de alguna manera, porque se pudiera ampliar mucho más el conocimiento para aquellos que quieran, pues, es decir, ya sea en materias electivas o materias de otro tipo, donde ese interés, si hay, <text:span text:style-name="T251">y </text:span>lo hay, <text:span text:style-name="T251">¿</text:span>no? es evidente que la gran mayoría o muchos piensan que es útil y ya y hay un porcentaje <text:span text:style-name="T251">t</text:span>ambién consideró significativo que piensa<text:span text:style-name="T250">n</text:span> que esto es realmente lo que hace es perder el tiempo con esto, ¿no?, pero no es la mayoría, ¿no? Entonces, <text:span text:style-name="T251">s</text:span>í, más o menos está distribuido así, como un 35% con un interés alto y con ganas de aprender más cosas y saber que quieren devorarse al mundo. <text:span text:style-name="T250">U</text:span>na parte que se conforma que me parece interesante y ya, pero no... vi<text:span text:style-name="T250">o esto </text:span>y listo, y una parte que por <text:soft-page-break/>supuesto esto, no sé, es un trámite más que tiene que hacer como muchas de las cosas que… <text:span text:style-name="T250">que</text:span> hacen, ok?</text:p>
          </table:table-cell>
        </table:table-row>
        <table:table-row table:style-name="Table11.2">
          <table:table-cell table:style-name="Table11.A2" office:value-type="string">
            <text:p text:style-name="P159"><text:span text:style-name="T251">Ok</text:span>. ¿Bueno, mira este, te gustaría agregar algo más con respecto a <text:span text:style-name="T251">t</text:span>u experiencia con el trabajo de estudiantes que no son de informática, <text:span text:style-name="T251">c</text:span>uando tú enseñas estas materias?</text:p>
          </table:table-cell>
          <table:table-cell table:style-name="Table11.B2" office:value-type="string">
            <text:p text:style-name="P157">Bueno, sí, o sea, básicamente, o sea, lo que te diría es que,<text:span text:style-name="T252">eh...</text:span> <text:span text:style-name="T251">c</text:span>omo recomendación para mí, para la Universidad es que bueno, la programación es fundamental en todas las carreras, porque así sean carreras que no tenga nada que ver con ingeniería inclusive, eso tiene cabida, porque esto es como tratar de enseñar una forma de pensar distinta, organizada y eso <text:span text:style-name="T251">a </text:span>l<text:span text:style-name="T251">a</text:span> larga los va a ayudar en todo, en todo, sea un abogado, sea una persona de comunicación social, sea una persona administrador, o sea alguien de ingeniería <text:span text:style-name="T251">¿</text:span>no?, entonces en el caso de la ingeniería, <text:span text:style-name="T251">c</text:span><text:span text:style-name="T252">o</text:span>mo te digo, oye mira, me parece que las personas que están en la ingeniería civil, industrial, ellos tienen no solamente el potencial, sino que las ganas, el deseo, de poder, tal vez ver otras materias que profundicen más <text:span text:style-name="T252">e</text:span>sto, para aquellos que están interesados que, como te digo, se puede leer, se le puede dar un matiz de electiva o algo así en donde estoy seguro que sí... tengo, yo tengo alumnos que siempre me pregunta<text:span text:style-name="T251">n</text:span>, pero si usted no va a dar ninguna otra materia es lamentablemente le<text:span text:style-name="T251">s</text:span> digo no, <text:span text:style-name="T252">s</text:span>alvo que cambien e<text:span text:style-name="T251">h...</text:span> otra cosa, no, pero <text:span text:style-name="T251">e</text:span>stá <text:span text:style-name="T251">e</text:span>se entusiasmó, entonces, bueno que.. eso no se queden <text:span text:style-name="T251">en</text:span> entusiasmo, sino que se formalice y que a lo mejor en los pensum de estudios se pueda manejar esas directrices para cambiar ciertas cosas que, que sean de provecho, pues porque yo veo que en la Universidad ven muchas materias que son, digamos, formativas, teórica<text:span text:style-name="T252">s</text:span>, de informes, de no sé qué, y la ven desde el primero hasta el último semestre y una materia como programación, y <text:span text:style-name="T252">no porque</text:span> yo sea del área, <text:span text:style-name="T251">q</text:span>ue me parece que es importante, que tiene utilidad, que siempre van a querer, que, que apunta la informática <text:span text:style-name="T252">hacia allá, </text:span>nada más se vea una sola materia en toda la carrera, entonces, mi recomendación sería que, bueno, si se se realizará un estudio para que ese tipo <text:soft-page-break/>de cosas tuviera más aceptación, <text:span text:style-name="T251">y, y</text:span> se tomarán como material de carrera, <text:span text:style-name="T251">p</text:span>ues <text:span text:style-name="T251">¿</text:span>no?, no, no solamente queden así, como una materia más por ver.</text:p>
          </table:table-cell>
        </table:table-row>
        <table:table-row table:style-name="Table11.2">
          <table:table-cell table:style-name="Table11.A2" office:value-type="string">
            <text:p text:style-name="P159">Exelente. Mira este con esto, ya terminamos la entrevista como tal, <text:span text:style-name="T253">¿</text:span>no?</text:p>
          </table:table-cell>
          <table:table-cell table:style-name="Table11.B2" office:value-type="string">
            <text:p text:style-name="P160">Bueno</text:p>
          </table:table-cell>
        </table:table-row>
        <table:table-row>
          <table:table-cell table:style-name="Table11.A2" office:value-type="string">
            <text:p text:style-name="P160">Despedida...</text:p>
          </table:table-cell>
          <table:table-cell table:style-name="Table11.B2" office:value-type="string">
            <text:p text:style-name="P160"/>
          </table:table-cell>
        </table:table-row>
      </table:table>
      <text:p text:style-name="P143"><text:span text:style-name="T10"/></text:p>
      <text:h text:style-name="P154" text:outline-level="3"/>
      <text:h text:style-name="P154" text:outline-level="3"/>
      <text:p text:style-name="P1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fo:text-indent="0.5in"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APA_20_7" style:display-name="APA 7" style:family="paragraph" style:parent-style-name="Standard">
      <style:paragraph-properties fo:line-height="200%" fo:text-indent="0.5in" style:auto-text-indent="false"/>
      <style:text-properties fo:language="es" fo:country="V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text-transform="capitalize" style:font-name="Liberation Serif1" fo:font-family="'Liberation Serif'"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402in" fo:margin-bottom="0.1402in" style:contextual-spacing="false"/>
      <style:text-properties fo:text-transform="capitalize" style:font-name="Liberation Serif1" fo:font-family="'Liberation Serif'"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text-transform="capitalize" style:font-name="Liberation Serif2" fo:font-family="'Liberation Serif'" style:font-style-name="Bold Italic" style:font-family-generic="roman"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fo:text-indent="0.5in" style:auto-text-indent="false" style:page-number="auto">
        <style:tab-stops/>
      </style:paragraph-properties>
      <style:text-properties fo:text-transform="capitalize" style:font-name="Liberation Serif1" fo:font-family="'Liberation Serif'"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text-indent="0.5in" style:auto-text-indent="false"/>
      <style:text-properties fo:text-transform="capitalize" style:font-name="Liberation Serif2" fo:font-family="'Liberation Serif'" style:font-style-name="Bold Italic" style:font-family-generic="roman" style:font-pitch="variable" fo:font-size="12pt" fo:font-style="italic"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text-indent="0in" style:auto-text-indent="false"/>
    </style:style>
    <style:style style:name="Bibliography_20_1" style:display-name="Bibliography 1" style:family="paragraph" style:parent-style-name="Index" style:class="index">
      <style:paragraph-properties fo:margin-left="0.5in" fo:margin-top="0in" fo:margin-bottom="0in" style:contextual-spacing="false" style:line-height-at-least="0.3335in" fo:text-indent="-0.5in" style:auto-text-indent="false">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7126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Ref._20_de_20_comentario" style:display-name="Ref. de comentario"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text:page-number text:select-page="current">109</text:page-number><text:bookmark-end text:name="PageNumWizard_HEADER_Default Page Style3"/></text:p>
      </style:header>
      <style:header-left>
        <text:p text:style-name="MP1"><text:s/><text:bookmark-start text:name="PageNumWizard_HEADER_Default Page Style2"/><text:page-number text:select-page="current">110</text:page-number><text:bookmark-end text:name="PageNumWizard_HEADER_Default Page Style2"/></text:p>
      </style:header-left>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0:45:24.495833122</meta:creation-date>
    <dc:date>2024-09-04T11:40:46.641433825</dc:date>
    <meta:editing-duration>PT23H39M</meta:editing-duration>
    <meta:editing-cycles>80</meta:editing-cycles>
    <meta:generator>LibreOffice/24.2.5.2$Linux_X86_64 LibreOffice_project/420$Build-2</meta:generator>
    <meta:print-date>2024-08-14T12:27:52.297783072</meta:print-date>
    <meta:printed-by>PDF files</meta:printed-by>
    <meta:document-statistic meta:table-count="10" meta:image-count="1" meta:object-count="0" meta:page-count="110" meta:paragraph-count="944" meta:word-count="36449" meta:character-count="211683" meta:non-whitespace-character-count="175975"/>
    <meta:user-defined meta:name="ZOTERO_PREF_1">&lt;data data-version="3" zotero-version="7.0"&gt;&lt;session id="kZECsvlb"/&gt;&lt;style id="http://www.zotero.org/styles/apa" locale="es-MX" hasBibliography="1" bibliographyStyleHasBeenSet="1"/&gt;&lt;prefs&gt;&lt;pref name="fieldType" value="ReferenceMark"/&gt;&lt;pref name="automatic</meta:user-defined>
    <meta:user-defined meta:name="ZOTERO_PREF_2">JournalAbbreviations" value="true"/&gt;&lt;/prefs&gt;&lt;/data&gt;</meta:user-defined>
  </office:meta>
</office:document-meta>
</file>